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4.73604166666667cm"/>
    </style:style>
    <style:style style:name="co3" style:family="table-column">
      <style:table-column-properties fo:break-before="auto" style:column-width="1.4287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" style:family="table-cell">
      <style:map style:condition="of:cell-content()=&quot;??&quot;" style:apply-style-name="cf1"/>
    </style:style>
    <style:style style:name="ce3" style:family="table-cell">
      <style:map style:condition="of:cell-content()=&quot;??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s_ta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ndexInDoc</text:p>
          </table:table-cell>
          <table:table-cell office:value-type="string" table:style-name="ce3">
            <text:p>token</text:p>
          </table:table-cell>
          <table:table-cell office:value-type="string" table:style-name="ce2">
            <text:p>posTag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Europea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">
            <text:p>insura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sect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will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3">
            <text:p>soon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b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3">
            <text:p>fac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3">
            <text:p>applic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3">
            <text:p>Solvenc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3">
            <text:p>regul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3">
            <text:p>nor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3">
            <text:p>will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3">
            <text:p>creat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3">
            <text:p>re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3">
            <text:p>chan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3">
            <text:p>ris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3">
            <text:p>managem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3">
            <text:p>practic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3">
            <text:p>ORS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3">
            <text:p>approac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secon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3">
            <text:p>pilla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mak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3">
            <text:p>capita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3">
            <text:p>alloc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3">
            <text:p>importa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3">
            <text:p>exercis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all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insur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special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group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3">
            <text:p>Consider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fir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capita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3">
            <text:p>alloc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b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ba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multivariate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ris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model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3">
            <text:p>Seve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3">
            <text:p>alloc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3">
            <text:p>metho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3">
            <text:p>pres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3">
            <text:p>literatu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3">
            <text:p>insur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3">
            <text:p>practic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3">
            <text:p>pap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3">
            <text:p>present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3">
            <text:p>new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3">
            <text:p>ris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3">
            <text:p>alloc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3">
            <text:p>metho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3">
            <text:p>study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3">
            <text:p>it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3">
            <text:p>cohere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3">
            <text:p>us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3">
            <text:p>axiomat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3">
            <text:p>approac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3">
            <text:p>try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3">
            <text:p>defin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3">
            <text:p>what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3">
            <text:p>best</text:p>
          </table:table-cell>
          <table:table-cell office:value-type="string" table:style-name="ce2">
            <text:p>JJS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3">
            <text:p>alloc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3">
            <text:p>choi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3">
            <text:p>insura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3">
            <text:p>group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3">
            <text:p>Introduc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3">
            <text:p>Solvenc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3">
            <text:p>standar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3">
            <text:p>will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3">
            <text:p>mak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3">
            <text:p>rad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3">
            <text:p>chan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3">
            <text:p>ris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3">
            <text:p>managem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3">
            <text:p>practic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3">
            <text:p>actuari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3">
            <text:p>sect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3">
            <text:p>ba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3">
            <text:p>strengthen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3">
            <text:p>ris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3">
            <text:p>contro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3">
            <text:p>minimiz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3">
            <text:p>rui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3">
            <text:p>probabil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3">
            <text:p>determin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3">
            <text:p>econom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3">
            <text:p>regulator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3">
            <text:p>capita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3">
            <text:p>will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3">
            <text:p>b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3">
            <text:p>fac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3">
            <text:p>unde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3">
            <text:p>prudenti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3">
            <text:p>mechanis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3">
            <text:p>ki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3">
            <text:p>methodolog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3">
            <text:p>revolu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3">
            <text:p>choic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3">
            <text:p>depende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3">
            <text:p>mode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3">
            <text:p>betwee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3">
            <text:p>differ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3">
            <text:p>risk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3">
            <text:p>aggreg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3">
            <text:p>methodolog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3">
            <text:p>both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3">
            <text:p>requir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3">
            <text:p>prescribed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3">
            <text:p>Standard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3">
            <text:p>Formul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3">
            <text:p>risk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3">
            <text:p>aggreg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3">
            <text:p>us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3">
            <text:p>correl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3">
            <text:p>matric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3">
            <text:p>connect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3">
            <text:p>famil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3">
            <text:p>subfamil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3">
            <text:p>risk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3">
            <text:p>Recent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3">
            <text:p>proof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3">
            <text:p>factoriz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3">
            <text:p>heav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3">
            <text:p>quarkoniu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3">
            <text:p>produc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3">
            <text:p>NRQCD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3">
            <text:p>col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3">
            <text:p>octe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3">
            <text:p>mechanis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3">
            <text:p>giv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3">
            <text:p>ord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3">
            <text:p>NNLO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3">
            <text:p>coupli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3">
            <text:p>consta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3">
            <text:p>us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3">
            <text:p>diagrammat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3">
            <text:p>metho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3">
            <text:p>QCD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3">
            <text:p>pap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3">
            <text:p>prov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3">
            <text:p>factoriz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3">
            <text:p>heav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3">
            <text:p>quarkoniu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3">
            <text:p>produc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3">
            <text:p>NRQCD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3">
            <text:p>col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3">
            <text:p>octe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3">
            <text:p>mechanis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3">
            <text:p>all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3">
            <text:p>ord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3">
            <text:p>coupli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3">
            <text:p>consta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3">
            <text:p>us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3">
            <text:p>pat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3">
            <text:p>integ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3">
            <text:p>metho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3">
            <text:p>QCD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3">
            <text:p>Ou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3">
            <text:p>proof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3">
            <text:p>vali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3">
            <text:p>all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3">
            <text:p>pow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3">
            <text:p>heav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3">
            <text:p>quar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3">
            <text:p>relativ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3">
            <text:p>veloc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3">
            <text:p>find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3">
            <text:p>gau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3">
            <text:p>invaria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3">
            <text:p>factoriz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3">
            <text:p>all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3">
            <text:p>ord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3">
            <text:p>coupli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3">
            <text:p>consta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3">
            <text:p>requi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3">
            <text:p>NRQCD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3">
            <text:p>matrix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3">
            <text:p>elemen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3">
            <text:p>were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3">
            <text:p>introduc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3">
            <text:p>previous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3">
            <text:p>prov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3">
            <text:p>factoriz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3">
            <text:p>NNLO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3">
            <text:p>INTRODUC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3">
            <text:p>las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3">
            <text:p>two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3">
            <text:p>decad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3">
            <text:p>NRQCD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3">
            <text:p>col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3">
            <text:p>octe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3">
            <text:p>mechanis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3">
            <text:p>heav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3">
            <text:p>quarkoniu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3">
            <text:p>produc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3">
            <text:p>ver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3">
            <text:p>successfu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3">
            <text:p>explain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3">
            <text:p>experiment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3">
            <text:p>data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3">
            <text:p>high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3">
            <text:p>energ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3">
            <text:p>collid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3">
            <text:p>such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3">
            <text:p>Tevatro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3">
            <text:p>LHC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3">
            <text:p>it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3">
            <text:p>origin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3">
            <text:p>formul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3">
            <text:p>proof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3">
            <text:p>factoriz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3">
            <text:p>heav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3">
            <text:p>quarkoniu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3">
            <text:p>produc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3">
            <text:p>NRQCD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3">
            <text:p>col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3">
            <text:p>octe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3">
            <text:p>mechanis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3">
            <text:p>lack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3">
            <text:p>proof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3">
            <text:p>factoriz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3">
            <text:p>essenti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3">
            <text:p>requirem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3">
            <text:p>study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3">
            <text:p>heav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3">
            <text:p>quarkoniu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3">
            <text:p>produc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3">
            <text:p>high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3">
            <text:p>energ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3">
            <text:p>collid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3">
            <text:p>Factoriz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3">
            <text:p>refer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3">
            <text:p>separ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3">
            <text:p>effec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3">
            <text:p>effec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3">
            <text:p>quantum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3">
            <text:p>fiel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3">
            <text:p>theor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3">
            <text:p>propos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3">
            <text:p>algorithm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3">
            <text:p>approximat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3">
            <text:p>direc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3">
            <text:p>inform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3">
            <text:p>graph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3">
            <text:p>Directe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3">
            <text:p>inform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3">
            <text:p>graph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3">
            <text:p>probabilist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3">
            <text:p>graph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3">
            <text:p>mode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3">
            <text:p>depict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3">
            <text:p>caus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3">
            <text:p>dependenc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3">
            <text:p>betwee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3">
            <text:p>stochast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3">
            <text:p>process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3">
            <text:p>networ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3">
            <text:p>propo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3">
            <text:p>algorith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3">
            <text:p>identify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3">
            <text:p>optim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3">
            <text:p>approxima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3">
            <text:p>ter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3">
            <text:p>diverge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3">
            <text:p>spars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3">
            <text:p>trad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3">
            <text:p>of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3">
            <text:p>qual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3">
            <text:p>approxim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3">
            <text:p>agains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3">
            <text:p>vis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3">
            <text:p>concisen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3">
            <text:p>computation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3">
            <text:p>tractabil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3">
            <text:p>One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3">
            <text:p>cla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3">
            <text:p>approxima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3">
            <text:p>contain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3">
            <text:p>graph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3">
            <text:p>specifi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3">
            <text:p>Another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3">
            <text:p>cla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3">
            <text:p>additional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3">
            <text:p>requir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3">
            <text:p>grap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3">
            <text:p>connec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3">
            <text:p>both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3">
            <text:p>class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3">
            <text:p>propos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3">
            <text:p>algorith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3">
            <text:p>identify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3">
            <text:p>optim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3">
            <text:p>approxima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3">
            <text:p>also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3">
            <text:p>approxima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3">
            <text:p>us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3">
            <text:p>nove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3">
            <text:p>relax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3">
            <text:p>submodular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3">
            <text:p>also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3">
            <text:p>propos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3">
            <text:p>algorith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3">
            <text:p>identify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3">
            <text:p>approxima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3">
            <text:p>among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3">
            <text:p>thes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3">
            <text:p>class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3">
            <text:p>enabl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3">
            <text:p>robus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3">
            <text:p>decis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3">
            <text:p>mak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3">
            <text:p>Keyword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3">
            <text:p>probabilist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3">
            <text:p>graph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3">
            <text:p>mode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3">
            <text:p>networ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3">
            <text:p>infere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3">
            <text:p>causal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3">
            <text:p>submodular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3">
            <text:p>approxim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3">
            <text:p>algorith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3">
            <text:p>Introduc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3">
            <text:p>Man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3">
            <text:p>fiel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3">
            <text:p>scienc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3">
            <text:p>engineer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3">
            <text:p>requir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3">
            <text:p>analysi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3">
            <text:p>modeling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3">
            <text:p>decis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3">
            <text:p>making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3">
            <text:p>us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3">
            <text:p>network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3">
            <text:p>typical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3">
            <text:p>represen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3">
            <text:p>graph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3">
            <text:p>Soci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3">
            <text:p>network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3">
            <text:p>financi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3">
            <text:p>network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3">
            <text:p>biolog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3">
            <text:p>network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3">
            <text:p>few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3">
            <text:p>categor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3">
            <text:p>releva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3">
            <text:p>on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3">
            <text:p>academical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3">
            <text:p>but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3">
            <text:p>also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3">
            <text:p>dail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3">
            <text:p>lif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3">
            <text:p>majo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3">
            <text:p>challen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3">
            <text:p>study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3">
            <text:p>network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3">
            <text:p>identify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3">
            <text:p>concis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3">
            <text:p>topolog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3">
            <text:p>such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3">
            <text:p>who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3">
            <text:p>strong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3">
            <text:p>influenc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3">
            <text:p>whom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3">
            <text:p>soci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3">
            <text:p>networ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3">
            <text:p>Re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3">
            <text:p>worl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3">
            <text:p>network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3">
            <text:p>often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3">
            <text:p>larg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3">
            <text:p>there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3">
            <text:p>te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3">
            <text:p>thousan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3">
            <text:p>huma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3">
            <text:p>gen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3">
            <text:p>trill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3">
            <text:p>connec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3">
            <text:p>huma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3">
            <text:p>brai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3">
            <text:p>Ba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3">
            <text:p>concep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3">
            <text:p>DN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3">
            <text:p>stra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3">
            <text:p>displacem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3">
            <text:p>DN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3">
            <text:p>stra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3">
            <text:p>algebr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3">
            <text:p>develop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3">
            <text:p>metho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3">
            <text:p>log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3">
            <text:p>infere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3">
            <text:p>ba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3">
            <text:p>silic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string" table:style-name="ce3">
            <text:p>ba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string" table:style-name="ce3">
            <text:p>comput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string" table:style-name="ce3">
            <text:p>Essential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string" table:style-name="ce3">
            <text:p>paradig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string" table:style-name="ce3">
            <text:p>shif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string" table:style-name="ce3">
            <text:p>silic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string" table:style-name="ce3">
            <text:p>carb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string" table:style-name="ce3">
            <text:p>pap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string" table:style-name="ce3">
            <text:p>consider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string" table:style-name="ce3">
            <text:p>infere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string" table:style-name="ce3">
            <text:p>mechanis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string" table:style-name="ce3">
            <text:p>viz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string" table:style-name="ce3">
            <text:p>modu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string" table:style-name="ce3">
            <text:p>pone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string" table:style-name="ce3">
            <text:p>draw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string" table:style-name="ce3">
            <text:p>conclus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string" table:style-name="ce3">
            <text:p>any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string" table:style-name="ce3">
            <text:p>observ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string" table:style-name="ce3">
            <text:p>fac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string" table:style-name="ce3">
            <text:p>Thus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string" table:style-name="ce3">
            <text:p>pres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string" table:style-name="ce3">
            <text:p>approac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string" table:style-name="ce3">
            <text:p>log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string" table:style-name="ce3">
            <text:p>infere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3">
            <text:p>ba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string" table:style-name="ce3">
            <text:p>DN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string" table:style-name="ce3">
            <text:p>stra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string" table:style-name="ce3">
            <text:p>algebr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string" table:style-name="ce3">
            <text:p>basical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string" table:style-name="ce3">
            <text:p>attemp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string" table:style-name="ce3">
            <text:p>develop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string" table:style-name="ce3">
            <text:p>exper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string" table:style-name="ce3">
            <text:p>syste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string" table:style-name="ce3">
            <text:p>desig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string" table:style-name="ce3">
            <text:p>domai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string" table:style-name="ce3">
            <text:p>DN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string" table:style-name="ce3">
            <text:p>comput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string" table:style-name="ce3">
            <text:p>illustra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string" table:style-name="ce3">
            <text:p>ou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string" table:style-name="ce3">
            <text:p>methodolog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string" table:style-name="ce3">
            <text:p>respec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string" table:style-name="ce3">
            <text:p>worke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string" table:style-name="ce3">
            <text:p>ou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string" table:style-name="ce3">
            <text:p>exampl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string" table:style-name="ce3">
            <text:p>Ou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3">
            <text:p>methodolog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string" table:style-name="ce3">
            <text:p>ver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string" table:style-name="ce3">
            <text:p>flexib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string" table:style-name="ce3">
            <text:p>implement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string" table:style-name="ce3">
            <text:p>differ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3">
            <text:p>exper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string" table:style-name="ce3">
            <text:p>syste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string" table:style-name="ce3">
            <text:p>applica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string" table:style-name="ce3">
            <text:p>Keywor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string" table:style-name="ce3">
            <text:p>log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string" table:style-name="ce3">
            <text:p>infere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string" table:style-name="ce3">
            <text:p>DN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string" table:style-name="ce3">
            <text:p>stra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string" table:style-name="ce3">
            <text:p>algebr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string" table:style-name="ce3">
            <text:p>DN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string" table:style-name="ce3">
            <text:p>gat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string" table:style-name="ce3">
            <text:p>DN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string" table:style-name="ce3">
            <text:p>signa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string" table:style-name="ce3">
            <text:p>proc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string" table:style-name="ce3">
            <text:p>algebr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string" table:style-name="ce3">
            <text:p>DN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string" table:style-name="ce3">
            <text:p>comput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string" table:style-name="ce3">
            <text:p>modu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string" table:style-name="ce3">
            <text:p>ponen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3">
            <text:p>stra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string" table:style-name="ce3">
            <text:p>displacem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3">
            <text:p>molecula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string" table:style-name="ce3">
            <text:p>comput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string" table:style-name="ce3">
            <text:p>exper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string" table:style-name="ce3">
            <text:p>syste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string" table:style-name="ce3">
            <text:p>approac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LS</text:p>
          </table:table-cell>
          <table:table-cell table:number-columns-repeated="16381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string" table:style-name="ce3">
            <text:p>Introduc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string" table:style-name="ce3">
            <text:p>Convention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string" table:style-name="ce3">
            <text:p>silic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string" table:style-name="ce3">
            <text:p>ba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string" table:style-name="ce3">
            <text:p>comput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string" table:style-name="ce3">
            <text:p>successfu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string" table:style-name="ce3">
            <text:p>ove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string" table:style-name="ce3">
            <text:p>pas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string" table:style-name="ce3">
            <text:p>seve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3">
            <text:p>decad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string" table:style-name="ce3">
            <text:p>fas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string" table:style-name="ce3">
            <text:p>flexib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string" table:style-name="ce3">
            <text:p>well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string" table:style-name="ce3">
            <text:p>understoo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string" table:style-name="ce3">
            <text:p>But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string" table:style-name="ce3">
            <text:p>reach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string" table:style-name="ce3">
            <text:p>it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string" table:style-name="ce3">
            <text:p>limita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string" table:style-name="ce3">
            <text:p>desig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string" table:style-name="ce3">
            <text:p>complex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string" table:style-name="ce3">
            <text:p>processi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3">
            <text:p>pow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string" table:style-name="ce3">
            <text:p>memor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string" table:style-name="ce3">
            <text:p>energ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string" table:style-name="ce3">
            <text:p>consump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string" table:style-name="ce3">
            <text:p>dens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string" table:style-name="ce3">
            <text:p>hea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string" table:style-name="ce3">
            <text:p>dissip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string" table:style-name="ce3">
            <text:p>Alternative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string" table:style-name="ce3">
            <text:p>thes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string" table:style-name="ce3">
            <text:p>tradition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3">
            <text:p>metho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string" table:style-name="ce3">
            <text:p>build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string" table:style-name="ce3">
            <text:p>comput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string" table:style-name="ce3">
            <text:p>propo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string" table:style-name="ce3">
            <text:p>rec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string" table:style-name="ce3">
            <text:p>pas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string" table:style-name="ce3">
            <text:p>molecula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string" table:style-name="ce3">
            <text:p>comput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string" table:style-name="ce3">
            <text:p>gain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string" table:style-name="ce3">
            <text:p>considerab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string" table:style-name="ce3">
            <text:p>atten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string" table:style-name="ce3">
            <text:p>ba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string" table:style-name="ce3">
            <text:p>comput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string" table:style-name="ce3">
            <text:p>can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string" table:style-name="ce3">
            <text:p>overcom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string" table:style-name="ce3">
            <text:p>convention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string" table:style-name="ce3">
            <text:p>comput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string" table:style-name="ce3">
            <text:p>proble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string" table:style-name="ce3">
            <text:p>bas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string" table:style-name="ce3">
            <text:p>pair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string" table:style-name="ce3">
            <text:p>mak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string" table:style-name="ce3">
            <text:p>DN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string" table:style-name="ce3">
            <text:p>powerfu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string" table:style-name="ce3">
            <text:p>too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string" table:style-name="ce3">
            <text:p>engineer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string" table:style-name="ce3">
            <text:p>Trip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3">
            <text:p>distribu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string" table:style-name="ce3">
            <text:p>law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string" table:style-name="ce3">
            <text:p>bas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string" table:style-name="ce3">
            <text:p>trave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string" table:style-name="ce3">
            <text:p>dema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string" table:style-name="ce3">
            <text:p>characteriz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string" table:style-name="ce3">
            <text:p>need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string" table:style-name="ce3">
            <text:p>transpor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string" table:style-name="ce3">
            <text:p>urba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string" table:style-name="ce3">
            <text:p>plann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string" table:style-name="ce3">
            <text:p>Seve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string" table:style-name="ce3">
            <text:p>approach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string" table:style-name="ce3">
            <text:p>consider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string" table:style-name="ce3">
            <text:p>las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3">
            <text:p>yea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string" table:style-name="ce3">
            <text:p>One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string" table:style-name="ce3">
            <text:p>them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string" table:style-name="ce3">
            <text:p>grav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string" table:style-name="ce3">
            <text:p>law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3">
            <text:p>numb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string" table:style-name="ce3">
            <text:p>trip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string" table:style-name="ce3">
            <text:p>assum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3">
            <text:p>b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string" table:style-name="ce3">
            <text:p>rela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string" table:style-name="ce3">
            <text:p>popul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string" table:style-name="ce3">
            <text:p>origi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string" table:style-name="ce3">
            <text:p>destin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string" table:style-name="ce3">
            <text:p>decreas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string" table:style-name="ce3">
            <text:p>dista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string" table:style-name="ce3">
            <text:p>mathemat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string" table:style-name="ce3">
            <text:p>express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string" table:style-name="ce3">
            <text:p>law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string" table:style-name="ce3">
            <text:p>resembl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string" table:style-name="ce3">
            <text:p>??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string" table:style-name="ce3">
            <text:p>law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string" table:style-name="ce3">
            <text:p>grav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string" table:style-name="ce3">
            <text:p>explain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string" table:style-name="ce3">
            <text:p>it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string" table:style-name="ce3">
            <text:p>nam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string" table:style-name="ce3">
            <text:p>Another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string" table:style-name="ce3">
            <text:p>popula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string" table:style-name="ce3">
            <text:p>approac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string" table:style-name="ce3">
            <text:p>inspir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string" table:style-name="ce3">
            <text:p>theor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string" table:style-name="ce3">
            <text:p>interveni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string" table:style-name="ce3">
            <text:p>opportunit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string" table:style-name="ce3">
            <text:p>concre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string" table:style-name="ce3">
            <text:p>in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string" table:style-name="ce3">
            <text:p>radi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string" table:style-name="ce3">
            <text:p>mode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string" table:style-name="ce3">
            <text:p>Individua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string" table:style-name="ce3">
            <text:p>suppo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string" table:style-name="ce3">
            <text:p>travel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string" table:style-name="ce3">
            <text:p>until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string" table:style-name="ce3">
            <text:p>find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string" table:style-name="ce3">
            <text:p>job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string" table:style-name="ce3">
            <text:p>opportun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3">
            <text:p>s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string" table:style-name="ce3">
            <text:p>popul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string" table:style-name="ce3">
            <text:p>job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string" table:style-name="ce3">
            <text:p>spati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string" table:style-name="ce3">
            <text:p>distribu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string" table:style-name="ce3">
            <text:p>natural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string" table:style-name="ce3">
            <text:p>lead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string" table:style-name="ce3">
            <text:p>trip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string" table:style-name="ce3">
            <text:p>flow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string" table:style-name="ce3">
            <text:p>networ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string" table:style-name="ce3">
            <text:p>pap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string" table:style-name="ce3">
            <text:p>perform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string" table:style-name="ce3">
            <text:p>thorough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string" table:style-name="ce3">
            <text:p>comparis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string" table:style-name="ce3">
            <text:p>betwee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3">
            <text:p>grav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string" table:style-name="ce3">
            <text:p>radi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string" table:style-name="ce3">
            <text:p>approaches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string" table:style-name="ce3">
            <text:p>thei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string" table:style-name="ce3">
            <text:p>abil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string" table:style-name="ce3">
            <text:p>estimat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3">
            <text:p>commuti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string" table:style-name="ce3">
            <text:p>flow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string" table:style-name="ce3">
            <text:p>test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string" table:style-name="ce3">
            <text:p>grav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string" table:style-name="ce3">
            <text:p>radi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string" table:style-name="ce3">
            <text:p>law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string" table:style-name="ce3">
            <text:p>agains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string" table:style-name="ce3">
            <text:p>empir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string" table:style-name="ce3">
            <text:p>trip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3">
            <text:p>data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string" table:style-name="ce3">
            <text:p>differ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3">
            <text:p>scal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string" table:style-name="ce3">
            <text:p>com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string" table:style-name="ce3">
            <text:p>differ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string" table:style-name="ce3">
            <text:p>countr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string" table:style-name="ce3">
            <text:p>Differ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string" table:style-name="ce3">
            <text:p>vers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string" table:style-name="ce3">
            <text:p>grav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string" table:style-name="ce3">
            <text:p>radi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string" table:style-name="ce3">
            <text:p>law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string" table:style-name="ce3">
            <text:p>u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string" table:style-name="ce3">
            <text:p>estimat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string" table:style-name="ce3">
            <text:p>probabil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string" table:style-name="ce3">
            <text:p>individua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string" table:style-name="ce3">
            <text:p>commut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string" table:style-name="ce3">
            <text:p>on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string" table:style-name="ce3">
            <text:p>uni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string" table:style-name="ce3">
            <text:p>another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string" table:style-name="ce3">
            <text:p>call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string" table:style-name="ce3">
            <text:p>trip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string" table:style-name="ce3">
            <text:p>distribu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string" table:style-name="ce3">
            <text:p>law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string" table:style-name="ce3">
            <text:p>Ba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string" table:style-name="ce3">
            <text:p>thes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string" table:style-name="ce3">
            <text:p>probabil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string" table:style-name="ce3">
            <text:p>distribu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string" table:style-name="ce3">
            <text:p>commuti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string" table:style-name="ce3">
            <text:p>network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string" table:style-name="ce3">
            <text:p>simulat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string" table:style-name="ce3">
            <text:p>differ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string" table:style-name="ce3">
            <text:p>trip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string" table:style-name="ce3">
            <text:p>distribu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string" table:style-name="ce3">
            <text:p>mode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string" table:style-name="ce3">
            <text:p>propos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string" table:style-name="ce3">
            <text:p>simp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string" table:style-name="ce3">
            <text:p>ansatz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string" table:style-name="ce3">
            <text:p>study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string" table:style-name="ce3">
            <text:p>phas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string" table:style-name="ce3">
            <text:p>transi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string" table:style-name="ce3">
            <text:p>topolog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3">
            <text:p>phas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string" table:style-name="ce3">
            <text:p>trivi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string" table:style-name="ce3">
            <text:p>phas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string" table:style-name="ce3">
            <text:p>prob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string" table:style-name="ce3">
            <text:p>efficienc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string" table:style-name="ce3">
            <text:p>approac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string" table:style-name="ce3">
            <text:p>consider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string" table:style-name="ce3">
            <text:p>mode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string" table:style-name="ce3">
            <text:p>prese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string" table:style-name="ce3">
            <text:p>str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string" table:style-name="ce3">
            <text:p>tens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string" table:style-name="ce3">
            <text:p>any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string" table:style-name="ce3">
            <text:p>any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string" table:style-name="ce3">
            <text:p>theor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string" table:style-name="ce3">
            <text:p>Suc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string" table:style-name="ce3">
            <text:p>perturb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string" table:style-name="ce3">
            <text:p>know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string" table:style-name="ce3">
            <text:p>b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string" table:style-name="ce3">
            <text:p>responsib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string" table:style-name="ce3">
            <text:p>phas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string" table:style-name="ce3">
            <text:p>transi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string" table:style-name="ce3">
            <text:p>well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string" table:style-name="ce3">
            <text:p>describ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string" table:style-name="ce3">
            <text:p>pres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string" table:style-name="ce3">
            <text:p>variation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string" table:style-name="ce3">
            <text:p>setup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string" table:style-name="ce3">
            <text:p>argu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string" table:style-name="ce3">
            <text:p>resul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string" table:style-name="ce3">
            <text:p>becom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string" table:style-name="ce3">
            <text:p>exac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string" table:style-name="ce3">
            <text:p>limi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string" table:style-name="ce3">
            <text:p>larg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string" table:style-name="ce3">
            <text:p>tot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string" table:style-name="ce3">
            <text:p>quantum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string" table:style-name="ce3">
            <text:p>dimens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string" table:style-name="ce3">
            <text:p>PAC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string" table:style-name="ce3">
            <text:p>numb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string" table:style-name="ce3">
            <text:p>ble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string" table:style-name="ce3">
            <text:p>quantum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string" table:style-name="ce3">
            <text:p>comput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string" table:style-name="ce3">
            <text:p>topolog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string" table:style-name="ce3">
            <text:p>phas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string" table:style-name="ce3">
            <text:p>matt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string" table:style-name="ce3">
            <text:p>l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string" table:style-name="ce3">
            <text:p>ide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string" table:style-name="ce3">
            <text:p>topolog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string" table:style-name="ce3">
            <text:p>quantum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string" table:style-name="ce3">
            <text:p>comput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string" table:style-name="ce3">
            <text:p>fiel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string" table:style-name="ce3">
            <text:p>essenti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string" table:style-name="ce3">
            <text:p>ingredi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string" table:style-name="ce3">
            <text:p>construc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string" table:style-name="ce3">
            <text:p>phys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string" table:style-name="ce3">
            <text:p>syste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string" table:style-name="ce3">
            <text:p>sustain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string" table:style-name="ce3">
            <text:p>exot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string" table:style-name="ce3">
            <text:p>excita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string" table:style-name="ce3">
            <text:p>know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string" table:style-name="ce3">
            <text:p>any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3">
            <text:p>se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string" table:style-name="ce3">
            <text:p>Ref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string" table:style-name="ce3">
            <text:p>review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string" table:style-name="ce3">
            <text:p>Be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string" table:style-name="ce3">
            <text:p>genuine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string" table:style-name="ce3">
            <text:p>no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string" table:style-name="ce3">
            <text:p>lo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string" table:style-name="ce3">
            <text:p>thes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string" table:style-name="ce3">
            <text:p>any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string" table:style-name="ce3">
            <text:p>allow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string" table:style-name="ce3">
            <text:p>effici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string" table:style-name="ce3">
            <text:p>stora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string" table:style-name="ce3">
            <text:p>manipul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string" table:style-name="ce3">
            <text:p>quantum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string" table:style-name="ce3">
            <text:p>inform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string" table:style-name="ce3">
            <text:p>Indeed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string" table:style-name="ce3">
            <text:p>topological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string" table:style-name="ce3">
            <text:p>ordered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string" table:style-name="ce3">
            <text:p>syste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string" table:style-name="ce3">
            <text:p>stab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string" table:style-name="ce3">
            <text:p>unde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string" table:style-name="ce3">
            <text:p>lo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string" table:style-name="ce3">
            <text:p>perturba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string" table:style-name="ce3">
            <text:p>hence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string" table:style-name="ce3">
            <text:p>protec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string" table:style-name="ce3">
            <text:p>agains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string" table:style-name="ce3">
            <text:p>undesirab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string" table:style-name="ce3">
            <text:p>effec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string" table:style-name="ce3">
            <text:p>such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string" table:style-name="ce3">
            <text:p>decohere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string" table:style-name="ce3">
            <text:p>However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string" table:style-name="ce3">
            <text:p>stro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string" table:style-name="ce3">
            <text:p>enough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string" table:style-name="ce3">
            <text:p>perturba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string" table:style-name="ce3">
            <text:p>may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string" table:style-name="ce3">
            <text:p>driv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string" table:style-name="ce3">
            <text:p>syste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string" table:style-name="ce3">
            <text:p>no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string" table:style-name="ce3">
            <text:p>topolog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string" table:style-name="ce3">
            <text:p>phas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string" table:style-name="ce3">
            <text:p>rec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string" table:style-name="ce3">
            <text:p>yea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string" table:style-name="ce3">
            <text:p>man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string" table:style-name="ce3">
            <text:p>work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string" table:style-name="ce3">
            <text:p>devo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string" table:style-name="ce3">
            <text:p>stud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string" table:style-name="ce3">
            <text:p>robustn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string" table:style-name="ce3">
            <text:p>microscop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string" table:style-name="ce3">
            <text:p>mode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string" table:style-name="ce3">
            <text:p>Walk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string" table:style-name="ce3">
            <text:p>anima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string" table:style-name="ce3">
            <text:p>lik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string" table:style-name="ce3">
            <text:p>stic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string" table:style-name="ce3">
            <text:p>insec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string" table:style-name="ce3">
            <text:p>cockroach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string" table:style-name="ce3">
            <text:p>or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string" table:style-name="ce3">
            <text:p>an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string" table:style-name="ce3">
            <text:p>demonstrat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string" table:style-name="ce3">
            <text:p>fascinati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string" table:style-name="ce3">
            <text:p>ran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string" table:style-name="ce3">
            <text:p>locomotiv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string" table:style-name="ce3">
            <text:p>abilit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string" table:style-name="ce3">
            <text:p>complex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string" table:style-name="ce3">
            <text:p>behavio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string" table:style-name="ce3">
            <text:p>locomotiv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string" table:style-name="ce3">
            <text:p>behavio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string" table:style-name="ce3">
            <text:p>can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string" table:style-name="ce3">
            <text:p>consist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string" table:style-name="ce3">
            <text:p>varie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string" table:style-name="ce3">
            <text:p>walk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string" table:style-name="ce3">
            <text:p>patter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string" table:style-name="ce3">
            <text:p>along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string" table:style-name="ce3">
            <text:p>adapt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string" table:style-name="ce3">
            <text:p>allow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string" table:style-name="ce3">
            <text:p>anima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string" table:style-name="ce3">
            <text:p>deal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string" table:style-name="ce3">
            <text:p>chang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string" table:style-name="ce3">
            <text:p>environment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string" table:style-name="ce3">
            <text:p>condi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string" table:style-name="ce3">
            <text:p>lik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string" table:style-name="ce3">
            <text:p>uneve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string" table:style-name="ce3">
            <text:p>terrai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string" table:style-name="ce3">
            <text:p>gap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string" table:style-name="ce3">
            <text:p>obstacl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string" table:style-name="ce3">
            <text:p>etc</text:p>
          </table:table-cell>
          <table:table-cell office:value-type="string" table:style-name="ce2">
            <text:p>FW</text:p>
          </table:table-cell>
          <table:table-cell table:number-columns-repeated="16381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string" table:style-name="ce3">
            <text:p>Biologica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string" table:style-name="ce3">
            <text:p>stud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string" table:style-name="ce3">
            <text:p>reveal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string" table:style-name="ce3">
            <text:p>such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string" table:style-name="ce3">
            <text:p>complex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string" table:style-name="ce3">
            <text:p>behavio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string" table:style-name="ce3">
            <text:p>resul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string" table:style-name="ce3">
            <text:p>combin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string" table:style-name="ce3">
            <text:p>biomechanic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string" table:style-name="ce3">
            <text:p>neu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string" table:style-name="ce3">
            <text:p>mechanis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string" table:style-name="ce3">
            <text:p>thus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string" table:style-name="ce3">
            <text:p>represent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string" table:style-name="ce3">
            <text:p>tru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string" table:style-name="ce3">
            <text:p>natu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string" table:style-name="ce3">
            <text:p>embodie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string" table:style-name="ce3">
            <text:p>interac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string" table:style-name="ce3">
            <text:p>Whil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string" table:style-name="ce3">
            <text:p>biomechanic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string" table:style-name="ce3">
            <text:p>help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string" table:style-name="ce3">
            <text:p>maintain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string" table:style-name="ce3">
            <text:p>flexibil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string" table:style-name="ce3">
            <text:p>sustain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string" table:style-name="ce3">
            <text:p>varie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string" table:style-name="ce3">
            <text:p>movemen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string" table:style-name="ce3">
            <text:p>neu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string" table:style-name="ce3">
            <text:p>mechanis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string" table:style-name="ce3">
            <text:p>generat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string" table:style-name="ce3">
            <text:p>movemen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string" table:style-name="ce3">
            <text:p>whil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string" table:style-name="ce3">
            <text:p>mak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string" table:style-name="ce3">
            <text:p>appropriat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string" table:style-name="ce3">
            <text:p>predic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string" table:style-name="ce3">
            <text:p>cruci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string" table:style-name="ce3">
            <text:p>achiev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string" table:style-name="ce3">
            <text:p>adapt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string" table:style-name="ce3">
            <text:p>Such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string" table:style-name="ce3">
            <text:p>predic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string" table:style-name="ce3">
            <text:p>or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string" table:style-name="ce3">
            <text:p>plann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string" table:style-name="ce3">
            <text:p>ahead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string" table:style-name="ce3">
            <text:p>can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string" table:style-name="ce3">
            <text:p>b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string" table:style-name="ce3">
            <text:p>achiev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string" table:style-name="ce3">
            <text:p>wa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string" table:style-name="ce3">
            <text:p>intern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string" table:style-name="ce3">
            <text:p>mode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string" table:style-name="ce3">
            <text:p>ground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string" table:style-name="ce3">
            <text:p>overal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string" table:style-name="ce3">
            <text:p>behavi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string" table:style-name="ce3">
            <text:p>anima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string" table:style-name="ce3">
            <text:p>Inspir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string" table:style-name="ce3">
            <text:p>thes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string" table:style-name="ce3">
            <text:p>finding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string" table:style-name="ce3">
            <text:p>present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string" table:style-name="ce3">
            <text:p>here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string" table:style-name="ce3">
            <text:p>artifici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string" table:style-name="ce3">
            <text:p>walk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string" table:style-name="ce3">
            <text:p>syste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string" table:style-name="ce3">
            <text:p>effective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string" table:style-name="ce3">
            <text:p>combin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string" table:style-name="ce3">
            <text:p>biomechanic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string" table:style-name="ce3">
            <text:p>ter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string" table:style-name="ce3">
            <text:p>bod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string" table:style-name="ce3">
            <text:p>le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string" table:style-name="ce3">
            <text:p>structur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string" table:style-name="ce3">
            <text:p>underly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string" table:style-name="ce3">
            <text:p>neu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string" table:style-name="ce3">
            <text:p>mechanis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string" table:style-name="ce3">
            <text:p>neu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string" table:style-name="ce3">
            <text:p>mechanis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string" table:style-name="ce3">
            <text:p>consist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string" table:style-name="ce3">
            <text:p>cent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string" table:style-name="ce3">
            <text:p>patter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string" table:style-name="ce3">
            <text:p>generat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string" table:style-name="ce3">
            <text:p>ba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string" table:style-name="ce3">
            <text:p>contro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string" table:style-name="ce3">
            <text:p>generat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string" table:style-name="ce3">
            <text:p>bas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string" table:style-name="ce3">
            <text:p>rhythm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string" table:style-name="ce3">
            <text:p>patter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string" table:style-name="ce3">
            <text:p>coordinate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string" table:style-name="ce3">
            <text:p>movemen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string" table:style-name="ce3">
            <text:p>distribu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string" table:style-name="ce3">
            <text:p>each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string" table:style-name="ce3">
            <text:p>le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string" table:style-name="ce3">
            <text:p>recurr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string" table:style-name="ce3">
            <text:p>neu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string" table:style-name="ce3">
            <text:p>networ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string" table:style-name="ce3">
            <text:p>ba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string" table:style-name="ce3">
            <text:p>adaptiv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string" table:style-name="ce3">
            <text:p>forwar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string" table:style-name="ce3">
            <text:p>mode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string" table:style-name="ce3">
            <text:p>effere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string" table:style-name="ce3">
            <text:p>cop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string" table:style-name="ce3">
            <text:p>intern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string" table:style-name="ce3">
            <text:p>mode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string" table:style-name="ce3">
            <text:p>sensor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string" table:style-name="ce3">
            <text:p>predic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string" table:style-name="ce3">
            <text:p>instantaneou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string" table:style-name="ce3">
            <text:p>stat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string" table:style-name="ce3">
            <text:p>estima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string" table:style-name="ce3">
            <text:p>search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string" table:style-name="ce3">
            <text:p>elev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string" table:style-name="ce3">
            <text:p>contro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string" table:style-name="ce3">
            <text:p>adapt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string" table:style-name="ce3">
            <text:p>movem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string" table:style-name="ce3">
            <text:p>individ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string" table:style-name="ce3">
            <text:p>le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string" table:style-name="ce3">
            <text:p>deal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string" table:style-name="ce3">
            <text:p>differ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string" table:style-name="ce3">
            <text:p>environment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string" table:style-name="ce3">
            <text:p>condi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string" table:style-name="ce3">
            <text:p>Percept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string" table:style-name="ce3">
            <text:p>similar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string" table:style-name="ce3">
            <text:p>cognitiv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string" table:style-name="ce3">
            <text:p>judgm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string" table:style-name="ce3">
            <text:p>represent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string" table:style-name="ce3">
            <text:p>complex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string" table:style-name="ce3">
            <text:p>cascad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string" table:style-name="ce3">
            <text:p>hierarch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string" table:style-name="ce3">
            <text:p>process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string" table:style-name="ce3">
            <text:p>throughou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string" table:style-name="ce3">
            <text:p>vis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string" table:style-name="ce3">
            <text:p>cortex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string" table:style-name="ce3">
            <text:p>Althoug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string" table:style-name="ce3">
            <text:p>intuitiv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string" table:style-name="ce3">
            <text:p>vis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string" table:style-name="ce3">
            <text:p>objec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string" table:style-name="ce3">
            <text:p>appear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string" table:style-name="ce3">
            <text:p>simila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string" table:style-name="ce3">
            <text:p>may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string" table:style-name="ce3">
            <text:p>shar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string" table:style-name="ce3">
            <text:p>simila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string" table:style-name="ce3">
            <text:p>underlyi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string" table:style-name="ce3">
            <text:p>patter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string" table:style-name="ce3">
            <text:p>neu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string" table:style-name="ce3">
            <text:p>activ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string" table:style-name="ce3">
            <text:p>direc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string" table:style-name="ce3">
            <text:p>mapp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string" table:style-name="ce3">
            <text:p>betwee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string" table:style-name="ce3">
            <text:p>percept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string" table:style-name="ce3">
            <text:p>similar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string" table:style-name="ce3">
            <text:p>representation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string" table:style-name="ce3">
            <text:p>dista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string" table:style-name="ce3">
            <text:p>demonstra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string" table:style-name="ce3">
            <text:p>Here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string" table:style-name="ce3">
            <text:p>explor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string" table:style-name="ce3">
            <text:p>relationship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string" table:style-name="ce3">
            <text:p>betwee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string" table:style-name="ce3">
            <text:p>huma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string" table:style-name="ce3">
            <text:p>??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string" table:style-name="ce3">
            <text:p>represent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string" table:style-name="ce3">
            <text:p>vis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string" table:style-name="ce3">
            <text:p>patter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string" table:style-name="ce3">
            <text:p>behavio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string" table:style-name="ce3">
            <text:p>judgmen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string" table:style-name="ce3">
            <text:p>percept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string" table:style-name="ce3">
            <text:p>similar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string" table:style-name="ce3">
            <text:p>vis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string" table:style-name="ce3">
            <text:p>stimuli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string" table:style-name="ce3">
            <text:p>were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string" table:style-name="ce3">
            <text:p>abstrac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string" table:style-name="ce3">
            <text:p>patter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string" table:style-name="ce3">
            <text:p>construct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string" table:style-name="ce3">
            <text:p>ident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string" table:style-name="ce3">
            <text:p>percept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string" table:style-name="ce3">
            <text:p>uni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string" table:style-name="ce3">
            <text:p>oriente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string" table:style-name="ce3">
            <text:p>Gabor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string" table:style-name="ce3">
            <text:p>patch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string" table:style-name="ce3">
            <text:p>so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string" table:style-name="ce3">
            <text:p>each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string" table:style-name="ce3">
            <text:p>patter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string" table:style-name="ce3">
            <text:p>uniqu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string" table:style-name="ce3">
            <text:p>glob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string" table:style-name="ce3">
            <text:p>for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string" table:style-name="ce3">
            <text:p>or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string" table:style-name="ce3">
            <text:p>percept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string" table:style-name="ce3">
            <text:p>Gestalt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string" table:style-name="ce3">
            <text:p>vis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string" table:style-name="ce3">
            <text:p>stimuli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string" table:style-name="ce3">
            <text:p>were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string" table:style-name="ce3">
            <text:p>decodab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string" table:style-name="ce3">
            <text:p>evok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string" table:style-name="ce3">
            <text:p>neu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string" table:style-name="ce3">
            <text:p>activ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string" table:style-name="ce3">
            <text:p>patter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string" table:style-name="ce3">
            <text:p>measur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string" table:style-name="ce3">
            <text:p>magnetoencephalograph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string" table:style-name="ce3">
            <text:p>ME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string" table:style-name="ce3">
            <text:p>however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string" table:style-name="ce3">
            <text:p>stimuli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string" table:style-name="ce3">
            <text:p>differ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string" table:style-name="ce3">
            <text:p>similar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string" table:style-name="ce3">
            <text:p>thei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string" table:style-name="ce3">
            <text:p>neu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string" table:style-name="ce3">
            <text:p>represent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string" table:style-name="ce3">
            <text:p>estima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string" table:style-name="ce3">
            <text:p>differenc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string" table:style-name="ce3">
            <text:p>decodabil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string" table:style-name="ce3">
            <text:p>Ear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string" table:style-name="ce3">
            <text:p>afte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string" table:style-name="ce3">
            <text:p>stimulu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string" table:style-name="ce3">
            <text:p>onse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string" table:style-name="ce3">
            <text:p>50ms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string" table:style-name="ce3">
            <text:p>mode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string" table:style-name="ce3">
            <text:p>ba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string" table:style-name="ce3">
            <text:p>retinotop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string" table:style-name="ce3">
            <text:p>organiz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string" table:style-name="ce3">
            <text:p>predict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string" table:style-name="ce3">
            <text:p>representation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string" table:style-name="ce3">
            <text:p>similar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string" table:style-name="ce3">
            <text:p>vis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string" table:style-name="ce3">
            <text:p>stimuli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string" table:style-name="ce3">
            <text:p>Follow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string" table:style-name="ce3">
            <text:p>pea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string" table:style-name="ce3">
            <text:p>correl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string" table:style-name="ce3">
            <text:p>betwee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string" table:style-name="ce3">
            <text:p>retinotop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string" table:style-name="ce3">
            <text:p>mode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string" table:style-name="ce3">
            <text:p>neu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string" table:style-name="ce3">
            <text:p>data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string" table:style-name="ce3">
            <text:p>80ms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string" table:style-name="ce3">
            <text:p>neu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string" table:style-name="ce3">
            <text:p>representa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string" table:style-name="ce3">
            <text:p>quick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string" table:style-name="ce3">
            <text:p>evolv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string" table:style-name="ce3">
            <text:p>s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string" table:style-name="ce3">
            <text:p>retinotop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string" table:style-name="ce3">
            <text:p>no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string" table:style-name="ce3">
            <text:p>longer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string" table:style-name="ce3">
            <text:p>provid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string" table:style-name="ce3">
            <text:p>suffici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string" table:style-name="ce3">
            <text:p>accou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string" table:style-name="ce3">
            <text:p>??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string" table:style-name="ce3">
            <text:p>represent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string" table:style-name="ce3">
            <text:p>stimuli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string" table:style-name="ce3">
            <text:p>Overall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string" table:style-name="ce3">
            <text:p>strongest</text:p>
          </table:table-cell>
          <table:table-cell office:value-type="string" table:style-name="ce2">
            <text:p>JJS</text:p>
          </table:table-cell>
          <table:table-cell table:number-columns-repeated="16381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string" table:style-name="ce3">
            <text:p>predict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string" table:style-name="ce3">
            <text:p>??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string" table:style-name="ce3">
            <text:p>represent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string" table:style-name="ce3">
            <text:p>mode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string" table:style-name="ce3">
            <text:p>ba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string" table:style-name="ce3">
            <text:p>huma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string" table:style-name="ce3">
            <text:p>judgmen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string" table:style-name="ce3">
            <text:p>percept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string" table:style-name="ce3">
            <text:p>similar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string" table:style-name="ce3">
            <text:p>reach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string" table:style-name="ce3">
            <text:p>theoret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string" table:style-name="ce3">
            <text:p>limi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string" table:style-name="ce3">
            <text:p>maximum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string" table:style-name="ce3">
            <text:p>correl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string" table:style-name="ce3">
            <text:p>neu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string" table:style-name="ce3">
            <text:p>data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string" table:style-name="ce3">
            <text:p>defin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string" table:style-name="ce3">
            <text:p>nois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string" table:style-name="ce3">
            <text:p>ceil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string" table:style-name="ce3">
            <text:p>compar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string" table:style-name="ce3">
            <text:p>pap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string" table:style-name="ce3">
            <text:p>seve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string" table:style-name="ce3">
            <text:p>featu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string" table:style-name="ce3">
            <text:p>selec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string" table:style-name="ce3">
            <text:p>metho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string" table:style-name="ce3">
            <text:p>Naiv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string" table:style-name="ce3">
            <text:p>Baye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string" table:style-name="ce3">
            <text:p>Classifier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string" table:style-name="ce3">
            <text:p>NBC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string" table:style-name="ce3">
            <text:p>when</text:p>
          </table:table-cell>
          <table:table-cell office:value-type="string" table:style-name="ce2">
            <text:p>WRB</text:p>
          </table:table-cell>
          <table:table-cell table:number-columns-repeated="16381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string" table:style-name="ce3">
            <text:p>dat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string" table:style-name="ce3">
            <text:p>unde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string" table:style-name="ce3">
            <text:p>stud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string" table:style-name="ce3">
            <text:p>describ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string" table:style-name="ce3">
            <text:p>larg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string" table:style-name="ce3">
            <text:p>numb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string" table:style-name="ce3">
            <text:p>redunda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string" table:style-name="ce3">
            <text:p>binar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string" table:style-name="ce3">
            <text:p>indicato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string" table:style-name="ce3">
            <text:p>Wrapp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string" table:style-name="ce3">
            <text:p>approache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string" table:style-name="ce3">
            <text:p>guid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string" table:style-name="ce3">
            <text:p>NBC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string" table:style-name="ce3">
            <text:p>estim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string" table:style-name="ce3">
            <text:p>classific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string" table:style-name="ce3">
            <text:p>err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string" table:style-name="ce3">
            <text:p>probabil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string" table:style-name="ce3">
            <text:p>outperform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string" table:style-name="ce3">
            <text:p>filt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string" table:style-name="ce3">
            <text:p>approach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string" table:style-name="ce3">
            <text:p>whil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string" table:style-name="ce3">
            <text:p>retain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string" table:style-name="ce3">
            <text:p>reasonab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string" table:style-name="ce3">
            <text:p>computation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string" table:style-name="ce3">
            <text:p>cos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string" table:style-name="ce3">
            <text:p>Introduc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string" table:style-name="ce3">
            <text:p>consider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string" table:style-name="ce3">
            <text:p>pap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string" table:style-name="ce3">
            <text:p>applic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string" table:style-name="ce3">
            <text:p>contex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string" table:style-name="ce3">
            <text:p>larg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string" table:style-name="ce3">
            <text:p>bod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string" table:style-name="ce3">
            <text:p>exper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string" table:style-name="ce3">
            <text:p>knowled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string" table:style-name="ce3">
            <text:p>availab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string" table:style-name="ce3">
            <text:p>serie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string" table:style-name="ce3">
            <text:p>simp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string" table:style-name="ce3">
            <text:p>low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string" table:style-name="ce3">
            <text:p>leve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string" table:style-name="ce3">
            <text:p>parametr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string" table:style-name="ce3">
            <text:p>scor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string" table:style-name="ce3">
            <text:p>goa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string" table:style-name="ce3">
            <text:p>build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string" table:style-name="ce3">
            <text:p>interpretab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string" table:style-name="ce3">
            <text:p>classifi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string" table:style-name="ce3">
            <text:p>knowled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string" table:style-name="ce3">
            <text:p>learn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string" table:style-name="ce3">
            <text:p>se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string" table:style-name="ce3">
            <text:p>Then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string" table:style-name="ce3">
            <text:p>scor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string" table:style-name="ce3">
            <text:p>assum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string" table:style-name="ce3">
            <text:p>b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string" table:style-name="ce3">
            <text:p>simp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string" table:style-name="ce3">
            <text:p>parametr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string" table:style-name="ce3">
            <text:p>func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string" table:style-name="ce3">
            <text:p>data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string" table:style-name="ce3">
            <text:p>spa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string" table:style-name="ce3">
            <text:p>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string" table:style-name="ce3">
            <text:p>interpret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string" table:style-name="ce3">
            <text:p>high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string" table:style-name="ce3">
            <text:p>valu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string" table:style-name="ce3">
            <text:p>sco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string" table:style-name="ce3">
            <text:p>indicat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string" table:style-name="ce3">
            <text:p>datu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string" table:style-name="ce3">
            <text:p>submitt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string" table:style-name="ce3">
            <text:p>sco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string" table:style-name="ce3">
            <text:p>belong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string" table:style-name="ce3">
            <text:p>probab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string" table:style-name="ce3">
            <text:p>cla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string" table:style-name="ce3">
            <text:p>sco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string" table:style-name="ce3">
            <text:p>design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string" table:style-name="ce3">
            <text:p>detect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string" table:style-name="ce3">
            <text:p>consider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string" table:style-name="ce3">
            <text:p>concret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string" table:style-name="ce3">
            <text:p>exampl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string" table:style-name="ce3">
            <text:p>ou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string" table:style-name="ce3">
            <text:p>mai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string" table:style-name="ce3">
            <text:p>applic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string" table:style-name="ce3">
            <text:p>domai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string" table:style-name="ce3">
            <text:p>aircraf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string" table:style-name="ce3">
            <text:p>engin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string" table:style-name="ce3">
            <text:p>monitor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string" table:style-name="ce3">
            <text:p>se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float" office:value="7" table:style-name="ce3">
            <text:p>7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string" table:style-name="ce3">
            <text:p>detai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string" table:style-name="ce3">
            <text:p>aim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string" table:style-name="ce3">
            <text:p>here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string" table:style-name="ce3">
            <text:p>classify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string" table:style-name="ce3">
            <text:p>som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string" table:style-name="ce3">
            <text:p>shor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string" table:style-name="ce3">
            <text:p>tim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string" table:style-name="ce3">
            <text:p>serie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string" table:style-name="ce3">
            <text:p>aroun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float" office:value="150" table:style-name="ce3">
            <text:p>150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string" table:style-name="ce3">
            <text:p>tim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string" table:style-name="ce3">
            <text:p>poin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string" table:style-name="ce3">
            <text:p>each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string" table:style-name="ce3">
            <text:p>serie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string" table:style-name="ce3">
            <text:p>hav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string" table:style-name="ce3">
            <text:p>it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string" table:style-name="ce3">
            <text:p>ow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string" table:style-name="ce3">
            <text:p>specif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string" table:style-name="ce3">
            <text:p>lengt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string" table:style-name="ce3">
            <text:p>in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string" table:style-name="ce3">
            <text:p>differ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string" table:style-name="ce3">
            <text:p>class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string" table:style-name="ce3">
            <text:p>norm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string" table:style-name="ce3">
            <text:p>signa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string" table:style-name="ce3">
            <text:p>differ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string" table:style-name="ce3">
            <text:p>typ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3">
            <text:p>anomal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string" table:style-name="ce3">
            <text:p>correspond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string" table:style-name="ce3">
            <text:p>som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string" table:style-name="ce3">
            <text:p>non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string" table:style-name="ce3">
            <text:p>stationar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string" table:style-name="ce3">
            <text:p>signa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string" table:style-name="ce3">
            <text:p>propos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string" table:style-name="ce3">
            <text:p>new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string" table:style-name="ce3">
            <text:p>techniqu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string" table:style-name="ce3">
            <text:p>process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string" table:style-name="ce3">
            <text:p>register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string" table:style-name="ce3">
            <text:p>EM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string" table:style-name="ce3">
            <text:p>ima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string" table:style-name="ce3">
            <text:p>stack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string" table:style-name="ce3">
            <text:p>remov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string" table:style-name="ce3">
            <text:p>discontinuit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string" table:style-name="ce3">
            <text:p>whil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string" table:style-name="ce3">
            <text:p>preserv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string" table:style-name="ce3">
            <text:p>detai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string" table:style-name="ce3">
            <text:p>e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string" table:style-name="ce3">
            <text:p>process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string" table:style-name="ce3">
            <text:p>ima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string" table:style-name="ce3">
            <text:p>stac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string" table:style-name="ce3">
            <text:p>firs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string" table:style-name="ce3">
            <text:p>perform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string" table:style-name="ce3">
            <text:p>anisotropic</text:p>
          </table:table-cell>
          <table:table-cell office:value-type="string" table:style-name="ce2">
            <text:p>RB<text:s/></text:p>
          </table:table-cell>
          <table:table-cell table:number-columns-repeated="16381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string" table:style-name="ce3">
            <text:p>smooth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string" table:style-name="ce3">
            <text:p>along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string" table:style-name="ce3">
            <text:p>sli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string" table:style-name="ce3">
            <text:p>axi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string" table:style-name="ce3">
            <text:p>then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string" table:style-name="ce3">
            <text:p>solv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string" table:style-name="ce3">
            <text:p>Poisso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string" table:style-name="ce3">
            <text:p>equ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string" table:style-name="ce3">
            <text:p>with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string" table:style-name="ce3">
            <text:p>each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string" table:style-name="ce3">
            <text:p>sli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string" table:style-name="ce3">
            <text:p>detai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string" table:style-name="ce3">
            <text:p>fin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string" table:style-name="ce3">
            <text:p>ima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string" table:style-name="ce3">
            <text:p>stac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string" table:style-name="ce3">
            <text:p>continuou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string" table:style-name="ce3">
            <text:p>acros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string" table:style-name="ce3">
            <text:p>sli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string" table:style-name="ce3">
            <text:p>axi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string" table:style-name="ce3">
            <text:p>maintain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string" table:style-name="ce3">
            <text:p>sharp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string" table:style-name="ce3">
            <text:p>detai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string" table:style-name="ce3">
            <text:p>with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string" table:style-name="ce3">
            <text:p>each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string" table:style-name="ce3">
            <text:p>sli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string" table:style-name="ce3">
            <text:p>Adapt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string" table:style-name="ce3">
            <text:p>exist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string" table:style-name="ce3">
            <text:p>techniqu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string" table:style-name="ce3">
            <text:p>solv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string" table:style-name="ce3">
            <text:p>linea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string" table:style-name="ce3">
            <text:p>syste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string" table:style-name="ce3">
            <text:p>describ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string" table:style-name="ce3">
            <text:p>paralle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string" table:style-name="ce3">
            <text:p>algorith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string" table:style-name="ce3">
            <text:p>tim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string" table:style-name="ce3">
            <text:p>complex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string" table:style-name="ce3">
            <text:p>linea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string" table:style-name="ce3">
            <text:p>siz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string" table:style-name="ce3">
            <text:p>data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string" table:style-name="ce3">
            <text:p>spa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string" table:style-name="ce3">
            <text:p>complex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string" table:style-name="ce3">
            <text:p>allow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string" table:style-name="ce3">
            <text:p>us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string" table:style-name="ce3">
            <text:p>process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string" table:style-name="ce3">
            <text:p>datase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string" table:style-name="ce3">
            <text:p>larg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string" table:style-name="ce3">
            <text:p>five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string" table:style-name="ce3">
            <text:p>teravoxe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float" office:value="600" table:style-name="ce3">
            <text:p>600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string" table:style-name="ce3">
            <text:p>MB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string" table:style-name="ce3">
            <text:p>memor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string" table:style-name="ce3">
            <text:p>footpri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string" table:style-name="ce3">
            <text:p>Index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string" table:style-name="ce3">
            <text:p>Domai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string" table:style-name="ce3">
            <text:p>Ima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string" table:style-name="ce3">
            <text:p>Process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string" table:style-name="ce3">
            <text:p>Ima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string" table:style-name="ce3">
            <text:p>Fus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string" table:style-name="ce3">
            <text:p>I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string" table:style-name="ce3">
            <text:p>INTRODUC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string" table:style-name="ce3">
            <text:p>Rec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string" table:style-name="ce3">
            <text:p>innov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string" table:style-name="ce3">
            <text:p>autom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string" table:style-name="ce3">
            <text:p>electr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string" table:style-name="ce3">
            <text:p>microscop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string" table:style-name="ce3">
            <text:p>section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string" table:style-name="ce3">
            <text:p>made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string" table:style-name="ce3">
            <text:p>possib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string" table:style-name="ce3">
            <text:p>obtain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string" table:style-name="ce3">
            <text:p>ima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string" table:style-name="ce3">
            <text:p>stack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string" table:style-name="ce3">
            <text:p>captur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string" table:style-name="ce3">
            <text:p>relationship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string" table:style-name="ce3">
            <text:p>betwee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string" table:style-name="ce3">
            <text:p>cellula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string" table:style-name="ce3">
            <text:p>structur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string" table:style-name="ce3">
            <text:p>tur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string" table:style-name="ce3">
            <text:p>motiva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string" table:style-name="ce3">
            <text:p>researc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string" table:style-name="ce3">
            <text:p>area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string" table:style-name="ce3">
            <text:p>such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string" table:style-name="ce3">
            <text:p>connectomic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float" office:value="2" table:style-name="ce3">
            <text:p>2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float" office:value="3" table:style-name="ce3">
            <text:p>3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float" office:value="4" table:style-name="ce3">
            <text:p>4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float" office:value="5" table:style-name="ce3">
            <text:p>5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string" table:style-name="ce3">
            <text:p>aim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string" table:style-name="ce3">
            <text:p>gain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string" table:style-name="ce3">
            <text:p>insigh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string" table:style-name="ce3">
            <text:p>in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string" table:style-name="ce3">
            <text:p>neu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string" table:style-name="ce3">
            <text:p>func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string" table:style-name="ce3">
            <text:p>throug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string" table:style-name="ce3">
            <text:p>stud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string" table:style-name="ce3">
            <text:p>connectiv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string" table:style-name="ce3">
            <text:p>networ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string" table:style-name="ce3">
            <text:p>Whil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string" table:style-name="ce3">
            <text:p>technolog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string" table:style-name="ce3">
            <text:p>advanc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string" table:style-name="ce3">
            <text:p>acquisi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string" table:style-name="ce3">
            <text:p>registr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string" table:style-name="ce3">
            <text:p>made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string" table:style-name="ce3">
            <text:p>possib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string" table:style-name="ce3">
            <text:p>acquir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string" table:style-name="ce3">
            <text:p>unprecedented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string" table:style-name="ce3">
            <text:p>larg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string" table:style-name="ce3">
            <text:p>volum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string" table:style-name="ce3">
            <text:p>acquisi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string" table:style-name="ce3">
            <text:p>proc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string" table:style-name="ce3">
            <text:p>itself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string" table:style-name="ce3">
            <text:p>introduc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string" table:style-name="ce3">
            <text:p>undesirab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string" table:style-name="ce3">
            <text:p>artifac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string" table:style-name="ce3">
            <text:p>data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string" table:style-name="ce3">
            <text:p>complicat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string" table:style-name="ce3">
            <text:p>task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string" table:style-name="ce3">
            <text:p>anatom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string" table:style-name="ce3">
            <text:p>track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string" table:style-name="ce3">
            <text:p>On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string" table:style-name="ce3">
            <text:p>morn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string" table:style-name="ce3">
            <text:p>when</text:p>
          </table:table-cell>
          <table:table-cell office:value-type="string" table:style-name="ce2">
            <text:p>WRB</text:p>
          </table:table-cell>
          <table:table-cell table:number-columns-repeated="16381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string" table:style-name="ce3">
            <text:p>Gregor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string" table:style-name="ce3">
            <text:p>Sams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string" table:style-name="ce3">
            <text:p>woke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string" table:style-name="ce3">
            <text:p>trouble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string" table:style-name="ce3">
            <text:p>drea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string" table:style-name="ce3">
            <text:p>foun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string" table:style-name="ce3">
            <text:p>himself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string" table:style-name="ce3">
            <text:p>transform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3">
            <text:p>be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string" table:style-name="ce3">
            <text:p>in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3">
            <text:p>horrib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string" table:style-name="ce3">
            <text:p>vermi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string" table:style-name="ce3">
            <text:p>lay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string" table:style-name="ce3">
            <text:p>bac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string" table:style-name="ce3">
            <text:p>i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string" table:style-name="ce3">
            <text:p>lift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string" table:style-name="ce3">
            <text:p>hea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string" table:style-name="ce3">
            <text:p>litt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string" table:style-name="ce3">
            <text:p>could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string" table:style-name="ce3">
            <text:p>se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string" table:style-name="ce3">
            <text:p>brow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string" table:style-name="ce3">
            <text:p>bell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string" table:style-name="ce3">
            <text:p>slight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string" table:style-name="ce3">
            <text:p>dome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string" table:style-name="ce3">
            <text:p>divid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string" table:style-name="ce3">
            <text:p>arch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string" table:style-name="ce3">
            <text:p>in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string" table:style-name="ce3">
            <text:p>stiff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string" table:style-name="ce3">
            <text:p>sec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string" table:style-name="ce3">
            <text:p>bedd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string" table:style-name="ce3">
            <text:p>hard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string" table:style-name="ce3">
            <text:p>ab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string" table:style-name="ce3">
            <text:p>cover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string" table:style-name="ce3">
            <text:p>seem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string" table:style-name="ce3">
            <text:p>read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string" table:style-name="ce3">
            <text:p>slid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string" table:style-name="ce3">
            <text:p>off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string" table:style-name="ce3">
            <text:p>any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string" table:style-name="ce3">
            <text:p>mom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string" table:style-name="ce3">
            <text:p>man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string" table:style-name="ce3">
            <text:p>leg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string" table:style-name="ce3">
            <text:p>pitiful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string" table:style-name="ce3">
            <text:p>thi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string" table:style-name="ce3">
            <text:p>compar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string" table:style-name="ce3">
            <text:p>siz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string" table:style-name="ce3">
            <text:p>res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string" table:style-name="ce3">
            <text:p>him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string" table:style-name="ce3">
            <text:p>wav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string" table:style-name="ce3">
            <text:p>abou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string" table:style-name="ce3">
            <text:p>helpless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string" table:style-name="ce3">
            <text:p>look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string" table:style-name="ce3">
            <text:p>What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string" table:style-name="ce3">
            <text:p>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string" table:style-name="ce3">
            <text:p>happen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string" table:style-name="ce3">
            <text:p>m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string" table:style-name="ce3">
            <text:p>thought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string" table:style-name="ce3">
            <text:p>n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string" table:style-name="ce3">
            <text:p>drea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string" table:style-name="ce3">
            <text:p>roo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string" table:style-name="ce3">
            <text:p>prope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string" table:style-name="ce3">
            <text:p>huma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string" table:style-name="ce3">
            <text:p>roo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string" table:style-name="ce3">
            <text:p>althoug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string" table:style-name="ce3">
            <text:p>litt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string" table:style-name="ce3">
            <text:p>too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string" table:style-name="ce3">
            <text:p>smal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string" table:style-name="ce3">
            <text:p>lay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string" table:style-name="ce3">
            <text:p>peaceful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string" table:style-name="ce3">
            <text:p>betwee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string" table:style-name="ce3">
            <text:p>it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string" table:style-name="ce3">
            <text:p>four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string" table:style-name="ce3">
            <text:p>familia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string" table:style-name="ce3">
            <text:p>wal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string" table:style-name="ce3">
            <text:p>collec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string" table:style-name="ce3">
            <text:p>texti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string" table:style-name="ce3">
            <text:p>sampl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string" table:style-name="ce3">
            <text:p>lay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string" table:style-name="ce3">
            <text:p>sprea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string" table:style-name="ce3">
            <text:p>out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string" table:style-name="ce3">
            <text:p>tabl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string" table:style-name="ce3">
            <text:p>Sams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string" table:style-name="ce3">
            <text:p>travelli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string" table:style-name="ce3">
            <text:p>salesma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string" table:style-name="ce3">
            <text:p>abov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string" table:style-name="ce3">
            <text:p>there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string" table:style-name="ce3">
            <text:p>hung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string" table:style-name="ce3">
            <text:p>pictu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string" table:style-name="ce3">
            <text:p>recent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string" table:style-name="ce3">
            <text:p>cut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string" table:style-name="ce3">
            <text:p>out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3">
            <text:p>illustrate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string" table:style-name="ce3">
            <text:p>magazin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string" table:style-name="ce3">
            <text:p>hou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string" table:style-name="ce3">
            <text:p>nic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string" table:style-name="ce3">
            <text:p>gilde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string" table:style-name="ce3">
            <text:p>fram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3">
            <text:p>show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string" table:style-name="ce3">
            <text:p>lad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string" table:style-name="ce3">
            <text:p>fit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string" table:style-name="ce3">
            <text:p>out</text:p>
          </table:table-cell>
          <table:table-cell office:value-type="string" table:style-name="ce2">
            <text:p>RP</text:p>
          </table:table-cell>
          <table:table-cell table:number-columns-repeated="16381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string" table:style-name="ce3">
            <text:p>fu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string" table:style-name="ce3">
            <text:p>ha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string" table:style-name="ce3">
            <text:p>fu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string" table:style-name="ce3">
            <text:p>bo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string" table:style-name="ce3">
            <text:p>who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string" table:style-name="ce3">
            <text:p>sat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string" table:style-name="ce3">
            <text:p>uprigh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string" table:style-name="ce3">
            <text:p>rais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string" table:style-name="ce3">
            <text:p>heav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string" table:style-name="ce3">
            <text:p>fu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string" table:style-name="ce3">
            <text:p>muff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string" table:style-name="ce3">
            <text:p>cover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string" table:style-name="ce3">
            <text:p>whol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string" table:style-name="ce3">
            <text:p>lowe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string" table:style-name="ce3">
            <text:p>ar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string" table:style-name="ce3">
            <text:p>toward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string" table:style-name="ce3">
            <text:p>view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string" table:style-name="ce3">
            <text:p>Gregor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string" table:style-name="ce3">
            <text:p>then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string" table:style-name="ce3">
            <text:p>turn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string" table:style-name="ce3">
            <text:p>look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string" table:style-name="ce3">
            <text:p>out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string" table:style-name="ce3">
            <text:p>window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string" table:style-name="ce3">
            <text:p>dul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string" table:style-name="ce3">
            <text:p>weath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string" table:style-name="ce3">
            <text:p>yea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string" table:style-name="ce3">
            <text:p>Ou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string" table:style-name="ce3">
            <text:p>Lord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string" table:style-name="ce3">
            <text:p>one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string" table:style-name="ce3">
            <text:p>thousand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string" table:style-name="ce3">
            <text:p>seven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string" table:style-name="ce3">
            <text:p>hundred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string" table:style-name="ce3">
            <text:p>Spirit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string" table:style-name="ce3">
            <text:p>revela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string" table:style-name="ce3">
            <text:p>were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string" table:style-name="ce3">
            <text:p>conced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string" table:style-name="ce3">
            <text:p>England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string" table:style-name="ce3">
            <text:p>favoure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string" table:style-name="ce3">
            <text:p>perio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string" table:style-name="ce3">
            <text:p>Mr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string" table:style-name="ce3">
            <text:p>Southcott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string" table:style-name="ce3">
            <text:p>recent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string" table:style-name="ce3">
            <text:p>attain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string" table:style-name="ce3">
            <text:p>blesse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string" table:style-name="ce3">
            <text:p>birthda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string" table:style-name="ce3">
            <text:p>whom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string" table:style-name="ce3">
            <text:p>prophet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string" table:style-name="ce3">
            <text:p>privat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string" table:style-name="ce3">
            <text:p>Lif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string" table:style-name="ce3">
            <text:p>Guard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string" table:style-name="ce3">
            <text:p>herald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string" table:style-name="ce3">
            <text:p>sublim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string" table:style-name="ce3">
            <text:p>appeara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string" table:style-name="ce3">
            <text:p>announc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string" table:style-name="ce3">
            <text:p>arrangemen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string" table:style-name="ce3">
            <text:p>were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string" table:style-name="ce3">
            <text:p>made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string" table:style-name="ce3">
            <text:p>swallow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string" table:style-name="ce3">
            <text:p>up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string" table:style-name="ce3">
            <text:p>Londo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string" table:style-name="ce3">
            <text:p>Westminster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string" table:style-name="ce3">
            <text:p>Even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string" table:style-name="ce3">
            <text:p>ghos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string" table:style-name="ce3">
            <text:p>lai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string" table:style-name="ce3">
            <text:p>on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string" table:style-name="ce3">
            <text:p>roun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string" table:style-name="ce3">
            <text:p>doze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string" table:style-name="ce3">
            <text:p>yea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string" table:style-name="ce3">
            <text:p>afte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string" table:style-name="ce3">
            <text:p>rapp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string" table:style-name="ce3">
            <text:p>out</text:p>
          </table:table-cell>
          <table:table-cell office:value-type="string" table:style-name="ce2">
            <text:p>RP</text:p>
          </table:table-cell>
          <table:table-cell table:number-columns-repeated="16381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string" table:style-name="ce3">
            <text:p>it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string" table:style-name="ce3">
            <text:p>messag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string" table:style-name="ce3">
            <text:p>spiri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string" table:style-name="ce3">
            <text:p>ver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string" table:style-name="ce3">
            <text:p>yea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string" table:style-name="ce3">
            <text:p>las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string" table:style-name="ce3">
            <text:p>pas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string" table:style-name="ce3">
            <text:p>supernatural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string" table:style-name="ce3">
            <text:p>defici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string" table:style-name="ce3">
            <text:p>original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string" table:style-name="ce3">
            <text:p>rapp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string" table:style-name="ce3">
            <text:p>ou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string" table:style-name="ce3">
            <text:p>theirs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string" table:style-name="ce3">
            <text:p>Mer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string" table:style-name="ce3">
            <text:p>messag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string" table:style-name="ce3">
            <text:p>earthl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301" table:style-name="ce1">
            <text:p>2301</text:p>
          </table:table-cell>
          <table:table-cell office:value-type="string" table:style-name="ce3">
            <text:p>ord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302" table:style-name="ce1">
            <text:p>230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303" table:style-name="ce1">
            <text:p>2303</text:p>
          </table:table-cell>
          <table:table-cell office:value-type="string" table:style-name="ce3">
            <text:p>even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304" table:style-name="ce1">
            <text:p>2304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305" table:style-name="ce1">
            <text:p>2305</text:p>
          </table:table-cell>
          <table:table-cell office:value-type="string" table:style-name="ce3">
            <text:p>late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306" table:style-name="ce1">
            <text:p>2306</text:p>
          </table:table-cell>
          <table:table-cell office:value-type="string" table:style-name="ce3">
            <text:p>com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307" table:style-name="ce1">
            <text:p>2307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308" table:style-name="ce1">
            <text:p>230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309" table:style-name="ce1">
            <text:p>2309</text:p>
          </table:table-cell>
          <table:table-cell office:value-type="string" table:style-name="ce3">
            <text:p>English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310" table:style-name="ce1">
            <text:p>2310</text:p>
          </table:table-cell>
          <table:table-cell office:value-type="string" table:style-name="ce3">
            <text:p>Crow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311" table:style-name="ce1">
            <text:p>2311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312" table:style-name="ce1">
            <text:p>2312</text:p>
          </table:table-cell>
          <table:table-cell office:value-type="string" table:style-name="ce3">
            <text:p>People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313" table:style-name="ce1">
            <text:p>2313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314" table:style-name="ce1">
            <text:p>2314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315" table:style-name="ce1">
            <text:p>2315</text:p>
          </table:table-cell>
          <table:table-cell office:value-type="string" table:style-name="ce3">
            <text:p>congr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316" table:style-name="ce1">
            <text:p>231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317" table:style-name="ce1">
            <text:p>2317</text:p>
          </table:table-cell>
          <table:table-cell office:value-type="string" table:style-name="ce3">
            <text:p>British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318" table:style-name="ce1">
            <text:p>2318</text:p>
          </table:table-cell>
          <table:table-cell office:value-type="string" table:style-name="ce3">
            <text:p>subjec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319" table:style-name="ce1">
            <text:p>2319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320" table:style-name="ce1">
            <text:p>2320</text:p>
          </table:table-cell>
          <table:table-cell office:value-type="string" table:style-name="ce3">
            <text:p>Americ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321" table:style-name="ce1">
            <text:p>2321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2322" table:style-name="ce1">
            <text:p>2322</text:p>
          </table:table-cell>
          <table:table-cell office:value-type="string" table:style-name="ce3">
            <text:p>strang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323" table:style-name="ce1">
            <text:p>2323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324" table:style-name="ce1">
            <text:p>2324</text:p>
          </table:table-cell>
          <table:table-cell office:value-type="string" table:style-name="ce3">
            <text:p>relat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325" table:style-name="ce1">
            <text:p>2325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2326" table:style-name="ce1">
            <text:p>2326</text:p>
          </table:table-cell>
          <table:table-cell office:value-type="string" table:style-name="ce3">
            <text:p>prov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327" table:style-name="ce1">
            <text:p>2327</text:p>
          </table:table-cell>
          <table:table-cell office:value-type="string" table:style-name="ce3">
            <text:p>more</text:p>
          </table:table-cell>
          <table:table-cell office:value-type="string" table:style-name="ce2">
            <text:p>RBR</text:p>
          </table:table-cell>
          <table:table-cell table:number-columns-repeated="16381"/>
        </table:table-row>
        <table:table-row table:style-name="ro1">
          <table:table-cell office:value-type="float" office:value="2328" table:style-name="ce1">
            <text:p>2328</text:p>
          </table:table-cell>
          <table:table-cell office:value-type="string" table:style-name="ce3">
            <text:p>importa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329" table:style-name="ce1">
            <text:p>2329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330" table:style-name="ce1">
            <text:p>233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331" table:style-name="ce1">
            <text:p>2331</text:p>
          </table:table-cell>
          <table:table-cell office:value-type="string" table:style-name="ce3">
            <text:p>huma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332" table:style-name="ce1">
            <text:p>2332</text:p>
          </table:table-cell>
          <table:table-cell office:value-type="string" table:style-name="ce3">
            <text:p>ra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333" table:style-name="ce1">
            <text:p>2333</text:p>
          </table:table-cell>
          <table:table-cell office:value-type="string" table:style-name="ce3">
            <text:p>tha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334" table:style-name="ce1">
            <text:p>2334</text:p>
          </table:table-cell>
          <table:table-cell office:value-type="string" table:style-name="ce3">
            <text:p>any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335" table:style-name="ce1">
            <text:p>2335</text:p>
          </table:table-cell>
          <table:table-cell office:value-type="string" table:style-name="ce3">
            <text:p>communica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336" table:style-name="ce1">
            <text:p>2336</text:p>
          </table:table-cell>
          <table:table-cell office:value-type="string" table:style-name="ce3">
            <text:p>ye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337" table:style-name="ce1">
            <text:p>2337</text:p>
          </table:table-cell>
          <table:table-cell office:value-type="string" table:style-name="ce3">
            <text:p>receiv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338" table:style-name="ce1">
            <text:p>2338</text:p>
          </table:table-cell>
          <table:table-cell office:value-type="string" table:style-name="ce3">
            <text:p>throug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339" table:style-name="ce1">
            <text:p>2339</text:p>
          </table:table-cell>
          <table:table-cell office:value-type="string" table:style-name="ce3">
            <text:p>any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340" table:style-name="ce1">
            <text:p>234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341" table:style-name="ce1">
            <text:p>234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342" table:style-name="ce1">
            <text:p>2342</text:p>
          </table:table-cell>
          <table:table-cell office:value-type="string" table:style-name="ce3">
            <text:p>chicke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343" table:style-name="ce1">
            <text:p>234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344" table:style-name="ce1">
            <text:p>234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345" table:style-name="ce1">
            <text:p>2345</text:p>
          </table:table-cell>
          <table:table-cell office:value-type="string" table:style-name="ce3">
            <text:p>broo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346" table:style-name="ce1">
            <text:p>2346</text:p>
          </table:table-cell>
          <table:table-cell office:value-type="string" table:style-name="ce3">
            <text:p>Franc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347" table:style-name="ce1">
            <text:p>2347</text:p>
          </table:table-cell>
          <table:table-cell office:value-type="string" table:style-name="ce3">
            <text:p>less</text:p>
          </table:table-cell>
          <table:table-cell office:value-type="string" table:style-name="ce2">
            <text:p>JJR</text:p>
          </table:table-cell>
          <table:table-cell table:number-columns-repeated="16381"/>
        </table:table-row>
        <table:table-row table:style-name="ro1">
          <table:table-cell office:value-type="float" office:value="2348" table:style-name="ce1">
            <text:p>2348</text:p>
          </table:table-cell>
          <table:table-cell office:value-type="string" table:style-name="ce3">
            <text:p>favour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349" table:style-name="ce1">
            <text:p>2349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350" table:style-name="ce1">
            <text:p>235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351" table:style-name="ce1">
            <text:p>2351</text:p>
          </table:table-cell>
          <table:table-cell office:value-type="string" table:style-name="ce3">
            <text:p>who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352" table:style-name="ce1">
            <text:p>2352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353" table:style-name="ce1">
            <text:p>2353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354" table:style-name="ce1">
            <text:p>2354</text:p>
          </table:table-cell>
          <table:table-cell office:value-type="string" table:style-name="ce3">
            <text:p>matt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355" table:style-name="ce1">
            <text:p>2355</text:p>
          </table:table-cell>
          <table:table-cell office:value-type="string" table:style-name="ce3">
            <text:p>spirit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356" table:style-name="ce1">
            <text:p>2356</text:p>
          </table:table-cell>
          <table:table-cell office:value-type="string" table:style-name="ce3">
            <text:p>tha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357" table:style-name="ce1">
            <text:p>2357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358" table:style-name="ce1">
            <text:p>2358</text:p>
          </table:table-cell>
          <table:table-cell office:value-type="string" table:style-name="ce3">
            <text:p>sist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359" table:style-name="ce1">
            <text:p>235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360" table:style-name="ce1">
            <text:p>236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361" table:style-name="ce1">
            <text:p>2361</text:p>
          </table:table-cell>
          <table:table-cell office:value-type="string" table:style-name="ce3">
            <text:p>shiel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362" table:style-name="ce1">
            <text:p>2362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363" table:style-name="ce1">
            <text:p>2363</text:p>
          </table:table-cell>
          <table:table-cell office:value-type="string" table:style-name="ce3">
            <text:p>trid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364" table:style-name="ce1">
            <text:p>2364</text:p>
          </table:table-cell>
          <table:table-cell office:value-type="string" table:style-name="ce3">
            <text:p>roll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365" table:style-name="ce1">
            <text:p>2365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366" table:style-name="ce1">
            <text:p>2366</text:p>
          </table:table-cell>
          <table:table-cell office:value-type="string" table:style-name="ce3">
            <text:p>exceed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2367" table:style-name="ce1">
            <text:p>2367</text:p>
          </table:table-cell>
          <table:table-cell office:value-type="string" table:style-name="ce3">
            <text:p>smoothnes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368" table:style-name="ce1">
            <text:p>2368</text:p>
          </table:table-cell>
          <table:table-cell office:value-type="string" table:style-name="ce3">
            <text:p>dow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369" table:style-name="ce1">
            <text:p>2369</text:p>
          </table:table-cell>
          <table:table-cell office:value-type="string" table:style-name="ce3">
            <text:p>hil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370" table:style-name="ce1">
            <text:p>2370</text:p>
          </table:table-cell>
          <table:table-cell office:value-type="string" table:style-name="ce3">
            <text:p>mak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2371" table:style-name="ce1">
            <text:p>2371</text:p>
          </table:table-cell>
          <table:table-cell office:value-type="string" table:style-name="ce3">
            <text:p>pap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372" table:style-name="ce1">
            <text:p>2372</text:p>
          </table:table-cell>
          <table:table-cell office:value-type="string" table:style-name="ce3">
            <text:p>mone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373" table:style-name="ce1">
            <text:p>2373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374" table:style-name="ce1">
            <text:p>2374</text:p>
          </table:table-cell>
          <table:table-cell office:value-type="string" table:style-name="ce3">
            <text:p>spend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2375" table:style-name="ce1">
            <text:p>2375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376" table:style-name="ce1">
            <text:p>2376</text:p>
          </table:table-cell>
          <table:table-cell office:value-type="string" table:style-name="ce3">
            <text:p>Unde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377" table:style-name="ce1">
            <text:p>237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378" table:style-name="ce1">
            <text:p>2378</text:p>
          </table:table-cell>
          <table:table-cell office:value-type="string" table:style-name="ce3">
            <text:p>guida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379" table:style-name="ce1">
            <text:p>237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380" table:style-name="ce1">
            <text:p>2380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381" table:style-name="ce1">
            <text:p>2381</text:p>
          </table:table-cell>
          <table:table-cell office:value-type="string" table:style-name="ce3">
            <text:p>Christia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382" table:style-name="ce1">
            <text:p>2382</text:p>
          </table:table-cell>
          <table:table-cell office:value-type="string" table:style-name="ce3">
            <text:p>pasto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383" table:style-name="ce1">
            <text:p>2383</text:p>
          </table:table-cell>
          <table:table-cell office:value-type="string" table:style-name="ce3">
            <text:p>s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384" table:style-name="ce1">
            <text:p>2384</text:p>
          </table:table-cell>
          <table:table-cell office:value-type="string" table:style-name="ce3">
            <text:p>entertain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385" table:style-name="ce1">
            <text:p>2385</text:p>
          </table:table-cell>
          <table:table-cell office:value-type="string" table:style-name="ce3">
            <text:p>herself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386" table:style-name="ce1">
            <text:p>2386</text:p>
          </table:table-cell>
          <table:table-cell office:value-type="string" table:style-name="ce3">
            <text:p>beside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387" table:style-name="ce1">
            <text:p>2387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388" table:style-name="ce1">
            <text:p>2388</text:p>
          </table:table-cell>
          <table:table-cell office:value-type="string" table:style-name="ce3">
            <text:p>such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389" table:style-name="ce1">
            <text:p>2389</text:p>
          </table:table-cell>
          <table:table-cell office:value-type="string" table:style-name="ce3">
            <text:p>human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390" table:style-name="ce1">
            <text:p>2390</text:p>
          </table:table-cell>
          <table:table-cell office:value-type="string" table:style-name="ce3">
            <text:p>achievemen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391" table:style-name="ce1">
            <text:p>2391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392" table:style-name="ce1">
            <text:p>2392</text:p>
          </table:table-cell>
          <table:table-cell office:value-type="string" table:style-name="ce3">
            <text:p>sentenc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2393" table:style-name="ce1">
            <text:p>2393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394" table:style-name="ce1">
            <text:p>2394</text:p>
          </table:table-cell>
          <table:table-cell office:value-type="string" table:style-name="ce3">
            <text:p>yout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395" table:style-name="ce1">
            <text:p>2395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396" table:style-name="ce1">
            <text:p>2396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397" table:style-name="ce1">
            <text:p>2397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398" table:style-name="ce1">
            <text:p>2398</text:p>
          </table:table-cell>
          <table:table-cell office:value-type="string" table:style-name="ce3">
            <text:p>han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399" table:style-name="ce1">
            <text:p>2399</text:p>
          </table:table-cell>
          <table:table-cell office:value-type="string" table:style-name="ce3">
            <text:p>cut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string" table:style-name="ce3">
            <text:p>off</text:p>
          </table:table-cell>
          <table:table-cell office:value-type="string" table:style-name="ce2">
            <text:p>RP</text:p>
          </table:table-cell>
          <table:table-cell table:number-columns-repeated="16381"/>
        </table:table-row>
        <table:table-row table:style-name="ro1">
          <table:table-cell office:value-type="float" office:value="2401" table:style-name="ce1">
            <text:p>2401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402" table:style-name="ce1">
            <text:p>2402</text:p>
          </table:table-cell>
          <table:table-cell office:value-type="string" table:style-name="ce3">
            <text:p>tongu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403" table:style-name="ce1">
            <text:p>2403</text:p>
          </table:table-cell>
          <table:table-cell office:value-type="string" table:style-name="ce3">
            <text:p>tor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404" table:style-name="ce1">
            <text:p>2404</text:p>
          </table:table-cell>
          <table:table-cell office:value-type="string" table:style-name="ce3">
            <text:p>ou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405" table:style-name="ce1">
            <text:p>2405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406" table:style-name="ce1">
            <text:p>2406</text:p>
          </table:table-cell>
          <table:table-cell office:value-type="string" table:style-name="ce3">
            <text:p>pinc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407" table:style-name="ce1">
            <text:p>2407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408" table:style-name="ce1">
            <text:p>2408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409" table:style-name="ce1">
            <text:p>2409</text:p>
          </table:table-cell>
          <table:table-cell office:value-type="string" table:style-name="ce3">
            <text:p>bod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410" table:style-name="ce1">
            <text:p>2410</text:p>
          </table:table-cell>
          <table:table-cell office:value-type="string" table:style-name="ce3">
            <text:p>burn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411" table:style-name="ce1">
            <text:p>2411</text:p>
          </table:table-cell>
          <table:table-cell office:value-type="string" table:style-name="ce3">
            <text:p>aliv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412" table:style-name="ce1">
            <text:p>2412</text:p>
          </table:table-cell>
          <table:table-cell office:value-type="string" table:style-name="ce3">
            <text:p>becaus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413" table:style-name="ce1">
            <text:p>2413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414" table:style-name="ce1">
            <text:p>2414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415" table:style-name="ce1">
            <text:p>2415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416" table:style-name="ce1">
            <text:p>2416</text:p>
          </table:table-cell>
          <table:table-cell office:value-type="string" table:style-name="ce3">
            <text:p>kneel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417" table:style-name="ce1">
            <text:p>2417</text:p>
          </table:table-cell>
          <table:table-cell office:value-type="string" table:style-name="ce3">
            <text:p>down</text:p>
          </table:table-cell>
          <table:table-cell office:value-type="string" table:style-name="ce2">
            <text:p>RP</text:p>
          </table:table-cell>
          <table:table-cell table:number-columns-repeated="16381"/>
        </table:table-row>
        <table:table-row table:style-name="ro1">
          <table:table-cell office:value-type="float" office:value="2418" table:style-name="ce1">
            <text:p>2418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419" table:style-name="ce1">
            <text:p>241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420" table:style-name="ce1">
            <text:p>2420</text:p>
          </table:table-cell>
          <table:table-cell office:value-type="string" table:style-name="ce3">
            <text:p>rai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421" table:style-name="ce1">
            <text:p>2421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422" table:style-name="ce1">
            <text:p>2422</text:p>
          </table:table-cell>
          <table:table-cell office:value-type="string" table:style-name="ce3">
            <text:p>do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423" table:style-name="ce1">
            <text:p>2423</text:p>
          </table:table-cell>
          <table:table-cell office:value-type="string" table:style-name="ce3">
            <text:p>honou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424" table:style-name="ce1">
            <text:p>2424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425" table:style-name="ce1">
            <text:p>2425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426" table:style-name="ce1">
            <text:p>2426</text:p>
          </table:table-cell>
          <table:table-cell office:value-type="string" table:style-name="ce3">
            <text:p>dirt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427" table:style-name="ce1">
            <text:p>2427</text:p>
          </table:table-cell>
          <table:table-cell office:value-type="string" table:style-name="ce3">
            <text:p>process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428" table:style-name="ce1">
            <text:p>2428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429" table:style-name="ce1">
            <text:p>2429</text:p>
          </table:table-cell>
          <table:table-cell office:value-type="string" table:style-name="ce3">
            <text:p>monk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430" table:style-name="ce1">
            <text:p>2430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2431" table:style-name="ce1">
            <text:p>2431</text:p>
          </table:table-cell>
          <table:table-cell office:value-type="string" table:style-name="ce3">
            <text:p>pass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432" table:style-name="ce1">
            <text:p>2432</text:p>
          </table:table-cell>
          <table:table-cell office:value-type="string" table:style-name="ce3">
            <text:p>with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433" table:style-name="ce1">
            <text:p>2433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434" table:style-name="ce1">
            <text:p>2434</text:p>
          </table:table-cell>
          <table:table-cell office:value-type="string" table:style-name="ce3">
            <text:p>view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435" table:style-name="ce1">
            <text:p>2435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436" table:style-name="ce1">
            <text:p>2436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437" table:style-name="ce1">
            <text:p>2437</text:p>
          </table:table-cell>
          <table:table-cell office:value-type="string" table:style-name="ce3">
            <text:p>dista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438" table:style-name="ce1">
            <text:p>2438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439" table:style-name="ce1">
            <text:p>2439</text:p>
          </table:table-cell>
          <table:table-cell office:value-type="string" table:style-name="ce3">
            <text:p>som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440" table:style-name="ce1">
            <text:p>2440</text:p>
          </table:table-cell>
          <table:table-cell office:value-type="string" table:style-name="ce3">
            <text:p>fifty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2441" table:style-name="ce1">
            <text:p>2441</text:p>
          </table:table-cell>
          <table:table-cell office:value-type="string" table:style-name="ce3">
            <text:p>or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442" table:style-name="ce1">
            <text:p>2442</text:p>
          </table:table-cell>
          <table:table-cell office:value-type="string" table:style-name="ce3">
            <text:p>sixty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2443" table:style-name="ce1">
            <text:p>2443</text:p>
          </table:table-cell>
          <table:table-cell office:value-type="string" table:style-name="ce3">
            <text:p>yar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444" table:style-name="ce1">
            <text:p>2444</text:p>
          </table:table-cell>
          <table:table-cell office:value-type="string" table:style-name="ce3">
            <text:p>Well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2445" table:style-name="ce1">
            <text:p>2445</text:p>
          </table:table-cell>
          <table:table-cell office:value-type="string" table:style-name="ce3">
            <text:p>then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446" table:style-name="ce1">
            <text:p>244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447" table:style-name="ce1">
            <text:p>2447</text:p>
          </table:table-cell>
          <table:table-cell office:value-type="string" table:style-name="ce3">
            <text:p>ol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448" table:style-name="ce1">
            <text:p>2448</text:p>
          </table:table-cell>
          <table:table-cell office:value-type="string" table:style-name="ce3">
            <text:p>thingcommenced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2449" table:style-name="ce1">
            <text:p>2449</text:p>
          </table:table-cell>
          <table:table-cell office:value-type="string" table:style-name="ce3">
            <text:p>again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450" table:style-name="ce1">
            <text:p>245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451" table:style-name="ce1">
            <text:p>2451</text:p>
          </table:table-cell>
          <table:table-cell office:value-type="string" table:style-name="ce3">
            <text:p>widow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452" table:style-name="ce1">
            <text:p>2452</text:p>
          </table:table-cell>
          <table:table-cell office:value-type="string" table:style-name="ce3">
            <text:p>rung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453" table:style-name="ce1">
            <text:p>2453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454" table:style-name="ce1">
            <text:p>2454</text:p>
          </table:table-cell>
          <table:table-cell office:value-type="string" table:style-name="ce3">
            <text:p>bel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455" table:style-name="ce1">
            <text:p>2455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456" table:style-name="ce1">
            <text:p>2456</text:p>
          </table:table-cell>
          <table:table-cell office:value-type="string" table:style-name="ce3">
            <text:p>supp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457" table:style-name="ce1">
            <text:p>2457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458" table:style-name="ce1">
            <text:p>2458</text:p>
          </table:table-cell>
          <table:table-cell office:value-type="string" table:style-name="ce3">
            <text:p>you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459" table:style-name="ce1">
            <text:p>2459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460" table:style-name="ce1">
            <text:p>2460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461" table:style-name="ce1">
            <text:p>2461</text:p>
          </table:table-cell>
          <table:table-cell office:value-type="string" table:style-name="ce3">
            <text:p>cometo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2462" table:style-name="ce1">
            <text:p>2462</text:p>
          </table:table-cell>
          <table:table-cell office:value-type="string" table:style-name="ce3">
            <text:p>tim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463" table:style-name="ce1">
            <text:p>2463</text:p>
          </table:table-cell>
          <table:table-cell office:value-type="string" table:style-name="ce3">
            <text:p>When</text:p>
          </table:table-cell>
          <table:table-cell office:value-type="string" table:style-name="ce2">
            <text:p>WRB</text:p>
          </table:table-cell>
          <table:table-cell table:number-columns-repeated="16381"/>
        </table:table-row>
        <table:table-row table:style-name="ro1">
          <table:table-cell office:value-type="float" office:value="2464" table:style-name="ce1">
            <text:p>2464</text:p>
          </table:table-cell>
          <table:table-cell office:value-type="string" table:style-name="ce3">
            <text:p>you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465" table:style-name="ce1">
            <text:p>2465</text:p>
          </table:table-cell>
          <table:table-cell office:value-type="string" table:style-name="ce3">
            <text:p>got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466" table:style-name="ce1">
            <text:p>2466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467" table:style-name="ce1">
            <text:p>246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468" table:style-name="ce1">
            <text:p>2468</text:p>
          </table:table-cell>
          <table:table-cell office:value-type="string" table:style-name="ce3">
            <text:p>tabl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469" table:style-name="ce1">
            <text:p>2469</text:p>
          </table:table-cell>
          <table:table-cell office:value-type="string" table:style-name="ce3">
            <text:p>you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470" table:style-name="ce1">
            <text:p>2470</text:p>
          </table:table-cell>
          <table:table-cell office:value-type="string" table:style-name="ce3">
            <text:p>could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2471" table:style-name="ce1">
            <text:p>2471</text:p>
          </table:table-cell>
          <table:table-cell office:value-type="string" table:style-name="ce3">
            <text:p>n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472" table:style-name="ce1">
            <text:p>2472</text:p>
          </table:table-cell>
          <table:table-cell office:value-type="string" table:style-name="ce3">
            <text:p>go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473" table:style-name="ce1">
            <text:p>2473</text:p>
          </table:table-cell>
          <table:table-cell office:value-type="string" table:style-name="ce3">
            <text:p>righ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474" table:style-name="ce1">
            <text:p>2474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475" table:style-name="ce1">
            <text:p>2475</text:p>
          </table:table-cell>
          <table:table-cell office:value-type="string" table:style-name="ce3">
            <text:p>eat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476" table:style-name="ce1">
            <text:p>2476</text:p>
          </table:table-cell>
          <table:table-cell office:value-type="string" table:style-name="ce3">
            <text:p>butyou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2477" table:style-name="ce1">
            <text:p>2477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478" table:style-name="ce1">
            <text:p>2478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479" table:style-name="ce1">
            <text:p>2479</text:p>
          </table:table-cell>
          <table:table-cell office:value-type="string" table:style-name="ce3">
            <text:p>wait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480" table:style-name="ce1">
            <text:p>2480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481" table:style-name="ce1">
            <text:p>248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482" table:style-name="ce1">
            <text:p>2482</text:p>
          </table:table-cell>
          <table:table-cell office:value-type="string" table:style-name="ce3">
            <text:p>widow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483" table:style-name="ce1">
            <text:p>2483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484" table:style-name="ce1">
            <text:p>2484</text:p>
          </table:table-cell>
          <table:table-cell office:value-type="string" table:style-name="ce3">
            <text:p>tuck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485" table:style-name="ce1">
            <text:p>2485</text:p>
          </table:table-cell>
          <table:table-cell office:value-type="string" table:style-name="ce3">
            <text:p>down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486" table:style-name="ce1">
            <text:p>2486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487" table:style-name="ce1">
            <text:p>2487</text:p>
          </table:table-cell>
          <table:table-cell office:value-type="string" table:style-name="ce3">
            <text:p>hea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488" table:style-name="ce1">
            <text:p>248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489" table:style-name="ce1">
            <text:p>2489</text:p>
          </table:table-cell>
          <table:table-cell office:value-type="string" table:style-name="ce3">
            <text:p>grumbl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490" table:style-name="ce1">
            <text:p>2490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491" table:style-name="ce1">
            <text:p>2491</text:p>
          </table:table-cell>
          <table:table-cell office:value-type="string" table:style-name="ce3">
            <text:p>littleover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2492" table:style-name="ce1">
            <text:p>249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493" table:style-name="ce1">
            <text:p>2493</text:p>
          </table:table-cell>
          <table:table-cell office:value-type="string" table:style-name="ce3">
            <text:p>victua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494" table:style-name="ce1">
            <text:p>2494</text:p>
          </table:table-cell>
          <table:table-cell office:value-type="string" table:style-name="ce3">
            <text:p>though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495" table:style-name="ce1">
            <text:p>2495</text:p>
          </table:table-cell>
          <table:table-cell office:value-type="string" table:style-name="ce3">
            <text:p>there</text:p>
          </table:table-cell>
          <table:table-cell office:value-type="string" table:style-name="ce2">
            <text:p>EX</text:p>
          </table:table-cell>
          <table:table-cell table:number-columns-repeated="16381"/>
        </table:table-row>
        <table:table-row table:style-name="ro1">
          <table:table-cell office:value-type="float" office:value="2496" table:style-name="ce1">
            <text:p>2496</text:p>
          </table:table-cell>
          <table:table-cell office:value-type="string" table:style-name="ce3">
            <text:p>real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497" table:style-name="ce1">
            <text:p>2497</text:p>
          </table:table-cell>
          <table:table-cell office:value-type="string" table:style-name="ce3">
            <text:p>anyth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498" table:style-name="ce1">
            <text:p>249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499" table:style-name="ce1">
            <text:p>2499</text:p>
          </table:table-cell>
          <table:table-cell office:value-type="string" table:style-name="ce3">
            <text:p>matt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2501" table:style-name="ce1">
            <text:p>2501</text:p>
          </table:table-cell>
          <table:table-cell office:value-type="string" table:style-name="ce3">
            <text:p>noth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502" table:style-name="ce1">
            <text:p>2502</text:p>
          </table:table-cell>
          <table:table-cell office:value-type="string" table:style-name="ce3">
            <text:p>on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503" table:style-name="ce1">
            <text:p>2503</text:p>
          </table:table-cell>
          <table:table-cell office:value-type="string" table:style-name="ce3">
            <text:p>everyth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504" table:style-name="ce1">
            <text:p>2504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505" table:style-name="ce1">
            <text:p>2505</text:p>
          </table:table-cell>
          <table:table-cell office:value-type="string" table:style-name="ce3">
            <text:p>cook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506" table:style-name="ce1">
            <text:p>2506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507" table:style-name="ce1">
            <text:p>2507</text:p>
          </table:table-cell>
          <table:table-cell office:value-type="string" table:style-name="ce3">
            <text:p>itself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508" table:style-name="ce1">
            <text:p>2508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509" table:style-name="ce1">
            <text:p>2509</text:p>
          </table:table-cell>
          <table:table-cell office:value-type="string" table:style-name="ce3">
            <text:p>abarre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510" table:style-name="ce1">
            <text:p>251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511" table:style-name="ce1">
            <text:p>2511</text:p>
          </table:table-cell>
          <table:table-cell office:value-type="string" table:style-name="ce3">
            <text:p>od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512" table:style-name="ce1">
            <text:p>2512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513" table:style-name="ce1">
            <text:p>2513</text:p>
          </table:table-cell>
          <table:table-cell office:value-type="string" table:style-name="ce3">
            <text:p>end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2514" table:style-name="ce1">
            <text:p>2514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515" table:style-name="ce1">
            <text:p>2515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2516" table:style-name="ce1">
            <text:p>2516</text:p>
          </table:table-cell>
          <table:table-cell office:value-type="string" table:style-name="ce3">
            <text:p>differ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517" table:style-name="ce1">
            <text:p>2517</text:p>
          </table:table-cell>
          <table:table-cell office:value-type="string" table:style-name="ce3">
            <text:p>thing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518" table:style-name="ce1">
            <text:p>2518</text:p>
          </table:table-cell>
          <table:table-cell office:value-type="string" table:style-name="ce3">
            <text:p>get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519" table:style-name="ce1">
            <text:p>2519</text:p>
          </table:table-cell>
          <table:table-cell office:value-type="string" table:style-name="ce3">
            <text:p>mix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520" table:style-name="ce1">
            <text:p>2520</text:p>
          </table:table-cell>
          <table:table-cell office:value-type="string" table:style-name="ce3">
            <text:p>up</text:p>
          </table:table-cell>
          <table:table-cell office:value-type="string" table:style-name="ce2">
            <text:p>RP</text:p>
          </table:table-cell>
          <table:table-cell table:number-columns-repeated="16381"/>
        </table:table-row>
        <table:table-row table:style-name="ro1">
          <table:table-cell office:value-type="float" office:value="2521" table:style-name="ce1">
            <text:p>2521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522" table:style-name="ce1">
            <text:p>2522</text:p>
          </table:table-cell>
          <table:table-cell office:value-type="string" table:style-name="ce3">
            <text:p>thejuice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2523" table:style-name="ce1">
            <text:p>2523</text:p>
          </table:table-cell>
          <table:table-cell office:value-type="string" table:style-name="ce3">
            <text:p>kin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524" table:style-name="ce1">
            <text:p>252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525" table:style-name="ce1">
            <text:p>2525</text:p>
          </table:table-cell>
          <table:table-cell office:value-type="string" table:style-name="ce3">
            <text:p>swap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526" table:style-name="ce1">
            <text:p>2526</text:p>
          </table:table-cell>
          <table:table-cell office:value-type="string" table:style-name="ce3">
            <text:p>aroun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527" table:style-name="ce1">
            <text:p>2527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528" table:style-name="ce1">
            <text:p>252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529" table:style-name="ce1">
            <text:p>2529</text:p>
          </table:table-cell>
          <table:table-cell office:value-type="string" table:style-name="ce3">
            <text:p>thing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530" table:style-name="ce1">
            <text:p>2530</text:p>
          </table:table-cell>
          <table:table-cell office:value-type="string" table:style-name="ce3">
            <text:p>go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531" table:style-name="ce1">
            <text:p>2531</text:p>
          </table:table-cell>
          <table:table-cell office:value-type="string" table:style-name="ce3">
            <text:p>better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532" table:style-name="ce1">
            <text:p>2532</text:p>
          </table:table-cell>
          <table:table-cell office:value-type="string" table:style-name="ce3">
            <text:p>Afte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533" table:style-name="ce1">
            <text:p>2533</text:p>
          </table:table-cell>
          <table:table-cell office:value-type="string" table:style-name="ce3">
            <text:p>supp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534" table:style-name="ce1">
            <text:p>2534</text:p>
          </table:table-cell>
          <table:table-cell office:value-type="string" table:style-name="ce3">
            <text:p>s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535" table:style-name="ce1">
            <text:p>2535</text:p>
          </table:table-cell>
          <table:table-cell office:value-type="string" table:style-name="ce3">
            <text:p>got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536" table:style-name="ce1">
            <text:p>2536</text:p>
          </table:table-cell>
          <table:table-cell office:value-type="string" table:style-name="ce3">
            <text:p>out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2537" table:style-name="ce1">
            <text:p>2537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538" table:style-name="ce1">
            <text:p>2538</text:p>
          </table:table-cell>
          <table:table-cell office:value-type="string" table:style-name="ce3">
            <text:p>boo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539" table:style-name="ce1">
            <text:p>2539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540" table:style-name="ce1">
            <text:p>2540</text:p>
          </table:table-cell>
          <table:table-cell office:value-type="string" table:style-name="ce3">
            <text:p>learn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541" table:style-name="ce1">
            <text:p>2541</text:p>
          </table:table-cell>
          <table:table-cell office:value-type="string" table:style-name="ce3">
            <text:p>m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542" table:style-name="ce1">
            <text:p>2542</text:p>
          </table:table-cell>
          <table:table-cell office:value-type="string" table:style-name="ce3">
            <text:p>abou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543" table:style-name="ce1">
            <text:p>2543</text:p>
          </table:table-cell>
          <table:table-cell office:value-type="string" table:style-name="ce3">
            <text:p>Mose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544" table:style-name="ce1">
            <text:p>2544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545" table:style-name="ce1">
            <text:p>2545</text:p>
          </table:table-cell>
          <table:table-cell office:value-type="string" table:style-name="ce3">
            <text:p>theBulrush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546" table:style-name="ce1">
            <text:p>2546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547" table:style-name="ce1">
            <text:p>2547</text:p>
          </table:table-cell>
          <table:table-cell office:value-type="string" table:style-name="ce3">
            <text:p>I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548" table:style-name="ce1">
            <text:p>2548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549" table:style-name="ce1">
            <text:p>2549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550" table:style-name="ce1">
            <text:p>2550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551" table:style-name="ce1">
            <text:p>2551</text:p>
          </table:table-cell>
          <table:table-cell office:value-type="string" table:style-name="ce3">
            <text:p>swea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552" table:style-name="ce1">
            <text:p>2552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553" table:style-name="ce1">
            <text:p>2553</text:p>
          </table:table-cell>
          <table:table-cell office:value-type="string" table:style-name="ce3">
            <text:p>find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554" table:style-name="ce1">
            <text:p>2554</text:p>
          </table:table-cell>
          <table:table-cell office:value-type="string" table:style-name="ce3">
            <text:p>out</text:p>
          </table:table-cell>
          <table:table-cell office:value-type="string" table:style-name="ce2">
            <text:p>RP</text:p>
          </table:table-cell>
          <table:table-cell table:number-columns-repeated="16381"/>
        </table:table-row>
        <table:table-row table:style-name="ro1">
          <table:table-cell office:value-type="float" office:value="2555" table:style-name="ce1">
            <text:p>2555</text:p>
          </table:table-cell>
          <table:table-cell office:value-type="string" table:style-name="ce3">
            <text:p>all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556" table:style-name="ce1">
            <text:p>2556</text:p>
          </table:table-cell>
          <table:table-cell office:value-type="string" table:style-name="ce3">
            <text:p>abou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557" table:style-name="ce1">
            <text:p>2557</text:p>
          </table:table-cell>
          <table:table-cell office:value-type="string" table:style-name="ce3">
            <text:p>him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558" table:style-name="ce1">
            <text:p>2558</text:p>
          </table:table-cell>
          <table:table-cell office:value-type="string" table:style-name="ce3">
            <text:p>but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559" table:style-name="ce1">
            <text:p>2559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560" table:style-name="ce1">
            <text:p>2560</text:p>
          </table:table-cell>
          <table:table-cell office:value-type="string" table:style-name="ce3">
            <text:p>andby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2561" table:style-name="ce1">
            <text:p>2561</text:p>
          </table:table-cell>
          <table:table-cell office:value-type="string" table:style-name="ce3">
            <text:p>s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562" table:style-name="ce1">
            <text:p>2562</text:p>
          </table:table-cell>
          <table:table-cell office:value-type="string" table:style-name="ce3">
            <text:p>le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563" table:style-name="ce1">
            <text:p>2563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564" table:style-name="ce1">
            <text:p>2564</text:p>
          </table:table-cell>
          <table:table-cell office:value-type="string" table:style-name="ce3">
            <text:p>out</text:p>
          </table:table-cell>
          <table:table-cell office:value-type="string" table:style-name="ce2">
            <text:p>RP</text:p>
          </table:table-cell>
          <table:table-cell table:number-columns-repeated="16381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566" table:style-name="ce1">
            <text:p>2566</text:p>
          </table:table-cell>
          <table:table-cell office:value-type="string" table:style-name="ce3">
            <text:p>Mose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567" table:style-name="ce1">
            <text:p>2567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568" table:style-name="ce1">
            <text:p>2568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569" table:style-name="ce1">
            <text:p>2569</text:p>
          </table:table-cell>
          <table:table-cell office:value-type="string" table:style-name="ce3">
            <text:p>dea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570" table:style-name="ce1">
            <text:p>2570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571" table:style-name="ce1">
            <text:p>2571</text:p>
          </table:table-cell>
          <table:table-cell office:value-type="string" table:style-name="ce3">
            <text:p>considerab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572" table:style-name="ce1">
            <text:p>2572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573" table:style-name="ce1">
            <text:p>2573</text:p>
          </table:table-cell>
          <table:table-cell office:value-type="string" table:style-name="ce3">
            <text:p>tim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574" table:style-name="ce1">
            <text:p>2574</text:p>
          </table:table-cell>
          <table:table-cell office:value-type="string" table:style-name="ce3">
            <text:p>sothen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2575" table:style-name="ce1">
            <text:p>2575</text:p>
          </table:table-cell>
          <table:table-cell office:value-type="string" table:style-name="ce3">
            <text:p>I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576" table:style-name="ce1">
            <text:p>2576</text:p>
          </table:table-cell>
          <table:table-cell office:value-type="string" table:style-name="ce3">
            <text:p>di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577" table:style-name="ce1">
            <text:p>2577</text:p>
          </table:table-cell>
          <table:table-cell office:value-type="string" table:style-name="ce3">
            <text:p>n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578" table:style-name="ce1">
            <text:p>2578</text:p>
          </table:table-cell>
          <table:table-cell office:value-type="string" table:style-name="ce3">
            <text:p>car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579" table:style-name="ce1">
            <text:p>2579</text:p>
          </table:table-cell>
          <table:table-cell office:value-type="string" table:style-name="ce3">
            <text:p>no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580" table:style-name="ce1">
            <text:p>2580</text:p>
          </table:table-cell>
          <table:table-cell office:value-type="string" table:style-name="ce3">
            <text:p>more</text:p>
          </table:table-cell>
          <table:table-cell office:value-type="string" table:style-name="ce2">
            <text:p>JJR</text:p>
          </table:table-cell>
          <table:table-cell table:number-columns-repeated="16381"/>
        </table:table-row>
        <table:table-row table:style-name="ro1">
          <table:table-cell office:value-type="float" office:value="2581" table:style-name="ce1">
            <text:p>2581</text:p>
          </table:table-cell>
          <table:table-cell office:value-type="string" table:style-name="ce3">
            <text:p>abou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582" table:style-name="ce1">
            <text:p>2582</text:p>
          </table:table-cell>
          <table:table-cell office:value-type="string" table:style-name="ce3">
            <text:p>him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583" table:style-name="ce1">
            <text:p>2583</text:p>
          </table:table-cell>
          <table:table-cell office:value-type="string" table:style-name="ce3">
            <text:p>becaus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584" table:style-name="ce1">
            <text:p>2584</text:p>
          </table:table-cell>
          <table:table-cell office:value-type="string" table:style-name="ce3">
            <text:p>I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585" table:style-name="ce1">
            <text:p>2585</text:p>
          </table:table-cell>
          <table:table-cell office:value-type="string" table:style-name="ce3">
            <text:p>do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2586" table:style-name="ce1">
            <text:p>2586</text:p>
          </table:table-cell>
          <table:table-cell office:value-type="string" table:style-name="ce3">
            <text:p>n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587" table:style-name="ce1">
            <text:p>2587</text:p>
          </table:table-cell>
          <table:table-cell office:value-type="string" table:style-name="ce3">
            <text:p>tak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588" table:style-name="ce1">
            <text:p>2588</text:p>
          </table:table-cell>
          <table:table-cell office:value-type="string" table:style-name="ce3">
            <text:p>no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589" table:style-name="ce1">
            <text:p>2589</text:p>
          </table:table-cell>
          <table:table-cell office:value-type="string" table:style-name="ce3">
            <text:p>stoc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590" table:style-name="ce1">
            <text:p>2590</text:p>
          </table:table-cell>
          <table:table-cell office:value-type="string" table:style-name="ce3">
            <text:p>indead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2591" table:style-name="ce1">
            <text:p>2591</text:p>
          </table:table-cell>
          <table:table-cell office:value-type="string" table:style-name="ce3">
            <text:p>soon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592" table:style-name="ce1">
            <text:p>2592</text:p>
          </table:table-cell>
          <table:table-cell office:value-type="string" table:style-name="ce3">
            <text:p>I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593" table:style-name="ce1">
            <text:p>2593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594" table:style-name="ce1">
            <text:p>2594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595" table:style-name="ce1">
            <text:p>2595</text:p>
          </table:table-cell>
          <table:table-cell office:value-type="string" table:style-name="ce3">
            <text:p>smok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596" table:style-name="ce1">
            <text:p>2596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597" table:style-name="ce1">
            <text:p>2597</text:p>
          </table:table-cell>
          <table:table-cell office:value-type="string" table:style-name="ce3">
            <text:p>ask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598" table:style-name="ce1">
            <text:p>259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599" table:style-name="ce1">
            <text:p>2599</text:p>
          </table:table-cell>
          <table:table-cell office:value-type="string" table:style-name="ce3">
            <text:p>widow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601" table:style-name="ce1">
            <text:p>2601</text:p>
          </table:table-cell>
          <table:table-cell office:value-type="string" table:style-name="ce3">
            <text:p>let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602" table:style-name="ce1">
            <text:p>2602</text:p>
          </table:table-cell>
          <table:table-cell office:value-type="string" table:style-name="ce3">
            <text:p>m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603" table:style-name="ce1">
            <text:p>2603</text:p>
          </table:table-cell>
          <table:table-cell office:value-type="string" table:style-name="ce3">
            <text:p>But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604" table:style-name="ce1">
            <text:p>2604</text:p>
          </table:table-cell>
          <table:table-cell office:value-type="string" table:style-name="ce3">
            <text:p>S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605" table:style-name="ce1">
            <text:p>2605</text:p>
          </table:table-cell>
          <table:table-cell office:value-type="string" table:style-name="ce3">
            <text:p>sai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606" table:style-name="ce1">
            <text:p>2606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607" table:style-name="ce1">
            <text:p>2607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608" table:style-name="ce1">
            <text:p>2608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609" table:style-name="ce1">
            <text:p>2609</text:p>
          </table:table-cell>
          <table:table-cell office:value-type="string" table:style-name="ce3">
            <text:p>mea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610" table:style-name="ce1">
            <text:p>2610</text:p>
          </table:table-cell>
          <table:table-cell office:value-type="string" table:style-name="ce3">
            <text:p>practi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611" table:style-name="ce1">
            <text:p>2611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612" table:style-name="ce1">
            <text:p>2612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613" table:style-name="ce1">
            <text:p>2613</text:p>
          </table:table-cell>
          <table:table-cell office:value-type="string" table:style-name="ce3">
            <text:p>n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614" table:style-name="ce1">
            <text:p>2614</text:p>
          </table:table-cell>
          <table:table-cell office:value-type="string" table:style-name="ce3">
            <text:p>clea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615" table:style-name="ce1">
            <text:p>2615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616" table:style-name="ce1">
            <text:p>2616</text:p>
          </table:table-cell>
          <table:table-cell office:value-type="string" table:style-name="ce3">
            <text:p>I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617" table:style-name="ce1">
            <text:p>2617</text:p>
          </table:table-cell>
          <table:table-cell office:value-type="string" table:style-name="ce3">
            <text:p>musttry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2618" table:style-name="ce1">
            <text:p>2618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619" table:style-name="ce1">
            <text:p>2619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620" table:style-name="ce1">
            <text:p>2620</text:p>
          </table:table-cell>
          <table:table-cell office:value-type="string" table:style-name="ce3">
            <text:p>do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621" table:style-name="ce1">
            <text:p>2621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622" table:style-name="ce1">
            <text:p>2622</text:p>
          </table:table-cell>
          <table:table-cell office:value-type="string" table:style-name="ce3">
            <text:p>any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623" table:style-name="ce1">
            <text:p>2623</text:p>
          </table:table-cell>
          <table:table-cell office:value-type="string" table:style-name="ce3">
            <text:p>more</text:p>
          </table:table-cell>
          <table:table-cell office:value-type="string" table:style-name="ce2">
            <text:p>RBR</text:p>
          </table:table-cell>
          <table:table-cell table:number-columns-repeated="16381"/>
        </table:table-row>
        <table:table-row table:style-name="ro1">
          <table:table-cell office:value-type="float" office:value="2624" table:style-name="ce1">
            <text:p>2624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625" table:style-name="ce1">
            <text:p>2625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2626" table:style-name="ce1">
            <text:p>2626</text:p>
          </table:table-cell>
          <table:table-cell office:value-type="string" table:style-name="ce3">
            <text:p>jus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627" table:style-name="ce1">
            <text:p>262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628" table:style-name="ce1">
            <text:p>2628</text:p>
          </table:table-cell>
          <table:table-cell office:value-type="string" table:style-name="ce3">
            <text:p>wa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629" table:style-name="ce1">
            <text:p>2629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630" table:style-name="ce1">
            <text:p>2630</text:p>
          </table:table-cell>
          <table:table-cell office:value-type="string" table:style-name="ce3">
            <text:p>som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631" table:style-name="ce1">
            <text:p>2631</text:p>
          </table:table-cell>
          <table:table-cell office:value-type="string" table:style-name="ce3">
            <text:p>people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632" table:style-name="ce1">
            <text:p>2632</text:p>
          </table:table-cell>
          <table:table-cell office:value-type="string" table:style-name="ce3">
            <text:p>Theyget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2633" table:style-name="ce1">
            <text:p>2633</text:p>
          </table:table-cell>
          <table:table-cell office:value-type="string" table:style-name="ce3">
            <text:p>down</text:p>
          </table:table-cell>
          <table:table-cell office:value-type="string" table:style-name="ce2">
            <text:p>RP</text:p>
          </table:table-cell>
          <table:table-cell table:number-columns-repeated="16381"/>
        </table:table-row>
        <table:table-row table:style-name="ro1">
          <table:table-cell office:value-type="float" office:value="2634" table:style-name="ce1">
            <text:p>2634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635" table:style-name="ce1">
            <text:p>2635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636" table:style-name="ce1">
            <text:p>2636</text:p>
          </table:table-cell>
          <table:table-cell office:value-type="string" table:style-name="ce3">
            <text:p>th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637" table:style-name="ce1">
            <text:p>2637</text:p>
          </table:table-cell>
          <table:table-cell office:value-type="string" table:style-name="ce3">
            <text:p>when</text:p>
          </table:table-cell>
          <table:table-cell office:value-type="string" table:style-name="ce2">
            <text:p>WRB</text:p>
          </table:table-cell>
          <table:table-cell table:number-columns-repeated="16381"/>
        </table:table-row>
        <table:table-row table:style-name="ro1">
          <table:table-cell office:value-type="float" office:value="2638" table:style-name="ce1">
            <text:p>2638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639" table:style-name="ce1">
            <text:p>2639</text:p>
          </table:table-cell>
          <table:table-cell office:value-type="string" table:style-name="ce3">
            <text:p>do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2640" table:style-name="ce1">
            <text:p>2640</text:p>
          </table:table-cell>
          <table:table-cell office:value-type="string" table:style-name="ce3">
            <text:p>n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641" table:style-name="ce1">
            <text:p>2641</text:p>
          </table:table-cell>
          <table:table-cell office:value-type="string" table:style-name="ce3">
            <text:p>know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642" table:style-name="ce1">
            <text:p>2642</text:p>
          </table:table-cell>
          <table:table-cell office:value-type="string" table:style-name="ce3">
            <text:p>noth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643" table:style-name="ce1">
            <text:p>2643</text:p>
          </table:table-cell>
          <table:table-cell office:value-type="string" table:style-name="ce3">
            <text:p>abou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644" table:style-name="ce1">
            <text:p>2644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645" table:style-name="ce1">
            <text:p>2645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646" table:style-name="ce1">
            <text:p>2646</text:p>
          </table:table-cell>
          <table:table-cell office:value-type="string" table:style-name="ce3">
            <text:p>ye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647" table:style-name="ce1">
            <text:p>2647</text:p>
          </table:table-cell>
          <table:table-cell office:value-type="string" table:style-name="ce3">
            <text:p>there</text:p>
          </table:table-cell>
          <table:table-cell office:value-type="string" table:style-name="ce2">
            <text:p>EX</text:p>
          </table:table-cell>
          <table:table-cell table:number-columns-repeated="16381"/>
        </table:table-row>
        <table:table-row table:style-name="ro1">
          <table:table-cell office:value-type="float" office:value="2648" table:style-name="ce1">
            <text:p>2648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649" table:style-name="ce1">
            <text:p>2649</text:p>
          </table:table-cell>
          <table:table-cell office:value-type="string" table:style-name="ce3">
            <text:p>but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650" table:style-name="ce1">
            <text:p>2650</text:p>
          </table:table-cell>
          <table:table-cell office:value-type="string" table:style-name="ce3">
            <text:p>one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2651" table:style-name="ce1">
            <text:p>2651</text:p>
          </table:table-cell>
          <table:table-cell office:value-type="string" table:style-name="ce3">
            <text:p>woma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652" table:style-name="ce1">
            <text:p>2652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653" table:style-name="ce1">
            <text:p>2653</text:p>
          </table:table-cell>
          <table:table-cell office:value-type="string" table:style-name="ce3">
            <text:p>him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654" table:style-name="ce1">
            <text:p>2654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655" table:style-name="ce1">
            <text:p>2655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656" table:style-name="ce1">
            <text:p>2656</text:p>
          </table:table-cell>
          <table:table-cell office:value-type="string" table:style-name="ce3">
            <text:p>woma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657" table:style-name="ce1">
            <text:p>2657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658" table:style-name="ce1">
            <text:p>265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659" table:style-name="ce1">
            <text:p>2659</text:p>
          </table:table-cell>
          <table:table-cell office:value-type="string" table:style-name="ce3">
            <text:p>lat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660" table:style-name="ce1">
            <text:p>2660</text:p>
          </table:table-cell>
          <table:table-cell office:value-type="string" table:style-name="ce3">
            <text:p>Iren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661" table:style-name="ce1">
            <text:p>2661</text:p>
          </table:table-cell>
          <table:table-cell office:value-type="string" table:style-name="ce3">
            <text:p>Adler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662" table:style-name="ce1">
            <text:p>266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663" table:style-name="ce1">
            <text:p>2663</text:p>
          </table:table-cell>
          <table:table-cell office:value-type="string" table:style-name="ce3">
            <text:p>dubiou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664" table:style-name="ce1">
            <text:p>2664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665" table:style-name="ce1">
            <text:p>2665</text:p>
          </table:table-cell>
          <table:table-cell office:value-type="string" table:style-name="ce3">
            <text:p>questionab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666" table:style-name="ce1">
            <text:p>2666</text:p>
          </table:table-cell>
          <table:table-cell office:value-type="string" table:style-name="ce3">
            <text:p>memor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667" table:style-name="ce1">
            <text:p>2667</text:p>
          </table:table-cell>
          <table:table-cell office:value-type="string" table:style-name="ce3">
            <text:p>I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668" table:style-name="ce1">
            <text:p>2668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669" table:style-name="ce1">
            <text:p>2669</text:p>
          </table:table-cell>
          <table:table-cell office:value-type="string" table:style-name="ce3">
            <text:p>s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670" table:style-name="ce1">
            <text:p>2670</text:p>
          </table:table-cell>
          <table:table-cell office:value-type="string" table:style-name="ce3">
            <text:p>littl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671" table:style-name="ce1">
            <text:p>267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672" table:style-name="ce1">
            <text:p>2672</text:p>
          </table:table-cell>
          <table:table-cell office:value-type="string" table:style-name="ce3">
            <text:p>Holme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673" table:style-name="ce1">
            <text:p>2673</text:p>
          </table:table-cell>
          <table:table-cell office:value-type="string" table:style-name="ce3">
            <text:p>late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674" table:style-name="ce1">
            <text:p>2674</text:p>
          </table:table-cell>
          <table:table-cell office:value-type="string" table:style-name="ce3">
            <text:p>My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675" table:style-name="ce1">
            <text:p>2675</text:p>
          </table:table-cell>
          <table:table-cell office:value-type="string" table:style-name="ce3">
            <text:p>marria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676" table:style-name="ce1">
            <text:p>2676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677" table:style-name="ce1">
            <text:p>2677</text:p>
          </table:table-cell>
          <table:table-cell office:value-type="string" table:style-name="ce3">
            <text:p>drif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678" table:style-name="ce1">
            <text:p>2678</text:p>
          </table:table-cell>
          <table:table-cell office:value-type="string" table:style-name="ce3">
            <text:p>us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679" table:style-name="ce1">
            <text:p>2679</text:p>
          </table:table-cell>
          <table:table-cell office:value-type="string" table:style-name="ce3">
            <text:p>awa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680" table:style-name="ce1">
            <text:p>2680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681" table:style-name="ce1">
            <text:p>2681</text:p>
          </table:table-cell>
          <table:table-cell office:value-type="string" table:style-name="ce3">
            <text:p>each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682" table:style-name="ce1">
            <text:p>2682</text:p>
          </table:table-cell>
          <table:table-cell office:value-type="string" table:style-name="ce3">
            <text:p>othe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683" table:style-name="ce1">
            <text:p>2683</text:p>
          </table:table-cell>
          <table:table-cell office:value-type="string" table:style-name="ce3">
            <text:p>My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684" table:style-name="ce1">
            <text:p>2684</text:p>
          </table:table-cell>
          <table:table-cell office:value-type="string" table:style-name="ce3">
            <text:p>ow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685" table:style-name="ce1">
            <text:p>2685</text:p>
          </table:table-cell>
          <table:table-cell office:value-type="string" table:style-name="ce3">
            <text:p>complet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686" table:style-name="ce1">
            <text:p>2686</text:p>
          </table:table-cell>
          <table:table-cell office:value-type="string" table:style-name="ce3">
            <text:p>happin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687" table:style-name="ce1">
            <text:p>2687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688" table:style-name="ce1">
            <text:p>268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689" table:style-name="ce1">
            <text:p>2689</text:p>
          </table:table-cell>
          <table:table-cell office:value-type="string" table:style-name="ce3">
            <text:p>interes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690" table:style-name="ce1">
            <text:p>2690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2691" table:style-name="ce1">
            <text:p>2691</text:p>
          </table:table-cell>
          <table:table-cell office:value-type="string" table:style-name="ce3">
            <text:p>ris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2692" table:style-name="ce1">
            <text:p>2692</text:p>
          </table:table-cell>
          <table:table-cell office:value-type="string" table:style-name="ce3">
            <text:p>up</text:p>
          </table:table-cell>
          <table:table-cell office:value-type="string" table:style-name="ce2">
            <text:p>RP</text:p>
          </table:table-cell>
          <table:table-cell table:number-columns-repeated="16381"/>
        </table:table-row>
        <table:table-row table:style-name="ro1">
          <table:table-cell office:value-type="float" office:value="2693" table:style-name="ce1">
            <text:p>2693</text:p>
          </table:table-cell>
          <table:table-cell office:value-type="string" table:style-name="ce3">
            <text:p>around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694" table:style-name="ce1">
            <text:p>269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695" table:style-name="ce1">
            <text:p>2695</text:p>
          </table:table-cell>
          <table:table-cell office:value-type="string" table:style-name="ce3">
            <text:p>ma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696" table:style-name="ce1">
            <text:p>2696</text:p>
          </table:table-cell>
          <table:table-cell office:value-type="string" table:style-name="ce3">
            <text:p>who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2697" table:style-name="ce1">
            <text:p>2697</text:p>
          </table:table-cell>
          <table:table-cell office:value-type="string" table:style-name="ce3">
            <text:p>firs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698" table:style-name="ce1">
            <text:p>2698</text:p>
          </table:table-cell>
          <table:table-cell office:value-type="string" table:style-name="ce3">
            <text:p>find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2699" table:style-name="ce1">
            <text:p>2699</text:p>
          </table:table-cell>
          <table:table-cell office:value-type="string" table:style-name="ce3">
            <text:p>himself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700" table:style-name="ce1">
            <text:p>2700</text:p>
          </table:table-cell>
          <table:table-cell office:value-type="string" table:style-name="ce3">
            <text:p>mast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701" table:style-name="ce1">
            <text:p>270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702" table:style-name="ce1">
            <text:p>2702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703" table:style-name="ce1">
            <text:p>2703</text:p>
          </table:table-cell>
          <table:table-cell office:value-type="string" table:style-name="ce3">
            <text:p>ow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704" table:style-name="ce1">
            <text:p>2704</text:p>
          </table:table-cell>
          <table:table-cell office:value-type="string" table:style-name="ce3">
            <text:p>establishm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705" table:style-name="ce1">
            <text:p>2705</text:p>
          </table:table-cell>
          <table:table-cell office:value-type="string" table:style-name="ce3">
            <text:p>were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706" table:style-name="ce1">
            <text:p>2706</text:p>
          </table:table-cell>
          <table:table-cell office:value-type="string" table:style-name="ce3">
            <text:p>suffici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707" table:style-name="ce1">
            <text:p>2707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708" table:style-name="ce1">
            <text:p>2708</text:p>
          </table:table-cell>
          <table:table-cell office:value-type="string" table:style-name="ce3">
            <text:p>absorb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709" table:style-name="ce1">
            <text:p>2709</text:p>
          </table:table-cell>
          <table:table-cell office:value-type="string" table:style-name="ce3">
            <text:p>all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710" table:style-name="ce1">
            <text:p>2710</text:p>
          </table:table-cell>
          <table:table-cell office:value-type="string" table:style-name="ce3">
            <text:p>my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711" table:style-name="ce1">
            <text:p>2711</text:p>
          </table:table-cell>
          <table:table-cell office:value-type="string" table:style-name="ce3">
            <text:p>atten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712" table:style-name="ce1">
            <text:p>2712</text:p>
          </table:table-cell>
          <table:table-cell office:value-type="string" table:style-name="ce3">
            <text:p>whil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713" table:style-name="ce1">
            <text:p>2713</text:p>
          </table:table-cell>
          <table:table-cell office:value-type="string" table:style-name="ce3">
            <text:p>Holme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714" table:style-name="ce1">
            <text:p>2714</text:p>
          </table:table-cell>
          <table:table-cell office:value-type="string" table:style-name="ce3">
            <text:p>who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2715" table:style-name="ce1">
            <text:p>2715</text:p>
          </table:table-cell>
          <table:table-cell office:value-type="string" table:style-name="ce3">
            <text:p>loath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716" table:style-name="ce1">
            <text:p>2716</text:p>
          </table:table-cell>
          <table:table-cell office:value-type="string" table:style-name="ce3">
            <text:p>every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717" table:style-name="ce1">
            <text:p>2717</text:p>
          </table:table-cell>
          <table:table-cell office:value-type="string" table:style-name="ce3">
            <text:p>for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718" table:style-name="ce1">
            <text:p>2718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719" table:style-name="ce1">
            <text:p>2719</text:p>
          </table:table-cell>
          <table:table-cell office:value-type="string" table:style-name="ce3">
            <text:p>socie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720" table:style-name="ce1">
            <text:p>2720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721" table:style-name="ce1">
            <text:p>2721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722" table:style-name="ce1">
            <text:p>2722</text:p>
          </table:table-cell>
          <table:table-cell office:value-type="string" table:style-name="ce3">
            <text:p>who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723" table:style-name="ce1">
            <text:p>2723</text:p>
          </table:table-cell>
          <table:table-cell office:value-type="string" table:style-name="ce3">
            <text:p>Bohemia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724" table:style-name="ce1">
            <text:p>2724</text:p>
          </table:table-cell>
          <table:table-cell office:value-type="string" table:style-name="ce3">
            <text:p>sou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725" table:style-name="ce1">
            <text:p>2725</text:p>
          </table:table-cell>
          <table:table-cell office:value-type="string" table:style-name="ce3">
            <text:p>remain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726" table:style-name="ce1">
            <text:p>2726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727" table:style-name="ce1">
            <text:p>2727</text:p>
          </table:table-cell>
          <table:table-cell office:value-type="string" table:style-name="ce3">
            <text:p>ou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728" table:style-name="ce1">
            <text:p>2728</text:p>
          </table:table-cell>
          <table:table-cell office:value-type="string" table:style-name="ce3">
            <text:p>lodging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729" table:style-name="ce1">
            <text:p>2729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730" table:style-name="ce1">
            <text:p>2730</text:p>
          </table:table-cell>
          <table:table-cell office:value-type="string" table:style-name="ce3">
            <text:p>Baker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731" table:style-name="ce1">
            <text:p>2731</text:p>
          </table:table-cell>
          <table:table-cell office:value-type="string" table:style-name="ce3">
            <text:p>Street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732" table:style-name="ce1">
            <text:p>2732</text:p>
          </table:table-cell>
          <table:table-cell office:value-type="string" table:style-name="ce3">
            <text:p>buri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733" table:style-name="ce1">
            <text:p>2733</text:p>
          </table:table-cell>
          <table:table-cell office:value-type="string" table:style-name="ce3">
            <text:p>among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734" table:style-name="ce1">
            <text:p>2734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735" table:style-name="ce1">
            <text:p>2735</text:p>
          </table:table-cell>
          <table:table-cell office:value-type="string" table:style-name="ce3">
            <text:p>ol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736" table:style-name="ce1">
            <text:p>2736</text:p>
          </table:table-cell>
          <table:table-cell office:value-type="string" table:style-name="ce3">
            <text:p>book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737" table:style-name="ce1">
            <text:p>2737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738" table:style-name="ce1">
            <text:p>2738</text:p>
          </table:table-cell>
          <table:table-cell office:value-type="string" table:style-name="ce3">
            <text:p>alternat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2739" table:style-name="ce1">
            <text:p>2739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740" table:style-name="ce1">
            <text:p>2740</text:p>
          </table:table-cell>
          <table:table-cell office:value-type="string" table:style-name="ce3">
            <text:p>wee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741" table:style-name="ce1">
            <text:p>2741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742" table:style-name="ce1">
            <text:p>2742</text:p>
          </table:table-cell>
          <table:table-cell office:value-type="string" table:style-name="ce3">
            <text:p>wee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743" table:style-name="ce1">
            <text:p>2743</text:p>
          </table:table-cell>
          <table:table-cell office:value-type="string" table:style-name="ce3">
            <text:p>betwee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744" table:style-name="ce1">
            <text:p>2744</text:p>
          </table:table-cell>
          <table:table-cell office:value-type="string" table:style-name="ce3">
            <text:p>cocain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745" table:style-name="ce1">
            <text:p>2745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746" table:style-name="ce1">
            <text:p>2746</text:p>
          </table:table-cell>
          <table:table-cell office:value-type="string" table:style-name="ce3">
            <text:p>ambi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747" table:style-name="ce1">
            <text:p>274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748" table:style-name="ce1">
            <text:p>2748</text:p>
          </table:table-cell>
          <table:table-cell office:value-type="string" table:style-name="ce3">
            <text:p>drowsin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749" table:style-name="ce1">
            <text:p>274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750" table:style-name="ce1">
            <text:p>275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751" table:style-name="ce1">
            <text:p>2751</text:p>
          </table:table-cell>
          <table:table-cell office:value-type="string" table:style-name="ce3">
            <text:p>dru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752" table:style-name="ce1">
            <text:p>2752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753" table:style-name="ce1">
            <text:p>275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754" table:style-name="ce1">
            <text:p>2754</text:p>
          </table:table-cell>
          <table:table-cell office:value-type="string" table:style-name="ce3">
            <text:p>fierc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755" table:style-name="ce1">
            <text:p>2755</text:p>
          </table:table-cell>
          <table:table-cell office:value-type="string" table:style-name="ce3">
            <text:p>energ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756" table:style-name="ce1">
            <text:p>275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757" table:style-name="ce1">
            <text:p>2757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758" table:style-name="ce1">
            <text:p>2758</text:p>
          </table:table-cell>
          <table:table-cell office:value-type="string" table:style-name="ce3">
            <text:p>ow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759" table:style-name="ce1">
            <text:p>2759</text:p>
          </table:table-cell>
          <table:table-cell office:value-type="string" table:style-name="ce3">
            <text:p>kee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760" table:style-name="ce1">
            <text:p>2760</text:p>
          </table:table-cell>
          <table:table-cell office:value-type="string" table:style-name="ce3">
            <text:p>natu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761" table:style-name="ce1">
            <text:p>2761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762" table:style-name="ce1">
            <text:p>2762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763" table:style-name="ce1">
            <text:p>2763</text:p>
          </table:table-cell>
          <table:table-cell office:value-type="string" table:style-name="ce3">
            <text:p>still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764" table:style-name="ce1">
            <text:p>2764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765" table:style-name="ce1">
            <text:p>2765</text:p>
          </table:table-cell>
          <table:table-cell office:value-type="string" table:style-name="ce3">
            <text:p>ever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766" table:style-name="ce1">
            <text:p>2766</text:p>
          </table:table-cell>
          <table:table-cell office:value-type="string" table:style-name="ce3">
            <text:p>deep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767" table:style-name="ce1">
            <text:p>2767</text:p>
          </table:table-cell>
          <table:table-cell office:value-type="string" table:style-name="ce3">
            <text:p>attrac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768" table:style-name="ce1">
            <text:p>2768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769" table:style-name="ce1">
            <text:p>276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770" table:style-name="ce1">
            <text:p>2770</text:p>
          </table:table-cell>
          <table:table-cell office:value-type="string" table:style-name="ce3">
            <text:p>stud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771" table:style-name="ce1">
            <text:p>277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772" table:style-name="ce1">
            <text:p>2772</text:p>
          </table:table-cell>
          <table:table-cell office:value-type="string" table:style-name="ce3">
            <text:p>crim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773" table:style-name="ce1">
            <text:p>2773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774" table:style-name="ce1">
            <text:p>2774</text:p>
          </table:table-cell>
          <table:table-cell office:value-type="string" table:style-name="ce3">
            <text:p>occupi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775" table:style-name="ce1">
            <text:p>2775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776" table:style-name="ce1">
            <text:p>2776</text:p>
          </table:table-cell>
          <table:table-cell office:value-type="string" table:style-name="ce3">
            <text:p>immens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777" table:style-name="ce1">
            <text:p>2777</text:p>
          </table:table-cell>
          <table:table-cell office:value-type="string" table:style-name="ce3">
            <text:p>facult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778" table:style-name="ce1">
            <text:p>277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779" table:style-name="ce1">
            <text:p>2779</text:p>
          </table:table-cell>
          <table:table-cell office:value-type="string" table:style-name="ce3">
            <text:p>extraordinar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780" table:style-name="ce1">
            <text:p>2780</text:p>
          </table:table-cell>
          <table:table-cell office:value-type="string" table:style-name="ce3">
            <text:p>pow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781" table:style-name="ce1">
            <text:p>278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782" table:style-name="ce1">
            <text:p>2782</text:p>
          </table:table-cell>
          <table:table-cell office:value-type="string" table:style-name="ce3">
            <text:p>observ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783" table:style-name="ce1">
            <text:p>2783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784" table:style-name="ce1">
            <text:p>2784</text:p>
          </table:table-cell>
          <table:table-cell office:value-type="string" table:style-name="ce3">
            <text:p>follow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2785" table:style-name="ce1">
            <text:p>2785</text:p>
          </table:table-cell>
          <table:table-cell office:value-type="string" table:style-name="ce3">
            <text:p>ou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786" table:style-name="ce1">
            <text:p>2786</text:p>
          </table:table-cell>
          <table:table-cell office:value-type="string" table:style-name="ce3">
            <text:p>thos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787" table:style-name="ce1">
            <text:p>2787</text:p>
          </table:table-cell>
          <table:table-cell office:value-type="string" table:style-name="ce3">
            <text:p>clu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788" table:style-name="ce1">
            <text:p>278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789" table:style-name="ce1">
            <text:p>2789</text:p>
          </table:table-cell>
          <table:table-cell office:value-type="string" table:style-name="ce3">
            <text:p>clear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2790" table:style-name="ce1">
            <text:p>2790</text:p>
          </table:table-cell>
          <table:table-cell office:value-type="string" table:style-name="ce3">
            <text:p>up</text:p>
          </table:table-cell>
          <table:table-cell office:value-type="string" table:style-name="ce2">
            <text:p>RP</text:p>
          </table:table-cell>
          <table:table-cell table:number-columns-repeated="16381"/>
        </table:table-row>
        <table:table-row table:style-name="ro1">
          <table:table-cell office:value-type="float" office:value="2791" table:style-name="ce1">
            <text:p>2791</text:p>
          </table:table-cell>
          <table:table-cell office:value-type="string" table:style-name="ce3">
            <text:p>thos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792" table:style-name="ce1">
            <text:p>2792</text:p>
          </table:table-cell>
          <table:table-cell office:value-type="string" table:style-name="ce3">
            <text:p>myster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793" table:style-name="ce1">
            <text:p>2793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2794" table:style-name="ce1">
            <text:p>2794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795" table:style-name="ce1">
            <text:p>2795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796" table:style-name="ce1">
            <text:p>2796</text:p>
          </table:table-cell>
          <table:table-cell office:value-type="string" table:style-name="ce3">
            <text:p>abandon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797" table:style-name="ce1">
            <text:p>2797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798" table:style-name="ce1">
            <text:p>2798</text:p>
          </table:table-cell>
          <table:table-cell office:value-type="string" table:style-name="ce3">
            <text:p>hopeles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799" table:style-name="ce1">
            <text:p>2799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800" table:style-name="ce1">
            <text:p>280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801" table:style-name="ce1">
            <text:p>2801</text:p>
          </table:table-cell>
          <table:table-cell office:value-type="string" table:style-name="ce3">
            <text:p>offici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802" table:style-name="ce1">
            <text:p>2802</text:p>
          </table:table-cell>
          <table:table-cell office:value-type="string" table:style-name="ce3">
            <text:p>poli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803" table:style-name="ce1">
            <text:p>2803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804" table:style-name="ce1">
            <text:p>2804</text:p>
          </table:table-cell>
          <table:table-cell office:value-type="string" table:style-name="ce3">
            <text:p>tim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805" table:style-name="ce1">
            <text:p>2805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806" table:style-name="ce1">
            <text:p>2806</text:p>
          </table:table-cell>
          <table:table-cell office:value-type="string" table:style-name="ce3">
            <text:p>tim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807" table:style-name="ce1">
            <text:p>2807</text:p>
          </table:table-cell>
          <table:table-cell office:value-type="string" table:style-name="ce3">
            <text:p>I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808" table:style-name="ce1">
            <text:p>2808</text:p>
          </table:table-cell>
          <table:table-cell office:value-type="string" table:style-name="ce3">
            <text:p>hear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809" table:style-name="ce1">
            <text:p>2809</text:p>
          </table:table-cell>
          <table:table-cell office:value-type="string" table:style-name="ce3">
            <text:p>som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810" table:style-name="ce1">
            <text:p>2810</text:p>
          </table:table-cell>
          <table:table-cell office:value-type="string" table:style-name="ce3">
            <text:p>vagu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811" table:style-name="ce1">
            <text:p>2811</text:p>
          </table:table-cell>
          <table:table-cell office:value-type="string" table:style-name="ce3">
            <text:p>accou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812" table:style-name="ce1">
            <text:p>281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813" table:style-name="ce1">
            <text:p>2813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814" table:style-name="ce1">
            <text:p>2814</text:p>
          </table:table-cell>
          <table:table-cell office:value-type="string" table:style-name="ce3">
            <text:p>doing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815" table:style-name="ce1">
            <text:p>281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816" table:style-name="ce1">
            <text:p>2816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817" table:style-name="ce1">
            <text:p>2817</text:p>
          </table:table-cell>
          <table:table-cell office:value-type="string" table:style-name="ce3">
            <text:p>summons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2818" table:style-name="ce1">
            <text:p>2818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819" table:style-name="ce1">
            <text:p>2819</text:p>
          </table:table-cell>
          <table:table-cell office:value-type="string" table:style-name="ce3">
            <text:p>Odess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820" table:style-name="ce1">
            <text:p>2820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821" table:style-name="ce1">
            <text:p>282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822" table:style-name="ce1">
            <text:p>2822</text:p>
          </table:table-cell>
          <table:table-cell office:value-type="string" table:style-name="ce3">
            <text:p>cas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823" table:style-name="ce1">
            <text:p>282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824" table:style-name="ce1">
            <text:p>282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825" table:style-name="ce1">
            <text:p>2825</text:p>
          </table:table-cell>
          <table:table-cell office:value-type="string" table:style-name="ce3">
            <text:p>Trepoff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2826" table:style-name="ce1">
            <text:p>2826</text:p>
          </table:table-cell>
          <table:table-cell office:value-type="string" table:style-name="ce3">
            <text:p>murd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827" table:style-name="ce1">
            <text:p>2827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828" table:style-name="ce1">
            <text:p>2828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829" table:style-name="ce1">
            <text:p>2829</text:p>
          </table:table-cell>
          <table:table-cell office:value-type="string" table:style-name="ce3">
            <text:p>clear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2830" table:style-name="ce1">
            <text:p>2830</text:p>
          </table:table-cell>
          <table:table-cell office:value-type="string" table:style-name="ce3">
            <text:p>up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831" table:style-name="ce1">
            <text:p>283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832" table:style-name="ce1">
            <text:p>283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833" table:style-name="ce1">
            <text:p>2833</text:p>
          </table:table-cell>
          <table:table-cell office:value-type="string" table:style-name="ce3">
            <text:p>singula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834" table:style-name="ce1">
            <text:p>2834</text:p>
          </table:table-cell>
          <table:table-cell office:value-type="string" table:style-name="ce3">
            <text:p>traged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835" table:style-name="ce1">
            <text:p>283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836" table:style-name="ce1">
            <text:p>283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837" table:style-name="ce1">
            <text:p>2837</text:p>
          </table:table-cell>
          <table:table-cell office:value-type="string" table:style-name="ce3">
            <text:p>Atkinso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838" table:style-name="ce1">
            <text:p>2838</text:p>
          </table:table-cell>
          <table:table-cell office:value-type="string" table:style-name="ce3">
            <text:p>broth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839" table:style-name="ce1">
            <text:p>2839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840" table:style-name="ce1">
            <text:p>2840</text:p>
          </table:table-cell>
          <table:table-cell office:value-type="string" table:style-name="ce3">
            <text:p>Trincomale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841" table:style-name="ce1">
            <text:p>2841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842" table:style-name="ce1">
            <text:p>2842</text:p>
          </table:table-cell>
          <table:table-cell office:value-type="string" table:style-name="ce3">
            <text:p>final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843" table:style-name="ce1">
            <text:p>284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844" table:style-name="ce1">
            <text:p>284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845" table:style-name="ce1">
            <text:p>2845</text:p>
          </table:table-cell>
          <table:table-cell office:value-type="string" table:style-name="ce3">
            <text:p>miss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846" table:style-name="ce1">
            <text:p>2846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2847" table:style-name="ce1">
            <text:p>2847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848" table:style-name="ce1">
            <text:p>2848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849" table:style-name="ce1">
            <text:p>2849</text:p>
          </table:table-cell>
          <table:table-cell office:value-type="string" table:style-name="ce3">
            <text:p>accomplish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850" table:style-name="ce1">
            <text:p>2850</text:p>
          </table:table-cell>
          <table:table-cell office:value-type="string" table:style-name="ce3">
            <text:p>so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851" table:style-name="ce1">
            <text:p>2851</text:p>
          </table:table-cell>
          <table:table-cell office:value-type="string" table:style-name="ce3">
            <text:p>delicate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852" table:style-name="ce1">
            <text:p>2852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853" table:style-name="ce1">
            <text:p>2853</text:p>
          </table:table-cell>
          <table:table-cell office:value-type="string" table:style-name="ce3">
            <text:p>successful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854" table:style-name="ce1">
            <text:p>2854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855" table:style-name="ce1">
            <text:p>285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856" table:style-name="ce1">
            <text:p>2856</text:p>
          </table:table-cell>
          <table:table-cell office:value-type="string" table:style-name="ce3">
            <text:p>reigni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857" table:style-name="ce1">
            <text:p>2857</text:p>
          </table:table-cell>
          <table:table-cell office:value-type="string" table:style-name="ce3">
            <text:p>famil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858" table:style-name="ce1">
            <text:p>2858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859" table:style-name="ce1">
            <text:p>2859</text:p>
          </table:table-cell>
          <table:table-cell office:value-type="string" table:style-name="ce3">
            <text:p>Holland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860" table:style-name="ce1">
            <text:p>2860</text:p>
          </table:table-cell>
          <table:table-cell office:value-type="string" table:style-name="ce3">
            <text:p>Emm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861" table:style-name="ce1">
            <text:p>2861</text:p>
          </table:table-cell>
          <table:table-cell office:value-type="string" table:style-name="ce3">
            <text:p>Woodhous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862" table:style-name="ce1">
            <text:p>2862</text:p>
          </table:table-cell>
          <table:table-cell office:value-type="string" table:style-name="ce3">
            <text:p>handsom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863" table:style-name="ce1">
            <text:p>2863</text:p>
          </table:table-cell>
          <table:table-cell office:value-type="string" table:style-name="ce3">
            <text:p>cleve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864" table:style-name="ce1">
            <text:p>2864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865" table:style-name="ce1">
            <text:p>2865</text:p>
          </table:table-cell>
          <table:table-cell office:value-type="string" table:style-name="ce3">
            <text:p>rich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866" table:style-name="ce1">
            <text:p>2866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867" table:style-name="ce1">
            <text:p>2867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868" table:style-name="ce1">
            <text:p>2868</text:p>
          </table:table-cell>
          <table:table-cell office:value-type="string" table:style-name="ce3">
            <text:p>comfortab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869" table:style-name="ce1">
            <text:p>2869</text:p>
          </table:table-cell>
          <table:table-cell office:value-type="string" table:style-name="ce3">
            <text:p>homea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870" table:style-name="ce1">
            <text:p>2870</text:p>
          </table:table-cell>
          <table:table-cell office:value-type="string" table:style-name="ce3">
            <text:p>happ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871" table:style-name="ce1">
            <text:p>2871</text:p>
          </table:table-cell>
          <table:table-cell office:value-type="string" table:style-name="ce3">
            <text:p>disposi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872" table:style-name="ce1">
            <text:p>2872</text:p>
          </table:table-cell>
          <table:table-cell office:value-type="string" table:style-name="ce3">
            <text:p>seem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873" table:style-name="ce1">
            <text:p>2873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874" table:style-name="ce1">
            <text:p>2874</text:p>
          </table:table-cell>
          <table:table-cell office:value-type="string" table:style-name="ce3">
            <text:p>unit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875" table:style-name="ce1">
            <text:p>2875</text:p>
          </table:table-cell>
          <table:table-cell office:value-type="string" table:style-name="ce3">
            <text:p>som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876" table:style-name="ce1">
            <text:p>287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877" table:style-name="ce1">
            <text:p>287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878" table:style-name="ce1">
            <text:p>2878</text:p>
          </table:table-cell>
          <table:table-cell office:value-type="string" table:style-name="ce3">
            <text:p>best</text:p>
          </table:table-cell>
          <table:table-cell office:value-type="string" table:style-name="ce2">
            <text:p>JJS</text:p>
          </table:table-cell>
          <table:table-cell table:number-columns-repeated="16381"/>
        </table:table-row>
        <table:table-row table:style-name="ro1">
          <table:table-cell office:value-type="float" office:value="2879" table:style-name="ce1">
            <text:p>2879</text:p>
          </table:table-cell>
          <table:table-cell office:value-type="string" table:style-name="ce3">
            <text:p>blessing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880" table:style-name="ce1">
            <text:p>2880</text:p>
          </table:table-cell>
          <table:table-cell office:value-type="string" table:style-name="ce3">
            <text:p>ofexiste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881" table:style-name="ce1">
            <text:p>2881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882" table:style-name="ce1">
            <text:p>2882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883" table:style-name="ce1">
            <text:p>2883</text:p>
          </table:table-cell>
          <table:table-cell office:value-type="string" table:style-name="ce3">
            <text:p>liv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884" table:style-name="ce1">
            <text:p>2884</text:p>
          </table:table-cell>
          <table:table-cell office:value-type="string" table:style-name="ce3">
            <text:p>near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885" table:style-name="ce1">
            <text:p>2885</text:p>
          </table:table-cell>
          <table:table-cell office:value-type="string" table:style-name="ce3">
            <text:p>yea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886" table:style-name="ce1">
            <text:p>2886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887" table:style-name="ce1">
            <text:p>288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888" table:style-name="ce1">
            <text:p>2888</text:p>
          </table:table-cell>
          <table:table-cell office:value-type="string" table:style-name="ce3">
            <text:p>worl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889" table:style-name="ce1">
            <text:p>2889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890" table:style-name="ce1">
            <text:p>2890</text:p>
          </table:table-cell>
          <table:table-cell office:value-type="string" table:style-name="ce3">
            <text:p>verylittl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891" table:style-name="ce1">
            <text:p>2891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892" table:style-name="ce1">
            <text:p>2892</text:p>
          </table:table-cell>
          <table:table-cell office:value-type="string" table:style-name="ce3">
            <text:p>distr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893" table:style-name="ce1">
            <text:p>2893</text:p>
          </table:table-cell>
          <table:table-cell office:value-type="string" table:style-name="ce3">
            <text:p>or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894" table:style-name="ce1">
            <text:p>2894</text:p>
          </table:table-cell>
          <table:table-cell office:value-type="string" table:style-name="ce3">
            <text:p>vex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895" table:style-name="ce1">
            <text:p>2895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896" table:style-name="ce1">
            <text:p>2896</text:p>
          </table:table-cell>
          <table:table-cell office:value-type="string" table:style-name="ce3">
            <text:p>S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897" table:style-name="ce1">
            <text:p>2897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898" table:style-name="ce1">
            <text:p>289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899" table:style-name="ce1">
            <text:p>2899</text:p>
          </table:table-cell>
          <table:table-cell office:value-type="string" table:style-name="ce3">
            <text:p>youngest</text:p>
          </table:table-cell>
          <table:table-cell office:value-type="string" table:style-name="ce2">
            <text:p>JJS</text:p>
          </table:table-cell>
          <table:table-cell table:number-columns-repeated="16381"/>
        </table:table-row>
        <table:table-row table:style-name="ro1">
          <table:table-cell office:value-type="float" office:value="2900" table:style-name="ce1">
            <text:p>290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901" table:style-name="ce1">
            <text:p>290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902" table:style-name="ce1">
            <text:p>2902</text:p>
          </table:table-cell>
          <table:table-cell office:value-type="string" table:style-name="ce3">
            <text:p>two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2903" table:style-name="ce1">
            <text:p>2903</text:p>
          </table:table-cell>
          <table:table-cell office:value-type="string" table:style-name="ce3">
            <text:p>daught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904" table:style-name="ce1">
            <text:p>290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905" table:style-name="ce1">
            <text:p>2905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906" table:style-name="ce1">
            <text:p>2906</text:p>
          </table:table-cell>
          <table:table-cell office:value-type="string" table:style-name="ce3">
            <text:p>most</text:p>
          </table:table-cell>
          <table:table-cell office:value-type="string" table:style-name="ce2">
            <text:p>RBS</text:p>
          </table:table-cell>
          <table:table-cell table:number-columns-repeated="16381"/>
        </table:table-row>
        <table:table-row table:style-name="ro1">
          <table:table-cell office:value-type="float" office:value="2907" table:style-name="ce1">
            <text:p>2907</text:p>
          </table:table-cell>
          <table:table-cell office:value-type="string" table:style-name="ce3">
            <text:p>affectionat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908" table:style-name="ce1">
            <text:p>2908</text:p>
          </table:table-cell>
          <table:table-cell office:value-type="string" table:style-name="ce3">
            <text:p>indulg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909" table:style-name="ce1">
            <text:p>2909</text:p>
          </table:table-cell>
          <table:table-cell office:value-type="string" table:style-name="ce3">
            <text:p>fath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910" table:style-name="ce1">
            <text:p>2910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911" table:style-name="ce1">
            <text:p>2911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912" table:style-name="ce1">
            <text:p>2912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913" table:style-name="ce1">
            <text:p>2913</text:p>
          </table:table-cell>
          <table:table-cell office:value-type="string" table:style-name="ce3">
            <text:p>conseque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914" table:style-name="ce1">
            <text:p>291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915" table:style-name="ce1">
            <text:p>2915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916" table:style-name="ce1">
            <text:p>2916</text:p>
          </table:table-cell>
          <table:table-cell office:value-type="string" table:style-name="ce3">
            <text:p>sist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917" table:style-name="ce1">
            <text:p>2917</text:p>
          </table:table-cell>
          <table:table-cell office:value-type="string" table:style-name="ce3">
            <text:p>s</text:p>
          </table:table-cell>
          <table:table-cell office:value-type="string" table:style-name="ce2">
            <text:p>POS</text:p>
          </table:table-cell>
          <table:table-cell table:number-columns-repeated="16381"/>
        </table:table-row>
        <table:table-row table:style-name="ro1">
          <table:table-cell office:value-type="float" office:value="2918" table:style-name="ce1">
            <text:p>2918</text:p>
          </table:table-cell>
          <table:table-cell office:value-type="string" table:style-name="ce3">
            <text:p>marria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919" table:style-name="ce1">
            <text:p>2919</text:p>
          </table:table-cell>
          <table:table-cell office:value-type="string" table:style-name="ce3">
            <text:p>beenmistr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920" table:style-name="ce1">
            <text:p>292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921" table:style-name="ce1">
            <text:p>2921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922" table:style-name="ce1">
            <text:p>2922</text:p>
          </table:table-cell>
          <table:table-cell office:value-type="string" table:style-name="ce3">
            <text:p>hous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923" table:style-name="ce1">
            <text:p>2923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924" table:style-name="ce1">
            <text:p>2924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925" table:style-name="ce1">
            <text:p>2925</text:p>
          </table:table-cell>
          <table:table-cell office:value-type="string" table:style-name="ce3">
            <text:p>ver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926" table:style-name="ce1">
            <text:p>2926</text:p>
          </table:table-cell>
          <table:table-cell office:value-type="string" table:style-name="ce3">
            <text:p>earl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927" table:style-name="ce1">
            <text:p>2927</text:p>
          </table:table-cell>
          <table:table-cell office:value-type="string" table:style-name="ce3">
            <text:p>perio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928" table:style-name="ce1">
            <text:p>2928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929" table:style-name="ce1">
            <text:p>2929</text:p>
          </table:table-cell>
          <table:table-cell office:value-type="string" table:style-name="ce3">
            <text:p>moth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930" table:style-name="ce1">
            <text:p>2930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931" table:style-name="ce1">
            <text:p>2931</text:p>
          </table:table-cell>
          <table:table-cell office:value-type="string" table:style-name="ce3">
            <text:p>diedtoo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2932" table:style-name="ce1">
            <text:p>2932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933" table:style-name="ce1">
            <text:p>2933</text:p>
          </table:table-cell>
          <table:table-cell office:value-type="string" table:style-name="ce3">
            <text:p>ago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934" table:style-name="ce1">
            <text:p>2934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935" table:style-name="ce1">
            <text:p>2935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936" table:style-name="ce1">
            <text:p>2936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2937" table:style-name="ce1">
            <text:p>2937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2938" table:style-name="ce1">
            <text:p>2938</text:p>
          </table:table-cell>
          <table:table-cell office:value-type="string" table:style-name="ce3">
            <text:p>more</text:p>
          </table:table-cell>
          <table:table-cell office:value-type="string" table:style-name="ce2">
            <text:p>JJR</text:p>
          </table:table-cell>
          <table:table-cell table:number-columns-repeated="16381"/>
        </table:table-row>
        <table:table-row table:style-name="ro1">
          <table:table-cell office:value-type="float" office:value="2939" table:style-name="ce1">
            <text:p>2939</text:p>
          </table:table-cell>
          <table:table-cell office:value-type="string" table:style-name="ce3">
            <text:p>tha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940" table:style-name="ce1">
            <text:p>2940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941" table:style-name="ce1">
            <text:p>2941</text:p>
          </table:table-cell>
          <table:table-cell office:value-type="string" table:style-name="ce3">
            <text:p>indistinc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942" table:style-name="ce1">
            <text:p>2942</text:p>
          </table:table-cell>
          <table:table-cell office:value-type="string" table:style-name="ce3">
            <text:p>remembra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943" table:style-name="ce1">
            <text:p>2943</text:p>
          </table:table-cell>
          <table:table-cell office:value-type="string" table:style-name="ce3">
            <text:p>ofher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2944" table:style-name="ce1">
            <text:p>2944</text:p>
          </table:table-cell>
          <table:table-cell office:value-type="string" table:style-name="ce3">
            <text:p>caresses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2945" table:style-name="ce1">
            <text:p>2945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946" table:style-name="ce1">
            <text:p>2946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2947" table:style-name="ce1">
            <text:p>2947</text:p>
          </table:table-cell>
          <table:table-cell office:value-type="string" table:style-name="ce3">
            <text:p>pla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948" table:style-name="ce1">
            <text:p>2948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949" table:style-name="ce1">
            <text:p>2949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950" table:style-name="ce1">
            <text:p>2950</text:p>
          </table:table-cell>
          <table:table-cell office:value-type="string" table:style-name="ce3">
            <text:p>suppli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951" table:style-name="ce1">
            <text:p>2951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952" table:style-name="ce1">
            <text:p>2952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953" table:style-name="ce1">
            <text:p>2953</text:p>
          </table:table-cell>
          <table:table-cell office:value-type="string" table:style-name="ce3">
            <text:p>excell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954" table:style-name="ce1">
            <text:p>2954</text:p>
          </table:table-cell>
          <table:table-cell office:value-type="string" table:style-name="ce3">
            <text:p>woma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955" table:style-name="ce1">
            <text:p>2955</text:p>
          </table:table-cell>
          <table:table-cell office:value-type="string" table:style-name="ce3">
            <text:p>asgovern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956" table:style-name="ce1">
            <text:p>2956</text:p>
          </table:table-cell>
          <table:table-cell office:value-type="string" table:style-name="ce3">
            <text:p>who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2957" table:style-name="ce1">
            <text:p>2957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958" table:style-name="ce1">
            <text:p>2958</text:p>
          </table:table-cell>
          <table:table-cell office:value-type="string" table:style-name="ce3">
            <text:p>fall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959" table:style-name="ce1">
            <text:p>2959</text:p>
          </table:table-cell>
          <table:table-cell office:value-type="string" table:style-name="ce3">
            <text:p>litt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960" table:style-name="ce1">
            <text:p>2960</text:p>
          </table:table-cell>
          <table:table-cell office:value-type="string" table:style-name="ce3">
            <text:p>shor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961" table:style-name="ce1">
            <text:p>296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962" table:style-name="ce1">
            <text:p>2962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963" table:style-name="ce1">
            <text:p>2963</text:p>
          </table:table-cell>
          <table:table-cell office:value-type="string" table:style-name="ce3">
            <text:p>moth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964" table:style-name="ce1">
            <text:p>2964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965" table:style-name="ce1">
            <text:p>2965</text:p>
          </table:table-cell>
          <table:table-cell office:value-type="string" table:style-name="ce3">
            <text:p>affec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966" table:style-name="ce1">
            <text:p>2966</text:p>
          </table:table-cell>
          <table:table-cell office:value-type="string" table:style-name="ce3">
            <text:p>Sixteen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2967" table:style-name="ce1">
            <text:p>2967</text:p>
          </table:table-cell>
          <table:table-cell office:value-type="string" table:style-name="ce3">
            <text:p>yea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968" table:style-name="ce1">
            <text:p>2968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3">
            <text:p>Mis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970" table:style-name="ce1">
            <text:p>2970</text:p>
          </table:table-cell>
          <table:table-cell office:value-type="string" table:style-name="ce3">
            <text:p>Taylor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971" table:style-name="ce1">
            <text:p>2971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2972" table:style-name="ce1">
            <text:p>2972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973" table:style-name="ce1">
            <text:p>2973</text:p>
          </table:table-cell>
          <table:table-cell office:value-type="string" table:style-name="ce3">
            <text:p>Mr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974" table:style-name="ce1">
            <text:p>2974</text:p>
          </table:table-cell>
          <table:table-cell office:value-type="string" table:style-name="ce3">
            <text:p>Woodhous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975" table:style-name="ce1">
            <text:p>2975</text:p>
          </table:table-cell>
          <table:table-cell office:value-type="string" table:style-name="ce3">
            <text:p>s</text:p>
          </table:table-cell>
          <table:table-cell office:value-type="string" table:style-name="ce2">
            <text:p>POS</text:p>
          </table:table-cell>
          <table:table-cell table:number-columns-repeated="16381"/>
        </table:table-row>
        <table:table-row table:style-name="ro1">
          <table:table-cell office:value-type="float" office:value="2976" table:style-name="ce1">
            <text:p>2976</text:p>
          </table:table-cell>
          <table:table-cell office:value-type="string" table:style-name="ce3">
            <text:p>famil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977" table:style-name="ce1">
            <text:p>2977</text:p>
          </table:table-cell>
          <table:table-cell office:value-type="string" table:style-name="ce3">
            <text:p>less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978" table:style-name="ce1">
            <text:p>2978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979" table:style-name="ce1">
            <text:p>2979</text:p>
          </table:table-cell>
          <table:table-cell office:value-type="string" table:style-name="ce3">
            <text:p>agovern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980" table:style-name="ce1">
            <text:p>2980</text:p>
          </table:table-cell>
          <table:table-cell office:value-type="string" table:style-name="ce3">
            <text:p>tha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981" table:style-name="ce1">
            <text:p>2981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982" table:style-name="ce1">
            <text:p>2982</text:p>
          </table:table-cell>
          <table:table-cell office:value-type="string" table:style-name="ce3">
            <text:p>frie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983" table:style-name="ce1">
            <text:p>2983</text:p>
          </table:table-cell>
          <table:table-cell office:value-type="string" table:style-name="ce3">
            <text:p>ver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2984" table:style-name="ce1">
            <text:p>2984</text:p>
          </table:table-cell>
          <table:table-cell office:value-type="string" table:style-name="ce3">
            <text:p>fon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2985" table:style-name="ce1">
            <text:p>298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986" table:style-name="ce1">
            <text:p>2986</text:p>
          </table:table-cell>
          <table:table-cell office:value-type="string" table:style-name="ce3">
            <text:p>both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987" table:style-name="ce1">
            <text:p>2987</text:p>
          </table:table-cell>
          <table:table-cell office:value-type="string" table:style-name="ce3">
            <text:p>daught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2988" table:style-name="ce1">
            <text:p>2988</text:p>
          </table:table-cell>
          <table:table-cell office:value-type="string" table:style-name="ce3">
            <text:p>but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989" table:style-name="ce1">
            <text:p>2989</text:p>
          </table:table-cell>
          <table:table-cell office:value-type="string" table:style-name="ce3">
            <text:p>particularlyof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2990" table:style-name="ce1">
            <text:p>2990</text:p>
          </table:table-cell>
          <table:table-cell office:value-type="string" table:style-name="ce3">
            <text:p>Emm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2991" table:style-name="ce1">
            <text:p>2991</text:p>
          </table:table-cell>
          <table:table-cell office:value-type="string" table:style-name="ce3">
            <text:p>Betwee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992" table:style-name="ce1">
            <text:p>2992</text:p>
          </table:table-cell>
          <table:table-cell office:value-type="string" table:style-name="ce3">
            <text:p>_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2993" table:style-name="ce1">
            <text:p>2993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2994" table:style-name="ce1">
            <text:p>2994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2995" table:style-name="ce1">
            <text:p>2995</text:p>
          </table:table-cell>
          <table:table-cell office:value-type="string" table:style-name="ce3">
            <text:p>more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2996" table:style-name="ce1">
            <text:p>299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2997" table:style-name="ce1">
            <text:p>2997</text:p>
          </table:table-cell>
          <table:table-cell office:value-type="string" table:style-name="ce3">
            <text:p>intimac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2998" table:style-name="ce1">
            <text:p>2998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2999" table:style-name="ce1">
            <text:p>2999</text:p>
          </table:table-cell>
          <table:table-cell office:value-type="string" table:style-name="ce3">
            <text:p>sist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string" table:style-name="ce3">
            <text:p>Even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001" table:style-name="ce1">
            <text:p>3001</text:p>
          </table:table-cell>
          <table:table-cell office:value-type="string" table:style-name="ce3">
            <text:p>beforeMiss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3002" table:style-name="ce1">
            <text:p>3002</text:p>
          </table:table-cell>
          <table:table-cell office:value-type="string" table:style-name="ce3">
            <text:p>Taylor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003" table:style-name="ce1">
            <text:p>3003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004" table:style-name="ce1">
            <text:p>3004</text:p>
          </table:table-cell>
          <table:table-cell office:value-type="string" table:style-name="ce3">
            <text:p>cea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005" table:style-name="ce1">
            <text:p>3005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006" table:style-name="ce1">
            <text:p>3006</text:p>
          </table:table-cell>
          <table:table-cell office:value-type="string" table:style-name="ce3">
            <text:p>hold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007" table:style-name="ce1">
            <text:p>300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008" table:style-name="ce1">
            <text:p>3008</text:p>
          </table:table-cell>
          <table:table-cell office:value-type="string" table:style-name="ce3">
            <text:p>nomin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009" table:style-name="ce1">
            <text:p>3009</text:p>
          </table:table-cell>
          <table:table-cell office:value-type="string" table:style-name="ce3">
            <text:p>offi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10" table:style-name="ce1">
            <text:p>301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011" table:style-name="ce1">
            <text:p>3011</text:p>
          </table:table-cell>
          <table:table-cell office:value-type="string" table:style-name="ce3">
            <text:p>govern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12" table:style-name="ce1">
            <text:p>3012</text:p>
          </table:table-cell>
          <table:table-cell office:value-type="string" table:style-name="ce3">
            <text:p>themildn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13" table:style-name="ce1">
            <text:p>301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014" table:style-name="ce1">
            <text:p>3014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015" table:style-name="ce1">
            <text:p>3015</text:p>
          </table:table-cell>
          <table:table-cell office:value-type="string" table:style-name="ce3">
            <text:p>temp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16" table:style-name="ce1">
            <text:p>3016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017" table:style-name="ce1">
            <text:p>3017</text:p>
          </table:table-cell>
          <table:table-cell office:value-type="string" table:style-name="ce3">
            <text:p>hard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018" table:style-name="ce1">
            <text:p>3018</text:p>
          </table:table-cell>
          <table:table-cell office:value-type="string" table:style-name="ce3">
            <text:p>allow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019" table:style-name="ce1">
            <text:p>3019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020" table:style-name="ce1">
            <text:p>3020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021" table:style-name="ce1">
            <text:p>3021</text:p>
          </table:table-cell>
          <table:table-cell office:value-type="string" table:style-name="ce3">
            <text:p>impos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022" table:style-name="ce1">
            <text:p>3022</text:p>
          </table:table-cell>
          <table:table-cell office:value-type="string" table:style-name="ce3">
            <text:p>any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023" table:style-name="ce1">
            <text:p>302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024" table:style-name="ce1">
            <text:p>3024</text:p>
          </table:table-cell>
          <table:table-cell office:value-type="string" table:style-name="ce3">
            <text:p>shadow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25" table:style-name="ce1">
            <text:p>302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026" table:style-name="ce1">
            <text:p>3026</text:p>
          </table:table-cell>
          <table:table-cell office:value-type="string" table:style-name="ce3">
            <text:p>author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27" table:style-name="ce1">
            <text:p>3027</text:p>
          </table:table-cell>
          <table:table-cell office:value-type="string" table:style-name="ce3">
            <text:p>be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028" table:style-name="ce1">
            <text:p>3028</text:p>
          </table:table-cell>
          <table:table-cell office:value-type="string" table:style-name="ce3">
            <text:p>now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029" table:style-name="ce1">
            <text:p>3029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030" table:style-name="ce1">
            <text:p>3030</text:p>
          </table:table-cell>
          <table:table-cell office:value-type="string" table:style-name="ce3">
            <text:p>pas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031" table:style-name="ce1">
            <text:p>3031</text:p>
          </table:table-cell>
          <table:table-cell office:value-type="string" table:style-name="ce3">
            <text:p>awa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032" table:style-name="ce1">
            <text:p>3032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033" table:style-name="ce1">
            <text:p>3033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034" table:style-name="ce1">
            <text:p>3034</text:p>
          </table:table-cell>
          <table:table-cell office:value-type="string" table:style-name="ce3">
            <text:p>beenliving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3035" table:style-name="ce1">
            <text:p>3035</text:p>
          </table:table-cell>
          <table:table-cell office:value-type="string" table:style-name="ce3">
            <text:p>together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036" table:style-name="ce1">
            <text:p>3036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037" table:style-name="ce1">
            <text:p>3037</text:p>
          </table:table-cell>
          <table:table-cell office:value-type="string" table:style-name="ce3">
            <text:p>frie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38" table:style-name="ce1">
            <text:p>303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039" table:style-name="ce1">
            <text:p>3039</text:p>
          </table:table-cell>
          <table:table-cell office:value-type="string" table:style-name="ce3">
            <text:p>frie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40" table:style-name="ce1">
            <text:p>3040</text:p>
          </table:table-cell>
          <table:table-cell office:value-type="string" table:style-name="ce3">
            <text:p>ver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041" table:style-name="ce1">
            <text:p>3041</text:p>
          </table:table-cell>
          <table:table-cell office:value-type="string" table:style-name="ce3">
            <text:p>mutual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042" table:style-name="ce1">
            <text:p>3042</text:p>
          </table:table-cell>
          <table:table-cell office:value-type="string" table:style-name="ce3">
            <text:p>attach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043" table:style-name="ce1">
            <text:p>3043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044" table:style-name="ce1">
            <text:p>3044</text:p>
          </table:table-cell>
          <table:table-cell office:value-type="string" table:style-name="ce3">
            <text:p>Emmadoing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045" table:style-name="ce1">
            <text:p>3045</text:p>
          </table:table-cell>
          <table:table-cell office:value-type="string" table:style-name="ce3">
            <text:p>jus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046" table:style-name="ce1">
            <text:p>3046</text:p>
          </table:table-cell>
          <table:table-cell office:value-type="string" table:style-name="ce3">
            <text:p>what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3047" table:style-name="ce1">
            <text:p>3047</text:p>
          </table:table-cell>
          <table:table-cell office:value-type="string" table:style-name="ce3">
            <text:p>s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048" table:style-name="ce1">
            <text:p>3048</text:p>
          </table:table-cell>
          <table:table-cell office:value-type="string" table:style-name="ce3">
            <text:p>lik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049" table:style-name="ce1">
            <text:p>3049</text:p>
          </table:table-cell>
          <table:table-cell office:value-type="string" table:style-name="ce3">
            <text:p>high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050" table:style-name="ce1">
            <text:p>3050</text:p>
          </table:table-cell>
          <table:table-cell office:value-type="string" table:style-name="ce3">
            <text:p>esteem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051" table:style-name="ce1">
            <text:p>3051</text:p>
          </table:table-cell>
          <table:table-cell office:value-type="string" table:style-name="ce3">
            <text:p>Mis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052" table:style-name="ce1">
            <text:p>3052</text:p>
          </table:table-cell>
          <table:table-cell office:value-type="string" table:style-name="ce3">
            <text:p>Taylor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053" table:style-name="ce1">
            <text:p>3053</text:p>
          </table:table-cell>
          <table:table-cell office:value-type="string" table:style-name="ce3">
            <text:p>s</text:p>
          </table:table-cell>
          <table:table-cell office:value-type="string" table:style-name="ce2">
            <text:p>POS</text:p>
          </table:table-cell>
          <table:table-cell table:number-columns-repeated="16381"/>
        </table:table-row>
        <table:table-row table:style-name="ro1">
          <table:table-cell office:value-type="float" office:value="3054" table:style-name="ce1">
            <text:p>3054</text:p>
          </table:table-cell>
          <table:table-cell office:value-type="string" table:style-name="ce3">
            <text:p>judgm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55" table:style-name="ce1">
            <text:p>3055</text:p>
          </table:table-cell>
          <table:table-cell office:value-type="string" table:style-name="ce3">
            <text:p>butdirected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3056" table:style-name="ce1">
            <text:p>3056</text:p>
          </table:table-cell>
          <table:table-cell office:value-type="string" table:style-name="ce3">
            <text:p>chief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057" table:style-name="ce1">
            <text:p>3057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058" table:style-name="ce1">
            <text:p>3058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059" table:style-name="ce1">
            <text:p>3059</text:p>
          </table:table-cell>
          <table:table-cell office:value-type="string" table:style-name="ce3">
            <text:p>ow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060" table:style-name="ce1">
            <text:p>306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061" table:style-name="ce1">
            <text:p>3061</text:p>
          </table:table-cell>
          <table:table-cell office:value-type="string" table:style-name="ce3">
            <text:p>studio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62" table:style-name="ce1">
            <text:p>3062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063" table:style-name="ce1">
            <text:p>3063</text:p>
          </table:table-cell>
          <table:table-cell office:value-type="string" table:style-name="ce3">
            <text:p>fill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064" table:style-name="ce1">
            <text:p>3064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065" table:style-name="ce1">
            <text:p>306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066" table:style-name="ce1">
            <text:p>3066</text:p>
          </table:table-cell>
          <table:table-cell office:value-type="string" table:style-name="ce3">
            <text:p>rich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067" table:style-name="ce1">
            <text:p>3067</text:p>
          </table:table-cell>
          <table:table-cell office:value-type="string" table:style-name="ce3">
            <text:p>odou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68" table:style-name="ce1">
            <text:p>3068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069" table:style-name="ce1">
            <text:p>3069</text:p>
          </table:table-cell>
          <table:table-cell office:value-type="string" table:style-name="ce3">
            <text:p>ros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070" table:style-name="ce1">
            <text:p>3070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071" table:style-name="ce1">
            <text:p>3071</text:p>
          </table:table-cell>
          <table:table-cell office:value-type="string" table:style-name="ce3">
            <text:p>when</text:p>
          </table:table-cell>
          <table:table-cell office:value-type="string" table:style-name="ce2">
            <text:p>WRB</text:p>
          </table:table-cell>
          <table:table-cell table:number-columns-repeated="16381"/>
        </table:table-row>
        <table:table-row table:style-name="ro1">
          <table:table-cell office:value-type="float" office:value="3072" table:style-name="ce1">
            <text:p>307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073" table:style-name="ce1">
            <text:p>3073</text:p>
          </table:table-cell>
          <table:table-cell office:value-type="string" table:style-name="ce3">
            <text:p>lightsumm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74" table:style-name="ce1">
            <text:p>3074</text:p>
          </table:table-cell>
          <table:table-cell office:value-type="string" table:style-name="ce3">
            <text:p>wi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75" table:style-name="ce1">
            <text:p>3075</text:p>
          </table:table-cell>
          <table:table-cell office:value-type="string" table:style-name="ce3">
            <text:p>stirr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076" table:style-name="ce1">
            <text:p>3076</text:p>
          </table:table-cell>
          <table:table-cell office:value-type="string" table:style-name="ce3">
            <text:p>amids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077" table:style-name="ce1">
            <text:p>307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078" table:style-name="ce1">
            <text:p>3078</text:p>
          </table:table-cell>
          <table:table-cell office:value-type="string" table:style-name="ce3">
            <text:p>tre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079" table:style-name="ce1">
            <text:p>307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080" table:style-name="ce1">
            <text:p>308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081" table:style-name="ce1">
            <text:p>3081</text:p>
          </table:table-cell>
          <table:table-cell office:value-type="string" table:style-name="ce3">
            <text:p>garde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82" table:style-name="ce1">
            <text:p>3082</text:p>
          </table:table-cell>
          <table:table-cell office:value-type="string" table:style-name="ce3">
            <text:p>there</text:p>
          </table:table-cell>
          <table:table-cell office:value-type="string" table:style-name="ce2">
            <text:p>EX</text:p>
          </table:table-cell>
          <table:table-cell table:number-columns-repeated="16381"/>
        </table:table-row>
        <table:table-row table:style-name="ro1">
          <table:table-cell office:value-type="float" office:value="3083" table:style-name="ce1">
            <text:p>3083</text:p>
          </table:table-cell>
          <table:table-cell office:value-type="string" table:style-name="ce3">
            <text:p>came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084" table:style-name="ce1">
            <text:p>3084</text:p>
          </table:table-cell>
          <table:table-cell office:value-type="string" table:style-name="ce3">
            <text:p>throughthe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3085" table:style-name="ce1">
            <text:p>3085</text:p>
          </table:table-cell>
          <table:table-cell office:value-type="string" table:style-name="ce3">
            <text:p>ope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086" table:style-name="ce1">
            <text:p>3086</text:p>
          </table:table-cell>
          <table:table-cell office:value-type="string" table:style-name="ce3">
            <text:p>do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87" table:style-name="ce1">
            <text:p>308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088" table:style-name="ce1">
            <text:p>3088</text:p>
          </table:table-cell>
          <table:table-cell office:value-type="string" table:style-name="ce3">
            <text:p>heav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089" table:style-name="ce1">
            <text:p>3089</text:p>
          </table:table-cell>
          <table:table-cell office:value-type="string" table:style-name="ce3">
            <text:p>sc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90" table:style-name="ce1">
            <text:p>309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091" table:style-name="ce1">
            <text:p>309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092" table:style-name="ce1">
            <text:p>3092</text:p>
          </table:table-cell>
          <table:table-cell office:value-type="string" table:style-name="ce3">
            <text:p>lilac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93" table:style-name="ce1">
            <text:p>3093</text:p>
          </table:table-cell>
          <table:table-cell office:value-type="string" table:style-name="ce3">
            <text:p>or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094" table:style-name="ce1">
            <text:p>309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095" table:style-name="ce1">
            <text:p>3095</text:p>
          </table:table-cell>
          <table:table-cell office:value-type="string" table:style-name="ce3">
            <text:p>more</text:p>
          </table:table-cell>
          <table:table-cell office:value-type="string" table:style-name="ce2">
            <text:p>JJR</text:p>
          </table:table-cell>
          <table:table-cell table:number-columns-repeated="16381"/>
        </table:table-row>
        <table:table-row table:style-name="ro1">
          <table:table-cell office:value-type="float" office:value="3096" table:style-name="ce1">
            <text:p>3096</text:p>
          </table:table-cell>
          <table:table-cell office:value-type="string" table:style-name="ce3">
            <text:p>delicateperfum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097" table:style-name="ce1">
            <text:p>3097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098" table:style-name="ce1">
            <text:p>309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099" table:style-name="ce1">
            <text:p>3099</text:p>
          </table:table-cell>
          <table:table-cell office:value-type="string" table:style-name="ce3">
            <text:p>thor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100" table:style-name="ce1">
            <text:p>3100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101" table:style-name="ce1">
            <text:p>310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102" table:style-name="ce1">
            <text:p>3102</text:p>
          </table:table-cell>
          <table:table-cell office:value-type="string" table:style-name="ce3">
            <text:p>corn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103" table:style-name="ce1">
            <text:p>310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104" table:style-name="ce1">
            <text:p>310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105" table:style-name="ce1">
            <text:p>3105</text:p>
          </table:table-cell>
          <table:table-cell office:value-type="string" table:style-name="ce3">
            <text:p>diva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106" table:style-name="ce1">
            <text:p>310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107" table:style-name="ce1">
            <text:p>3107</text:p>
          </table:table-cell>
          <table:table-cell office:value-type="string" table:style-name="ce3">
            <text:p>Persia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108" table:style-name="ce1">
            <text:p>3108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109" table:style-name="ce1">
            <text:p>3109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3110" table:style-name="ce1">
            <text:p>3110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111" table:style-name="ce1">
            <text:p>3111</text:p>
          </table:table-cell>
          <table:table-cell office:value-type="string" table:style-name="ce3">
            <text:p>waslying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3112" table:style-name="ce1">
            <text:p>3112</text:p>
          </table:table-cell>
          <table:table-cell office:value-type="string" table:style-name="ce3">
            <text:p>smok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114" table:style-name="ce1">
            <text:p>3114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115" table:style-name="ce1">
            <text:p>3115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116" table:style-name="ce1">
            <text:p>3116</text:p>
          </table:table-cell>
          <table:table-cell office:value-type="string" table:style-name="ce3">
            <text:p>custo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117" table:style-name="ce1">
            <text:p>3117</text:p>
          </table:table-cell>
          <table:table-cell office:value-type="string" table:style-name="ce3">
            <text:p>innumerab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118" table:style-name="ce1">
            <text:p>3118</text:p>
          </table:table-cell>
          <table:table-cell office:value-type="string" table:style-name="ce3">
            <text:p>cigarett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119" table:style-name="ce1">
            <text:p>3119</text:p>
          </table:table-cell>
          <table:table-cell office:value-type="string" table:style-name="ce3">
            <text:p>Lord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120" table:style-name="ce1">
            <text:p>3120</text:p>
          </table:table-cell>
          <table:table-cell office:value-type="string" table:style-name="ce3">
            <text:p>HenryWotto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121" table:style-name="ce1">
            <text:p>3121</text:p>
          </table:table-cell>
          <table:table-cell office:value-type="string" table:style-name="ce3">
            <text:p>could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3122" table:style-name="ce1">
            <text:p>3122</text:p>
          </table:table-cell>
          <table:table-cell office:value-type="string" table:style-name="ce3">
            <text:p>jus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123" table:style-name="ce1">
            <text:p>3123</text:p>
          </table:table-cell>
          <table:table-cell office:value-type="string" table:style-name="ce3">
            <text:p>catch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124" table:style-name="ce1">
            <text:p>312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125" table:style-name="ce1">
            <text:p>3125</text:p>
          </table:table-cell>
          <table:table-cell office:value-type="string" table:style-name="ce3">
            <text:p>glea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126" table:style-name="ce1">
            <text:p>312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127" table:style-name="ce1">
            <text:p>312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128" table:style-name="ce1">
            <text:p>312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129" table:style-name="ce1">
            <text:p>312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130" table:style-name="ce1">
            <text:p>3130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131" table:style-name="ce1">
            <text:p>3131</text:p>
          </table:table-cell>
          <table:table-cell office:value-type="string" table:style-name="ce3">
            <text:p>laburnu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132" table:style-name="ce1">
            <text:p>3132</text:p>
          </table:table-cell>
          <table:table-cell office:value-type="string" table:style-name="ce3">
            <text:p>whose</text:p>
          </table:table-cell>
          <table:table-cell office:value-type="string" table:style-name="ce2">
            <text:p>WP$</text:p>
          </table:table-cell>
          <table:table-cell table:number-columns-repeated="16381"/>
        </table:table-row>
        <table:table-row table:style-name="ro1">
          <table:table-cell office:value-type="float" office:value="3133" table:style-name="ce1">
            <text:p>3133</text:p>
          </table:table-cell>
          <table:table-cell office:value-type="string" table:style-name="ce3">
            <text:p>tremulou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134" table:style-name="ce1">
            <text:p>3134</text:p>
          </table:table-cell>
          <table:table-cell office:value-type="string" table:style-name="ce3">
            <text:p>branch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135" table:style-name="ce1">
            <text:p>3135</text:p>
          </table:table-cell>
          <table:table-cell office:value-type="string" table:style-name="ce3">
            <text:p>seem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136" table:style-name="ce1">
            <text:p>3136</text:p>
          </table:table-cell>
          <table:table-cell office:value-type="string" table:style-name="ce3">
            <text:p>hard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137" table:style-name="ce1">
            <text:p>3137</text:p>
          </table:table-cell>
          <table:table-cell office:value-type="string" table:style-name="ce3">
            <text:p>ab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138" table:style-name="ce1">
            <text:p>3138</text:p>
          </table:table-cell>
          <table:table-cell office:value-type="string" table:style-name="ce3">
            <text:p>tobear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3139" table:style-name="ce1">
            <text:p>313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140" table:style-name="ce1">
            <text:p>3140</text:p>
          </table:table-cell>
          <table:table-cell office:value-type="string" table:style-name="ce3">
            <text:p>burde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141" table:style-name="ce1">
            <text:p>314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142" table:style-name="ce1">
            <text:p>3142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143" table:style-name="ce1">
            <text:p>3143</text:p>
          </table:table-cell>
          <table:table-cell office:value-type="string" table:style-name="ce3">
            <text:p>beau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144" table:style-name="ce1">
            <text:p>3144</text:p>
          </table:table-cell>
          <table:table-cell office:value-type="string" table:style-name="ce3">
            <text:p>so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145" table:style-name="ce1">
            <text:p>3145</text:p>
          </table:table-cell>
          <table:table-cell office:value-type="string" table:style-name="ce3">
            <text:p>flamelik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146" table:style-name="ce1">
            <text:p>3146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147" table:style-name="ce1">
            <text:p>3147</text:p>
          </table:table-cell>
          <table:table-cell office:value-type="string" table:style-name="ce3">
            <text:p>theirs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148" table:style-name="ce1">
            <text:p>314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string" table:style-name="ce3">
            <text:p>now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150" table:style-name="ce1">
            <text:p>3150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151" table:style-name="ce1">
            <text:p>3151</text:p>
          </table:table-cell>
          <table:table-cell office:value-type="string" table:style-name="ce3">
            <text:p>thenthe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3152" table:style-name="ce1">
            <text:p>3152</text:p>
          </table:table-cell>
          <table:table-cell office:value-type="string" table:style-name="ce3">
            <text:p>fantast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153" table:style-name="ce1">
            <text:p>3153</text:p>
          </table:table-cell>
          <table:table-cell office:value-type="string" table:style-name="ce3">
            <text:p>shadow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154" table:style-name="ce1">
            <text:p>315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155" table:style-name="ce1">
            <text:p>3155</text:p>
          </table:table-cell>
          <table:table-cell office:value-type="string" table:style-name="ce3">
            <text:p>bir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156" table:style-name="ce1">
            <text:p>3156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157" table:style-name="ce1">
            <text:p>3157</text:p>
          </table:table-cell>
          <table:table-cell office:value-type="string" table:style-name="ce3">
            <text:p>fligh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158" table:style-name="ce1">
            <text:p>3158</text:p>
          </table:table-cell>
          <table:table-cell office:value-type="string" table:style-name="ce3">
            <text:p>flitt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159" table:style-name="ce1">
            <text:p>3159</text:p>
          </table:table-cell>
          <table:table-cell office:value-type="string" table:style-name="ce3">
            <text:p>acros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160" table:style-name="ce1">
            <text:p>316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161" table:style-name="ce1">
            <text:p>3161</text:p>
          </table:table-cell>
          <table:table-cell office:value-type="string" table:style-name="ce3">
            <text:p>curtai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162" table:style-name="ce1">
            <text:p>3162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3163" table:style-name="ce1">
            <text:p>3163</text:p>
          </table:table-cell>
          <table:table-cell office:value-type="string" table:style-name="ce3">
            <text:p>were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164" table:style-name="ce1">
            <text:p>3164</text:p>
          </table:table-cell>
          <table:table-cell office:value-type="string" table:style-name="ce3">
            <text:p>stretch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165" table:style-name="ce1">
            <text:p>3165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166" table:style-name="ce1">
            <text:p>3166</text:p>
          </table:table-cell>
          <table:table-cell office:value-type="string" table:style-name="ce3">
            <text:p>fro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167" table:style-name="ce1">
            <text:p>3167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168" table:style-name="ce1">
            <text:p>316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169" table:style-name="ce1">
            <text:p>3169</text:p>
          </table:table-cell>
          <table:table-cell office:value-type="string" table:style-name="ce3">
            <text:p>hug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170" table:style-name="ce1">
            <text:p>3170</text:p>
          </table:table-cell>
          <table:table-cell office:value-type="string" table:style-name="ce3">
            <text:p>window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171" table:style-name="ce1">
            <text:p>3171</text:p>
          </table:table-cell>
          <table:table-cell office:value-type="string" table:style-name="ce3">
            <text:p>produc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172" table:style-name="ce1">
            <text:p>3172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173" table:style-name="ce1">
            <text:p>3173</text:p>
          </table:table-cell>
          <table:table-cell office:value-type="string" table:style-name="ce3">
            <text:p>ki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174" table:style-name="ce1">
            <text:p>317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175" table:style-name="ce1">
            <text:p>3175</text:p>
          </table:table-cell>
          <table:table-cell office:value-type="string" table:style-name="ce3">
            <text:p>momentar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176" table:style-name="ce1">
            <text:p>3176</text:p>
          </table:table-cell>
          <table:table-cell office:value-type="string" table:style-name="ce3">
            <text:p>Japanes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177" table:style-name="ce1">
            <text:p>3177</text:p>
          </table:table-cell>
          <table:table-cell office:value-type="string" table:style-name="ce3">
            <text:p>effec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178" table:style-name="ce1">
            <text:p>317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179" table:style-name="ce1">
            <text:p>3179</text:p>
          </table:table-cell>
          <table:table-cell office:value-type="string" table:style-name="ce3">
            <text:p>mak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180" table:style-name="ce1">
            <text:p>3180</text:p>
          </table:table-cell>
          <table:table-cell office:value-type="string" table:style-name="ce3">
            <text:p>him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181" table:style-name="ce1">
            <text:p>3181</text:p>
          </table:table-cell>
          <table:table-cell office:value-type="string" table:style-name="ce3">
            <text:p>think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182" table:style-name="ce1">
            <text:p>3182</text:p>
          </table:table-cell>
          <table:table-cell office:value-type="string" table:style-name="ce3">
            <text:p>ofthose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3183" table:style-name="ce1">
            <text:p>3183</text:p>
          </table:table-cell>
          <table:table-cell office:value-type="string" table:style-name="ce3">
            <text:p>pallid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3184" table:style-name="ce1">
            <text:p>3184</text:p>
          </table:table-cell>
          <table:table-cell office:value-type="string" table:style-name="ce3">
            <text:p>paint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185" table:style-name="ce1">
            <text:p>318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186" table:style-name="ce1">
            <text:p>3186</text:p>
          </table:table-cell>
          <table:table-cell office:value-type="string" table:style-name="ce3">
            <text:p>Tokyo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187" table:style-name="ce1">
            <text:p>3187</text:p>
          </table:table-cell>
          <table:table-cell office:value-type="string" table:style-name="ce3">
            <text:p>who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3188" table:style-name="ce1">
            <text:p>3188</text:p>
          </table:table-cell>
          <table:table-cell office:value-type="string" table:style-name="ce3">
            <text:p>throug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189" table:style-name="ce1">
            <text:p>318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190" table:style-name="ce1">
            <text:p>3190</text:p>
          </table:table-cell>
          <table:table-cell office:value-type="string" table:style-name="ce3">
            <text:p>medium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191" table:style-name="ce1">
            <text:p>3191</text:p>
          </table:table-cell>
          <table:table-cell office:value-type="string" table:style-name="ce3">
            <text:p>ofan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3192" table:style-name="ce1">
            <text:p>3192</text:p>
          </table:table-cell>
          <table:table-cell office:value-type="string" table:style-name="ce3">
            <text:p>ar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193" table:style-name="ce1">
            <text:p>3193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3194" table:style-name="ce1">
            <text:p>3194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195" table:style-name="ce1">
            <text:p>3195</text:p>
          </table:table-cell>
          <table:table-cell office:value-type="string" table:style-name="ce3">
            <text:p>necessari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196" table:style-name="ce1">
            <text:p>3196</text:p>
          </table:table-cell>
          <table:table-cell office:value-type="string" table:style-name="ce3">
            <text:p>immobi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3">
            <text:p>seek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198" table:style-name="ce1">
            <text:p>3198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199" table:style-name="ce1">
            <text:p>3199</text:p>
          </table:table-cell>
          <table:table-cell office:value-type="string" table:style-name="ce3">
            <text:p>convey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200" table:style-name="ce1">
            <text:p>320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201" table:style-name="ce1">
            <text:p>3201</text:p>
          </table:table-cell>
          <table:table-cell office:value-type="string" table:style-name="ce3">
            <text:p>sens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202" table:style-name="ce1">
            <text:p>3202</text:p>
          </table:table-cell>
          <table:table-cell office:value-type="string" table:style-name="ce3">
            <text:p>ofswiftn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203" table:style-name="ce1">
            <text:p>3203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204" table:style-name="ce1">
            <text:p>3204</text:p>
          </table:table-cell>
          <table:table-cell office:value-type="string" table:style-name="ce3">
            <text:p>mo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205" table:style-name="ce1">
            <text:p>320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206" table:style-name="ce1">
            <text:p>3206</text:p>
          </table:table-cell>
          <table:table-cell office:value-type="string" table:style-name="ce3">
            <text:p>sulle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207" table:style-name="ce1">
            <text:p>3207</text:p>
          </table:table-cell>
          <table:table-cell office:value-type="string" table:style-name="ce3">
            <text:p>murmu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208" table:style-name="ce1">
            <text:p>3208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209" table:style-name="ce1">
            <text:p>320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210" table:style-name="ce1">
            <text:p>3210</text:p>
          </table:table-cell>
          <table:table-cell office:value-type="string" table:style-name="ce3">
            <text:p>be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211" table:style-name="ce1">
            <text:p>3211</text:p>
          </table:table-cell>
          <table:table-cell office:value-type="string" table:style-name="ce3">
            <text:p>shoulder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212" table:style-name="ce1">
            <text:p>3212</text:p>
          </table:table-cell>
          <table:table-cell office:value-type="string" table:style-name="ce3">
            <text:p>theirway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3213" table:style-name="ce1">
            <text:p>3213</text:p>
          </table:table-cell>
          <table:table-cell office:value-type="string" table:style-name="ce3">
            <text:p>throug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214" table:style-name="ce1">
            <text:p>321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215" table:style-name="ce1">
            <text:p>3215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216" table:style-name="ce1">
            <text:p>3216</text:p>
          </table:table-cell>
          <table:table-cell office:value-type="string" table:style-name="ce3">
            <text:p>unmow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217" table:style-name="ce1">
            <text:p>3217</text:p>
          </table:table-cell>
          <table:table-cell office:value-type="string" table:style-name="ce3">
            <text:p>gra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218" table:style-name="ce1">
            <text:p>3218</text:p>
          </table:table-cell>
          <table:table-cell office:value-type="string" table:style-name="ce3">
            <text:p>or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219" table:style-name="ce1">
            <text:p>3219</text:p>
          </table:table-cell>
          <table:table-cell office:value-type="string" table:style-name="ce3">
            <text:p>circl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220" table:style-name="ce1">
            <text:p>3220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221" table:style-name="ce1">
            <text:p>3221</text:p>
          </table:table-cell>
          <table:table-cell office:value-type="string" table:style-name="ce3">
            <text:p>monotonousinsiste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222" table:style-name="ce1">
            <text:p>3222</text:p>
          </table:table-cell>
          <table:table-cell office:value-type="string" table:style-name="ce3">
            <text:p>round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223" table:style-name="ce1">
            <text:p>322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224" table:style-name="ce1">
            <text:p>3224</text:p>
          </table:table-cell>
          <table:table-cell office:value-type="string" table:style-name="ce3">
            <text:p>dust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225" table:style-name="ce1">
            <text:p>3225</text:p>
          </table:table-cell>
          <table:table-cell office:value-type="string" table:style-name="ce3">
            <text:p>gil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226" table:style-name="ce1">
            <text:p>3226</text:p>
          </table:table-cell>
          <table:table-cell office:value-type="string" table:style-name="ce3">
            <text:p>hor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227" table:style-name="ce1">
            <text:p>3227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228" table:style-name="ce1">
            <text:p>322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229" table:style-name="ce1">
            <text:p>3229</text:p>
          </table:table-cell>
          <table:table-cell office:value-type="string" table:style-name="ce3">
            <text:p>straggli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230" table:style-name="ce1">
            <text:p>3230</text:p>
          </table:table-cell>
          <table:table-cell office:value-type="string" table:style-name="ce3">
            <text:p>woodbin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231" table:style-name="ce1">
            <text:p>3231</text:p>
          </table:table-cell>
          <table:table-cell office:value-type="string" table:style-name="ce3">
            <text:p>seem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232" table:style-name="ce1">
            <text:p>3232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233" table:style-name="ce1">
            <text:p>3233</text:p>
          </table:table-cell>
          <table:table-cell office:value-type="string" table:style-name="ce3">
            <text:p>mak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234" table:style-name="ce1">
            <text:p>323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235" table:style-name="ce1">
            <text:p>3235</text:p>
          </table:table-cell>
          <table:table-cell office:value-type="string" table:style-name="ce3">
            <text:p>stilln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236" table:style-name="ce1">
            <text:p>3236</text:p>
          </table:table-cell>
          <table:table-cell office:value-type="string" table:style-name="ce3">
            <text:p>more</text:p>
          </table:table-cell>
          <table:table-cell office:value-type="string" table:style-name="ce2">
            <text:p>RBR</text:p>
          </table:table-cell>
          <table:table-cell table:number-columns-repeated="16381"/>
        </table:table-row>
        <table:table-row table:style-name="ro1">
          <table:table-cell office:value-type="float" office:value="3237" table:style-name="ce1">
            <text:p>3237</text:p>
          </table:table-cell>
          <table:table-cell office:value-type="string" table:style-name="ce3">
            <text:p>oppressiv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238" table:style-name="ce1">
            <text:p>323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239" table:style-name="ce1">
            <text:p>3239</text:p>
          </table:table-cell>
          <table:table-cell office:value-type="string" table:style-name="ce3">
            <text:p>dim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240" table:style-name="ce1">
            <text:p>3240</text:p>
          </table:table-cell>
          <table:table-cell office:value-type="string" table:style-name="ce3">
            <text:p>roa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241" table:style-name="ce1">
            <text:p>324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242" table:style-name="ce1">
            <text:p>3242</text:p>
          </table:table-cell>
          <table:table-cell office:value-type="string" table:style-name="ce3">
            <text:p>Londonwa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243" table:style-name="ce1">
            <text:p>3243</text:p>
          </table:table-cell>
          <table:table-cell office:value-type="string" table:style-name="ce3">
            <text:p>lik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244" table:style-name="ce1">
            <text:p>324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245" table:style-name="ce1">
            <text:p>3245</text:p>
          </table:table-cell>
          <table:table-cell office:value-type="string" table:style-name="ce3">
            <text:p>bourdo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246" table:style-name="ce1">
            <text:p>3246</text:p>
          </table:table-cell>
          <table:table-cell office:value-type="string" table:style-name="ce3">
            <text:p>not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247" table:style-name="ce1">
            <text:p>3247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248" table:style-name="ce1">
            <text:p>3248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249" table:style-name="ce1">
            <text:p>3249</text:p>
          </table:table-cell>
          <table:table-cell office:value-type="string" table:style-name="ce3">
            <text:p>dista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250" table:style-name="ce1">
            <text:p>3250</text:p>
          </table:table-cell>
          <table:table-cell office:value-type="string" table:style-name="ce3">
            <text:p>orga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251" table:style-name="ce1">
            <text:p>3251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252" table:style-name="ce1">
            <text:p>3252</text:p>
          </table:table-cell>
          <table:table-cell office:value-type="string" table:style-name="ce3">
            <text:p>went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253" table:style-name="ce1">
            <text:p>3253</text:p>
          </table:table-cell>
          <table:table-cell office:value-type="string" table:style-name="ce3">
            <text:p>up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254" table:style-name="ce1">
            <text:p>3254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255" table:style-name="ce1">
            <text:p>3255</text:p>
          </table:table-cell>
          <table:table-cell office:value-type="string" table:style-name="ce3">
            <text:p>Ann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256" table:style-name="ce1">
            <text:p>3256</text:p>
          </table:table-cell>
          <table:table-cell office:value-type="string" table:style-name="ce3">
            <text:p>Pavlovn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257" table:style-name="ce1">
            <text:p>3257</text:p>
          </table:table-cell>
          <table:table-cell office:value-type="string" table:style-name="ce3">
            <text:p>kiss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258" table:style-name="ce1">
            <text:p>3258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259" table:style-name="ce1">
            <text:p>3259</text:p>
          </table:table-cell>
          <table:table-cell office:value-type="string" table:style-name="ce3">
            <text:p>ha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260" table:style-name="ce1">
            <text:p>3260</text:p>
          </table:table-cell>
          <table:table-cell office:value-type="string" table:style-name="ce3">
            <text:p>present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261" table:style-name="ce1">
            <text:p>3261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262" table:style-name="ce1">
            <text:p>3262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263" table:style-name="ce1">
            <text:p>3263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264" table:style-name="ce1">
            <text:p>3264</text:p>
          </table:table-cell>
          <table:table-cell office:value-type="string" table:style-name="ce3">
            <text:p>bal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265" table:style-name="ce1">
            <text:p>3265</text:p>
          </table:table-cell>
          <table:table-cell office:value-type="string" table:style-name="ce3">
            <text:p>scente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266" table:style-name="ce1">
            <text:p>3266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267" table:style-name="ce1">
            <text:p>3267</text:p>
          </table:table-cell>
          <table:table-cell office:value-type="string" table:style-name="ce3">
            <text:p>shin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268" table:style-name="ce1">
            <text:p>3268</text:p>
          </table:table-cell>
          <table:table-cell office:value-type="string" table:style-name="ce3">
            <text:p>hea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269" table:style-name="ce1">
            <text:p>3269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270" table:style-name="ce1">
            <text:p>3270</text:p>
          </table:table-cell>
          <table:table-cell office:value-type="string" table:style-name="ce3">
            <text:p>complacent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271" table:style-name="ce1">
            <text:p>3271</text:p>
          </table:table-cell>
          <table:table-cell office:value-type="string" table:style-name="ce3">
            <text:p>seat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272" table:style-name="ce1">
            <text:p>3272</text:p>
          </table:table-cell>
          <table:table-cell office:value-type="string" table:style-name="ce3">
            <text:p>himself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273" table:style-name="ce1">
            <text:p>3273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274" table:style-name="ce1">
            <text:p>327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275" table:style-name="ce1">
            <text:p>3275</text:p>
          </table:table-cell>
          <table:table-cell office:value-type="string" table:style-name="ce3">
            <text:p>sof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276" table:style-name="ce1">
            <text:p>3276</text:p>
          </table:table-cell>
          <table:table-cell office:value-type="string" table:style-name="ce3">
            <text:p>First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3277" table:style-name="ce1">
            <text:p>3277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278" table:style-name="ce1">
            <text:p>3278</text:p>
          </table:table-cell>
          <table:table-cell office:value-type="string" table:style-name="ce3">
            <text:p>all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279" table:style-name="ce1">
            <text:p>3279</text:p>
          </table:table-cell>
          <table:table-cell office:value-type="string" table:style-name="ce3">
            <text:p>dea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280" table:style-name="ce1">
            <text:p>3280</text:p>
          </table:table-cell>
          <table:table-cell office:value-type="string" table:style-name="ce3">
            <text:p>frie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281" table:style-name="ce1">
            <text:p>3281</text:p>
          </table:table-cell>
          <table:table-cell office:value-type="string" table:style-name="ce3">
            <text:p>tell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282" table:style-name="ce1">
            <text:p>3282</text:p>
          </table:table-cell>
          <table:table-cell office:value-type="string" table:style-name="ce3">
            <text:p>m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283" table:style-name="ce1">
            <text:p>3283</text:p>
          </table:table-cell>
          <table:table-cell office:value-type="string" table:style-name="ce3">
            <text:p>how</text:p>
          </table:table-cell>
          <table:table-cell office:value-type="string" table:style-name="ce2">
            <text:p>WRB</text:p>
          </table:table-cell>
          <table:table-cell table:number-columns-repeated="16381"/>
        </table:table-row>
        <table:table-row table:style-name="ro1">
          <table:table-cell office:value-type="float" office:value="3284" table:style-name="ce1">
            <text:p>3284</text:p>
          </table:table-cell>
          <table:table-cell office:value-type="string" table:style-name="ce3">
            <text:p>you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285" table:style-name="ce1">
            <text:p>3285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3286" table:style-name="ce1">
            <text:p>3286</text:p>
          </table:table-cell>
          <table:table-cell office:value-type="string" table:style-name="ce3">
            <text:p>Set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287" table:style-name="ce1">
            <text:p>3287</text:p>
          </table:table-cell>
          <table:table-cell office:value-type="string" table:style-name="ce3">
            <text:p>you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288" table:style-name="ce1">
            <text:p>3288</text:p>
          </table:table-cell>
          <table:table-cell office:value-type="string" table:style-name="ce3">
            <text:p>frie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289" table:style-name="ce1">
            <text:p>3289</text:p>
          </table:table-cell>
          <table:table-cell office:value-type="string" table:style-name="ce3">
            <text:p>s</text:p>
          </table:table-cell>
          <table:table-cell office:value-type="string" table:style-name="ce2">
            <text:p>POS</text:p>
          </table:table-cell>
          <table:table-cell table:number-columns-repeated="16381"/>
        </table:table-row>
        <table:table-row table:style-name="ro1">
          <table:table-cell office:value-type="float" office:value="3290" table:style-name="ce1">
            <text:p>3290</text:p>
          </table:table-cell>
          <table:table-cell office:value-type="string" table:style-name="ce3">
            <text:p>mi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291" table:style-name="ce1">
            <text:p>3291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292" table:style-name="ce1">
            <text:p>3292</text:p>
          </table:table-cell>
          <table:table-cell office:value-type="string" table:style-name="ce3">
            <text:p>res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293" table:style-name="ce1">
            <text:p>3293</text:p>
          </table:table-cell>
          <table:table-cell office:value-type="string" table:style-name="ce3">
            <text:p>sai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294" table:style-name="ce1">
            <text:p>3294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295" table:style-name="ce1">
            <text:p>3295</text:p>
          </table:table-cell>
          <table:table-cell office:value-type="string" table:style-name="ce3">
            <text:p>withou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296" table:style-name="ce1">
            <text:p>3296</text:p>
          </table:table-cell>
          <table:table-cell office:value-type="string" table:style-name="ce3">
            <text:p>alter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297" table:style-name="ce1">
            <text:p>3297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298" table:style-name="ce1">
            <text:p>3298</text:p>
          </table:table-cell>
          <table:table-cell office:value-type="string" table:style-name="ce3">
            <text:p>ton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299" table:style-name="ce1">
            <text:p>3299</text:p>
          </table:table-cell>
          <table:table-cell office:value-type="string" table:style-name="ce3">
            <text:p>benea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300" table:style-name="ce1">
            <text:p>330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301" table:style-name="ce1">
            <text:p>3301</text:p>
          </table:table-cell>
          <table:table-cell office:value-type="string" table:style-name="ce3">
            <text:p>politen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302" table:style-name="ce1">
            <text:p>3302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303" table:style-name="ce1">
            <text:p>3303</text:p>
          </table:table-cell>
          <table:table-cell office:value-type="string" table:style-name="ce3">
            <text:p>affecte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304" table:style-name="ce1">
            <text:p>3304</text:p>
          </table:table-cell>
          <table:table-cell office:value-type="string" table:style-name="ce3">
            <text:p>sympath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305" table:style-name="ce1">
            <text:p>330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306" table:style-name="ce1">
            <text:p>3306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3307" table:style-name="ce1">
            <text:p>3307</text:p>
          </table:table-cell>
          <table:table-cell office:value-type="string" table:style-name="ce3">
            <text:p>indiffere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308" table:style-name="ce1">
            <text:p>330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309" table:style-name="ce1">
            <text:p>3309</text:p>
          </table:table-cell>
          <table:table-cell office:value-type="string" table:style-name="ce3">
            <text:p>even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310" table:style-name="ce1">
            <text:p>3310</text:p>
          </table:table-cell>
          <table:table-cell office:value-type="string" table:style-name="ce3">
            <text:p>iron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string" table:style-name="ce3">
            <text:p>could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3312" table:style-name="ce1">
            <text:p>3312</text:p>
          </table:table-cell>
          <table:table-cell office:value-type="string" table:style-name="ce3">
            <text:p>b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313" table:style-name="ce1">
            <text:p>3313</text:p>
          </table:table-cell>
          <table:table-cell office:value-type="string" table:style-name="ce3">
            <text:p>discern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314" table:style-name="ce1">
            <text:p>3314</text:p>
          </table:table-cell>
          <table:table-cell office:value-type="string" table:style-name="ce3">
            <text:p>Can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3315" table:style-name="ce1">
            <text:p>3315</text:p>
          </table:table-cell>
          <table:table-cell office:value-type="string" table:style-name="ce3">
            <text:p>on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316" table:style-name="ce1">
            <text:p>3316</text:p>
          </table:table-cell>
          <table:table-cell office:value-type="string" table:style-name="ce3">
            <text:p>b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317" table:style-name="ce1">
            <text:p>3317</text:p>
          </table:table-cell>
          <table:table-cell office:value-type="string" table:style-name="ce3">
            <text:p>well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318" table:style-name="ce1">
            <text:p>3318</text:p>
          </table:table-cell>
          <table:table-cell office:value-type="string" table:style-name="ce3">
            <text:p>whil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string" table:style-name="ce3">
            <text:p>suffer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320" table:style-name="ce1">
            <text:p>3320</text:p>
          </table:table-cell>
          <table:table-cell office:value-type="string" table:style-name="ce3">
            <text:p>moral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321" table:style-name="ce1">
            <text:p>3321</text:p>
          </table:table-cell>
          <table:table-cell office:value-type="string" table:style-name="ce3">
            <text:p>Can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3322" table:style-name="ce1">
            <text:p>3322</text:p>
          </table:table-cell>
          <table:table-cell office:value-type="string" table:style-name="ce3">
            <text:p>on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323" table:style-name="ce1">
            <text:p>3323</text:p>
          </table:table-cell>
          <table:table-cell office:value-type="string" table:style-name="ce3">
            <text:p>b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324" table:style-name="ce1">
            <text:p>3324</text:p>
          </table:table-cell>
          <table:table-cell office:value-type="string" table:style-name="ce3">
            <text:p>calm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325" table:style-name="ce1">
            <text:p>3325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326" table:style-name="ce1">
            <text:p>3326</text:p>
          </table:table-cell>
          <table:table-cell office:value-type="string" table:style-name="ce3">
            <text:p>tim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327" table:style-name="ce1">
            <text:p>3327</text:p>
          </table:table-cell>
          <table:table-cell office:value-type="string" table:style-name="ce3">
            <text:p>lik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328" table:style-name="ce1">
            <text:p>3328</text:p>
          </table:table-cell>
          <table:table-cell office:value-type="string" table:style-name="ce3">
            <text:p>thes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329" table:style-name="ce1">
            <text:p>3329</text:p>
          </table:table-cell>
          <table:table-cell office:value-type="string" table:style-name="ce3">
            <text:p>i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330" table:style-name="ce1">
            <text:p>3330</text:p>
          </table:table-cell>
          <table:table-cell office:value-type="string" table:style-name="ce3">
            <text:p>on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331" table:style-name="ce1">
            <text:p>3331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332" table:style-name="ce1">
            <text:p>3332</text:p>
          </table:table-cell>
          <table:table-cell office:value-type="string" table:style-name="ce3">
            <text:p>any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333" table:style-name="ce1">
            <text:p>3333</text:p>
          </table:table-cell>
          <table:table-cell office:value-type="string" table:style-name="ce3">
            <text:p>feel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334" table:style-name="ce1">
            <text:p>3334</text:p>
          </table:table-cell>
          <table:table-cell office:value-type="string" table:style-name="ce3">
            <text:p>sai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335" table:style-name="ce1">
            <text:p>3335</text:p>
          </table:table-cell>
          <table:table-cell office:value-type="string" table:style-name="ce3">
            <text:p>Ann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336" table:style-name="ce1">
            <text:p>3336</text:p>
          </table:table-cell>
          <table:table-cell office:value-type="string" table:style-name="ce3">
            <text:p>Pavlovn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337" table:style-name="ce1">
            <text:p>3337</text:p>
          </table:table-cell>
          <table:table-cell office:value-type="string" table:style-name="ce3">
            <text:p>You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338" table:style-name="ce1">
            <text:p>3338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3339" table:style-name="ce1">
            <text:p>3339</text:p>
          </table:table-cell>
          <table:table-cell office:value-type="string" table:style-name="ce3">
            <text:p>stay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340" table:style-name="ce1">
            <text:p>334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341" table:style-name="ce1">
            <text:p>3341</text:p>
          </table:table-cell>
          <table:table-cell office:value-type="string" table:style-name="ce3">
            <text:p>who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342" table:style-name="ce1">
            <text:p>3342</text:p>
          </table:table-cell>
          <table:table-cell office:value-type="string" table:style-name="ce3">
            <text:p>even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343" table:style-name="ce1">
            <text:p>3343</text:p>
          </table:table-cell>
          <table:table-cell office:value-type="string" table:style-name="ce3">
            <text:p>I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344" table:style-name="ce1">
            <text:p>3344</text:p>
          </table:table-cell>
          <table:table-cell office:value-type="string" table:style-name="ce3">
            <text:p>hop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3345" table:style-name="ce1">
            <text:p>3345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346" table:style-name="ce1">
            <text:p>334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347" table:style-name="ce1">
            <text:p>3347</text:p>
          </table:table-cell>
          <table:table-cell office:value-type="string" table:style-name="ce3">
            <text:p>fet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348" table:style-name="ce1">
            <text:p>3348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349" table:style-name="ce1">
            <text:p>334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350" table:style-name="ce1">
            <text:p>3350</text:p>
          </table:table-cell>
          <table:table-cell office:value-type="string" table:style-name="ce3">
            <text:p>English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351" table:style-name="ce1">
            <text:p>3351</text:p>
          </table:table-cell>
          <table:table-cell office:value-type="string" table:style-name="ce3">
            <text:p>ambassad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352" table:style-name="ce1">
            <text:p>3352</text:p>
          </table:table-cell>
          <table:table-cell office:value-type="string" table:style-name="ce3">
            <text:p>s</text:p>
          </table:table-cell>
          <table:table-cell office:value-type="string" table:style-name="ce2">
            <text:p>POS</text:p>
          </table:table-cell>
          <table:table-cell table:number-columns-repeated="16381"/>
        </table:table-row>
        <table:table-row table:style-name="ro1">
          <table:table-cell office:value-type="float" office:value="3353" table:style-name="ce1">
            <text:p>3353</text:p>
          </table:table-cell>
          <table:table-cell office:value-type="string" table:style-name="ce3">
            <text:p>Toda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354" table:style-name="ce1">
            <text:p>3354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355" table:style-name="ce1">
            <text:p>3355</text:p>
          </table:table-cell>
          <table:table-cell office:value-type="string" table:style-name="ce3">
            <text:p>Wednesda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356" table:style-name="ce1">
            <text:p>3356</text:p>
          </table:table-cell>
          <table:table-cell office:value-type="string" table:style-name="ce3">
            <text:p>I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357" table:style-name="ce1">
            <text:p>3357</text:p>
          </table:table-cell>
          <table:table-cell office:value-type="string" table:style-name="ce3">
            <text:p>must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3358" table:style-name="ce1">
            <text:p>3358</text:p>
          </table:table-cell>
          <table:table-cell office:value-type="string" table:style-name="ce3">
            <text:p>put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359" table:style-name="ce1">
            <text:p>3359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360" table:style-name="ce1">
            <text:p>3360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361" table:style-name="ce1">
            <text:p>3361</text:p>
          </table:table-cell>
          <table:table-cell office:value-type="string" table:style-name="ce3">
            <text:p>appeara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362" table:style-name="ce1">
            <text:p>3362</text:p>
          </table:table-cell>
          <table:table-cell office:value-type="string" table:style-name="ce3">
            <text:p>there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363" table:style-name="ce1">
            <text:p>3363</text:p>
          </table:table-cell>
          <table:table-cell office:value-type="string" table:style-name="ce3">
            <text:p>sai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364" table:style-name="ce1">
            <text:p>336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365" table:style-name="ce1">
            <text:p>3365</text:p>
          </table:table-cell>
          <table:table-cell office:value-type="string" table:style-name="ce3">
            <text:p>pri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366" table:style-name="ce1">
            <text:p>3366</text:p>
          </table:table-cell>
          <table:table-cell office:value-type="string" table:style-name="ce3">
            <text:p>My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367" table:style-name="ce1">
            <text:p>3367</text:p>
          </table:table-cell>
          <table:table-cell office:value-type="string" table:style-name="ce3">
            <text:p>daught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368" table:style-name="ce1">
            <text:p>3368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369" table:style-name="ce1">
            <text:p>3369</text:p>
          </table:table-cell>
          <table:table-cell office:value-type="string" table:style-name="ce3">
            <text:p>com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370" table:style-name="ce1">
            <text:p>3370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371" table:style-name="ce1">
            <text:p>3371</text:p>
          </table:table-cell>
          <table:table-cell office:value-type="string" table:style-name="ce3">
            <text:p>m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372" table:style-name="ce1">
            <text:p>3372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373" table:style-name="ce1">
            <text:p>3373</text:p>
          </table:table-cell>
          <table:table-cell office:value-type="string" table:style-name="ce3">
            <text:p>tak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374" table:style-name="ce1">
            <text:p>3374</text:p>
          </table:table-cell>
          <table:table-cell office:value-type="string" table:style-name="ce3">
            <text:p>m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375" table:style-name="ce1">
            <text:p>3375</text:p>
          </table:table-cell>
          <table:table-cell office:value-type="string" table:style-name="ce3">
            <text:p>there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3376" table:style-name="ce1">
            <text:p>3376</text:p>
          </table:table-cell>
          <table:table-cell office:value-type="string" table:style-name="ce3">
            <text:p>I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377" table:style-name="ce1">
            <text:p>3377</text:p>
          </table:table-cell>
          <table:table-cell office:value-type="string" table:style-name="ce3">
            <text:p>thought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378" table:style-name="ce1">
            <text:p>3378</text:p>
          </table:table-cell>
          <table:table-cell office:value-type="string" table:style-name="ce3">
            <text:p>toda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379" table:style-name="ce1">
            <text:p>3379</text:p>
          </table:table-cell>
          <table:table-cell office:value-type="string" table:style-name="ce3">
            <text:p>s</text:p>
          </table:table-cell>
          <table:table-cell office:value-type="string" table:style-name="ce2">
            <text:p>POS</text:p>
          </table:table-cell>
          <table:table-cell table:number-columns-repeated="16381"/>
        </table:table-row>
        <table:table-row table:style-name="ro1">
          <table:table-cell office:value-type="float" office:value="3380" table:style-name="ce1">
            <text:p>3380</text:p>
          </table:table-cell>
          <table:table-cell office:value-type="string" table:style-name="ce3">
            <text:p>fet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381" table:style-name="ce1">
            <text:p>3381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382" table:style-name="ce1">
            <text:p>3382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383" table:style-name="ce1">
            <text:p>3383</text:p>
          </table:table-cell>
          <table:table-cell office:value-type="string" table:style-name="ce3">
            <text:p>cancel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384" table:style-name="ce1">
            <text:p>3384</text:p>
          </table:table-cell>
          <table:table-cell office:value-type="string" table:style-name="ce3">
            <text:p>I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385" table:style-name="ce1">
            <text:p>3385</text:p>
          </table:table-cell>
          <table:table-cell office:value-type="string" table:style-name="ce3">
            <text:p>confess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3386" table:style-name="ce1">
            <text:p>3386</text:p>
          </table:table-cell>
          <table:table-cell office:value-type="string" table:style-name="ce3">
            <text:p>all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387" table:style-name="ce1">
            <text:p>3387</text:p>
          </table:table-cell>
          <table:table-cell office:value-type="string" table:style-name="ce3">
            <text:p>thes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388" table:style-name="ce1">
            <text:p>3388</text:p>
          </table:table-cell>
          <table:table-cell office:value-type="string" table:style-name="ce3">
            <text:p>festivit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389" table:style-name="ce1">
            <text:p>3389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390" table:style-name="ce1">
            <text:p>3390</text:p>
          </table:table-cell>
          <table:table-cell office:value-type="string" table:style-name="ce3">
            <text:p>firework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391" table:style-name="ce1">
            <text:p>3391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3392" table:style-name="ce1">
            <text:p>3392</text:p>
          </table:table-cell>
          <table:table-cell office:value-type="string" table:style-name="ce3">
            <text:p>becom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393" table:style-name="ce1">
            <text:p>3393</text:p>
          </table:table-cell>
          <table:table-cell office:value-type="string" table:style-name="ce3">
            <text:p>wearisome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394" table:style-name="ce1">
            <text:p>3394</text:p>
          </table:table-cell>
          <table:table-cell office:value-type="string" table:style-name="ce3">
            <text:p>I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395" table:style-name="ce1">
            <text:p>3395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396" table:style-name="ce1">
            <text:p>3396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397" table:style-name="ce1">
            <text:p>3397</text:p>
          </table:table-cell>
          <table:table-cell office:value-type="string" table:style-name="ce3">
            <text:p>know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398" table:style-name="ce1">
            <text:p>3398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399" table:style-name="ce1">
            <text:p>3399</text:p>
          </table:table-cell>
          <table:table-cell office:value-type="string" table:style-name="ce3">
            <text:p>you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400" table:style-name="ce1">
            <text:p>3400</text:p>
          </table:table-cell>
          <table:table-cell office:value-type="string" table:style-name="ce3">
            <text:p>wish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401" table:style-name="ce1">
            <text:p>3401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402" table:style-name="ce1">
            <text:p>340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403" table:style-name="ce1">
            <text:p>3403</text:p>
          </table:table-cell>
          <table:table-cell office:value-type="string" table:style-name="ce3">
            <text:p>entertainm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404" table:style-name="ce1">
            <text:p>3404</text:p>
          </table:table-cell>
          <table:table-cell office:value-type="string" table:style-name="ce3">
            <text:p>would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3405" table:style-name="ce1">
            <text:p>3405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406" table:style-name="ce1">
            <text:p>3406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407" table:style-name="ce1">
            <text:p>3407</text:p>
          </table:table-cell>
          <table:table-cell office:value-type="string" table:style-name="ce3">
            <text:p>put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408" table:style-name="ce1">
            <text:p>3408</text:p>
          </table:table-cell>
          <table:table-cell office:value-type="string" table:style-name="ce3">
            <text:p>off</text:p>
          </table:table-cell>
          <table:table-cell office:value-type="string" table:style-name="ce2">
            <text:p>RP</text:p>
          </table:table-cell>
          <table:table-cell table:number-columns-repeated="16381"/>
        </table:table-row>
        <table:table-row table:style-name="ro1">
          <table:table-cell office:value-type="float" office:value="3409" table:style-name="ce1">
            <text:p>3409</text:p>
          </table:table-cell>
          <table:table-cell office:value-type="string" table:style-name="ce3">
            <text:p>sai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410" table:style-name="ce1">
            <text:p>341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411" table:style-name="ce1">
            <text:p>3411</text:p>
          </table:table-cell>
          <table:table-cell office:value-type="string" table:style-name="ce3">
            <text:p>pri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412" table:style-name="ce1">
            <text:p>3412</text:p>
          </table:table-cell>
          <table:table-cell office:value-type="string" table:style-name="ce3">
            <text:p>who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3413" table:style-name="ce1">
            <text:p>3413</text:p>
          </table:table-cell>
          <table:table-cell office:value-type="string" table:style-name="ce3">
            <text:p>lik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414" table:style-name="ce1">
            <text:p>3414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415" table:style-name="ce1">
            <text:p>3415</text:p>
          </table:table-cell>
          <table:table-cell office:value-type="string" table:style-name="ce3">
            <text:p>cloc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416" table:style-name="ce1">
            <text:p>3416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417" table:style-name="ce1">
            <text:p>3417</text:p>
          </table:table-cell>
          <table:table-cell office:value-type="string" table:style-name="ce3">
            <text:p>for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418" table:style-name="ce1">
            <text:p>3418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419" table:style-name="ce1">
            <text:p>3419</text:p>
          </table:table-cell>
          <table:table-cell office:value-type="string" table:style-name="ce3">
            <text:p>habi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420" table:style-name="ce1">
            <text:p>3420</text:p>
          </table:table-cell>
          <table:table-cell office:value-type="string" table:style-name="ce3">
            <text:p>sai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421" table:style-name="ce1">
            <text:p>3421</text:p>
          </table:table-cell>
          <table:table-cell office:value-type="string" table:style-name="ce3">
            <text:p>thing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422" table:style-name="ce1">
            <text:p>3422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423" table:style-name="ce1">
            <text:p>3423</text:p>
          </table:table-cell>
          <table:table-cell office:value-type="string" table:style-name="ce3">
            <text:p>di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424" table:style-name="ce1">
            <text:p>3424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425" table:style-name="ce1">
            <text:p>3425</text:p>
          </table:table-cell>
          <table:table-cell office:value-type="string" table:style-name="ce3">
            <text:p>even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426" table:style-name="ce1">
            <text:p>3426</text:p>
          </table:table-cell>
          <table:table-cell office:value-type="string" table:style-name="ce3">
            <text:p>wish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427" table:style-name="ce1">
            <text:p>3427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428" table:style-name="ce1">
            <text:p>3428</text:p>
          </table:table-cell>
          <table:table-cell office:value-type="string" table:style-name="ce3">
            <text:p>b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429" table:style-name="ce1">
            <text:p>3429</text:p>
          </table:table-cell>
          <table:table-cell office:value-type="string" table:style-name="ce3">
            <text:p>believ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430" table:style-name="ce1">
            <text:p>3430</text:p>
          </table:table-cell>
          <table:table-cell office:value-type="string" table:style-name="ce3">
            <text:p>Do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431" table:style-name="ce1">
            <text:p>3431</text:p>
          </table:table-cell>
          <table:table-cell office:value-type="string" table:style-name="ce3">
            <text:p>n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432" table:style-name="ce1">
            <text:p>3432</text:p>
          </table:table-cell>
          <table:table-cell office:value-type="string" table:style-name="ce3">
            <text:p>teas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433" table:style-name="ce1">
            <text:p>3433</text:p>
          </table:table-cell>
          <table:table-cell office:value-type="string" table:style-name="ce3">
            <text:p>Well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3434" table:style-name="ce1">
            <text:p>3434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435" table:style-name="ce1">
            <text:p>3435</text:p>
          </table:table-cell>
          <table:table-cell office:value-type="string" table:style-name="ce3">
            <text:p>what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3436" table:style-name="ce1">
            <text:p>3436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437" table:style-name="ce1">
            <text:p>3437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438" table:style-name="ce1">
            <text:p>3438</text:p>
          </table:table-cell>
          <table:table-cell office:value-type="string" table:style-name="ce3">
            <text:p>decid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439" table:style-name="ce1">
            <text:p>3439</text:p>
          </table:table-cell>
          <table:table-cell office:value-type="string" table:style-name="ce3">
            <text:p>abou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440" table:style-name="ce1">
            <text:p>3440</text:p>
          </table:table-cell>
          <table:table-cell office:value-type="string" table:style-name="ce3">
            <text:p>Novosiltsev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441" table:style-name="ce1">
            <text:p>3441</text:p>
          </table:table-cell>
          <table:table-cell office:value-type="string" table:style-name="ce3">
            <text:p>s</text:p>
          </table:table-cell>
          <table:table-cell office:value-type="string" table:style-name="ce2">
            <text:p>POS</text:p>
          </table:table-cell>
          <table:table-cell table:number-columns-repeated="16381"/>
        </table:table-row>
        <table:table-row table:style-name="ro1">
          <table:table-cell office:value-type="float" office:value="3442" table:style-name="ce1">
            <text:p>3442</text:p>
          </table:table-cell>
          <table:table-cell office:value-type="string" table:style-name="ce3">
            <text:p>dispatch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443" table:style-name="ce1">
            <text:p>3443</text:p>
          </table:table-cell>
          <table:table-cell office:value-type="string" table:style-name="ce3">
            <text:p>You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444" table:style-name="ce1">
            <text:p>3444</text:p>
          </table:table-cell>
          <table:table-cell office:value-type="string" table:style-name="ce3">
            <text:p>know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3445" table:style-name="ce1">
            <text:p>3445</text:p>
          </table:table-cell>
          <table:table-cell office:value-type="string" table:style-name="ce3">
            <text:p>everyth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446" table:style-name="ce1">
            <text:p>3446</text:p>
          </table:table-cell>
          <table:table-cell office:value-type="string" table:style-name="ce3">
            <text:p>What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3447" table:style-name="ce1">
            <text:p>3447</text:p>
          </table:table-cell>
          <table:table-cell office:value-type="string" table:style-name="ce3">
            <text:p>can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3448" table:style-name="ce1">
            <text:p>3448</text:p>
          </table:table-cell>
          <table:table-cell office:value-type="string" table:style-name="ce3">
            <text:p>on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449" table:style-name="ce1">
            <text:p>3449</text:p>
          </table:table-cell>
          <table:table-cell office:value-type="string" table:style-name="ce3">
            <text:p>say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450" table:style-name="ce1">
            <text:p>3450</text:p>
          </table:table-cell>
          <table:table-cell office:value-type="string" table:style-name="ce3">
            <text:p>abou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451" table:style-name="ce1">
            <text:p>3451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452" table:style-name="ce1">
            <text:p>3452</text:p>
          </table:table-cell>
          <table:table-cell office:value-type="string" table:style-name="ce3">
            <text:p>repli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453" table:style-name="ce1">
            <text:p>345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454" table:style-name="ce1">
            <text:p>3454</text:p>
          </table:table-cell>
          <table:table-cell office:value-type="string" table:style-name="ce3">
            <text:p>pri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455" table:style-name="ce1">
            <text:p>3455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456" table:style-name="ce1">
            <text:p>3456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457" table:style-name="ce1">
            <text:p>3457</text:p>
          </table:table-cell>
          <table:table-cell office:value-type="string" table:style-name="ce3">
            <text:p>col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458" table:style-name="ce1">
            <text:p>3458</text:p>
          </table:table-cell>
          <table:table-cell office:value-type="string" table:style-name="ce3">
            <text:p>listles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459" table:style-name="ce1">
            <text:p>3459</text:p>
          </table:table-cell>
          <table:table-cell office:value-type="string" table:style-name="ce3">
            <text:p>ton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460" table:style-name="ce1">
            <text:p>3460</text:p>
          </table:table-cell>
          <table:table-cell office:value-type="string" table:style-name="ce3">
            <text:p>What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3461" table:style-name="ce1">
            <text:p>3461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462" table:style-name="ce1">
            <text:p>3462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463" table:style-name="ce1">
            <text:p>3463</text:p>
          </table:table-cell>
          <table:table-cell office:value-type="string" table:style-name="ce3">
            <text:p>decid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464" table:style-name="ce1">
            <text:p>3464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465" table:style-name="ce1">
            <text:p>3465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3466" table:style-name="ce1">
            <text:p>3466</text:p>
          </table:table-cell>
          <table:table-cell office:value-type="string" table:style-name="ce3">
            <text:p>decid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467" table:style-name="ce1">
            <text:p>3467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468" table:style-name="ce1">
            <text:p>3468</text:p>
          </table:table-cell>
          <table:table-cell office:value-type="string" table:style-name="ce3">
            <text:p>Buonapart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469" table:style-name="ce1">
            <text:p>3469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470" table:style-name="ce1">
            <text:p>3470</text:p>
          </table:table-cell>
          <table:table-cell office:value-type="string" table:style-name="ce3">
            <text:p>burnt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471" table:style-name="ce1">
            <text:p>3471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472" table:style-name="ce1">
            <text:p>3472</text:p>
          </table:table-cell>
          <table:table-cell office:value-type="string" table:style-name="ce3">
            <text:p>boa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473" table:style-name="ce1">
            <text:p>3473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474" table:style-name="ce1">
            <text:p>3474</text:p>
          </table:table-cell>
          <table:table-cell office:value-type="string" table:style-name="ce3">
            <text:p>I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475" table:style-name="ce1">
            <text:p>3475</text:p>
          </table:table-cell>
          <table:table-cell office:value-type="string" table:style-name="ce3">
            <text:p>believ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3476" table:style-name="ce1">
            <text:p>3476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477" table:style-name="ce1">
            <text:p>3477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478" table:style-name="ce1">
            <text:p>3478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3479" table:style-name="ce1">
            <text:p>3479</text:p>
          </table:table-cell>
          <table:table-cell office:value-type="string" table:style-name="ce3">
            <text:p>read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480" table:style-name="ce1">
            <text:p>3480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481" table:style-name="ce1">
            <text:p>3481</text:p>
          </table:table-cell>
          <table:table-cell office:value-type="string" table:style-name="ce3">
            <text:p>burn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482" table:style-name="ce1">
            <text:p>3482</text:p>
          </table:table-cell>
          <table:table-cell office:value-type="string" table:style-name="ce3">
            <text:p>ours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483" table:style-name="ce1">
            <text:p>3483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3484" table:style-name="ce1">
            <text:p>348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485" table:style-name="ce1">
            <text:p>3485</text:p>
          </table:table-cell>
          <table:table-cell office:value-type="string" table:style-name="ce3">
            <text:p>offing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3486" table:style-name="ce1">
            <text:p>348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487" table:style-name="ce1">
            <text:p>3487</text:p>
          </table:table-cell>
          <table:table-cell office:value-type="string" table:style-name="ce3">
            <text:p>se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488" table:style-name="ce1">
            <text:p>348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489" table:style-name="ce1">
            <text:p>348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490" table:style-name="ce1">
            <text:p>3490</text:p>
          </table:table-cell>
          <table:table-cell office:value-type="string" table:style-name="ce3">
            <text:p>sk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491" table:style-name="ce1">
            <text:p>3491</text:p>
          </table:table-cell>
          <table:table-cell office:value-type="string" table:style-name="ce3">
            <text:p>were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492" table:style-name="ce1">
            <text:p>3492</text:p>
          </table:table-cell>
          <table:table-cell office:value-type="string" table:style-name="ce3">
            <text:p>weld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493" table:style-name="ce1">
            <text:p>3493</text:p>
          </table:table-cell>
          <table:table-cell office:value-type="string" table:style-name="ce3">
            <text:p>together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494" table:style-name="ce1">
            <text:p>3494</text:p>
          </table:table-cell>
          <table:table-cell office:value-type="string" table:style-name="ce3">
            <text:p>withou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495" table:style-name="ce1">
            <text:p>3495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496" table:style-name="ce1">
            <text:p>3496</text:p>
          </table:table-cell>
          <table:table-cell office:value-type="string" table:style-name="ce3">
            <text:p>joi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497" table:style-name="ce1">
            <text:p>3497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498" table:style-name="ce1">
            <text:p>3498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499" table:style-name="ce1">
            <text:p>349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500" table:style-name="ce1">
            <text:p>3500</text:p>
          </table:table-cell>
          <table:table-cell office:value-type="string" table:style-name="ce3">
            <text:p>luminou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501" table:style-name="ce1">
            <text:p>3501</text:p>
          </table:table-cell>
          <table:table-cell office:value-type="string" table:style-name="ce3">
            <text:p>spa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502" table:style-name="ce1">
            <text:p>350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503" table:style-name="ce1">
            <text:p>3503</text:p>
          </table:table-cell>
          <table:table-cell office:value-type="string" table:style-name="ce3">
            <text:p>tanned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504" table:style-name="ce1">
            <text:p>3504</text:p>
          </table:table-cell>
          <table:table-cell office:value-type="string" table:style-name="ce3">
            <text:p>sai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505" table:style-name="ce1">
            <text:p>350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506" table:style-name="ce1">
            <text:p>350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507" table:style-name="ce1">
            <text:p>3507</text:p>
          </table:table-cell>
          <table:table-cell office:value-type="string" table:style-name="ce3">
            <text:p>barg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508" table:style-name="ce1">
            <text:p>3508</text:p>
          </table:table-cell>
          <table:table-cell office:value-type="string" table:style-name="ce3">
            <text:p>drift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509" table:style-name="ce1">
            <text:p>3509</text:p>
          </table:table-cell>
          <table:table-cell office:value-type="string" table:style-name="ce3">
            <text:p>up</text:p>
          </table:table-cell>
          <table:table-cell office:value-type="string" table:style-name="ce2">
            <text:p>RP</text:p>
          </table:table-cell>
          <table:table-cell table:number-columns-repeated="16381"/>
        </table:table-row>
        <table:table-row table:style-name="ro1">
          <table:table-cell office:value-type="float" office:value="3510" table:style-name="ce1">
            <text:p>3510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511" table:style-name="ce1">
            <text:p>351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512" table:style-name="ce1">
            <text:p>3512</text:p>
          </table:table-cell>
          <table:table-cell office:value-type="string" table:style-name="ce3">
            <text:p>tid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513" table:style-name="ce1">
            <text:p>3513</text:p>
          </table:table-cell>
          <table:table-cell office:value-type="string" table:style-name="ce3">
            <text:p>seem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514" table:style-name="ce1">
            <text:p>3514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515" table:style-name="ce1">
            <text:p>3515</text:p>
          </table:table-cell>
          <table:table-cell office:value-type="string" table:style-name="ce3">
            <text:p>stand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516" table:style-name="ce1">
            <text:p>3516</text:p>
          </table:table-cell>
          <table:table-cell office:value-type="string" table:style-name="ce3">
            <text:p>still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517" table:style-name="ce1">
            <text:p>3517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518" table:style-name="ce1">
            <text:p>3518</text:p>
          </table:table-cell>
          <table:table-cell office:value-type="string" table:style-name="ce3">
            <text:p>re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519" table:style-name="ce1">
            <text:p>3519</text:p>
          </table:table-cell>
          <table:table-cell office:value-type="string" table:style-name="ce3">
            <text:p>clust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521" table:style-name="ce1">
            <text:p>3521</text:p>
          </table:table-cell>
          <table:table-cell office:value-type="string" table:style-name="ce3">
            <text:p>canva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522" table:style-name="ce1">
            <text:p>3522</text:p>
          </table:table-cell>
          <table:table-cell office:value-type="string" table:style-name="ce3">
            <text:p>sharp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523" table:style-name="ce1">
            <text:p>3523</text:p>
          </table:table-cell>
          <table:table-cell office:value-type="string" table:style-name="ce3">
            <text:p>peak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524" table:style-name="ce1">
            <text:p>3524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525" table:style-name="ce1">
            <text:p>3525</text:p>
          </table:table-cell>
          <table:table-cell office:value-type="string" table:style-name="ce3">
            <text:p>glea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526" table:style-name="ce1">
            <text:p>352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527" table:style-name="ce1">
            <text:p>3527</text:p>
          </table:table-cell>
          <table:table-cell office:value-type="string" table:style-name="ce3">
            <text:p>varnish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528" table:style-name="ce1">
            <text:p>3528</text:p>
          </table:table-cell>
          <table:table-cell office:value-type="string" table:style-name="ce3">
            <text:p>spri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529" table:style-name="ce1">
            <text:p>3529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530" table:style-name="ce1">
            <text:p>3530</text:p>
          </table:table-cell>
          <table:table-cell office:value-type="string" table:style-name="ce3">
            <text:p>haz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531" table:style-name="ce1">
            <text:p>3531</text:p>
          </table:table-cell>
          <table:table-cell office:value-type="string" table:style-name="ce3">
            <text:p>rest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532" table:style-name="ce1">
            <text:p>3532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533" table:style-name="ce1">
            <text:p>353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534" table:style-name="ce1">
            <text:p>3534</text:p>
          </table:table-cell>
          <table:table-cell office:value-type="string" table:style-name="ce3">
            <text:p>low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535" table:style-name="ce1">
            <text:p>3535</text:p>
          </table:table-cell>
          <table:table-cell office:value-type="string" table:style-name="ce3">
            <text:p>shor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536" table:style-name="ce1">
            <text:p>3536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3537" table:style-name="ce1">
            <text:p>3537</text:p>
          </table:table-cell>
          <table:table-cell office:value-type="string" table:style-name="ce3">
            <text:p>ran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538" table:style-name="ce1">
            <text:p>3538</text:p>
          </table:table-cell>
          <table:table-cell office:value-type="string" table:style-name="ce3">
            <text:p>out</text:p>
          </table:table-cell>
          <table:table-cell office:value-type="string" table:style-name="ce2">
            <text:p>RP</text:p>
          </table:table-cell>
          <table:table-cell table:number-columns-repeated="16381"/>
        </table:table-row>
        <table:table-row table:style-name="ro1">
          <table:table-cell office:value-type="float" office:value="3539" table:style-name="ce1">
            <text:p>3539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540" table:style-name="ce1">
            <text:p>3540</text:p>
          </table:table-cell>
          <table:table-cell office:value-type="string" table:style-name="ce3">
            <text:p>se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541" table:style-name="ce1">
            <text:p>3541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542" table:style-name="ce1">
            <text:p>3542</text:p>
          </table:table-cell>
          <table:table-cell office:value-type="string" table:style-name="ce3">
            <text:p>vanish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543" table:style-name="ce1">
            <text:p>3543</text:p>
          </table:table-cell>
          <table:table-cell office:value-type="string" table:style-name="ce3">
            <text:p>flatn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544" table:style-name="ce1">
            <text:p>354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545" table:style-name="ce1">
            <text:p>3545</text:p>
          </table:table-cell>
          <table:table-cell office:value-type="string" table:style-name="ce3">
            <text:p>ai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546" table:style-name="ce1">
            <text:p>3546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547" table:style-name="ce1">
            <text:p>3547</text:p>
          </table:table-cell>
          <table:table-cell office:value-type="string" table:style-name="ce3">
            <text:p>dark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548" table:style-name="ce1">
            <text:p>3548</text:p>
          </table:table-cell>
          <table:table-cell office:value-type="string" table:style-name="ce3">
            <text:p>abov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549" table:style-name="ce1">
            <text:p>3549</text:p>
          </table:table-cell>
          <table:table-cell office:value-type="string" table:style-name="ce3">
            <text:p>Gravesend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550" table:style-name="ce1">
            <text:p>3550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551" table:style-name="ce1">
            <text:p>3551</text:p>
          </table:table-cell>
          <table:table-cell office:value-type="string" table:style-name="ce3">
            <text:p>farther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552" table:style-name="ce1">
            <text:p>3552</text:p>
          </table:table-cell>
          <table:table-cell office:value-type="string" table:style-name="ce3">
            <text:p>back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553" table:style-name="ce1">
            <text:p>3553</text:p>
          </table:table-cell>
          <table:table-cell office:value-type="string" table:style-name="ce3">
            <text:p>still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554" table:style-name="ce1">
            <text:p>3554</text:p>
          </table:table-cell>
          <table:table-cell office:value-type="string" table:style-name="ce3">
            <text:p>seem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555" table:style-name="ce1">
            <text:p>3555</text:p>
          </table:table-cell>
          <table:table-cell office:value-type="string" table:style-name="ce3">
            <text:p>condens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556" table:style-name="ce1">
            <text:p>3556</text:p>
          </table:table-cell>
          <table:table-cell office:value-type="string" table:style-name="ce3">
            <text:p>in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557" table:style-name="ce1">
            <text:p>3557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558" table:style-name="ce1">
            <text:p>3558</text:p>
          </table:table-cell>
          <table:table-cell office:value-type="string" table:style-name="ce3">
            <text:p>mournfu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559" table:style-name="ce1">
            <text:p>3559</text:p>
          </table:table-cell>
          <table:table-cell office:value-type="string" table:style-name="ce3">
            <text:p>gloo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560" table:style-name="ce1">
            <text:p>3560</text:p>
          </table:table-cell>
          <table:table-cell office:value-type="string" table:style-name="ce3">
            <text:p>broodi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561" table:style-name="ce1">
            <text:p>3561</text:p>
          </table:table-cell>
          <table:table-cell office:value-type="string" table:style-name="ce3">
            <text:p>motionles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562" table:style-name="ce1">
            <text:p>3562</text:p>
          </table:table-cell>
          <table:table-cell office:value-type="string" table:style-name="ce3">
            <text:p>ove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563" table:style-name="ce1">
            <text:p>356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564" table:style-name="ce1">
            <text:p>3564</text:p>
          </table:table-cell>
          <table:table-cell office:value-type="string" table:style-name="ce3">
            <text:p>biggest</text:p>
          </table:table-cell>
          <table:table-cell office:value-type="string" table:style-name="ce2">
            <text:p>JJS</text:p>
          </table:table-cell>
          <table:table-cell table:number-columns-repeated="16381"/>
        </table:table-row>
        <table:table-row table:style-name="ro1">
          <table:table-cell office:value-type="float" office:value="3565" table:style-name="ce1">
            <text:p>3565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566" table:style-name="ce1">
            <text:p>356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567" table:style-name="ce1">
            <text:p>3567</text:p>
          </table:table-cell>
          <table:table-cell office:value-type="string" table:style-name="ce3">
            <text:p>greatest</text:p>
          </table:table-cell>
          <table:table-cell office:value-type="string" table:style-name="ce2">
            <text:p>JJS</text:p>
          </table:table-cell>
          <table:table-cell table:number-columns-repeated="16381"/>
        </table:table-row>
        <table:table-row table:style-name="ro1">
          <table:table-cell office:value-type="float" office:value="3568" table:style-name="ce1">
            <text:p>3568</text:p>
          </table:table-cell>
          <table:table-cell office:value-type="string" table:style-name="ce3">
            <text:p>tow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569" table:style-name="ce1">
            <text:p>3569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570" table:style-name="ce1">
            <text:p>3570</text:p>
          </table:table-cell>
          <table:table-cell office:value-type="string" table:style-name="ce3">
            <text:p>eart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571" table:style-name="ce1">
            <text:p>357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572" table:style-name="ce1">
            <text:p>3572</text:p>
          </table:table-cell>
          <table:table-cell office:value-type="string" table:style-name="ce3">
            <text:p>Director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573" table:style-name="ce1">
            <text:p>357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574" table:style-name="ce1">
            <text:p>3574</text:p>
          </table:table-cell>
          <table:table-cell office:value-type="string" table:style-name="ce3">
            <text:p>Companie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575" table:style-name="ce1">
            <text:p>3575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576" table:style-name="ce1">
            <text:p>3576</text:p>
          </table:table-cell>
          <table:table-cell office:value-type="string" table:style-name="ce3">
            <text:p>ou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577" table:style-name="ce1">
            <text:p>3577</text:p>
          </table:table-cell>
          <table:table-cell office:value-type="string" table:style-name="ce3">
            <text:p>captai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578" table:style-name="ce1">
            <text:p>357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579" table:style-name="ce1">
            <text:p>3579</text:p>
          </table:table-cell>
          <table:table-cell office:value-type="string" table:style-name="ce3">
            <text:p>ou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580" table:style-name="ce1">
            <text:p>3580</text:p>
          </table:table-cell>
          <table:table-cell office:value-type="string" table:style-name="ce3">
            <text:p>hos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581" table:style-name="ce1">
            <text:p>3581</text:p>
          </table:table-cell>
          <table:table-cell office:value-type="string" table:style-name="ce3">
            <text:p>W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582" table:style-name="ce1">
            <text:p>3582</text:p>
          </table:table-cell>
          <table:table-cell office:value-type="string" table:style-name="ce3">
            <text:p>four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3583" table:style-name="ce1">
            <text:p>3583</text:p>
          </table:table-cell>
          <table:table-cell office:value-type="string" table:style-name="ce3">
            <text:p>affectionate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584" table:style-name="ce1">
            <text:p>3584</text:p>
          </table:table-cell>
          <table:table-cell office:value-type="string" table:style-name="ce3">
            <text:p>watch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585" table:style-name="ce1">
            <text:p>3585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586" table:style-name="ce1">
            <text:p>3586</text:p>
          </table:table-cell>
          <table:table-cell office:value-type="string" table:style-name="ce3">
            <text:p>bac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587" table:style-name="ce1">
            <text:p>3587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588" table:style-name="ce1">
            <text:p>3588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589" table:style-name="ce1">
            <text:p>3589</text:p>
          </table:table-cell>
          <table:table-cell office:value-type="string" table:style-name="ce3">
            <text:p>stoo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590" table:style-name="ce1">
            <text:p>3590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591" table:style-name="ce1">
            <text:p>359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592" table:style-name="ce1">
            <text:p>3592</text:p>
          </table:table-cell>
          <table:table-cell office:value-type="string" table:style-name="ce3">
            <text:p>bow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593" table:style-name="ce1">
            <text:p>3593</text:p>
          </table:table-cell>
          <table:table-cell office:value-type="string" table:style-name="ce3">
            <text:p>look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594" table:style-name="ce1">
            <text:p>3594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3595" table:style-name="ce1">
            <text:p>3595</text:p>
          </table:table-cell>
          <table:table-cell office:value-type="string" table:style-name="ce3">
            <text:p>seaward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596" table:style-name="ce1">
            <text:p>3596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597" table:style-name="ce1">
            <text:p>359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598" table:style-name="ce1">
            <text:p>3598</text:p>
          </table:table-cell>
          <table:table-cell office:value-type="string" table:style-name="ce3">
            <text:p>who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599" table:style-name="ce1">
            <text:p>3599</text:p>
          </table:table-cell>
          <table:table-cell office:value-type="string" table:style-name="ce3">
            <text:p>riv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600" table:style-name="ce1">
            <text:p>3600</text:p>
          </table:table-cell>
          <table:table-cell office:value-type="string" table:style-name="ce3">
            <text:p>there</text:p>
          </table:table-cell>
          <table:table-cell office:value-type="string" table:style-name="ce2">
            <text:p>EX</text:p>
          </table:table-cell>
          <table:table-cell table:number-columns-repeated="16381"/>
        </table:table-row>
        <table:table-row table:style-name="ro1">
          <table:table-cell office:value-type="float" office:value="3601" table:style-name="ce1">
            <text:p>3601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602" table:style-name="ce1">
            <text:p>3602</text:p>
          </table:table-cell>
          <table:table-cell office:value-type="string" table:style-name="ce3">
            <text:p>noth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603" table:style-name="ce1">
            <text:p>3603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604" table:style-name="ce1">
            <text:p>3604</text:p>
          </table:table-cell>
          <table:table-cell office:value-type="string" table:style-name="ce3">
            <text:p>look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605" table:style-name="ce1">
            <text:p>3605</text:p>
          </table:table-cell>
          <table:table-cell office:value-type="string" table:style-name="ce3">
            <text:p>hal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606" table:style-name="ce1">
            <text:p>3606</text:p>
          </table:table-cell>
          <table:table-cell office:value-type="string" table:style-name="ce3">
            <text:p>so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607" table:style-name="ce1">
            <text:p>3607</text:p>
          </table:table-cell>
          <table:table-cell office:value-type="string" table:style-name="ce3">
            <text:p>naut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608" table:style-name="ce1">
            <text:p>3608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609" table:style-name="ce1">
            <text:p>3609</text:p>
          </table:table-cell>
          <table:table-cell office:value-type="string" table:style-name="ce3">
            <text:p>resembl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610" table:style-name="ce1">
            <text:p>3610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611" table:style-name="ce1">
            <text:p>3611</text:p>
          </table:table-cell>
          <table:table-cell office:value-type="string" table:style-name="ce3">
            <text:p>pilo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612" table:style-name="ce1">
            <text:p>3612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3613" table:style-name="ce1">
            <text:p>3613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614" table:style-name="ce1">
            <text:p>3614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615" table:style-name="ce1">
            <text:p>3615</text:p>
          </table:table-cell>
          <table:table-cell office:value-type="string" table:style-name="ce3">
            <text:p>seama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616" table:style-name="ce1">
            <text:p>3616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617" table:style-name="ce1">
            <text:p>3617</text:p>
          </table:table-cell>
          <table:table-cell office:value-type="string" table:style-name="ce3">
            <text:p>trustworthin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618" table:style-name="ce1">
            <text:p>3618</text:p>
          </table:table-cell>
          <table:table-cell office:value-type="string" table:style-name="ce3">
            <text:p>personifi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619" table:style-name="ce1">
            <text:p>3619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620" table:style-name="ce1">
            <text:p>3620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621" table:style-name="ce1">
            <text:p>3621</text:p>
          </table:table-cell>
          <table:table-cell office:value-type="string" table:style-name="ce3">
            <text:p>difficul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622" table:style-name="ce1">
            <text:p>3622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623" table:style-name="ce1">
            <text:p>3623</text:p>
          </table:table-cell>
          <table:table-cell office:value-type="string" table:style-name="ce3">
            <text:p>realiz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624" table:style-name="ce1">
            <text:p>3624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625" table:style-name="ce1">
            <text:p>3625</text:p>
          </table:table-cell>
          <table:table-cell office:value-type="string" table:style-name="ce3">
            <text:p>wor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626" table:style-name="ce1">
            <text:p>3626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627" table:style-name="ce1">
            <text:p>3627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628" table:style-name="ce1">
            <text:p>3628</text:p>
          </table:table-cell>
          <table:table-cell office:value-type="string" table:style-name="ce3">
            <text:p>ou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629" table:style-name="ce1">
            <text:p>3629</text:p>
          </table:table-cell>
          <table:table-cell office:value-type="string" table:style-name="ce3">
            <text:p>there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630" table:style-name="ce1">
            <text:p>3630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631" table:style-name="ce1">
            <text:p>363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632" table:style-name="ce1">
            <text:p>3632</text:p>
          </table:table-cell>
          <table:table-cell office:value-type="string" table:style-name="ce3">
            <text:p>luminou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633" table:style-name="ce1">
            <text:p>3633</text:p>
          </table:table-cell>
          <table:table-cell office:value-type="string" table:style-name="ce3">
            <text:p>estuar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634" table:style-name="ce1">
            <text:p>3634</text:p>
          </table:table-cell>
          <table:table-cell office:value-type="string" table:style-name="ce3">
            <text:p>but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635" table:style-name="ce1">
            <text:p>3635</text:p>
          </table:table-cell>
          <table:table-cell office:value-type="string" table:style-name="ce3">
            <text:p>behind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636" table:style-name="ce1">
            <text:p>3636</text:p>
          </table:table-cell>
          <table:table-cell office:value-type="string" table:style-name="ce3">
            <text:p>him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637" table:style-name="ce1">
            <text:p>3637</text:p>
          </table:table-cell>
          <table:table-cell office:value-type="string" table:style-name="ce3">
            <text:p>with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638" table:style-name="ce1">
            <text:p>363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639" table:style-name="ce1">
            <text:p>3639</text:p>
          </table:table-cell>
          <table:table-cell office:value-type="string" table:style-name="ce3">
            <text:p>broodi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640" table:style-name="ce1">
            <text:p>3640</text:p>
          </table:table-cell>
          <table:table-cell office:value-type="string" table:style-name="ce3">
            <text:p>gloo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641" table:style-name="ce1">
            <text:p>3641</text:p>
          </table:table-cell>
          <table:table-cell office:value-type="string" table:style-name="ce3">
            <text:p>Betwee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642" table:style-name="ce1">
            <text:p>3642</text:p>
          </table:table-cell>
          <table:table-cell office:value-type="string" table:style-name="ce3">
            <text:p>us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643" table:style-name="ce1">
            <text:p>3643</text:p>
          </table:table-cell>
          <table:table-cell office:value-type="string" table:style-name="ce3">
            <text:p>there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3644" table:style-name="ce1">
            <text:p>3644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645" table:style-name="ce1">
            <text:p>3645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646" table:style-name="ce1">
            <text:p>3646</text:p>
          </table:table-cell>
          <table:table-cell office:value-type="string" table:style-name="ce3">
            <text:p>I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647" table:style-name="ce1">
            <text:p>3647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3648" table:style-name="ce1">
            <text:p>3648</text:p>
          </table:table-cell>
          <table:table-cell office:value-type="string" table:style-name="ce3">
            <text:p>alread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649" table:style-name="ce1">
            <text:p>3649</text:p>
          </table:table-cell>
          <table:table-cell office:value-type="string" table:style-name="ce3">
            <text:p>sai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650" table:style-name="ce1">
            <text:p>3650</text:p>
          </table:table-cell>
          <table:table-cell office:value-type="string" table:style-name="ce3">
            <text:p>somewhere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651" table:style-name="ce1">
            <text:p>365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652" table:style-name="ce1">
            <text:p>3652</text:p>
          </table:table-cell>
          <table:table-cell office:value-type="string" table:style-name="ce3">
            <text:p>bo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653" table:style-name="ce1">
            <text:p>365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654" table:style-name="ce1">
            <text:p>365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655" table:style-name="ce1">
            <text:p>3655</text:p>
          </table:table-cell>
          <table:table-cell office:value-type="string" table:style-name="ce3">
            <text:p>se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656" table:style-name="ce1">
            <text:p>3656</text:p>
          </table:table-cell>
          <table:table-cell office:value-type="string" table:style-name="ce3">
            <text:p>Beside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657" table:style-name="ce1">
            <text:p>3657</text:p>
          </table:table-cell>
          <table:table-cell office:value-type="string" table:style-name="ce3">
            <text:p>hold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658" table:style-name="ce1">
            <text:p>3658</text:p>
          </table:table-cell>
          <table:table-cell office:value-type="string" table:style-name="ce3">
            <text:p>ou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659" table:style-name="ce1">
            <text:p>3659</text:p>
          </table:table-cell>
          <table:table-cell office:value-type="string" table:style-name="ce3">
            <text:p>hear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660" table:style-name="ce1">
            <text:p>3660</text:p>
          </table:table-cell>
          <table:table-cell office:value-type="string" table:style-name="ce3">
            <text:p>together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661" table:style-name="ce1">
            <text:p>3661</text:p>
          </table:table-cell>
          <table:table-cell office:value-type="string" table:style-name="ce3">
            <text:p>throug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662" table:style-name="ce1">
            <text:p>3662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663" table:style-name="ce1">
            <text:p>3663</text:p>
          </table:table-cell>
          <table:table-cell office:value-type="string" table:style-name="ce3">
            <text:p>perio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664" table:style-name="ce1">
            <text:p>366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665" table:style-name="ce1">
            <text:p>3665</text:p>
          </table:table-cell>
          <table:table-cell office:value-type="string" table:style-name="ce3">
            <text:p>separ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666" table:style-name="ce1">
            <text:p>3666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667" table:style-name="ce1">
            <text:p>3667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668" table:style-name="ce1">
            <text:p>366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669" table:style-name="ce1">
            <text:p>3669</text:p>
          </table:table-cell>
          <table:table-cell office:value-type="string" table:style-name="ce3">
            <text:p>effec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670" table:style-name="ce1">
            <text:p>367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671" table:style-name="ce1">
            <text:p>3671</text:p>
          </table:table-cell>
          <table:table-cell office:value-type="string" table:style-name="ce3">
            <text:p>mak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672" table:style-name="ce1">
            <text:p>3672</text:p>
          </table:table-cell>
          <table:table-cell office:value-type="string" table:style-name="ce3">
            <text:p>us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673" table:style-name="ce1">
            <text:p>3673</text:p>
          </table:table-cell>
          <table:table-cell office:value-type="string" table:style-name="ce3">
            <text:p>tolera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674" table:style-name="ce1">
            <text:p>367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675" table:style-name="ce1">
            <text:p>3675</text:p>
          </table:table-cell>
          <table:table-cell office:value-type="string" table:style-name="ce3">
            <text:p>each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676" table:style-name="ce1">
            <text:p>3676</text:p>
          </table:table-cell>
          <table:table-cell office:value-type="string" table:style-name="ce3">
            <text:p>othe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677" table:style-name="ce1">
            <text:p>3677</text:p>
          </table:table-cell>
          <table:table-cell office:value-type="string" table:style-name="ce3">
            <text:p>s</text:p>
          </table:table-cell>
          <table:table-cell office:value-type="string" table:style-name="ce2">
            <text:p>POS</text:p>
          </table:table-cell>
          <table:table-cell table:number-columns-repeated="16381"/>
        </table:table-row>
        <table:table-row table:style-name="ro1">
          <table:table-cell office:value-type="float" office:value="3678" table:style-name="ce1">
            <text:p>3678</text:p>
          </table:table-cell>
          <table:table-cell office:value-type="string" table:style-name="ce3">
            <text:p>even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679" table:style-name="ce1">
            <text:p>3679</text:p>
          </table:table-cell>
          <table:table-cell office:value-type="string" table:style-name="ce3">
            <text:p>convic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680" table:style-name="ce1">
            <text:p>368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681" table:style-name="ce1">
            <text:p>3681</text:p>
          </table:table-cell>
          <table:table-cell office:value-type="string" table:style-name="ce3">
            <text:p>best</text:p>
          </table:table-cell>
          <table:table-cell office:value-type="string" table:style-name="ce2">
            <text:p>JJS</text:p>
          </table:table-cell>
          <table:table-cell table:number-columns-repeated="16381"/>
        </table:table-row>
        <table:table-row table:style-name="ro1">
          <table:table-cell office:value-type="float" office:value="3682" table:style-name="ce1">
            <text:p>368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683" table:style-name="ce1">
            <text:p>3683</text:p>
          </table:table-cell>
          <table:table-cell office:value-type="string" table:style-name="ce3">
            <text:p>ol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684" table:style-name="ce1">
            <text:p>3684</text:p>
          </table:table-cell>
          <table:table-cell office:value-type="string" table:style-name="ce3">
            <text:p>becaus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685" table:style-name="ce1">
            <text:p>368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686" table:style-name="ce1">
            <text:p>3686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687" table:style-name="ce1">
            <text:p>3687</text:p>
          </table:table-cell>
          <table:table-cell office:value-type="string" table:style-name="ce3">
            <text:p>man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688" table:style-name="ce1">
            <text:p>3688</text:p>
          </table:table-cell>
          <table:table-cell office:value-type="string" table:style-name="ce3">
            <text:p>yea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689" table:style-name="ce1">
            <text:p>3689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690" table:style-name="ce1">
            <text:p>3690</text:p>
          </table:table-cell>
          <table:table-cell office:value-type="string" table:style-name="ce3">
            <text:p>man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691" table:style-name="ce1">
            <text:p>3691</text:p>
          </table:table-cell>
          <table:table-cell office:value-type="string" table:style-name="ce3">
            <text:p>virtu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692" table:style-name="ce1">
            <text:p>369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693" table:style-name="ce1">
            <text:p>3693</text:p>
          </table:table-cell>
          <table:table-cell office:value-type="string" table:style-name="ce3">
            <text:p>onl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694" table:style-name="ce1">
            <text:p>3694</text:p>
          </table:table-cell>
          <table:table-cell office:value-type="string" table:style-name="ce3">
            <text:p>cush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695" table:style-name="ce1">
            <text:p>3695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696" table:style-name="ce1">
            <text:p>3696</text:p>
          </table:table-cell>
          <table:table-cell office:value-type="string" table:style-name="ce3">
            <text:p>dec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697" table:style-name="ce1">
            <text:p>3697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698" table:style-name="ce1">
            <text:p>3698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699" table:style-name="ce1">
            <text:p>3699</text:p>
          </table:table-cell>
          <table:table-cell office:value-type="string" table:style-name="ce3">
            <text:p>ly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700" table:style-name="ce1">
            <text:p>3700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701" table:style-name="ce1">
            <text:p>370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702" table:style-name="ce1">
            <text:p>3702</text:p>
          </table:table-cell>
          <table:table-cell office:value-type="string" table:style-name="ce3">
            <text:p>onl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703" table:style-name="ce1">
            <text:p>3703</text:p>
          </table:table-cell>
          <table:table-cell office:value-type="string" table:style-name="ce3">
            <text:p>ru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704" table:style-name="ce1">
            <text:p>3704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705" table:style-name="ce1">
            <text:p>370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706" table:style-name="ce1">
            <text:p>3706</text:p>
          </table:table-cell>
          <table:table-cell office:value-type="string" table:style-name="ce3">
            <text:p>listles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707" table:style-name="ce1">
            <text:p>3707</text:p>
          </table:table-cell>
          <table:table-cell office:value-type="string" table:style-name="ce3">
            <text:p>repos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708" table:style-name="ce1">
            <text:p>3708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709" table:style-name="ce1">
            <text:p>370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710" table:style-name="ce1">
            <text:p>3710</text:p>
          </table:table-cell>
          <table:table-cell office:value-type="string" table:style-name="ce3">
            <text:p>pla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711" table:style-name="ce1">
            <text:p>3711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712" table:style-name="ce1">
            <text:p>371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713" table:style-name="ce1">
            <text:p>3713</text:p>
          </table:table-cell>
          <table:table-cell office:value-type="string" table:style-name="ce3">
            <text:p>peculia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714" table:style-name="ce1">
            <text:p>3714</text:p>
          </table:table-cell>
          <table:table-cell office:value-type="string" table:style-name="ce3">
            <text:p>charact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715" table:style-name="ce1">
            <text:p>371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716" table:style-name="ce1">
            <text:p>3716</text:p>
          </table:table-cell>
          <table:table-cell office:value-type="string" table:style-name="ce3">
            <text:p>it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717" table:style-name="ce1">
            <text:p>3717</text:p>
          </table:table-cell>
          <table:table-cell office:value-type="string" table:style-name="ce3">
            <text:p>inhabitan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718" table:style-name="ce1">
            <text:p>3718</text:p>
          </table:table-cell>
          <table:table-cell office:value-type="string" table:style-name="ce3">
            <text:p>who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3719" table:style-name="ce1">
            <text:p>3719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3720" table:style-name="ce1">
            <text:p>3720</text:p>
          </table:table-cell>
          <table:table-cell office:value-type="string" table:style-name="ce3">
            <text:p>descendan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721" table:style-name="ce1">
            <text:p>3721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722" table:style-name="ce1">
            <text:p>372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723" table:style-name="ce1">
            <text:p>3723</text:p>
          </table:table-cell>
          <table:table-cell office:value-type="string" table:style-name="ce3">
            <text:p>origin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724" table:style-name="ce1">
            <text:p>3724</text:p>
          </table:table-cell>
          <table:table-cell office:value-type="string" table:style-name="ce3">
            <text:p>Dutch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725" table:style-name="ce1">
            <text:p>3725</text:p>
          </table:table-cell>
          <table:table-cell office:value-type="string" table:style-name="ce3">
            <text:p>settl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726" table:style-name="ce1">
            <text:p>3726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727" table:style-name="ce1">
            <text:p>3727</text:p>
          </table:table-cell>
          <table:table-cell office:value-type="string" table:style-name="ce3">
            <text:p>sequester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728" table:style-name="ce1">
            <text:p>3728</text:p>
          </table:table-cell>
          <table:table-cell office:value-type="string" table:style-name="ce3">
            <text:p>gle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729" table:style-name="ce1">
            <text:p>3729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730" table:style-name="ce1">
            <text:p>3730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731" table:style-name="ce1">
            <text:p>3731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732" table:style-name="ce1">
            <text:p>3732</text:p>
          </table:table-cell>
          <table:table-cell office:value-type="string" table:style-name="ce3">
            <text:p>know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733" table:style-name="ce1">
            <text:p>3733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734" table:style-name="ce1">
            <text:p>373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735" table:style-name="ce1">
            <text:p>3735</text:p>
          </table:table-cell>
          <table:table-cell office:value-type="string" table:style-name="ce3">
            <text:p>nam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736" table:style-name="ce1">
            <text:p>373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737" table:style-name="ce1">
            <text:p>3737</text:p>
          </table:table-cell>
          <table:table-cell office:value-type="string" table:style-name="ce3">
            <text:p>SLEEP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738" table:style-name="ce1">
            <text:p>3738</text:p>
          </table:table-cell>
          <table:table-cell office:value-type="string" table:style-name="ce3">
            <text:p>HOLLOW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739" table:style-name="ce1">
            <text:p>3739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740" table:style-name="ce1">
            <text:p>3740</text:p>
          </table:table-cell>
          <table:table-cell office:value-type="string" table:style-name="ce3">
            <text:p>it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741" table:style-name="ce1">
            <text:p>3741</text:p>
          </table:table-cell>
          <table:table-cell office:value-type="string" table:style-name="ce3">
            <text:p>rust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742" table:style-name="ce1">
            <text:p>3742</text:p>
          </table:table-cell>
          <table:table-cell office:value-type="string" table:style-name="ce3">
            <text:p>la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743" table:style-name="ce1">
            <text:p>3743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3744" table:style-name="ce1">
            <text:p>3744</text:p>
          </table:table-cell>
          <table:table-cell office:value-type="string" table:style-name="ce3">
            <text:p>call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746" table:style-name="ce1">
            <text:p>3746</text:p>
          </table:table-cell>
          <table:table-cell office:value-type="string" table:style-name="ce3">
            <text:p>Sleep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747" table:style-name="ce1">
            <text:p>3747</text:p>
          </table:table-cell>
          <table:table-cell office:value-type="string" table:style-name="ce3">
            <text:p>Hollow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748" table:style-name="ce1">
            <text:p>3748</text:p>
          </table:table-cell>
          <table:table-cell office:value-type="string" table:style-name="ce3">
            <text:p>Boys</text:p>
          </table:table-cell>
          <table:table-cell office:value-type="string" table:style-name="ce2">
            <text:p>NNPS</text:p>
          </table:table-cell>
          <table:table-cell table:number-columns-repeated="16381"/>
        </table:table-row>
        <table:table-row table:style-name="ro1">
          <table:table-cell office:value-type="float" office:value="3749" table:style-name="ce1">
            <text:p>3749</text:p>
          </table:table-cell>
          <table:table-cell office:value-type="string" table:style-name="ce3">
            <text:p>throughou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750" table:style-name="ce1">
            <text:p>3750</text:p>
          </table:table-cell>
          <table:table-cell office:value-type="string" table:style-name="ce3">
            <text:p>all</text:p>
          </table:table-cell>
          <table:table-cell office:value-type="string" table:style-name="ce2">
            <text:p>PDT</text:p>
          </table:table-cell>
          <table:table-cell table:number-columns-repeated="16381"/>
        </table:table-row>
        <table:table-row table:style-name="ro1">
          <table:table-cell office:value-type="float" office:value="3751" table:style-name="ce1">
            <text:p>375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752" table:style-name="ce1">
            <text:p>3752</text:p>
          </table:table-cell>
          <table:table-cell office:value-type="string" table:style-name="ce3">
            <text:p>neighbori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753" table:style-name="ce1">
            <text:p>3753</text:p>
          </table:table-cell>
          <table:table-cell office:value-type="string" table:style-name="ce3">
            <text:p>countr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754" table:style-name="ce1">
            <text:p>3754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755" table:style-name="ce1">
            <text:p>3755</text:p>
          </table:table-cell>
          <table:table-cell office:value-type="string" table:style-name="ce3">
            <text:p>drows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756" table:style-name="ce1">
            <text:p>3756</text:p>
          </table:table-cell>
          <table:table-cell office:value-type="string" table:style-name="ce3">
            <text:p>dream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757" table:style-name="ce1">
            <text:p>3757</text:p>
          </table:table-cell>
          <table:table-cell office:value-type="string" table:style-name="ce3">
            <text:p>influe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758" table:style-name="ce1">
            <text:p>3758</text:p>
          </table:table-cell>
          <table:table-cell office:value-type="string" table:style-name="ce3">
            <text:p>seem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759" table:style-name="ce1">
            <text:p>3759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760" table:style-name="ce1">
            <text:p>3760</text:p>
          </table:table-cell>
          <table:table-cell office:value-type="string" table:style-name="ce3">
            <text:p>hang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761" table:style-name="ce1">
            <text:p>3761</text:p>
          </table:table-cell>
          <table:table-cell office:value-type="string" table:style-name="ce3">
            <text:p>ove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762" table:style-name="ce1">
            <text:p>376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763" table:style-name="ce1">
            <text:p>3763</text:p>
          </table:table-cell>
          <table:table-cell office:value-type="string" table:style-name="ce3">
            <text:p>la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764" table:style-name="ce1">
            <text:p>3764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765" table:style-name="ce1">
            <text:p>3765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766" table:style-name="ce1">
            <text:p>3766</text:p>
          </table:table-cell>
          <table:table-cell office:value-type="string" table:style-name="ce3">
            <text:p>pervad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767" table:style-name="ce1">
            <text:p>376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768" table:style-name="ce1">
            <text:p>3768</text:p>
          </table:table-cell>
          <table:table-cell office:value-type="string" table:style-name="ce3">
            <text:p>ver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769" table:style-name="ce1">
            <text:p>3769</text:p>
          </table:table-cell>
          <table:table-cell office:value-type="string" table:style-name="ce3">
            <text:p>atmosphe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770" table:style-name="ce1">
            <text:p>3770</text:p>
          </table:table-cell>
          <table:table-cell office:value-type="string" table:style-name="ce3">
            <text:p>Som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771" table:style-name="ce1">
            <text:p>3771</text:p>
          </table:table-cell>
          <table:table-cell office:value-type="string" table:style-name="ce3">
            <text:p>say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3772" table:style-name="ce1">
            <text:p>3772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773" table:style-name="ce1">
            <text:p>377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774" table:style-name="ce1">
            <text:p>3774</text:p>
          </table:table-cell>
          <table:table-cell office:value-type="string" table:style-name="ce3">
            <text:p>pla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775" table:style-name="ce1">
            <text:p>3775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776" table:style-name="ce1">
            <text:p>3776</text:p>
          </table:table-cell>
          <table:table-cell office:value-type="string" table:style-name="ce3">
            <text:p>bewitch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777" table:style-name="ce1">
            <text:p>3777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778" table:style-name="ce1">
            <text:p>3778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779" table:style-name="ce1">
            <text:p>3779</text:p>
          </table:table-cell>
          <table:table-cell office:value-type="string" table:style-name="ce3">
            <text:p>High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780" table:style-name="ce1">
            <text:p>3780</text:p>
          </table:table-cell>
          <table:table-cell office:value-type="string" table:style-name="ce3">
            <text:p>Germa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781" table:style-name="ce1">
            <text:p>3781</text:p>
          </table:table-cell>
          <table:table-cell office:value-type="string" table:style-name="ce3">
            <text:p>doct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782" table:style-name="ce1">
            <text:p>3782</text:p>
          </table:table-cell>
          <table:table-cell office:value-type="string" table:style-name="ce3">
            <text:p>during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783" table:style-name="ce1">
            <text:p>378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784" table:style-name="ce1">
            <text:p>3784</text:p>
          </table:table-cell>
          <table:table-cell office:value-type="string" table:style-name="ce3">
            <text:p>earl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785" table:style-name="ce1">
            <text:p>3785</text:p>
          </table:table-cell>
          <table:table-cell office:value-type="string" table:style-name="ce3">
            <text:p>day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786" table:style-name="ce1">
            <text:p>378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787" table:style-name="ce1">
            <text:p>378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788" table:style-name="ce1">
            <text:p>3788</text:p>
          </table:table-cell>
          <table:table-cell office:value-type="string" table:style-name="ce3">
            <text:p>settlem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789" table:style-name="ce1">
            <text:p>3789</text:p>
          </table:table-cell>
          <table:table-cell office:value-type="string" table:style-name="ce3">
            <text:p>oth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790" table:style-name="ce1">
            <text:p>3790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791" table:style-name="ce1">
            <text:p>3791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792" table:style-name="ce1">
            <text:p>3792</text:p>
          </table:table-cell>
          <table:table-cell office:value-type="string" table:style-name="ce3">
            <text:p>ol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793" table:style-name="ce1">
            <text:p>3793</text:p>
          </table:table-cell>
          <table:table-cell office:value-type="string" table:style-name="ce3">
            <text:p>India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794" table:style-name="ce1">
            <text:p>3794</text:p>
          </table:table-cell>
          <table:table-cell office:value-type="string" table:style-name="ce3">
            <text:p>chief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795" table:style-name="ce1">
            <text:p>379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796" table:style-name="ce1">
            <text:p>3796</text:p>
          </table:table-cell>
          <table:table-cell office:value-type="string" table:style-name="ce3">
            <text:p>prophe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797" table:style-name="ce1">
            <text:p>3797</text:p>
          </table:table-cell>
          <table:table-cell office:value-type="string" table:style-name="ce3">
            <text:p>or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798" table:style-name="ce1">
            <text:p>3798</text:p>
          </table:table-cell>
          <table:table-cell office:value-type="string" table:style-name="ce3">
            <text:p>wizar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799" table:style-name="ce1">
            <text:p>379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800" table:style-name="ce1">
            <text:p>3800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801" table:style-name="ce1">
            <text:p>3801</text:p>
          </table:table-cell>
          <table:table-cell office:value-type="string" table:style-name="ce3">
            <text:p>trib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802" table:style-name="ce1">
            <text:p>3802</text:p>
          </table:table-cell>
          <table:table-cell office:value-type="string" table:style-name="ce3">
            <text:p>hel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803" table:style-name="ce1">
            <text:p>3803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804" table:style-name="ce1">
            <text:p>3804</text:p>
          </table:table-cell>
          <table:table-cell office:value-type="string" table:style-name="ce3">
            <text:p>powwow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805" table:style-name="ce1">
            <text:p>3805</text:p>
          </table:table-cell>
          <table:table-cell office:value-type="string" table:style-name="ce3">
            <text:p>there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806" table:style-name="ce1">
            <text:p>3806</text:p>
          </table:table-cell>
          <table:table-cell office:value-type="string" table:style-name="ce3">
            <text:p>befor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807" table:style-name="ce1">
            <text:p>380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808" table:style-name="ce1">
            <text:p>3808</text:p>
          </table:table-cell>
          <table:table-cell office:value-type="string" table:style-name="ce3">
            <text:p>countr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809" table:style-name="ce1">
            <text:p>3809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810" table:style-name="ce1">
            <text:p>3810</text:p>
          </table:table-cell>
          <table:table-cell office:value-type="string" table:style-name="ce3">
            <text:p>discover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811" table:style-name="ce1">
            <text:p>3811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812" table:style-name="ce1">
            <text:p>3812</text:p>
          </table:table-cell>
          <table:table-cell office:value-type="string" table:style-name="ce3">
            <text:p>Master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813" table:style-name="ce1">
            <text:p>3813</text:p>
          </table:table-cell>
          <table:table-cell office:value-type="string" table:style-name="ce3">
            <text:p>Hendrick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814" table:style-name="ce1">
            <text:p>3814</text:p>
          </table:table-cell>
          <table:table-cell office:value-type="string" table:style-name="ce3">
            <text:p>Hudso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815" table:style-name="ce1">
            <text:p>3815</text:p>
          </table:table-cell>
          <table:table-cell office:value-type="string" table:style-name="ce3">
            <text:p>Certai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816" table:style-name="ce1">
            <text:p>3816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817" table:style-name="ce1">
            <text:p>3817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818" table:style-name="ce1">
            <text:p>381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819" table:style-name="ce1">
            <text:p>3819</text:p>
          </table:table-cell>
          <table:table-cell office:value-type="string" table:style-name="ce3">
            <text:p>pla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820" table:style-name="ce1">
            <text:p>3820</text:p>
          </table:table-cell>
          <table:table-cell office:value-type="string" table:style-name="ce3">
            <text:p>still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821" table:style-name="ce1">
            <text:p>3821</text:p>
          </table:table-cell>
          <table:table-cell office:value-type="string" table:style-name="ce3">
            <text:p>continu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822" table:style-name="ce1">
            <text:p>3822</text:p>
          </table:table-cell>
          <table:table-cell office:value-type="string" table:style-name="ce3">
            <text:p>unde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823" table:style-name="ce1">
            <text:p>382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824" table:style-name="ce1">
            <text:p>3824</text:p>
          </table:table-cell>
          <table:table-cell office:value-type="string" table:style-name="ce3">
            <text:p>sway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825" table:style-name="ce1">
            <text:p>382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826" table:style-name="ce1">
            <text:p>3826</text:p>
          </table:table-cell>
          <table:table-cell office:value-type="string" table:style-name="ce3">
            <text:p>som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827" table:style-name="ce1">
            <text:p>3827</text:p>
          </table:table-cell>
          <table:table-cell office:value-type="string" table:style-name="ce3">
            <text:p>witch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828" table:style-name="ce1">
            <text:p>3828</text:p>
          </table:table-cell>
          <table:table-cell office:value-type="string" table:style-name="ce3">
            <text:p>pow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829" table:style-name="ce1">
            <text:p>3829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3830" table:style-name="ce1">
            <text:p>3830</text:p>
          </table:table-cell>
          <table:table-cell office:value-type="string" table:style-name="ce3">
            <text:p>hold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831" table:style-name="ce1">
            <text:p>3831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832" table:style-name="ce1">
            <text:p>3832</text:p>
          </table:table-cell>
          <table:table-cell office:value-type="string" table:style-name="ce3">
            <text:p>spel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833" table:style-name="ce1">
            <text:p>3833</text:p>
          </table:table-cell>
          <table:table-cell office:value-type="string" table:style-name="ce3">
            <text:p>ove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834" table:style-name="ce1">
            <text:p>383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835" table:style-name="ce1">
            <text:p>3835</text:p>
          </table:table-cell>
          <table:table-cell office:value-type="string" table:style-name="ce3">
            <text:p>min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836" table:style-name="ce1">
            <text:p>383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837" table:style-name="ce1">
            <text:p>383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838" table:style-name="ce1">
            <text:p>3838</text:p>
          </table:table-cell>
          <table:table-cell office:value-type="string" table:style-name="ce3">
            <text:p>goo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839" table:style-name="ce1">
            <text:p>3839</text:p>
          </table:table-cell>
          <table:table-cell office:value-type="string" table:style-name="ce3">
            <text:p>people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840" table:style-name="ce1">
            <text:p>3840</text:p>
          </table:table-cell>
          <table:table-cell office:value-type="string" table:style-name="ce3">
            <text:p>caus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841" table:style-name="ce1">
            <text:p>3841</text:p>
          </table:table-cell>
          <table:table-cell office:value-type="string" table:style-name="ce3">
            <text:p>them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842" table:style-name="ce1">
            <text:p>3842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843" table:style-name="ce1">
            <text:p>3843</text:p>
          </table:table-cell>
          <table:table-cell office:value-type="string" table:style-name="ce3">
            <text:p>walk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844" table:style-name="ce1">
            <text:p>3844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845" table:style-name="ce1">
            <text:p>3845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846" table:style-name="ce1">
            <text:p>3846</text:p>
          </table:table-cell>
          <table:table-cell office:value-type="string" table:style-name="ce3">
            <text:p>contin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847" table:style-name="ce1">
            <text:p>3847</text:p>
          </table:table-cell>
          <table:table-cell office:value-type="string" table:style-name="ce3">
            <text:p>reveri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848" table:style-name="ce1">
            <text:p>3848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849" table:style-name="ce1">
            <text:p>3849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3850" table:style-name="ce1">
            <text:p>3850</text:p>
          </table:table-cell>
          <table:table-cell office:value-type="string" table:style-name="ce3">
            <text:p>giv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3851" table:style-name="ce1">
            <text:p>3851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852" table:style-name="ce1">
            <text:p>3852</text:p>
          </table:table-cell>
          <table:table-cell office:value-type="string" table:style-name="ce3">
            <text:p>all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853" table:style-name="ce1">
            <text:p>3853</text:p>
          </table:table-cell>
          <table:table-cell office:value-type="string" table:style-name="ce3">
            <text:p>kin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854" table:style-name="ce1">
            <text:p>385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855" table:style-name="ce1">
            <text:p>3855</text:p>
          </table:table-cell>
          <table:table-cell office:value-type="string" table:style-name="ce3">
            <text:p>marvellou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856" table:style-name="ce1">
            <text:p>3856</text:p>
          </table:table-cell>
          <table:table-cell office:value-type="string" table:style-name="ce3">
            <text:p>belief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857" table:style-name="ce1">
            <text:p>3857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3858" table:style-name="ce1">
            <text:p>3858</text:p>
          </table:table-cell>
          <table:table-cell office:value-type="string" table:style-name="ce3">
            <text:p>subjec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859" table:style-name="ce1">
            <text:p>3859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860" table:style-name="ce1">
            <text:p>3860</text:p>
          </table:table-cell>
          <table:table-cell office:value-type="string" table:style-name="ce3">
            <text:p>tranc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861" table:style-name="ce1">
            <text:p>3861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862" table:style-name="ce1">
            <text:p>3862</text:p>
          </table:table-cell>
          <table:table-cell office:value-type="string" table:style-name="ce3">
            <text:p>vis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863" table:style-name="ce1">
            <text:p>3863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864" table:style-name="ce1">
            <text:p>3864</text:p>
          </table:table-cell>
          <table:table-cell office:value-type="string" table:style-name="ce3">
            <text:p>frequent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865" table:style-name="ce1">
            <text:p>3865</text:p>
          </table:table-cell>
          <table:table-cell office:value-type="string" table:style-name="ce3">
            <text:p>se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866" table:style-name="ce1">
            <text:p>3866</text:p>
          </table:table-cell>
          <table:table-cell office:value-type="string" table:style-name="ce3">
            <text:p>strang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867" table:style-name="ce1">
            <text:p>3867</text:p>
          </table:table-cell>
          <table:table-cell office:value-type="string" table:style-name="ce3">
            <text:p>sigh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868" table:style-name="ce1">
            <text:p>386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869" table:style-name="ce1">
            <text:p>3869</text:p>
          </table:table-cell>
          <table:table-cell office:value-type="string" table:style-name="ce3">
            <text:p>hear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870" table:style-name="ce1">
            <text:p>3870</text:p>
          </table:table-cell>
          <table:table-cell office:value-type="string" table:style-name="ce3">
            <text:p>music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871" table:style-name="ce1">
            <text:p>3871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872" table:style-name="ce1">
            <text:p>3872</text:p>
          </table:table-cell>
          <table:table-cell office:value-type="string" table:style-name="ce3">
            <text:p>voic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873" table:style-name="ce1">
            <text:p>3873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874" table:style-name="ce1">
            <text:p>387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875" table:style-name="ce1">
            <text:p>3875</text:p>
          </table:table-cell>
          <table:table-cell office:value-type="string" table:style-name="ce3">
            <text:p>ai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876" table:style-name="ce1">
            <text:p>387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877" table:style-name="ce1">
            <text:p>3877</text:p>
          </table:table-cell>
          <table:table-cell office:value-type="string" table:style-name="ce3">
            <text:p>who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878" table:style-name="ce1">
            <text:p>3878</text:p>
          </table:table-cell>
          <table:table-cell office:value-type="string" table:style-name="ce3">
            <text:p>neighborhoo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879" table:style-name="ce1">
            <text:p>3879</text:p>
          </table:table-cell>
          <table:table-cell office:value-type="string" table:style-name="ce3">
            <text:p>abound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880" table:style-name="ce1">
            <text:p>3880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881" table:style-name="ce1">
            <text:p>3881</text:p>
          </table:table-cell>
          <table:table-cell office:value-type="string" table:style-name="ce3">
            <text:p>lo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882" table:style-name="ce1">
            <text:p>3882</text:p>
          </table:table-cell>
          <table:table-cell office:value-type="string" table:style-name="ce3">
            <text:p>tal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883" table:style-name="ce1">
            <text:p>3883</text:p>
          </table:table-cell>
          <table:table-cell office:value-type="string" table:style-name="ce3">
            <text:p>haunte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884" table:style-name="ce1">
            <text:p>3884</text:p>
          </table:table-cell>
          <table:table-cell office:value-type="string" table:style-name="ce3">
            <text:p>spo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885" table:style-name="ce1">
            <text:p>3885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886" table:style-name="ce1">
            <text:p>3886</text:p>
          </table:table-cell>
          <table:table-cell office:value-type="string" table:style-name="ce3">
            <text:p>twiligh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887" table:style-name="ce1">
            <text:p>3887</text:p>
          </table:table-cell>
          <table:table-cell office:value-type="string" table:style-name="ce3">
            <text:p>supersti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888" table:style-name="ce1">
            <text:p>3888</text:p>
          </table:table-cell>
          <table:table-cell office:value-type="string" table:style-name="ce3">
            <text:p>sta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889" table:style-name="ce1">
            <text:p>3889</text:p>
          </table:table-cell>
          <table:table-cell office:value-type="string" table:style-name="ce3">
            <text:p>shoo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890" table:style-name="ce1">
            <text:p>3890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891" table:style-name="ce1">
            <text:p>3891</text:p>
          </table:table-cell>
          <table:table-cell office:value-type="string" table:style-name="ce3">
            <text:p>meteo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892" table:style-name="ce1">
            <text:p>3892</text:p>
          </table:table-cell>
          <table:table-cell office:value-type="string" table:style-name="ce3">
            <text:p>glar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893" table:style-name="ce1">
            <text:p>3893</text:p>
          </table:table-cell>
          <table:table-cell office:value-type="string" table:style-name="ce3">
            <text:p>often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894" table:style-name="ce1">
            <text:p>3894</text:p>
          </table:table-cell>
          <table:table-cell office:value-type="string" table:style-name="ce3">
            <text:p>acros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895" table:style-name="ce1">
            <text:p>389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896" table:style-name="ce1">
            <text:p>3896</text:p>
          </table:table-cell>
          <table:table-cell office:value-type="string" table:style-name="ce3">
            <text:p>valle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897" table:style-name="ce1">
            <text:p>3897</text:p>
          </table:table-cell>
          <table:table-cell office:value-type="string" table:style-name="ce3">
            <text:p>tha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898" table:style-name="ce1">
            <text:p>3898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899" table:style-name="ce1">
            <text:p>3899</text:p>
          </table:table-cell>
          <table:table-cell office:value-type="string" table:style-name="ce3">
            <text:p>any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900" table:style-name="ce1">
            <text:p>3900</text:p>
          </table:table-cell>
          <table:table-cell office:value-type="string" table:style-name="ce3">
            <text:p>othe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901" table:style-name="ce1">
            <text:p>3901</text:p>
          </table:table-cell>
          <table:table-cell office:value-type="string" table:style-name="ce3">
            <text:p>par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902" table:style-name="ce1">
            <text:p>390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903" table:style-name="ce1">
            <text:p>390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904" table:style-name="ce1">
            <text:p>3904</text:p>
          </table:table-cell>
          <table:table-cell office:value-type="string" table:style-name="ce3">
            <text:p>countr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905" table:style-name="ce1">
            <text:p>3905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906" table:style-name="ce1">
            <text:p>390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907" table:style-name="ce1">
            <text:p>3907</text:p>
          </table:table-cell>
          <table:table-cell office:value-type="string" table:style-name="ce3">
            <text:p>nightma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908" table:style-name="ce1">
            <text:p>3908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909" table:style-name="ce1">
            <text:p>3909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910" table:style-name="ce1">
            <text:p>3910</text:p>
          </table:table-cell>
          <table:table-cell office:value-type="string" table:style-name="ce3">
            <text:p>who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911" table:style-name="ce1">
            <text:p>3911</text:p>
          </table:table-cell>
          <table:table-cell office:value-type="string" table:style-name="ce3">
            <text:p>ninefol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912" table:style-name="ce1">
            <text:p>3912</text:p>
          </table:table-cell>
          <table:table-cell office:value-type="string" table:style-name="ce3">
            <text:p>seem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913" table:style-name="ce1">
            <text:p>3913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914" table:style-name="ce1">
            <text:p>3914</text:p>
          </table:table-cell>
          <table:table-cell office:value-type="string" table:style-name="ce3">
            <text:p>mak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915" table:style-name="ce1">
            <text:p>3915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916" table:style-name="ce1">
            <text:p>391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917" table:style-name="ce1">
            <text:p>3917</text:p>
          </table:table-cell>
          <table:table-cell office:value-type="string" table:style-name="ce3">
            <text:p>favorit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918" table:style-name="ce1">
            <text:p>3918</text:p>
          </table:table-cell>
          <table:table-cell office:value-type="string" table:style-name="ce3">
            <text:p>scen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919" table:style-name="ce1">
            <text:p>391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920" table:style-name="ce1">
            <text:p>3920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921" table:style-name="ce1">
            <text:p>3921</text:p>
          </table:table-cell>
          <table:table-cell office:value-type="string" table:style-name="ce3">
            <text:p>gambo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922" table:style-name="ce1">
            <text:p>3922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923" table:style-name="ce1">
            <text:p>3923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924" table:style-name="ce1">
            <text:p>3924</text:p>
          </table:table-cell>
          <table:table-cell office:value-type="string" table:style-name="ce3">
            <text:p>ou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925" table:style-name="ce1">
            <text:p>3925</text:p>
          </table:table-cell>
          <table:table-cell office:value-type="string" table:style-name="ce3">
            <text:p>hom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926" table:style-name="ce1">
            <text:p>3926</text:p>
          </table:table-cell>
          <table:table-cell office:value-type="string" table:style-name="ce3">
            <text:p>s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927" table:style-name="ce1">
            <text:p>3927</text:p>
          </table:table-cell>
          <table:table-cell office:value-type="string" table:style-name="ce3">
            <text:p>sai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928" table:style-name="ce1">
            <text:p>3928</text:p>
          </table:table-cell>
          <table:table-cell office:value-type="string" table:style-name="ce3">
            <text:p>Tuesda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929" table:style-name="ce1">
            <text:p>3929</text:p>
          </table:table-cell>
          <table:table-cell office:value-type="string" table:style-name="ce3">
            <text:p>stand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930" table:style-name="ce1">
            <text:p>3930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931" table:style-name="ce1">
            <text:p>3931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932" table:style-name="ce1">
            <text:p>3932</text:p>
          </table:table-cell>
          <table:table-cell office:value-type="string" table:style-name="ce3">
            <text:p>drivewa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933" table:style-name="ce1">
            <text:p>3933</text:p>
          </table:table-cell>
          <table:table-cell office:value-type="string" table:style-name="ce3">
            <text:p>wear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934" table:style-name="ce1">
            <text:p>3934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935" table:style-name="ce1">
            <text:p>3935</text:p>
          </table:table-cell>
          <table:table-cell office:value-type="string" table:style-name="ce3">
            <text:p>sleeveles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936" table:style-name="ce1">
            <text:p>3936</text:p>
          </table:table-cell>
          <table:table-cell office:value-type="string" table:style-name="ce3">
            <text:p>blous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937" table:style-name="ce1">
            <text:p>3937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938" table:style-name="ce1">
            <text:p>3938</text:p>
          </table:table-cell>
          <table:table-cell office:value-type="string" table:style-name="ce3">
            <text:p>sanda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939" table:style-name="ce1">
            <text:p>3939</text:p>
          </table:table-cell>
          <table:table-cell office:value-type="string" table:style-name="ce3">
            <text:p>Until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940" table:style-name="ce1">
            <text:p>3940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3941" table:style-name="ce1">
            <text:p>3941</text:p>
          </table:table-cell>
          <table:table-cell office:value-type="string" table:style-name="ce3">
            <text:p>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942" table:style-name="ce1">
            <text:p>3942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943" table:style-name="ce1">
            <text:p>3943</text:p>
          </table:table-cell>
          <table:table-cell office:value-type="string" table:style-name="ce3">
            <text:p>my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944" table:style-name="ce1">
            <text:p>3944</text:p>
          </table:table-cell>
          <table:table-cell office:value-type="string" table:style-name="ce3">
            <text:p>backyar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945" table:style-name="ce1">
            <text:p>3945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3946" table:style-name="ce1">
            <text:p>3946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947" table:style-name="ce1">
            <text:p>3947</text:p>
          </table:table-cell>
          <table:table-cell office:value-type="string" table:style-name="ce3">
            <text:p>rubb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948" table:style-name="ce1">
            <text:p>3948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949" table:style-name="ce1">
            <text:p>3949</text:p>
          </table:table-cell>
          <table:table-cell office:value-type="string" table:style-name="ce3">
            <text:p>melt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950" table:style-name="ce1">
            <text:p>3950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951" table:style-name="ce1">
            <text:p>3951</text:p>
          </table:table-cell>
          <table:table-cell office:value-type="string" table:style-name="ce3">
            <text:p>my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3952" table:style-name="ce1">
            <text:p>3952</text:p>
          </table:table-cell>
          <table:table-cell office:value-type="string" table:style-name="ce3">
            <text:p>truc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953" table:style-name="ce1">
            <text:p>3953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954" table:style-name="ce1">
            <text:p>3954</text:p>
          </table:table-cell>
          <table:table-cell office:value-type="string" table:style-name="ce3">
            <text:p>go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955" table:style-name="ce1">
            <text:p>3955</text:p>
          </table:table-cell>
          <table:table-cell office:value-type="string" table:style-name="ce3">
            <text:p>anywhere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956" table:style-name="ce1">
            <text:p>3956</text:p>
          </table:table-cell>
          <table:table-cell office:value-type="string" table:style-name="ce3">
            <text:p>got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3957" table:style-name="ce1">
            <text:p>3957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958" table:style-name="ce1">
            <text:p>3958</text:p>
          </table:table-cell>
          <table:table-cell office:value-type="string" table:style-name="ce3">
            <text:p>protect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3959" table:style-name="ce1">
            <text:p>395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960" table:style-name="ce1">
            <text:p>3960</text:p>
          </table:table-cell>
          <table:table-cell office:value-type="string" table:style-name="ce3">
            <text:p>neighborhoo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961" table:style-name="ce1">
            <text:p>3961</text:p>
          </table:table-cell>
          <table:table-cell office:value-type="string" table:style-name="ce3">
            <text:p>Who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3962" table:style-name="ce1">
            <text:p>3962</text:p>
          </table:table-cell>
          <table:table-cell office:value-type="string" table:style-name="ce3">
            <text:p>else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963" table:style-name="ce1">
            <text:p>3963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3964" table:style-name="ce1">
            <text:p>3964</text:p>
          </table:table-cell>
          <table:table-cell office:value-type="string" table:style-name="ce3">
            <text:p>go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3965" table:style-name="ce1">
            <text:p>3965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966" table:style-name="ce1">
            <text:p>396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967" table:style-name="ce1">
            <text:p>3967</text:p>
          </table:table-cell>
          <table:table-cell office:value-type="string" table:style-name="ce3">
            <text:p>flam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968" table:style-name="ce1">
            <text:p>3968</text:p>
          </table:table-cell>
          <table:table-cell office:value-type="string" table:style-name="ce3">
            <text:p>came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969" table:style-name="ce1">
            <text:p>3969</text:p>
          </table:table-cell>
          <table:table-cell office:value-type="string" table:style-name="ce3">
            <text:p>close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970" table:style-name="ce1">
            <text:p>3970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3971" table:style-name="ce1">
            <text:p>3971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972" table:style-name="ce1">
            <text:p>3972</text:p>
          </table:table-cell>
          <table:table-cell office:value-type="string" table:style-name="ce3">
            <text:p>neighborhoo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973" table:style-name="ce1">
            <text:p>3973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974" table:style-name="ce1">
            <text:p>397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975" table:style-name="ce1">
            <text:p>3975</text:p>
          </table:table-cell>
          <table:table-cell office:value-type="string" table:style-name="ce3">
            <text:p>fi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976" table:style-name="ce1">
            <text:p>3976</text:p>
          </table:table-cell>
          <table:table-cell office:value-type="string" table:style-name="ce3">
            <text:p>s</text:p>
          </table:table-cell>
          <table:table-cell office:value-type="string" table:style-name="ce2">
            <text:p>POS</text:p>
          </table:table-cell>
          <table:table-cell table:number-columns-repeated="16381"/>
        </table:table-row>
        <table:table-row table:style-name="ro1">
          <table:table-cell office:value-type="float" office:value="3977" table:style-name="ce1">
            <text:p>3977</text:p>
          </table:table-cell>
          <table:table-cell office:value-type="string" table:style-name="ce3">
            <text:p>norther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978" table:style-name="ce1">
            <text:p>3978</text:p>
          </table:table-cell>
          <table:table-cell office:value-type="string" table:style-name="ce3">
            <text:p>ed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979" table:style-name="ce1">
            <text:p>3979</text:p>
          </table:table-cell>
          <table:table-cell office:value-type="string" table:style-name="ce3">
            <text:p>Monda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980" table:style-name="ce1">
            <text:p>3980</text:p>
          </table:table-cell>
          <table:table-cell office:value-type="string" table:style-name="ce3">
            <text:p>nigh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981" table:style-name="ce1">
            <text:p>3981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982" table:style-name="ce1">
            <text:p>3982</text:p>
          </table:table-cell>
          <table:table-cell office:value-type="string" table:style-name="ce3">
            <text:p>wi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983" table:style-name="ce1">
            <text:p>3983</text:p>
          </table:table-cell>
          <table:table-cell office:value-type="string" table:style-name="ce3">
            <text:p>shif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984" table:style-name="ce1">
            <text:p>3984</text:p>
          </table:table-cell>
          <table:table-cell office:value-type="string" table:style-name="ce3">
            <text:p>push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985" table:style-name="ce1">
            <text:p>3985</text:p>
          </table:table-cell>
          <table:table-cell office:value-type="string" table:style-name="ce3">
            <text:p>flam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3986" table:style-name="ce1">
            <text:p>3986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987" table:style-name="ce1">
            <text:p>398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988" table:style-name="ce1">
            <text:p>3988</text:p>
          </table:table-cell>
          <table:table-cell office:value-type="string" table:style-name="ce3">
            <text:p>nex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3989" table:style-name="ce1">
            <text:p>3989</text:p>
          </table:table-cell>
          <table:table-cell office:value-type="string" table:style-name="ce3">
            <text:p>roa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990" table:style-name="ce1">
            <text:p>3990</text:p>
          </table:table-cell>
          <table:table-cell office:value-type="string" table:style-name="ce3">
            <text:p>south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3991" table:style-name="ce1">
            <text:p>3991</text:p>
          </table:table-cell>
          <table:table-cell office:value-type="string" table:style-name="ce3">
            <text:p>West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992" table:style-name="ce1">
            <text:p>3992</text:p>
          </table:table-cell>
          <table:table-cell office:value-type="string" table:style-name="ce3">
            <text:p>Sockey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993" table:style-name="ce1">
            <text:p>3993</text:p>
          </table:table-cell>
          <table:table-cell office:value-type="string" table:style-name="ce3">
            <text:p>Avenu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3994" table:style-name="ce1">
            <text:p>3994</text:p>
          </table:table-cell>
          <table:table-cell office:value-type="string" table:style-name="ce3">
            <text:p>nea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3995" table:style-name="ce1">
            <text:p>3995</text:p>
          </table:table-cell>
          <table:table-cell office:value-type="string" table:style-name="ce3">
            <text:p>where</text:p>
          </table:table-cell>
          <table:table-cell office:value-type="string" table:style-name="ce2">
            <text:p>WRB</text:p>
          </table:table-cell>
          <table:table-cell table:number-columns-repeated="16381"/>
        </table:table-row>
        <table:table-row table:style-name="ro1">
          <table:table-cell office:value-type="float" office:value="3996" table:style-name="ce1">
            <text:p>399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3997" table:style-name="ce1">
            <text:p>3997</text:p>
          </table:table-cell>
          <table:table-cell office:value-type="string" table:style-name="ce3">
            <text:p>fi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3998" table:style-name="ce1">
            <text:p>3998</text:p>
          </table:table-cell>
          <table:table-cell office:value-type="string" table:style-name="ce3">
            <text:p>start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3999" table:style-name="ce1">
            <text:p>3999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string" table:style-name="ce3">
            <text:p>toward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001" table:style-name="ce1">
            <text:p>400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002" table:style-name="ce1">
            <text:p>4002</text:p>
          </table:table-cell>
          <table:table-cell office:value-type="string" table:style-name="ce3">
            <text:p>ru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003" table:style-name="ce1">
            <text:p>4003</text:p>
          </table:table-cell>
          <table:table-cell office:value-type="string" table:style-name="ce3">
            <text:p>West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004" table:style-name="ce1">
            <text:p>4004</text:p>
          </table:table-cell>
          <table:table-cell office:value-type="string" table:style-name="ce3">
            <text:p>Sheep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005" table:style-name="ce1">
            <text:p>4005</text:p>
          </table:table-cell>
          <table:table-cell office:value-type="string" table:style-name="ce3">
            <text:p>Creek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006" table:style-name="ce1">
            <text:p>4006</text:p>
          </table:table-cell>
          <table:table-cell office:value-type="string" table:style-name="ce3">
            <text:p>Driv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007" table:style-name="ce1">
            <text:p>4007</text:p>
          </table:table-cell>
          <table:table-cell office:value-type="string" table:style-name="ce3">
            <text:p>neighborhoo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008" table:style-name="ce1">
            <text:p>4008</text:p>
          </table:table-cell>
          <table:table-cell office:value-type="string" table:style-name="ce3">
            <text:p>where</text:p>
          </table:table-cell>
          <table:table-cell office:value-type="string" table:style-name="ce2">
            <text:p>WRB</text:p>
          </table:table-cell>
          <table:table-cell table:number-columns-repeated="16381"/>
        </table:table-row>
        <table:table-row table:style-name="ro1">
          <table:table-cell office:value-type="float" office:value="4009" table:style-name="ce1">
            <text:p>4009</text:p>
          </table:table-cell>
          <table:table-cell office:value-type="string" table:style-name="ce3">
            <text:p>Walz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010" table:style-name="ce1">
            <text:p>4010</text:p>
          </table:table-cell>
          <table:table-cell office:value-type="string" table:style-name="ce3">
            <text:p>liv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011" table:style-name="ce1">
            <text:p>4011</text:p>
          </table:table-cell>
          <table:table-cell office:value-type="string" table:style-name="ce3">
            <text:p>amid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012" table:style-name="ce1">
            <text:p>4012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013" table:style-name="ce1">
            <text:p>4013</text:p>
          </table:table-cell>
          <table:table-cell office:value-type="string" table:style-name="ce3">
            <text:p>thick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014" table:style-name="ce1">
            <text:p>4014</text:p>
          </table:table-cell>
          <table:table-cell office:value-type="string" table:style-name="ce3">
            <text:p>canop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015" table:style-name="ce1">
            <text:p>401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016" table:style-name="ce1">
            <text:p>401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017" table:style-name="ce1">
            <text:p>4017</text:p>
          </table:table-cell>
          <table:table-cell office:value-type="string" table:style-name="ce3">
            <text:p>sam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018" table:style-name="ce1">
            <text:p>4018</text:p>
          </table:table-cell>
          <table:table-cell office:value-type="string" table:style-name="ce3">
            <text:p>black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019" table:style-name="ce1">
            <text:p>4019</text:p>
          </table:table-cell>
          <table:table-cell office:value-type="string" table:style-name="ce3">
            <text:p>spru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020" table:style-name="ce1">
            <text:p>4020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021" table:style-name="ce1">
            <text:p>4021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022" table:style-name="ce1">
            <text:p>4022</text:p>
          </table:table-cell>
          <table:table-cell office:value-type="string" table:style-name="ce3">
            <text:p>fi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023" table:style-name="ce1">
            <text:p>4023</text:p>
          </table:table-cell>
          <table:table-cell office:value-type="string" table:style-name="ce3">
            <text:p>blow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024" table:style-name="ce1">
            <text:p>4024</text:p>
          </table:table-cell>
          <table:table-cell office:value-type="string" table:style-name="ce3">
            <text:p>throug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025" table:style-name="ce1">
            <text:p>4025</text:p>
          </table:table-cell>
          <table:table-cell office:value-type="string" table:style-name="ce3">
            <text:p>lik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026" table:style-name="ce1">
            <text:p>4026</text:p>
          </table:table-cell>
          <table:table-cell office:value-type="string" table:style-name="ce3">
            <text:p>stand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027" table:style-name="ce1">
            <text:p>4027</text:p>
          </table:table-cell>
          <table:table-cell office:value-type="string" table:style-name="ce3">
            <text:p>tind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028" table:style-name="ce1">
            <text:p>4028</text:p>
          </table:table-cell>
          <table:table-cell office:value-type="string" table:style-name="ce3">
            <text:p>Alask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029" table:style-name="ce1">
            <text:p>4029</text:p>
          </table:table-cell>
          <table:table-cell office:value-type="string" table:style-name="ce3">
            <text:p>Stat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030" table:style-name="ce1">
            <text:p>4030</text:p>
          </table:table-cell>
          <table:table-cell office:value-type="string" table:style-name="ce3">
            <text:p>Trooper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031" table:style-name="ce1">
            <text:p>4031</text:p>
          </table:table-cell>
          <table:table-cell office:value-type="string" table:style-name="ce3">
            <text:p>tol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032" table:style-name="ce1">
            <text:p>403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033" table:style-name="ce1">
            <text:p>4033</text:p>
          </table:table-cell>
          <table:table-cell office:value-type="string" table:style-name="ce3">
            <text:p>scattere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034" table:style-name="ce1">
            <text:p>4034</text:p>
          </table:table-cell>
          <table:table-cell office:value-type="string" table:style-name="ce3">
            <text:p>residen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035" table:style-name="ce1">
            <text:p>4035</text:p>
          </table:table-cell>
          <table:table-cell office:value-type="string" table:style-name="ce3">
            <text:p>along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036" table:style-name="ce1">
            <text:p>403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037" table:style-name="ce1">
            <text:p>4037</text:p>
          </table:table-cell>
          <table:table-cell office:value-type="string" table:style-name="ce3">
            <text:p>grave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038" table:style-name="ce1">
            <text:p>4038</text:p>
          </table:table-cell>
          <table:table-cell office:value-type="string" table:style-name="ce3">
            <text:p>roa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039" table:style-name="ce1">
            <text:p>4039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040" table:style-name="ce1">
            <text:p>4040</text:p>
          </table:table-cell>
          <table:table-cell office:value-type="string" table:style-name="ce3">
            <text:p>evacuat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041" table:style-name="ce1">
            <text:p>4041</text:p>
          </table:table-cell>
          <table:table-cell office:value-type="string" table:style-name="ce3">
            <text:p>Walz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042" table:style-name="ce1">
            <text:p>4042</text:p>
          </table:table-cell>
          <table:table-cell office:value-type="string" table:style-name="ce3">
            <text:p>lost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043" table:style-name="ce1">
            <text:p>4043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4044" table:style-name="ce1">
            <text:p>4044</text:p>
          </table:table-cell>
          <table:table-cell office:value-type="string" table:style-name="ce3">
            <text:p>hom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045" table:style-name="ce1">
            <text:p>4045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046" table:style-name="ce1">
            <text:p>404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047" table:style-name="ce1">
            <text:p>4047</text:p>
          </table:table-cell>
          <table:table-cell office:value-type="float" office:value="1996" table:style-name="ce3">
            <text:p>1996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4048" table:style-name="ce1">
            <text:p>4048</text:p>
          </table:table-cell>
          <table:table-cell office:value-type="string" table:style-name="ce3">
            <text:p>Miller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049" table:style-name="ce1">
            <text:p>4049</text:p>
          </table:table-cell>
          <table:table-cell office:value-type="string" table:style-name="ce3">
            <text:p>s</text:p>
          </table:table-cell>
          <table:table-cell office:value-type="string" table:style-name="ce2">
            <text:p>POS</text:p>
          </table:table-cell>
          <table:table-cell table:number-columns-repeated="16381"/>
        </table:table-row>
        <table:table-row table:style-name="ro1">
          <table:table-cell office:value-type="float" office:value="4050" table:style-name="ce1">
            <text:p>4050</text:p>
          </table:table-cell>
          <table:table-cell office:value-type="string" table:style-name="ce3">
            <text:p>Reach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051" table:style-name="ce1">
            <text:p>4051</text:p>
          </table:table-cell>
          <table:table-cell office:value-type="string" table:style-name="ce3">
            <text:p>fi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052" table:style-name="ce1">
            <text:p>4052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4053" table:style-name="ce1">
            <text:p>4053</text:p>
          </table:table-cell>
          <table:table-cell office:value-type="string" table:style-name="ce3">
            <text:p>destroy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054" table:style-name="ce1">
            <text:p>4054</text:p>
          </table:table-cell>
          <table:table-cell office:value-type="string" table:style-name="ce3">
            <text:p>more</text:p>
          </table:table-cell>
          <table:table-cell office:value-type="string" table:style-name="ce2">
            <text:p>JJR</text:p>
          </table:table-cell>
          <table:table-cell table:number-columns-repeated="16381"/>
        </table:table-row>
        <table:table-row table:style-name="ro1">
          <table:table-cell office:value-type="float" office:value="4055" table:style-name="ce1">
            <text:p>4055</text:p>
          </table:table-cell>
          <table:table-cell office:value-type="string" table:style-name="ce3">
            <text:p>tha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056" table:style-name="ce1">
            <text:p>4056</text:p>
          </table:table-cell>
          <table:table-cell office:value-type="float" office:value="400" table:style-name="ce3">
            <text:p>400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4057" table:style-name="ce1">
            <text:p>4057</text:p>
          </table:table-cell>
          <table:table-cell office:value-type="string" table:style-name="ce3">
            <text:p>I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058" table:style-name="ce1">
            <text:p>4058</text:p>
          </table:table-cell>
          <table:table-cell office:value-type="string" table:style-name="ce3">
            <text:p>tol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059" table:style-name="ce1">
            <text:p>4059</text:p>
          </table:table-cell>
          <table:table-cell office:value-type="string" table:style-name="ce3">
            <text:p>him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060" table:style-name="ce1">
            <text:p>4060</text:p>
          </table:table-cell>
          <table:table-cell office:value-type="string" table:style-name="ce3">
            <text:p>I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061" table:style-name="ce1">
            <text:p>4061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062" table:style-name="ce1">
            <text:p>4062</text:p>
          </table:table-cell>
          <table:table-cell office:value-type="string" table:style-name="ce3">
            <text:p>n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063" table:style-name="ce1">
            <text:p>4063</text:p>
          </table:table-cell>
          <table:table-cell office:value-type="string" table:style-name="ce3">
            <text:p>leav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064" table:style-name="ce1">
            <text:p>4064</text:p>
          </table:table-cell>
          <table:table-cell office:value-type="string" table:style-name="ce3">
            <text:p>s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065" table:style-name="ce1">
            <text:p>4065</text:p>
          </table:table-cell>
          <table:table-cell office:value-type="string" table:style-name="ce3">
            <text:p>sai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066" table:style-name="ce1">
            <text:p>4066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067" table:style-name="ce1">
            <text:p>4067</text:p>
          </table:table-cell>
          <table:table-cell office:value-type="string" table:style-name="ce3">
            <text:p>sai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068" table:style-name="ce1">
            <text:p>4068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069" table:style-name="ce1">
            <text:p>4069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070" table:style-name="ce1">
            <text:p>4070</text:p>
          </table:table-cell>
          <table:table-cell office:value-type="string" table:style-name="ce3">
            <text:p>voluntar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071" table:style-name="ce1">
            <text:p>4071</text:p>
          </table:table-cell>
          <table:table-cell office:value-type="string" table:style-name="ce3">
            <text:p>anywa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072" table:style-name="ce1">
            <text:p>4072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073" table:style-name="ce1">
            <text:p>4073</text:p>
          </table:table-cell>
          <table:table-cell office:value-type="string" table:style-name="ce3">
            <text:p>fi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074" table:style-name="ce1">
            <text:p>4074</text:p>
          </table:table-cell>
          <table:table-cell office:value-type="string" table:style-name="ce3">
            <text:p>however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075" table:style-name="ce1">
            <text:p>4075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076" table:style-name="ce1">
            <text:p>4076</text:p>
          </table:table-cell>
          <table:table-cell office:value-type="string" table:style-name="ce3">
            <text:p>expec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4077" table:style-name="ce1">
            <text:p>4077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078" table:style-name="ce1">
            <text:p>4078</text:p>
          </table:table-cell>
          <table:table-cell office:value-type="string" table:style-name="ce3">
            <text:p>turn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079" table:style-name="ce1">
            <text:p>4079</text:p>
          </table:table-cell>
          <table:table-cell office:value-type="string" table:style-name="ce3">
            <text:p>ug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080" table:style-name="ce1">
            <text:p>4080</text:p>
          </table:table-cell>
          <table:table-cell office:value-type="string" table:style-name="ce3">
            <text:p>again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081" table:style-name="ce1">
            <text:p>4081</text:p>
          </table:table-cell>
          <table:table-cell office:value-type="string" table:style-name="ce3">
            <text:p>Forecas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082" table:style-name="ce1">
            <text:p>4082</text:p>
          </table:table-cell>
          <table:table-cell office:value-type="string" table:style-name="ce3">
            <text:p>call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083" table:style-name="ce1">
            <text:p>4083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084" table:style-name="ce1">
            <text:p>4084</text:p>
          </table:table-cell>
          <table:table-cell office:value-type="string" table:style-name="ce3">
            <text:p>extrem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085" table:style-name="ce1">
            <text:p>4085</text:p>
          </table:table-cell>
          <table:table-cell office:value-type="string" table:style-name="ce3">
            <text:p>behavi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086" table:style-name="ce1">
            <text:p>4086</text:p>
          </table:table-cell>
          <table:table-cell office:value-type="string" table:style-name="ce3">
            <text:p>Tuesda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087" table:style-name="ce1">
            <text:p>4087</text:p>
          </table:table-cell>
          <table:table-cell office:value-type="string" table:style-name="ce3">
            <text:p>nigh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088" table:style-name="ce1">
            <text:p>4088</text:p>
          </table:table-cell>
          <table:table-cell office:value-type="string" table:style-name="ce3">
            <text:p>due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089" table:style-name="ce1">
            <text:p>4089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090" table:style-name="ce1">
            <text:p>4090</text:p>
          </table:table-cell>
          <table:table-cell office:value-type="string" table:style-name="ce3">
            <text:p>thunderstor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091" table:style-name="ce1">
            <text:p>4091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092" table:style-name="ce1">
            <text:p>4092</text:p>
          </table:table-cell>
          <table:table-cell office:value-type="string" table:style-name="ce3">
            <text:p>errat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093" table:style-name="ce1">
            <text:p>4093</text:p>
          </table:table-cell>
          <table:table-cell office:value-type="string" table:style-name="ce3">
            <text:p>win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094" table:style-name="ce1">
            <text:p>409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095" table:style-name="ce1">
            <text:p>4095</text:p>
          </table:table-cell>
          <table:table-cell office:value-type="string" table:style-name="ce3">
            <text:p>crew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096" table:style-name="ce1">
            <text:p>4096</text:p>
          </table:table-cell>
          <table:table-cell office:value-type="string" table:style-name="ce3">
            <text:p>fight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097" table:style-name="ce1">
            <text:p>409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098" table:style-name="ce1">
            <text:p>4098</text:p>
          </table:table-cell>
          <table:table-cell office:value-type="string" table:style-name="ce3">
            <text:p>fi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099" table:style-name="ce1">
            <text:p>4099</text:p>
          </table:table-cell>
          <table:table-cell office:value-type="string" table:style-name="ce3">
            <text:p>acknowledg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100" table:style-name="ce1">
            <text:p>410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101" table:style-name="ce1">
            <text:p>4101</text:p>
          </table:table-cell>
          <table:table-cell office:value-type="string" table:style-name="ce3">
            <text:p>stat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102" table:style-name="ce1">
            <text:p>4102</text:p>
          </table:table-cell>
          <table:table-cell office:value-type="string" table:style-name="ce3">
            <text:p>s</text:p>
          </table:table-cell>
          <table:table-cell office:value-type="string" table:style-name="ce2">
            <text:p>POS</text:p>
          </table:table-cell>
          <table:table-cell table:number-columns-repeated="16381"/>
        </table:table-row>
        <table:table-row table:style-name="ro1">
          <table:table-cell office:value-type="float" office:value="4103" table:style-name="ce1">
            <text:p>4103</text:p>
          </table:table-cell>
          <table:table-cell office:value-type="string" table:style-name="ce3">
            <text:p>gene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104" table:style-name="ce1">
            <text:p>4104</text:p>
          </table:table-cell>
          <table:table-cell office:value-type="string" table:style-name="ce3">
            <text:p>polic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105" table:style-name="ce1">
            <text:p>4105</text:p>
          </table:table-cell>
          <table:table-cell office:value-type="string" table:style-name="ce3">
            <text:p>agains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106" table:style-name="ce1">
            <text:p>4106</text:p>
          </table:table-cell>
          <table:table-cell office:value-type="string" table:style-name="ce3">
            <text:p>mandator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107" table:style-name="ce1">
            <text:p>4107</text:p>
          </table:table-cell>
          <table:table-cell office:value-type="string" table:style-name="ce3">
            <text:p>evacua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108" table:style-name="ce1">
            <text:p>4108</text:p>
          </table:table-cell>
          <table:table-cell office:value-type="string" table:style-name="ce3">
            <text:p>But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109" table:style-name="ce1">
            <text:p>4109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110" table:style-name="ce1">
            <text:p>4110</text:p>
          </table:table-cell>
          <table:table-cell office:value-type="string" table:style-name="ce3">
            <text:p>do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111" table:style-name="ce1">
            <text:p>4111</text:p>
          </table:table-cell>
          <table:table-cell office:value-type="string" table:style-name="ce3">
            <text:p>n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112" table:style-name="ce1">
            <text:p>4112</text:p>
          </table:table-cell>
          <table:table-cell office:value-type="string" table:style-name="ce3">
            <text:p>lik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113" table:style-name="ce1">
            <text:p>4113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114" table:style-name="ce1">
            <text:p>4114</text:p>
          </table:table-cell>
          <table:table-cell office:value-type="string" table:style-name="ce3">
            <text:p>officia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115" table:style-name="ce1">
            <text:p>4115</text:p>
          </table:table-cell>
          <table:table-cell office:value-type="string" table:style-name="ce3">
            <text:p>say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116" table:style-name="ce1">
            <text:p>4116</text:p>
          </table:table-cell>
          <table:table-cell office:value-type="string" table:style-name="ce3">
            <text:p>becaus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117" table:style-name="ce1">
            <text:p>4117</text:p>
          </table:table-cell>
          <table:table-cell office:value-type="string" table:style-name="ce3">
            <text:p>homeown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118" table:style-name="ce1">
            <text:p>4118</text:p>
          </table:table-cell>
          <table:table-cell office:value-type="string" table:style-name="ce3">
            <text:p>may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4119" table:style-name="ce1">
            <text:p>4119</text:p>
          </table:table-cell>
          <table:table-cell office:value-type="string" table:style-name="ce3">
            <text:p>misjudg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120" table:style-name="ce1">
            <text:p>412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121" table:style-name="ce1">
            <text:p>4121</text:p>
          </table:table-cell>
          <table:table-cell office:value-type="string" table:style-name="ce3">
            <text:p>dang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122" table:style-name="ce1">
            <text:p>412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123" table:style-name="ce1">
            <text:p>4123</text:p>
          </table:table-cell>
          <table:table-cell office:value-type="string" table:style-name="ce3">
            <text:p>troop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124" table:style-name="ce1">
            <text:p>4124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125" table:style-name="ce1">
            <text:p>4125</text:p>
          </table:table-cell>
          <table:table-cell office:value-type="string" table:style-name="ce3">
            <text:p>ver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126" table:style-name="ce1">
            <text:p>4126</text:p>
          </table:table-cell>
          <table:table-cell office:value-type="string" table:style-name="ce3">
            <text:p>cautiou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127" table:style-name="ce1">
            <text:p>4127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128" table:style-name="ce1">
            <text:p>4128</text:p>
          </table:table-cell>
          <table:table-cell office:value-type="string" table:style-name="ce3">
            <text:p>advis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129" table:style-name="ce1">
            <text:p>4129</text:p>
          </table:table-cell>
          <table:table-cell office:value-type="string" table:style-name="ce3">
            <text:p>us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130" table:style-name="ce1">
            <text:p>4130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131" table:style-name="ce1">
            <text:p>4131</text:p>
          </table:table-cell>
          <table:table-cell office:value-type="string" table:style-name="ce3">
            <text:p>evacua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132" table:style-name="ce1">
            <text:p>4132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133" table:style-name="ce1">
            <text:p>4133</text:p>
          </table:table-cell>
          <table:table-cell office:value-type="string" table:style-name="ce3">
            <text:p>voluntar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134" table:style-name="ce1">
            <text:p>4134</text:p>
          </table:table-cell>
          <table:table-cell office:value-type="string" table:style-name="ce3">
            <text:p>Tom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135" table:style-name="ce1">
            <text:p>4135</text:p>
          </table:table-cell>
          <table:table-cell office:value-type="string" table:style-name="ce3">
            <text:p>Kurth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136" table:style-name="ce1">
            <text:p>4136</text:p>
          </table:table-cell>
          <table:table-cell office:value-type="string" table:style-name="ce3">
            <text:p>incid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137" table:style-name="ce1">
            <text:p>4137</text:p>
          </table:table-cell>
          <table:table-cell office:value-type="string" table:style-name="ce3">
            <text:p>command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138" table:style-name="ce1">
            <text:p>4138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139" table:style-name="ce1">
            <text:p>413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140" table:style-name="ce1">
            <text:p>4140</text:p>
          </table:table-cell>
          <table:table-cell office:value-type="string" table:style-name="ce3">
            <text:p>fi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141" table:style-name="ce1">
            <text:p>4141</text:p>
          </table:table-cell>
          <table:table-cell office:value-type="string" table:style-name="ce3">
            <text:p>sai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142" table:style-name="ce1">
            <text:p>4142</text:p>
          </table:table-cell>
          <table:table-cell office:value-type="string" table:style-name="ce3">
            <text:p>during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143" table:style-name="ce1">
            <text:p>4143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144" table:style-name="ce1">
            <text:p>4144</text:p>
          </table:table-cell>
          <table:table-cell office:value-type="string" table:style-name="ce3">
            <text:p>pr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145" table:style-name="ce1">
            <text:p>4145</text:p>
          </table:table-cell>
          <table:table-cell office:value-type="string" table:style-name="ce3">
            <text:p>confere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146" table:style-name="ce1">
            <text:p>4146</text:p>
          </table:table-cell>
          <table:table-cell office:value-type="string" table:style-name="ce3">
            <text:p>Tuesda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147" table:style-name="ce1">
            <text:p>4147</text:p>
          </table:table-cell>
          <table:table-cell office:value-type="string" table:style-name="ce3">
            <text:p>Litt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148" table:style-name="ce1">
            <text:p>4148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149" table:style-name="ce1">
            <text:p>4149</text:p>
          </table:table-cell>
          <table:table-cell office:value-type="string" table:style-name="ce3">
            <text:p>litt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150" table:style-name="ce1">
            <text:p>4150</text:p>
          </table:table-cell>
          <table:table-cell office:value-type="string" table:style-name="ce3">
            <text:p>allow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151" table:style-name="ce1">
            <text:p>4151</text:p>
          </table:table-cell>
          <table:table-cell office:value-type="string" table:style-name="ce3">
            <text:p>ou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4152" table:style-name="ce1">
            <text:p>4152</text:p>
          </table:table-cell>
          <table:table-cell office:value-type="string" table:style-name="ce3">
            <text:p>freedo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153" table:style-name="ce1">
            <text:p>4153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154" table:style-name="ce1">
            <text:p>4154</text:p>
          </table:table-cell>
          <table:table-cell office:value-type="string" table:style-name="ce3">
            <text:p>slip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155" table:style-name="ce1">
            <text:p>4155</text:p>
          </table:table-cell>
          <table:table-cell office:value-type="string" table:style-name="ce3">
            <text:p>awa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156" table:style-name="ce1">
            <text:p>4156</text:p>
          </table:table-cell>
          <table:table-cell office:value-type="string" table:style-name="ce3">
            <text:p>Mr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157" table:style-name="ce1">
            <text:p>4157</text:p>
          </table:table-cell>
          <table:table-cell office:value-type="string" table:style-name="ce3">
            <text:p>Paul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158" table:style-name="ce1">
            <text:p>4158</text:p>
          </table:table-cell>
          <table:table-cell office:value-type="string" table:style-name="ce3">
            <text:p>sai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159" table:style-name="ce1">
            <text:p>4159</text:p>
          </table:table-cell>
          <table:table-cell office:value-type="string" table:style-name="ce3">
            <text:p>during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160" table:style-name="ce1">
            <text:p>4160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161" table:style-name="ce1">
            <text:p>4161</text:p>
          </table:table-cell>
          <table:table-cell office:value-type="string" table:style-name="ce3">
            <text:p>length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162" table:style-name="ce1">
            <text:p>4162</text:p>
          </table:table-cell>
          <table:table-cell office:value-type="string" table:style-name="ce3">
            <text:p>flo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163" table:style-name="ce1">
            <text:p>4163</text:p>
          </table:table-cell>
          <table:table-cell office:value-type="string" table:style-name="ce3">
            <text:p>soliloqu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164" table:style-name="ce1">
            <text:p>416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165" table:style-name="ce1">
            <text:p>4165</text:p>
          </table:table-cell>
          <table:table-cell office:value-type="string" table:style-name="ce3">
            <text:p>expir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166" table:style-name="ce1">
            <text:p>416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167" table:style-name="ce1">
            <text:p>4167</text:p>
          </table:table-cell>
          <table:table-cell office:value-type="string" table:style-name="ce3">
            <text:p>surveilla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168" table:style-name="ce1">
            <text:p>4168</text:p>
          </table:table-cell>
          <table:table-cell office:value-type="string" table:style-name="ce3">
            <text:p>author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169" table:style-name="ce1">
            <text:p>4169</text:p>
          </table:table-cell>
          <table:table-cell office:value-type="string" table:style-name="ce3">
            <text:p>demonstrat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170" table:style-name="ce1">
            <text:p>4170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171" table:style-name="ce1">
            <text:p>4171</text:p>
          </table:table-cell>
          <table:table-cell office:value-type="string" table:style-name="ce3">
            <text:p>profoun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172" table:style-name="ce1">
            <text:p>4172</text:p>
          </table:table-cell>
          <table:table-cell office:value-type="string" table:style-name="ce3">
            <text:p>shif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173" table:style-name="ce1">
            <text:p>4173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174" table:style-name="ce1">
            <text:p>4174</text:p>
          </table:table-cell>
          <table:table-cell office:value-type="string" table:style-name="ce3">
            <text:p>America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175" table:style-name="ce1">
            <text:p>4175</text:p>
          </table:table-cell>
          <table:table-cell office:value-type="string" table:style-name="ce3">
            <text:p>attitud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176" table:style-name="ce1">
            <text:p>4176</text:p>
          </table:table-cell>
          <table:table-cell office:value-type="string" table:style-name="ce3">
            <text:p>sinc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177" table:style-name="ce1">
            <text:p>417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178" table:style-name="ce1">
            <text:p>4178</text:p>
          </table:table-cell>
          <table:table-cell office:value-type="string" table:style-name="ce3">
            <text:p>day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179" table:style-name="ce1">
            <text:p>4179</text:p>
          </table:table-cell>
          <table:table-cell office:value-type="string" table:style-name="ce3">
            <text:p>afte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180" table:style-name="ce1">
            <text:p>418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181" table:style-name="ce1">
            <text:p>4181</text:p>
          </table:table-cell>
          <table:table-cell office:value-type="string" table:style-name="ce3">
            <text:p>Sept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182" table:style-name="ce1">
            <text:p>4182</text:p>
          </table:table-cell>
          <table:table-cell office:value-type="float" office:value="11" table:style-name="ce3">
            <text:p>11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4183" table:style-name="ce1">
            <text:p>4183</text:p>
          </table:table-cell>
          <table:table-cell office:value-type="float" office:value="2001" table:style-name="ce3">
            <text:p>2001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4184" table:style-name="ce1">
            <text:p>4184</text:p>
          </table:table-cell>
          <table:table-cell office:value-type="string" table:style-name="ce3">
            <text:p>terroris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185" table:style-name="ce1">
            <text:p>4185</text:p>
          </table:table-cell>
          <table:table-cell office:value-type="string" table:style-name="ce3">
            <text:p>attack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186" table:style-name="ce1">
            <text:p>4186</text:p>
          </table:table-cell>
          <table:table-cell office:value-type="string" table:style-name="ce3">
            <text:p>when</text:p>
          </table:table-cell>
          <table:table-cell office:value-type="string" table:style-name="ce2">
            <text:p>WRB</text:p>
          </table:table-cell>
          <table:table-cell table:number-columns-repeated="16381"/>
        </table:table-row>
        <table:table-row table:style-name="ro1">
          <table:table-cell office:value-type="float" office:value="4187" table:style-name="ce1">
            <text:p>4187</text:p>
          </table:table-cell>
          <table:table-cell office:value-type="string" table:style-name="ce3">
            <text:p>nation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188" table:style-name="ce1">
            <text:p>4188</text:p>
          </table:table-cell>
          <table:table-cell office:value-type="string" table:style-name="ce3">
            <text:p>secur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189" table:style-name="ce1">
            <text:p>4189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190" table:style-name="ce1">
            <text:p>4190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191" table:style-name="ce1">
            <text:p>4191</text:p>
          </table:table-cell>
          <table:table-cell office:value-type="string" table:style-name="ce3">
            <text:p>both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192" table:style-name="ce1">
            <text:p>4192</text:p>
          </table:table-cell>
          <table:table-cell office:value-type="string" table:style-name="ce3">
            <text:p>part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193" table:style-name="ce1">
            <text:p>4193</text:p>
          </table:table-cell>
          <table:table-cell office:value-type="string" table:style-name="ce3">
            <text:p>Fourteen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4194" table:style-name="ce1">
            <text:p>4194</text:p>
          </table:table-cell>
          <table:table-cell office:value-type="string" table:style-name="ce3">
            <text:p>yea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195" table:style-name="ce1">
            <text:p>4195</text:p>
          </table:table-cell>
          <table:table-cell office:value-type="string" table:style-name="ce3">
            <text:p>afte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196" table:style-name="ce1">
            <text:p>4196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197" table:style-name="ce1">
            <text:p>4197</text:p>
          </table:table-cell>
          <table:table-cell office:value-type="string" table:style-name="ce3">
            <text:p>attac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198" table:style-name="ce1">
            <text:p>4198</text:p>
          </table:table-cell>
          <table:table-cell office:value-type="string" table:style-name="ce3">
            <text:p>even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199" table:style-name="ce1">
            <text:p>4199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200" table:style-name="ce1">
            <text:p>4200</text:p>
          </table:table-cell>
          <table:table-cell office:value-type="string" table:style-name="ce3">
            <text:p>America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201" table:style-name="ce1">
            <text:p>4201</text:p>
          </table:table-cell>
          <table:table-cell office:value-type="string" table:style-name="ce3">
            <text:p>conflic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202" table:style-name="ce1">
            <text:p>4202</text:p>
          </table:table-cell>
          <table:table-cell office:value-type="string" table:style-name="ce3">
            <text:p>continu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203" table:style-name="ce1">
            <text:p>4203</text:p>
          </table:table-cell>
          <table:table-cell office:value-type="string" table:style-name="ce3">
            <text:p>abroad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204" table:style-name="ce1">
            <text:p>4204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205" table:style-name="ce1">
            <text:p>4205</text:p>
          </table:table-cell>
          <table:table-cell office:value-type="string" table:style-name="ce3">
            <text:p>swel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206" table:style-name="ce1">
            <text:p>420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207" table:style-name="ce1">
            <text:p>4207</text:p>
          </table:table-cell>
          <table:table-cell office:value-type="string" table:style-name="ce3">
            <text:p>privac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208" table:style-name="ce1">
            <text:p>4208</text:p>
          </table:table-cell>
          <table:table-cell office:value-type="string" table:style-name="ce3">
            <text:p>concer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209" table:style-name="ce1">
            <text:p>4209</text:p>
          </table:table-cell>
          <table:table-cell office:value-type="string" table:style-name="ce3">
            <text:p>stemm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210" table:style-name="ce1">
            <text:p>4210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211" table:style-name="ce1">
            <text:p>4211</text:p>
          </table:table-cell>
          <table:table-cell office:value-type="string" table:style-name="ce3">
            <text:p>both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212" table:style-name="ce1">
            <text:p>421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213" table:style-name="ce1">
            <text:p>4213</text:p>
          </table:table-cell>
          <table:table-cell office:value-type="string" table:style-name="ce3">
            <text:p>vas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214" table:style-name="ce1">
            <text:p>4214</text:p>
          </table:table-cell>
          <table:table-cell office:value-type="string" table:style-name="ce3">
            <text:p>expans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215" table:style-name="ce1">
            <text:p>421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216" table:style-name="ce1">
            <text:p>4216</text:p>
          </table:table-cell>
          <table:table-cell office:value-type="string" table:style-name="ce3">
            <text:p>communic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217" table:style-name="ce1">
            <text:p>4217</text:p>
          </table:table-cell>
          <table:table-cell office:value-type="string" table:style-name="ce3">
            <text:p>syste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218" table:style-name="ce1">
            <text:p>421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219" table:style-name="ce1">
            <text:p>4219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220" table:style-name="ce1">
            <text:p>4220</text:p>
          </table:table-cell>
          <table:table-cell office:value-type="string" table:style-name="ce3">
            <text:p>increas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221" table:style-name="ce1">
            <text:p>4221</text:p>
          </table:table-cell>
          <table:table-cell office:value-type="string" table:style-name="ce3">
            <text:p>distrust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222" table:style-name="ce1">
            <text:p>422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223" table:style-name="ce1">
            <text:p>4223</text:p>
          </table:table-cell>
          <table:table-cell office:value-type="string" table:style-name="ce3">
            <text:p>??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224" table:style-name="ce1">
            <text:p>4224</text:p>
          </table:table-cell>
          <table:table-cell office:value-type="string" table:style-name="ce3">
            <text:p>us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225" table:style-name="ce1">
            <text:p>422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226" table:style-name="ce1">
            <text:p>4226</text:p>
          </table:table-cell>
          <table:table-cell office:value-type="string" table:style-name="ce3">
            <text:p>data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227" table:style-name="ce1">
            <text:p>4227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228" table:style-name="ce1">
            <text:p>4228</text:p>
          </table:table-cell>
          <table:table-cell office:value-type="string" table:style-name="ce3">
            <text:p>turn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4229" table:style-name="ce1">
            <text:p>4229</text:p>
          </table:table-cell>
          <table:table-cell office:value-type="string" table:style-name="ce3">
            <text:p>thos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230" table:style-name="ce1">
            <text:p>4230</text:p>
          </table:table-cell>
          <table:table-cell office:value-type="string" table:style-name="ce3">
            <text:p>concer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231" table:style-name="ce1">
            <text:p>4231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232" table:style-name="ce1">
            <text:p>4232</text:p>
          </table:table-cell>
          <table:table-cell office:value-type="string" table:style-name="ce3">
            <text:p>thei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4233" table:style-name="ce1">
            <text:p>4233</text:p>
          </table:table-cell>
          <table:table-cell office:value-type="string" table:style-name="ce3">
            <text:p>hea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234" table:style-name="ce1">
            <text:p>4234</text:p>
          </table:table-cell>
          <table:table-cell office:value-type="string" table:style-name="ce3">
            <text:p>Whil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235" table:style-name="ce1">
            <text:p>4235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236" table:style-name="ce1">
            <text:p>4236</text:p>
          </table:table-cell>
          <table:table-cell office:value-type="string" table:style-name="ce3">
            <text:p>would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4237" table:style-name="ce1">
            <text:p>4237</text:p>
          </table:table-cell>
          <table:table-cell office:value-type="string" table:style-name="ce3">
            <text:p>represent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238" table:style-name="ce1">
            <text:p>4238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239" table:style-name="ce1">
            <text:p>4239</text:p>
          </table:table-cell>
          <table:table-cell office:value-type="string" table:style-name="ce3">
            <text:p>retrenchm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240" table:style-name="ce1">
            <text:p>4240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241" table:style-name="ce1">
            <text:p>424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242" table:style-name="ce1">
            <text:p>4242</text:p>
          </table:table-cell>
          <table:table-cell office:value-type="string" table:style-name="ce3">
            <text:p>par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243" table:style-name="ce1">
            <text:p>424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244" table:style-name="ce1">
            <text:p>424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245" table:style-name="ce1">
            <text:p>4245</text:p>
          </table:table-cell>
          <table:table-cell office:value-type="string" table:style-name="ce3">
            <text:p>governm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246" table:style-name="ce1">
            <text:p>4246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247" table:style-name="ce1">
            <text:p>4247</text:p>
          </table:table-cell>
          <table:table-cell office:value-type="string" table:style-name="ce3">
            <text:p>do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248" table:style-name="ce1">
            <text:p>4248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249" table:style-name="ce1">
            <text:p>4249</text:p>
          </table:table-cell>
          <table:table-cell office:value-type="string" table:style-name="ce3">
            <text:p>end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250" table:style-name="ce1">
            <text:p>425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251" table:style-name="ce1">
            <text:p>4251</text:p>
          </table:table-cell>
          <table:table-cell office:value-type="string" table:style-name="ce3">
            <text:p>argum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252" table:style-name="ce1">
            <text:p>4252</text:p>
          </table:table-cell>
          <table:table-cell office:value-type="string" table:style-name="ce3">
            <text:p>ove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253" table:style-name="ce1">
            <text:p>425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254" table:style-name="ce1">
            <text:p>4254</text:p>
          </table:table-cell>
          <table:table-cell office:value-type="string" table:style-name="ce3">
            <text:p>d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255" table:style-name="ce1">
            <text:p>4255</text:p>
          </table:table-cell>
          <table:table-cell office:value-type="string" table:style-name="ce3">
            <text:p>imperativ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256" table:style-name="ce1">
            <text:p>425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257" table:style-name="ce1">
            <text:p>4257</text:p>
          </table:table-cell>
          <table:table-cell office:value-type="string" table:style-name="ce3">
            <text:p>secur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258" table:style-name="ce1">
            <text:p>425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259" table:style-name="ce1">
            <text:p>4259</text:p>
          </table:table-cell>
          <table:table-cell office:value-type="string" table:style-name="ce3">
            <text:p>individ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260" table:style-name="ce1">
            <text:p>4260</text:p>
          </table:table-cell>
          <table:table-cell office:value-type="string" table:style-name="ce3">
            <text:p>liber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261" table:style-name="ce1">
            <text:p>4261</text:p>
          </table:table-cell>
          <table:table-cell office:value-type="string" table:style-name="ce3">
            <text:p>brought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262" table:style-name="ce1">
            <text:p>4262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263" table:style-name="ce1">
            <text:p>4263</text:p>
          </table:table-cell>
          <table:table-cell office:value-type="string" table:style-name="ce3">
            <text:p>ligh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264" table:style-name="ce1">
            <text:p>4264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265" table:style-name="ce1">
            <text:p>4265</text:p>
          </table:table-cell>
          <table:table-cell office:value-type="string" table:style-name="ce3">
            <text:p>Edward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266" table:style-name="ce1">
            <text:p>4266</text:p>
          </table:table-cell>
          <table:table-cell office:value-type="string" table:style-name="ce3">
            <text:p>J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267" table:style-name="ce1">
            <text:p>4267</text:p>
          </table:table-cell>
          <table:table-cell office:value-type="string" table:style-name="ce3">
            <text:p>Snowde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268" table:style-name="ce1">
            <text:p>4268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269" table:style-name="ce1">
            <text:p>4269</text:p>
          </table:table-cell>
          <table:table-cell office:value-type="string" table:style-name="ce3">
            <text:p>forme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270" table:style-name="ce1">
            <text:p>4270</text:p>
          </table:table-cell>
          <table:table-cell office:value-type="string" table:style-name="ce3">
            <text:p>contract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271" table:style-name="ce1">
            <text:p>4271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272" table:style-name="ce1">
            <text:p>427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273" table:style-name="ce1">
            <text:p>4273</text:p>
          </table:table-cell>
          <table:table-cell office:value-type="string" table:style-name="ce3">
            <text:p>National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274" table:style-name="ce1">
            <text:p>4274</text:p>
          </table:table-cell>
          <table:table-cell office:value-type="string" table:style-name="ce3">
            <text:p>Securit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275" table:style-name="ce1">
            <text:p>4275</text:p>
          </table:table-cell>
          <table:table-cell office:value-type="string" table:style-name="ce3">
            <text:p>Agenc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276" table:style-name="ce1">
            <text:p>427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277" table:style-name="ce1">
            <text:p>4277</text:p>
          </table:table-cell>
          <table:table-cell office:value-type="string" table:style-name="ce3">
            <text:p>expir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278" table:style-name="ce1">
            <text:p>4278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279" table:style-name="ce1">
            <text:p>4279</text:p>
          </table:table-cell>
          <table:table-cell office:value-type="string" table:style-name="ce3">
            <text:p>three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4280" table:style-name="ce1">
            <text:p>4280</text:p>
          </table:table-cell>
          <table:table-cell office:value-type="string" table:style-name="ce3">
            <text:p>ke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281" table:style-name="ce1">
            <text:p>4281</text:p>
          </table:table-cell>
          <table:table-cell office:value-type="string" table:style-name="ce3">
            <text:p>provis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282" table:style-name="ce1">
            <text:p>428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283" table:style-name="ce1">
            <text:p>428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284" table:style-name="ce1">
            <text:p>4284</text:p>
          </table:table-cell>
          <table:table-cell office:value-type="string" table:style-name="ce3">
            <text:p>Patriot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285" table:style-name="ce1">
            <text:p>4285</text:p>
          </table:table-cell>
          <table:table-cell office:value-type="string" table:style-name="ce3">
            <text:p>Act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286" table:style-name="ce1">
            <text:p>4286</text:p>
          </table:table-cell>
          <table:table-cell office:value-type="string" table:style-name="ce3">
            <text:p>mean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287" table:style-name="ce1">
            <text:p>4287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288" table:style-name="ce1">
            <text:p>4288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289" table:style-name="ce1">
            <text:p>4289</text:p>
          </table:table-cell>
          <table:table-cell office:value-type="string" table:style-name="ce3">
            <text:p>now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290" table:style-name="ce1">
            <text:p>429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291" table:style-name="ce1">
            <text:p>4291</text:p>
          </table:table-cell>
          <table:table-cell office:value-type="string" table:style-name="ce3">
            <text:p>NS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292" table:style-name="ce1">
            <text:p>4292</text:p>
          </table:table-cell>
          <table:table-cell office:value-type="string" table:style-name="ce3">
            <text:p>will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4293" table:style-name="ce1">
            <text:p>4293</text:p>
          </table:table-cell>
          <table:table-cell office:value-type="string" table:style-name="ce3">
            <text:p>no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294" table:style-name="ce1">
            <text:p>4294</text:p>
          </table:table-cell>
          <table:table-cell office:value-type="string" table:style-name="ce3">
            <text:p>longer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295" table:style-name="ce1">
            <text:p>4295</text:p>
          </table:table-cell>
          <table:table-cell office:value-type="string" table:style-name="ce3">
            <text:p>collect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296" table:style-name="ce1">
            <text:p>4296</text:p>
          </table:table-cell>
          <table:table-cell office:value-type="string" table:style-name="ce3">
            <text:p>new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297" table:style-name="ce1">
            <text:p>4297</text:p>
          </table:table-cell>
          <table:table-cell office:value-type="string" table:style-name="ce3">
            <text:p>crea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4298" table:style-name="ce1">
            <text:p>4298</text:p>
          </table:table-cell>
          <table:table-cell office:value-type="string" table:style-name="ce3">
            <text:p>log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299" table:style-name="ce1">
            <text:p>429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300" table:style-name="ce1">
            <text:p>4300</text:p>
          </table:table-cell>
          <table:table-cell office:value-type="string" table:style-name="ce3">
            <text:p>American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301" table:style-name="ce1">
            <text:p>4301</text:p>
          </table:table-cell>
          <table:table-cell office:value-type="string" table:style-name="ce3">
            <text:p>phon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302" table:style-name="ce1">
            <text:p>4302</text:p>
          </table:table-cell>
          <table:table-cell office:value-type="string" table:style-name="ce3">
            <text:p>cal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303" table:style-name="ce1">
            <text:p>4303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304" table:style-name="ce1">
            <text:p>4304</text:p>
          </table:table-cell>
          <table:table-cell office:value-type="string" table:style-name="ce3">
            <text:p>bul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305" table:style-name="ce1">
            <text:p>4305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306" table:style-name="ce1">
            <text:p>4306</text:p>
          </table:table-cell>
          <table:table-cell office:value-type="string" table:style-name="ce3">
            <text:p>also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307" table:style-name="ce1">
            <text:p>4307</text:p>
          </table:table-cell>
          <table:table-cell office:value-type="string" table:style-name="ce3">
            <text:p>mean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308" table:style-name="ce1">
            <text:p>4308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309" table:style-name="ce1">
            <text:p>430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310" table:style-name="ce1">
            <text:p>4310</text:p>
          </table:table-cell>
          <table:table-cell office:value-type="string" table:style-name="ce3">
            <text:p>FBI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311" table:style-name="ce1">
            <text:p>4311</text:p>
          </table:table-cell>
          <table:table-cell office:value-type="string" table:style-name="ce3">
            <text:p>invok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312" table:style-name="ce1">
            <text:p>431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313" table:style-name="ce1">
            <text:p>4313</text:p>
          </table:table-cell>
          <table:table-cell office:value-type="string" table:style-name="ce3">
            <text:p>Patriot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314" table:style-name="ce1">
            <text:p>4314</text:p>
          </table:table-cell>
          <table:table-cell office:value-type="string" table:style-name="ce3">
            <text:p>Act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315" table:style-name="ce1">
            <text:p>4315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316" table:style-name="ce1">
            <text:p>4316</text:p>
          </table:table-cell>
          <table:table-cell office:value-type="string" table:style-name="ce3">
            <text:p>obtain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317" table:style-name="ce1">
            <text:p>4317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318" table:style-name="ce1">
            <text:p>4318</text:p>
          </table:table-cell>
          <table:table-cell office:value-type="string" table:style-name="ce3">
            <text:p>new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319" table:style-name="ce1">
            <text:p>4319</text:p>
          </table:table-cell>
          <table:table-cell office:value-type="string" table:style-name="ce3">
            <text:p>investiga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320" table:style-name="ce1">
            <text:p>4320</text:p>
          </table:table-cell>
          <table:table-cell office:value-type="string" table:style-name="ce3">
            <text:p>wiretap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321" table:style-name="ce1">
            <text:p>4321</text:p>
          </table:table-cell>
          <table:table-cell office:value-type="string" table:style-name="ce3">
            <text:p>ord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322" table:style-name="ce1">
            <text:p>4322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4323" table:style-name="ce1">
            <text:p>4323</text:p>
          </table:table-cell>
          <table:table-cell office:value-type="string" table:style-name="ce3">
            <text:p>follow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324" table:style-name="ce1">
            <text:p>4324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325" table:style-name="ce1">
            <text:p>4325</text:p>
          </table:table-cell>
          <table:table-cell office:value-type="string" table:style-name="ce3">
            <text:p>suspec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326" table:style-name="ce1">
            <text:p>4326</text:p>
          </table:table-cell>
          <table:table-cell office:value-type="string" table:style-name="ce3">
            <text:p>who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4327" table:style-name="ce1">
            <text:p>4327</text:p>
          </table:table-cell>
          <table:table-cell office:value-type="string" table:style-name="ce3">
            <text:p>chang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328" table:style-name="ce1">
            <text:p>4328</text:p>
          </table:table-cell>
          <table:table-cell office:value-type="string" table:style-name="ce3">
            <text:p>phon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329" table:style-name="ce1">
            <text:p>4329</text:p>
          </table:table-cell>
          <table:table-cell office:value-type="string" table:style-name="ce3">
            <text:p>wiretap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330" table:style-name="ce1">
            <text:p>4330</text:p>
          </table:table-cell>
          <table:table-cell office:value-type="string" table:style-name="ce3">
            <text:p>ord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331" table:style-name="ce1">
            <text:p>4331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332" table:style-name="ce1">
            <text:p>4332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333" table:style-name="ce1">
            <text:p>4333</text:p>
          </table:table-cell>
          <table:table-cell office:value-type="string" table:style-name="ce3">
            <text:p>lon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334" table:style-name="ce1">
            <text:p>4334</text:p>
          </table:table-cell>
          <table:table-cell office:value-type="string" table:style-name="ce3">
            <text:p>wolf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335" table:style-name="ce1">
            <text:p>4335</text:p>
          </table:table-cell>
          <table:table-cell office:value-type="string" table:style-name="ce3">
            <text:p>terroris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336" table:style-name="ce1">
            <text:p>4336</text:p>
          </table:table-cell>
          <table:table-cell office:value-type="string" table:style-name="ce3">
            <text:p>suspec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337" table:style-name="ce1">
            <text:p>4337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338" table:style-name="ce1">
            <text:p>4338</text:p>
          </table:table-cell>
          <table:table-cell office:value-type="string" table:style-name="ce3">
            <text:p>link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4339" table:style-name="ce1">
            <text:p>4339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340" table:style-name="ce1">
            <text:p>4340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341" table:style-name="ce1">
            <text:p>4341</text:p>
          </table:table-cell>
          <table:table-cell office:value-type="string" table:style-name="ce3">
            <text:p>group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342" table:style-name="ce1">
            <text:p>4342</text:p>
          </table:table-cell>
          <table:table-cell office:value-type="string" table:style-name="ce3">
            <text:p>or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343" table:style-name="ce1">
            <text:p>4343</text:p>
          </table:table-cell>
          <table:table-cell office:value-type="string" table:style-name="ce3">
            <text:p>cour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344" table:style-name="ce1">
            <text:p>4344</text:p>
          </table:table-cell>
          <table:table-cell office:value-type="string" table:style-name="ce3">
            <text:p>ord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345" table:style-name="ce1">
            <text:p>4345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346" table:style-name="ce1">
            <text:p>4346</text:p>
          </table:table-cell>
          <table:table-cell office:value-type="string" table:style-name="ce3">
            <text:p>obtain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347" table:style-name="ce1">
            <text:p>4347</text:p>
          </table:table-cell>
          <table:table-cell office:value-type="string" table:style-name="ce3">
            <text:p>busin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348" table:style-name="ce1">
            <text:p>4348</text:p>
          </table:table-cell>
          <table:table-cell office:value-type="string" table:style-name="ce3">
            <text:p>recor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349" table:style-name="ce1">
            <text:p>4349</text:p>
          </table:table-cell>
          <table:table-cell office:value-type="string" table:style-name="ce3">
            <text:p>releva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350" table:style-name="ce1">
            <text:p>4350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351" table:style-name="ce1">
            <text:p>4351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352" table:style-name="ce1">
            <text:p>4352</text:p>
          </table:table-cell>
          <table:table-cell office:value-type="string" table:style-name="ce3">
            <text:p>investig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353" table:style-name="ce1">
            <text:p>435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354" table:style-name="ce1">
            <text:p>4354</text:p>
          </table:table-cell>
          <table:table-cell office:value-type="string" table:style-name="ce3">
            <text:p>Food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355" table:style-name="ce1">
            <text:p>4355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356" table:style-name="ce1">
            <text:p>4356</text:p>
          </table:table-cell>
          <table:table-cell office:value-type="string" table:style-name="ce3">
            <text:p>Drug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357" table:style-name="ce1">
            <text:p>4357</text:p>
          </table:table-cell>
          <table:table-cell office:value-type="string" table:style-name="ce3">
            <text:p>Administratio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358" table:style-name="ce1">
            <text:p>4358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359" table:style-name="ce1">
            <text:p>4359</text:p>
          </table:table-cell>
          <table:table-cell office:value-type="string" table:style-name="ce3">
            <text:p>Tuesda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360" table:style-name="ce1">
            <text:p>4360</text:p>
          </table:table-cell>
          <table:table-cell office:value-type="string" table:style-name="ce3">
            <text:p>order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361" table:style-name="ce1">
            <text:p>4361</text:p>
          </table:table-cell>
          <table:table-cell office:value-type="string" table:style-name="ce3">
            <text:p>foo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362" table:style-name="ce1">
            <text:p>4362</text:p>
          </table:table-cell>
          <table:table-cell office:value-type="string" table:style-name="ce3">
            <text:p>compan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363" table:style-name="ce1">
            <text:p>4363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364" table:style-name="ce1">
            <text:p>4364</text:p>
          </table:table-cell>
          <table:table-cell office:value-type="string" table:style-name="ce3">
            <text:p>phas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365" table:style-name="ce1">
            <text:p>4365</text:p>
          </table:table-cell>
          <table:table-cell office:value-type="string" table:style-name="ce3">
            <text:p>out</text:p>
          </table:table-cell>
          <table:table-cell office:value-type="string" table:style-name="ce2">
            <text:p>RP</text:p>
          </table:table-cell>
          <table:table-cell table:number-columns-repeated="16381"/>
        </table:table-row>
        <table:table-row table:style-name="ro1">
          <table:table-cell office:value-type="float" office:value="4366" table:style-name="ce1">
            <text:p>4366</text:p>
          </table:table-cell>
          <table:table-cell office:value-type="string" table:style-name="ce3">
            <text:p>artifici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367" table:style-name="ce1">
            <text:p>4367</text:p>
          </table:table-cell>
          <table:table-cell office:value-type="string" table:style-name="ce3">
            <text:p>tran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368" table:style-name="ce1">
            <text:p>4368</text:p>
          </table:table-cell>
          <table:table-cell office:value-type="string" table:style-name="ce3">
            <text:p>fa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369" table:style-name="ce1">
            <text:p>4369</text:p>
          </table:table-cell>
          <table:table-cell office:value-type="string" table:style-name="ce3">
            <text:p>call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370" table:style-name="ce1">
            <text:p>4370</text:p>
          </table:table-cell>
          <table:table-cell office:value-type="string" table:style-name="ce3">
            <text:p>them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371" table:style-name="ce1">
            <text:p>4371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372" table:style-name="ce1">
            <text:p>4372</text:p>
          </table:table-cell>
          <table:table-cell office:value-type="string" table:style-name="ce3">
            <text:p>threa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373" table:style-name="ce1">
            <text:p>4373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374" table:style-name="ce1">
            <text:p>4374</text:p>
          </table:table-cell>
          <table:table-cell office:value-type="string" table:style-name="ce3">
            <text:p>publ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375" table:style-name="ce1">
            <text:p>4375</text:p>
          </table:table-cell>
          <table:table-cell office:value-type="string" table:style-name="ce3">
            <text:p>healt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376" table:style-name="ce1">
            <text:p>4376</text:p>
          </table:table-cell>
          <table:table-cell office:value-type="string" table:style-name="ce3">
            <text:p>Consum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377" table:style-name="ce1">
            <text:p>4377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378" table:style-name="ce1">
            <text:p>4378</text:p>
          </table:table-cell>
          <table:table-cell office:value-type="string" table:style-name="ce3">
            <text:p>n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379" table:style-name="ce1">
            <text:p>4379</text:p>
          </table:table-cell>
          <table:table-cell office:value-type="string" table:style-name="ce3">
            <text:p>likel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380" table:style-name="ce1">
            <text:p>4380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381" table:style-name="ce1">
            <text:p>4381</text:p>
          </table:table-cell>
          <table:table-cell office:value-type="string" table:style-name="ce3">
            <text:p>notic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382" table:style-name="ce1">
            <text:p>4382</text:p>
          </table:table-cell>
          <table:table-cell office:value-type="string" table:style-name="ce3">
            <text:p>much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383" table:style-name="ce1">
            <text:p>438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384" table:style-name="ce1">
            <text:p>4384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385" table:style-name="ce1">
            <text:p>4385</text:p>
          </table:table-cell>
          <table:table-cell office:value-type="string" table:style-name="ce3">
            <text:p>differe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386" table:style-name="ce1">
            <text:p>4386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387" table:style-name="ce1">
            <text:p>4387</text:p>
          </table:table-cell>
          <table:table-cell office:value-type="string" table:style-name="ce3">
            <text:p>thei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4388" table:style-name="ce1">
            <text:p>4388</text:p>
          </table:table-cell>
          <table:table-cell office:value-type="string" table:style-name="ce3">
            <text:p>favorit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389" table:style-name="ce1">
            <text:p>4389</text:p>
          </table:table-cell>
          <table:table-cell office:value-type="string" table:style-name="ce3">
            <text:p>foo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390" table:style-name="ce1">
            <text:p>4390</text:p>
          </table:table-cell>
          <table:table-cell office:value-type="string" table:style-name="ce3">
            <text:p>but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391" table:style-name="ce1">
            <text:p>439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392" table:style-name="ce1">
            <text:p>4392</text:p>
          </table:table-cell>
          <table:table-cell office:value-type="string" table:style-name="ce3">
            <text:p>administr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393" table:style-name="ce1">
            <text:p>4393</text:p>
          </table:table-cell>
          <table:table-cell office:value-type="string" table:style-name="ce3">
            <text:p>say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394" table:style-name="ce1">
            <text:p>439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395" table:style-name="ce1">
            <text:p>4395</text:p>
          </table:table-cell>
          <table:table-cell office:value-type="string" table:style-name="ce3">
            <text:p>mov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396" table:style-name="ce1">
            <text:p>4396</text:p>
          </table:table-cell>
          <table:table-cell office:value-type="string" table:style-name="ce3">
            <text:p>will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4397" table:style-name="ce1">
            <text:p>4397</text:p>
          </table:table-cell>
          <table:table-cell office:value-type="string" table:style-name="ce3">
            <text:p>reduc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398" table:style-name="ce1">
            <text:p>4398</text:p>
          </table:table-cell>
          <table:table-cell office:value-type="string" table:style-name="ce3">
            <text:p>coronar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399" table:style-name="ce1">
            <text:p>4399</text:p>
          </table:table-cell>
          <table:table-cell office:value-type="string" table:style-name="ce3">
            <text:p>hear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00" table:style-name="ce1">
            <text:p>4400</text:p>
          </table:table-cell>
          <table:table-cell office:value-type="string" table:style-name="ce3">
            <text:p>diseas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01" table:style-name="ce1">
            <text:p>4401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402" table:style-name="ce1">
            <text:p>4402</text:p>
          </table:table-cell>
          <table:table-cell office:value-type="string" table:style-name="ce3">
            <text:p>prevent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403" table:style-name="ce1">
            <text:p>4403</text:p>
          </table:table-cell>
          <table:table-cell office:value-type="string" table:style-name="ce3">
            <text:p>thousan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404" table:style-name="ce1">
            <text:p>440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405" table:style-name="ce1">
            <text:p>4405</text:p>
          </table:table-cell>
          <table:table-cell office:value-type="string" table:style-name="ce3">
            <text:p>fat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406" table:style-name="ce1">
            <text:p>4406</text:p>
          </table:table-cell>
          <table:table-cell office:value-type="string" table:style-name="ce3">
            <text:p>hear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07" table:style-name="ce1">
            <text:p>4407</text:p>
          </table:table-cell>
          <table:table-cell office:value-type="string" table:style-name="ce3">
            <text:p>attack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08" table:style-name="ce1">
            <text:p>4408</text:p>
          </table:table-cell>
          <table:table-cell office:value-type="string" table:style-name="ce3">
            <text:p>every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409" table:style-name="ce1">
            <text:p>4409</text:p>
          </table:table-cell>
          <table:table-cell office:value-type="string" table:style-name="ce3">
            <text:p>yea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10" table:style-name="ce1">
            <text:p>4410</text:p>
          </table:table-cell>
          <table:table-cell office:value-type="string" table:style-name="ce3">
            <text:p>Scientis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411" table:style-name="ce1">
            <text:p>4411</text:p>
          </table:table-cell>
          <table:table-cell office:value-type="string" table:style-name="ce3">
            <text:p>say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412" table:style-name="ce1">
            <text:p>4412</text:p>
          </table:table-cell>
          <table:table-cell office:value-type="string" table:style-name="ce3">
            <text:p>there</text:p>
          </table:table-cell>
          <table:table-cell office:value-type="string" table:style-name="ce2">
            <text:p>EX</text:p>
          </table:table-cell>
          <table:table-cell table:number-columns-repeated="16381"/>
        </table:table-row>
        <table:table-row table:style-name="ro1">
          <table:table-cell office:value-type="float" office:value="4413" table:style-name="ce1">
            <text:p>4413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414" table:style-name="ce1">
            <text:p>4414</text:p>
          </table:table-cell>
          <table:table-cell office:value-type="string" table:style-name="ce3">
            <text:p>no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415" table:style-name="ce1">
            <text:p>4415</text:p>
          </table:table-cell>
          <table:table-cell office:value-type="string" table:style-name="ce3">
            <text:p>healt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16" table:style-name="ce1">
            <text:p>4416</text:p>
          </table:table-cell>
          <table:table-cell office:value-type="string" table:style-name="ce3">
            <text:p>benefi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417" table:style-name="ce1">
            <text:p>4417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418" table:style-name="ce1">
            <text:p>441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419" table:style-name="ce1">
            <text:p>4419</text:p>
          </table:table-cell>
          <table:table-cell office:value-type="string" table:style-name="ce3">
            <text:p>fa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420" table:style-name="ce1">
            <text:p>4420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4421" table:style-name="ce1">
            <text:p>4421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422" table:style-name="ce1">
            <text:p>4422</text:p>
          </table:table-cell>
          <table:table-cell office:value-type="string" table:style-name="ce3">
            <text:p>u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4423" table:style-name="ce1">
            <text:p>4423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424" table:style-name="ce1">
            <text:p>4424</text:p>
          </table:table-cell>
          <table:table-cell office:value-type="string" table:style-name="ce3">
            <text:p>processi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425" table:style-name="ce1">
            <text:p>4425</text:p>
          </table:table-cell>
          <table:table-cell office:value-type="string" table:style-name="ce3">
            <text:p>foo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26" table:style-name="ce1">
            <text:p>4426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427" table:style-name="ce1">
            <text:p>4427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428" table:style-name="ce1">
            <text:p>4428</text:p>
          </table:table-cell>
          <table:table-cell office:value-type="string" table:style-name="ce3">
            <text:p>restauran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429" table:style-name="ce1">
            <text:p>4429</text:p>
          </table:table-cell>
          <table:table-cell office:value-type="string" table:style-name="ce3">
            <text:p>usual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430" table:style-name="ce1">
            <text:p>4430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431" table:style-name="ce1">
            <text:p>4431</text:p>
          </table:table-cell>
          <table:table-cell office:value-type="string" table:style-name="ce3">
            <text:p>improv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432" table:style-name="ce1">
            <text:p>4432</text:p>
          </table:table-cell>
          <table:table-cell office:value-type="string" table:style-name="ce3">
            <text:p>textu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33" table:style-name="ce1">
            <text:p>4433</text:p>
          </table:table-cell>
          <table:table-cell office:value-type="string" table:style-name="ce3">
            <text:p>shelf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34" table:style-name="ce1">
            <text:p>4434</text:p>
          </table:table-cell>
          <table:table-cell office:value-type="string" table:style-name="ce3">
            <text:p>lif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35" table:style-name="ce1">
            <text:p>4435</text:p>
          </table:table-cell>
          <table:table-cell office:value-type="string" table:style-name="ce3">
            <text:p>or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436" table:style-name="ce1">
            <text:p>4436</text:p>
          </table:table-cell>
          <table:table-cell office:value-type="string" table:style-name="ce3">
            <text:p>flav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37" table:style-name="ce1">
            <text:p>4437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438" table:style-name="ce1">
            <text:p>4438</text:p>
          </table:table-cell>
          <table:table-cell office:value-type="string" table:style-name="ce3">
            <text:p>can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4439" table:style-name="ce1">
            <text:p>4439</text:p>
          </table:table-cell>
          <table:table-cell office:value-type="string" table:style-name="ce3">
            <text:p>rais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440" table:style-name="ce1">
            <text:p>4440</text:p>
          </table:table-cell>
          <table:table-cell office:value-type="string" table:style-name="ce3">
            <text:p>leve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441" table:style-name="ce1">
            <text:p>444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442" table:style-name="ce1">
            <text:p>4442</text:p>
          </table:table-cell>
          <table:table-cell office:value-type="string" table:style-name="ce3">
            <text:p>ba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443" table:style-name="ce1">
            <text:p>4443</text:p>
          </table:table-cell>
          <table:table-cell office:value-type="string" table:style-name="ce3">
            <text:p>cholestero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44" table:style-name="ce1">
            <text:p>4444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445" table:style-name="ce1">
            <text:p>4445</text:p>
          </table:table-cell>
          <table:table-cell office:value-type="string" table:style-name="ce3">
            <text:p>lowe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446" table:style-name="ce1">
            <text:p>4446</text:p>
          </table:table-cell>
          <table:table-cell office:value-type="string" table:style-name="ce3">
            <text:p>goo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447" table:style-name="ce1">
            <text:p>4447</text:p>
          </table:table-cell>
          <table:table-cell office:value-type="string" table:style-name="ce3">
            <text:p>cholestero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48" table:style-name="ce1">
            <text:p>4448</text:p>
          </table:table-cell>
          <table:table-cell office:value-type="string" table:style-name="ce3">
            <text:p>increas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449" table:style-name="ce1">
            <text:p>444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450" table:style-name="ce1">
            <text:p>4450</text:p>
          </table:table-cell>
          <table:table-cell office:value-type="string" table:style-name="ce3">
            <text:p>ris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51" table:style-name="ce1">
            <text:p>445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452" table:style-name="ce1">
            <text:p>4452</text:p>
          </table:table-cell>
          <table:table-cell office:value-type="string" table:style-name="ce3">
            <text:p>hear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53" table:style-name="ce1">
            <text:p>4453</text:p>
          </table:table-cell>
          <table:table-cell office:value-type="string" table:style-name="ce3">
            <text:p>diseas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54" table:style-name="ce1">
            <text:p>445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455" table:style-name="ce1">
            <text:p>4455</text:p>
          </table:table-cell>
          <table:table-cell office:value-type="string" table:style-name="ce3">
            <text:p>lead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456" table:style-name="ce1">
            <text:p>4456</text:p>
          </table:table-cell>
          <table:table-cell office:value-type="string" table:style-name="ce3">
            <text:p>caus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57" table:style-name="ce1">
            <text:p>4457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458" table:style-name="ce1">
            <text:p>4458</text:p>
          </table:table-cell>
          <table:table-cell office:value-type="string" table:style-name="ce3">
            <text:p>deat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59" table:style-name="ce1">
            <text:p>4459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460" table:style-name="ce1">
            <text:p>446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461" table:style-name="ce1">
            <text:p>4461</text:p>
          </table:table-cell>
          <table:table-cell office:value-type="string" table:style-name="ce3">
            <text:p>United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462" table:style-name="ce1">
            <text:p>4462</text:p>
          </table:table-cell>
          <table:table-cell office:value-type="string" table:style-name="ce3">
            <text:p>State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463" table:style-name="ce1">
            <text:p>446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464" table:style-name="ce1">
            <text:p>4464</text:p>
          </table:table-cell>
          <table:table-cell office:value-type="string" table:style-name="ce3">
            <text:p>fa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465" table:style-name="ce1">
            <text:p>4465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466" table:style-name="ce1">
            <text:p>4466</text:p>
          </table:table-cell>
          <table:table-cell office:value-type="string" table:style-name="ce3">
            <text:p>crea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4467" table:style-name="ce1">
            <text:p>4467</text:p>
          </table:table-cell>
          <table:table-cell office:value-type="string" table:style-name="ce3">
            <text:p>when</text:p>
          </table:table-cell>
          <table:table-cell office:value-type="string" table:style-name="ce2">
            <text:p>WRB</text:p>
          </table:table-cell>
          <table:table-cell table:number-columns-repeated="16381"/>
        </table:table-row>
        <table:table-row table:style-name="ro1">
          <table:table-cell office:value-type="float" office:value="4468" table:style-name="ce1">
            <text:p>4468</text:p>
          </table:table-cell>
          <table:table-cell office:value-type="string" table:style-name="ce3">
            <text:p>hydroge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69" table:style-name="ce1">
            <text:p>4469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470" table:style-name="ce1">
            <text:p>4470</text:p>
          </table:table-cell>
          <table:table-cell office:value-type="string" table:style-name="ce3">
            <text:p>add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4471" table:style-name="ce1">
            <text:p>4471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472" table:style-name="ce1">
            <text:p>4472</text:p>
          </table:table-cell>
          <table:table-cell office:value-type="string" table:style-name="ce3">
            <text:p>vegetabl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73" table:style-name="ce1">
            <text:p>4473</text:p>
          </table:table-cell>
          <table:table-cell office:value-type="string" table:style-name="ce3">
            <text:p>oi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74" table:style-name="ce1">
            <text:p>4474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475" table:style-name="ce1">
            <text:p>4475</text:p>
          </table:table-cell>
          <table:table-cell office:value-type="string" table:style-name="ce3">
            <text:p>mak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476" table:style-name="ce1">
            <text:p>4476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477" table:style-name="ce1">
            <text:p>4477</text:p>
          </table:table-cell>
          <table:table-cell office:value-type="string" table:style-name="ce3">
            <text:p>more</text:p>
          </table:table-cell>
          <table:table-cell office:value-type="string" table:style-name="ce2">
            <text:p>RBR</text:p>
          </table:table-cell>
          <table:table-cell table:number-columns-repeated="16381"/>
        </table:table-row>
        <table:table-row table:style-name="ro1">
          <table:table-cell office:value-type="float" office:value="4478" table:style-name="ce1">
            <text:p>4478</text:p>
          </table:table-cell>
          <table:table-cell office:value-type="string" table:style-name="ce3">
            <text:p>soli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479" table:style-name="ce1">
            <text:p>4479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4480" table:style-name="ce1">
            <text:p>4480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481" table:style-name="ce1">
            <text:p>4481</text:p>
          </table:table-cell>
          <table:table-cell office:value-type="string" table:style-name="ce3">
            <text:p>why</text:p>
          </table:table-cell>
          <table:table-cell office:value-type="string" table:style-name="ce2">
            <text:p>WRB</text:p>
          </table:table-cell>
          <table:table-cell table:number-columns-repeated="16381"/>
        </table:table-row>
        <table:table-row table:style-name="ro1">
          <table:table-cell office:value-type="float" office:value="4482" table:style-name="ce1">
            <text:p>4482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483" table:style-name="ce1">
            <text:p>4483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484" table:style-name="ce1">
            <text:p>4484</text:p>
          </table:table-cell>
          <table:table-cell office:value-type="string" table:style-name="ce3">
            <text:p>often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485" table:style-name="ce1">
            <text:p>4485</text:p>
          </table:table-cell>
          <table:table-cell office:value-type="string" table:style-name="ce3">
            <text:p>call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4486" table:style-name="ce1">
            <text:p>4486</text:p>
          </table:table-cell>
          <table:table-cell office:value-type="string" table:style-name="ce3">
            <text:p>partial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487" table:style-name="ce1">
            <text:p>4487</text:p>
          </table:table-cell>
          <table:table-cell office:value-type="string" table:style-name="ce3">
            <text:p>hydrogenate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488" table:style-name="ce1">
            <text:p>4488</text:p>
          </table:table-cell>
          <table:table-cell office:value-type="string" table:style-name="ce3">
            <text:p>oi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489" table:style-name="ce1">
            <text:p>4489</text:p>
          </table:table-cell>
          <table:table-cell office:value-type="string" table:style-name="ce3">
            <text:p>Onc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490" table:style-name="ce1">
            <text:p>4490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491" table:style-name="ce1">
            <text:p>4491</text:p>
          </table:table-cell>
          <table:table-cell office:value-type="string" table:style-name="ce3">
            <text:p>stapl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92" table:style-name="ce1">
            <text:p>449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493" table:style-name="ce1">
            <text:p>449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494" table:style-name="ce1">
            <text:p>4494</text:p>
          </table:table-cell>
          <table:table-cell office:value-type="string" table:style-name="ce3">
            <text:p>America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495" table:style-name="ce1">
            <text:p>4495</text:p>
          </table:table-cell>
          <table:table-cell office:value-type="string" table:style-name="ce3">
            <text:p>die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96" table:style-name="ce1">
            <text:p>4496</text:p>
          </table:table-cell>
          <table:table-cell office:value-type="string" table:style-name="ce3">
            <text:p>think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497" table:style-name="ce1">
            <text:p>4497</text:p>
          </table:table-cell>
          <table:table-cell office:value-type="string" table:style-name="ce3">
            <text:p>shorten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498" table:style-name="ce1">
            <text:p>449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499" table:style-name="ce1">
            <text:p>4499</text:p>
          </table:table-cell>
          <table:table-cell office:value-type="string" table:style-name="ce3">
            <text:p>microwav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500" table:style-name="ce1">
            <text:p>4500</text:p>
          </table:table-cell>
          <table:table-cell office:value-type="string" table:style-name="ce3">
            <text:p>popcor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501" table:style-name="ce1">
            <text:p>4501</text:p>
          </table:table-cell>
          <table:table-cell office:value-type="string" table:style-name="ce3">
            <text:p>mos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502" table:style-name="ce1">
            <text:p>4502</text:p>
          </table:table-cell>
          <table:table-cell office:value-type="string" table:style-name="ce3">
            <text:p>artifici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503" table:style-name="ce1">
            <text:p>4503</text:p>
          </table:table-cell>
          <table:table-cell office:value-type="string" table:style-name="ce3">
            <text:p>tran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504" table:style-name="ce1">
            <text:p>4504</text:p>
          </table:table-cell>
          <table:table-cell office:value-type="string" table:style-name="ce3">
            <text:p>fa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505" table:style-name="ce1">
            <text:p>4505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506" table:style-name="ce1">
            <text:p>4506</text:p>
          </table:table-cell>
          <table:table-cell office:value-type="string" table:style-name="ce3">
            <text:p>alread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507" table:style-name="ce1">
            <text:p>4507</text:p>
          </table:table-cell>
          <table:table-cell office:value-type="string" table:style-name="ce3">
            <text:p>gone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4508" table:style-name="ce1">
            <text:p>450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509" table:style-name="ce1">
            <text:p>4509</text:p>
          </table:table-cell>
          <table:table-cell office:value-type="string" table:style-name="ce3">
            <text:p>FD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510" table:style-name="ce1">
            <text:p>4510</text:p>
          </table:table-cell>
          <table:table-cell office:value-type="string" table:style-name="ce3">
            <text:p>say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511" table:style-name="ce1">
            <text:p>4511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512" table:style-name="ce1">
            <text:p>4512</text:p>
          </table:table-cell>
          <table:table-cell office:value-type="string" table:style-name="ce3">
            <text:p>betwee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513" table:style-name="ce1">
            <text:p>4513</text:p>
          </table:table-cell>
          <table:table-cell office:value-type="float" office:value="2003" table:style-name="ce3">
            <text:p>2003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4514" table:style-name="ce1">
            <text:p>4514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515" table:style-name="ce1">
            <text:p>4515</text:p>
          </table:table-cell>
          <table:table-cell office:value-type="float" office:value="2012" table:style-name="ce3">
            <text:p>2012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4516" table:style-name="ce1">
            <text:p>4516</text:p>
          </table:table-cell>
          <table:table-cell office:value-type="string" table:style-name="ce3">
            <text:p>people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517" table:style-name="ce1">
            <text:p>4517</text:p>
          </table:table-cell>
          <table:table-cell office:value-type="string" table:style-name="ce3">
            <text:p>ate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518" table:style-name="ce1">
            <text:p>4518</text:p>
          </table:table-cell>
          <table:table-cell office:value-type="string" table:style-name="ce3">
            <text:p>abou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519" table:style-name="ce1">
            <text:p>4519</text:p>
          </table:table-cell>
          <table:table-cell office:value-type="float" office:value="78" table:style-name="ce3">
            <text:p>78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4520" table:style-name="ce1">
            <text:p>4520</text:p>
          </table:table-cell>
          <table:table-cell office:value-type="string" table:style-name="ce3">
            <text:p>perc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521" table:style-name="ce1">
            <text:p>4521</text:p>
          </table:table-cell>
          <table:table-cell office:value-type="string" table:style-name="ce3">
            <text:p>less</text:p>
          </table:table-cell>
          <table:table-cell office:value-type="string" table:style-name="ce2">
            <text:p>JJR</text:p>
          </table:table-cell>
          <table:table-cell table:number-columns-repeated="16381"/>
        </table:table-row>
        <table:table-row table:style-name="ro1">
          <table:table-cell office:value-type="float" office:value="4522" table:style-name="ce1">
            <text:p>4522</text:p>
          </table:table-cell>
          <table:table-cell office:value-type="string" table:style-name="ce3">
            <text:p>tran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523" table:style-name="ce1">
            <text:p>4523</text:p>
          </table:table-cell>
          <table:table-cell office:value-type="string" table:style-name="ce3">
            <text:p>fa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524" table:style-name="ce1">
            <text:p>4524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525" table:style-name="ce1">
            <text:p>4525</text:p>
          </table:table-cell>
          <table:table-cell office:value-type="string" table:style-name="ce3">
            <text:p>foo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526" table:style-name="ce1">
            <text:p>4526</text:p>
          </table:table-cell>
          <table:table-cell office:value-type="string" table:style-name="ce3">
            <text:p>compan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527" table:style-name="ce1">
            <text:p>4527</text:p>
          </table:table-cell>
          <table:table-cell office:value-type="string" table:style-name="ce3">
            <text:p>began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528" table:style-name="ce1">
            <text:p>4528</text:p>
          </table:table-cell>
          <table:table-cell office:value-type="string" table:style-name="ce3">
            <text:p>us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529" table:style-name="ce1">
            <text:p>4529</text:p>
          </table:table-cell>
          <table:table-cell office:value-type="string" table:style-name="ce3">
            <text:p>othe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530" table:style-name="ce1">
            <text:p>4530</text:p>
          </table:table-cell>
          <table:table-cell office:value-type="string" table:style-name="ce3">
            <text:p>kin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531" table:style-name="ce1">
            <text:p>453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532" table:style-name="ce1">
            <text:p>4532</text:p>
          </table:table-cell>
          <table:table-cell office:value-type="string" table:style-name="ce3">
            <text:p>oi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533" table:style-name="ce1">
            <text:p>4533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534" table:style-name="ce1">
            <text:p>4534</text:p>
          </table:table-cell>
          <table:table-cell office:value-type="string" table:style-name="ce3">
            <text:p>replac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535" table:style-name="ce1">
            <text:p>4535</text:p>
          </table:table-cell>
          <table:table-cell office:value-type="string" table:style-name="ce3">
            <text:p>them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536" table:style-name="ce1">
            <text:p>4536</text:p>
          </table:table-cell>
          <table:table-cell office:value-type="string" table:style-name="ce3">
            <text:p>But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537" table:style-name="ce1">
            <text:p>4537</text:p>
          </table:table-cell>
          <table:table-cell office:value-type="string" table:style-name="ce3">
            <text:p>som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538" table:style-name="ce1">
            <text:p>4538</text:p>
          </table:table-cell>
          <table:table-cell office:value-type="string" table:style-name="ce3">
            <text:p>foo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539" table:style-name="ce1">
            <text:p>4539</text:p>
          </table:table-cell>
          <table:table-cell office:value-type="string" table:style-name="ce3">
            <text:p>still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540" table:style-name="ce1">
            <text:p>4540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541" table:style-name="ce1">
            <text:p>4541</text:p>
          </table:table-cell>
          <table:table-cell office:value-type="string" table:style-name="ce3">
            <text:p>them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542" table:style-name="ce1">
            <text:p>4542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543" table:style-name="ce1">
            <text:p>454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544" table:style-name="ce1">
            <text:p>4544</text:p>
          </table:table-cell>
          <table:table-cell office:value-type="string" table:style-name="ce3">
            <text:p>FD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545" table:style-name="ce1">
            <text:p>4545</text:p>
          </table:table-cell>
          <table:table-cell office:value-type="string" table:style-name="ce3">
            <text:p>say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546" table:style-name="ce1">
            <text:p>4546</text:p>
          </table:table-cell>
          <table:table-cell office:value-type="string" table:style-name="ce3">
            <text:p>thos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547" table:style-name="ce1">
            <text:p>4547</text:p>
          </table:table-cell>
          <table:table-cell office:value-type="string" table:style-name="ce3">
            <text:p>tran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548" table:style-name="ce1">
            <text:p>4548</text:p>
          </table:table-cell>
          <table:table-cell office:value-type="string" table:style-name="ce3">
            <text:p>fa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549" table:style-name="ce1">
            <text:p>4549</text:p>
          </table:table-cell>
          <table:table-cell office:value-type="string" table:style-name="ce3">
            <text:p>remain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550" table:style-name="ce1">
            <text:p>4550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551" table:style-name="ce1">
            <text:p>455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552" table:style-name="ce1">
            <text:p>4552</text:p>
          </table:table-cell>
          <table:table-cell office:value-type="string" table:style-name="ce3">
            <text:p>foo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553" table:style-name="ce1">
            <text:p>4553</text:p>
          </table:table-cell>
          <table:table-cell office:value-type="string" table:style-name="ce3">
            <text:p>suppl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554" table:style-name="ce1">
            <text:p>4554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555" table:style-name="ce1">
            <text:p>4555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556" table:style-name="ce1">
            <text:p>4556</text:p>
          </table:table-cell>
          <table:table-cell office:value-type="string" table:style-name="ce3">
            <text:p>healt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557" table:style-name="ce1">
            <text:p>4557</text:p>
          </table:table-cell>
          <table:table-cell office:value-type="string" table:style-name="ce3">
            <text:p>concer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558" table:style-name="ce1">
            <text:p>4558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559" table:style-name="ce1">
            <text:p>4559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560" table:style-name="ce1">
            <text:p>4560</text:p>
          </table:table-cell>
          <table:table-cell office:value-type="string" table:style-name="ce3">
            <text:p>da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561" table:style-name="ce1">
            <text:p>456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562" table:style-name="ce1">
            <text:p>4562</text:p>
          </table:table-cell>
          <table:table-cell office:value-type="string" table:style-name="ce3">
            <text:p>protes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563" table:style-name="ce1">
            <text:p>4563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564" table:style-name="ce1">
            <text:p>4564</text:p>
          </table:table-cell>
          <table:table-cell office:value-type="string" table:style-name="ce3">
            <text:p>Egypt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565" table:style-name="ce1">
            <text:p>4565</text:p>
          </table:table-cell>
          <table:table-cell office:value-type="string" table:style-name="ce3">
            <text:p>hundre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566" table:style-name="ce1">
            <text:p>456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567" table:style-name="ce1">
            <text:p>4567</text:p>
          </table:table-cell>
          <table:table-cell office:value-type="string" table:style-name="ce3">
            <text:p>thousan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568" table:style-name="ce1">
            <text:p>4568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569" table:style-name="ce1">
            <text:p>4569</text:p>
          </table:table-cell>
          <table:table-cell office:value-type="string" table:style-name="ce3">
            <text:p>people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570" table:style-name="ce1">
            <text:p>4570</text:p>
          </table:table-cell>
          <table:table-cell office:value-type="string" table:style-name="ce3">
            <text:p>march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571" table:style-name="ce1">
            <text:p>4571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572" table:style-name="ce1">
            <text:p>457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573" table:style-name="ce1">
            <text:p>4573</text:p>
          </table:table-cell>
          <table:table-cell office:value-type="string" table:style-name="ce3">
            <text:p>stree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574" table:style-name="ce1">
            <text:p>4574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575" table:style-name="ce1">
            <text:p>4575</text:p>
          </table:table-cell>
          <table:table-cell office:value-type="string" table:style-name="ce3">
            <text:p>Januar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576" table:style-name="ce1">
            <text:p>4576</text:p>
          </table:table-cell>
          <table:table-cell office:value-type="string" table:style-name="ce3">
            <text:p>25th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4577" table:style-name="ce1">
            <text:p>4577</text:p>
          </table:table-cell>
          <table:table-cell office:value-type="string" table:style-name="ce3">
            <text:p>fac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578" table:style-name="ce1">
            <text:p>4578</text:p>
          </table:table-cell>
          <table:table-cell office:value-type="string" table:style-name="ce3">
            <text:p>down</text:p>
          </table:table-cell>
          <table:table-cell office:value-type="string" table:style-name="ce2">
            <text:p>RP</text:p>
          </table:table-cell>
          <table:table-cell table:number-columns-repeated="16381"/>
        </table:table-row>
        <table:table-row table:style-name="ro1">
          <table:table-cell office:value-type="float" office:value="4579" table:style-name="ce1">
            <text:p>4579</text:p>
          </table:table-cell>
          <table:table-cell office:value-type="string" table:style-name="ce3">
            <text:p>rio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580" table:style-name="ce1">
            <text:p>4580</text:p>
          </table:table-cell>
          <table:table-cell office:value-type="string" table:style-name="ce3">
            <text:p>poli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581" table:style-name="ce1">
            <text:p>4581</text:p>
          </table:table-cell>
          <table:table-cell office:value-type="string" table:style-name="ce3">
            <text:p>wat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582" table:style-name="ce1">
            <text:p>4582</text:p>
          </table:table-cell>
          <table:table-cell office:value-type="string" table:style-name="ce3">
            <text:p>cann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583" table:style-name="ce1">
            <text:p>4583</text:p>
          </table:table-cell>
          <table:table-cell office:value-type="string" table:style-name="ce3">
            <text:p>bat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584" table:style-name="ce1">
            <text:p>4584</text:p>
          </table:table-cell>
          <table:table-cell office:value-type="string" table:style-name="ce3">
            <text:p>charg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585" table:style-name="ce1">
            <text:p>4585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586" table:style-name="ce1">
            <text:p>4586</text:p>
          </table:table-cell>
          <table:table-cell office:value-type="string" table:style-name="ce3">
            <text:p>tea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587" table:style-name="ce1">
            <text:p>4587</text:p>
          </table:table-cell>
          <table:table-cell office:value-type="string" table:style-name="ce3">
            <text:p>ga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588" table:style-name="ce1">
            <text:p>458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589" table:style-name="ce1">
            <text:p>4589</text:p>
          </table:table-cell>
          <table:table-cell office:value-type="string" table:style-name="ce3">
            <text:p>people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590" table:style-name="ce1">
            <text:p>4590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591" table:style-name="ce1">
            <text:p>4591</text:p>
          </table:table-cell>
          <table:table-cell office:value-type="string" table:style-name="ce3">
            <text:p>chant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592" table:style-name="ce1">
            <text:p>4592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593" table:style-name="ce1">
            <text:p>4593</text:p>
          </table:table-cell>
          <table:table-cell office:value-type="string" table:style-name="ce3">
            <text:p>freedo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594" table:style-name="ce1">
            <text:p>4594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595" table:style-name="ce1">
            <text:p>4595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596" table:style-name="ce1">
            <text:p>4596</text:p>
          </table:table-cell>
          <table:table-cell office:value-type="string" table:style-name="ce3">
            <text:p>e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597" table:style-name="ce1">
            <text:p>4597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598" table:style-name="ce1">
            <text:p>459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599" table:style-name="ce1">
            <text:p>4599</text:p>
          </table:table-cell>
          <table:table-cell office:value-type="string" table:style-name="ce3">
            <text:p>corrup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600" table:style-name="ce1">
            <text:p>4600</text:p>
          </table:table-cell>
          <table:table-cell office:value-type="string" table:style-name="ce3">
            <text:p>administr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601" table:style-name="ce1">
            <text:p>460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602" table:style-name="ce1">
            <text:p>4602</text:p>
          </table:table-cell>
          <table:table-cell office:value-type="string" table:style-name="ce3">
            <text:p>Hosni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603" table:style-name="ce1">
            <text:p>4603</text:p>
          </table:table-cell>
          <table:table-cell office:value-type="string" table:style-name="ce3">
            <text:p>Mubarak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604" table:style-name="ce1">
            <text:p>4604</text:p>
          </table:table-cell>
          <table:table-cell office:value-type="string" table:style-name="ce3">
            <text:p>who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4605" table:style-name="ce1">
            <text:p>4605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606" table:style-name="ce1">
            <text:p>4606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4607" table:style-name="ce1">
            <text:p>4607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608" table:style-name="ce1">
            <text:p>4608</text:p>
          </table:table-cell>
          <table:table-cell office:value-type="string" table:style-name="ce3">
            <text:p>pow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609" table:style-name="ce1">
            <text:p>4609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610" table:style-name="ce1">
            <text:p>4610</text:p>
          </table:table-cell>
          <table:table-cell office:value-type="float" office:value="30" table:style-name="ce3">
            <text:p>30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4611" table:style-name="ce1">
            <text:p>4611</text:p>
          </table:table-cell>
          <table:table-cell office:value-type="string" table:style-name="ce3">
            <text:p>yea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612" table:style-name="ce1">
            <text:p>4612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613" table:style-name="ce1">
            <text:p>461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614" table:style-name="ce1">
            <text:p>4614</text:p>
          </table:table-cell>
          <table:table-cell office:value-type="string" table:style-name="ce3">
            <text:p>dema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615" table:style-name="ce1">
            <text:p>4615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616" table:style-name="ce1">
            <text:p>4616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617" table:style-name="ce1">
            <text:p>4617</text:p>
          </table:table-cell>
          <table:table-cell office:value-type="string" table:style-name="ce3">
            <text:p>join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618" table:style-name="ce1">
            <text:p>461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619" table:style-name="ce1">
            <text:p>4619</text:p>
          </table:table-cell>
          <table:table-cell office:value-type="string" table:style-name="ce3">
            <text:p>Tunisia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620" table:style-name="ce1">
            <text:p>4620</text:p>
          </table:table-cell>
          <table:table-cell office:value-type="string" table:style-name="ce3">
            <text:p>dictat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621" table:style-name="ce1">
            <text:p>4621</text:p>
          </table:table-cell>
          <table:table-cell office:value-type="string" table:style-name="ce3">
            <text:p>Be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622" table:style-name="ce1">
            <text:p>4622</text:p>
          </table:table-cell>
          <table:table-cell office:value-type="string" table:style-name="ce3">
            <text:p>Ali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623" table:style-name="ce1">
            <text:p>4623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624" table:style-name="ce1">
            <text:p>4624</text:p>
          </table:table-cell>
          <table:table-cell office:value-type="string" table:style-name="ce3">
            <text:p>Saudi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625" table:style-name="ce1">
            <text:p>4625</text:p>
          </table:table-cell>
          <table:table-cell office:value-type="string" table:style-name="ce3">
            <text:p>Arabi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626" table:style-name="ce1">
            <text:p>4626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627" table:style-name="ce1">
            <text:p>462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628" table:style-name="ce1">
            <text:p>4628</text:p>
          </table:table-cell>
          <table:table-cell office:value-type="string" table:style-name="ce3">
            <text:p>Egyptia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629" table:style-name="ce1">
            <text:p>4629</text:p>
          </table:table-cell>
          <table:table-cell office:value-type="string" table:style-name="ce3">
            <text:p>governm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630" table:style-name="ce1">
            <text:p>4630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631" table:style-name="ce1">
            <text:p>4631</text:p>
          </table:table-cell>
          <table:table-cell office:value-type="string" table:style-name="ce3">
            <text:p>block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4632" table:style-name="ce1">
            <text:p>4632</text:p>
          </table:table-cell>
          <table:table-cell office:value-type="string" table:style-name="ce3">
            <text:p>Twitter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633" table:style-name="ce1">
            <text:p>4633</text:p>
          </table:table-cell>
          <table:table-cell office:value-type="string" table:style-name="ce3">
            <text:p>websit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634" table:style-name="ce1">
            <text:p>463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635" table:style-name="ce1">
            <text:p>4635</text:p>
          </table:table-cell>
          <table:table-cell office:value-type="string" table:style-name="ce3">
            <text:p>independ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636" table:style-name="ce1">
            <text:p>4636</text:p>
          </table:table-cell>
          <table:table-cell office:value-type="string" table:style-name="ce3">
            <text:p>newspap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637" table:style-name="ce1">
            <text:p>4637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638" table:style-name="ce1">
            <text:p>4638</text:p>
          </table:table-cell>
          <table:table-cell office:value-type="string" table:style-name="ce3">
            <text:p>liv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639" table:style-name="ce1">
            <text:p>4639</text:p>
          </table:table-cell>
          <table:table-cell office:value-type="string" table:style-name="ce3">
            <text:p>stream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640" table:style-name="ce1">
            <text:p>4640</text:p>
          </table:table-cell>
          <table:table-cell office:value-type="string" table:style-name="ce3">
            <text:p>applic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641" table:style-name="ce1">
            <text:p>4641</text:p>
          </table:table-cell>
          <table:table-cell office:value-type="string" table:style-name="ce3">
            <text:p>bambus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642" table:style-name="ce1">
            <text:p>4642</text:p>
          </table:table-cell>
          <table:table-cell office:value-type="string" table:style-name="ce3">
            <text:p>There</text:p>
          </table:table-cell>
          <table:table-cell office:value-type="string" table:style-name="ce2">
            <text:p>EX</text:p>
          </table:table-cell>
          <table:table-cell table:number-columns-repeated="16381"/>
        </table:table-row>
        <table:table-row table:style-name="ro1">
          <table:table-cell office:value-type="float" office:value="4643" table:style-name="ce1">
            <text:p>4643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644" table:style-name="ce1">
            <text:p>4644</text:p>
          </table:table-cell>
          <table:table-cell office:value-type="string" table:style-name="ce3">
            <text:p>repor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645" table:style-name="ce1">
            <text:p>4645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646" table:style-name="ce1">
            <text:p>4646</text:p>
          </table:table-cell>
          <table:table-cell office:value-type="string" table:style-name="ce3">
            <text:p>phon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647" table:style-name="ce1">
            <text:p>4647</text:p>
          </table:table-cell>
          <table:table-cell office:value-type="string" table:style-name="ce3">
            <text:p>lin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648" table:style-name="ce1">
            <text:p>4648</text:p>
          </table:table-cell>
          <table:table-cell office:value-type="string" table:style-name="ce3">
            <text:p>u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4649" table:style-name="ce1">
            <text:p>4649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650" table:style-name="ce1">
            <text:p>4650</text:p>
          </table:table-cell>
          <table:table-cell office:value-type="string" table:style-name="ce3">
            <text:p>lawy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651" table:style-name="ce1">
            <text:p>4651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652" table:style-name="ce1">
            <text:p>4652</text:p>
          </table:table-cell>
          <table:table-cell office:value-type="string" table:style-name="ce3">
            <text:p>activis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653" table:style-name="ce1">
            <text:p>4653</text:p>
          </table:table-cell>
          <table:table-cell office:value-type="string" table:style-name="ce3">
            <text:p>provid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654" table:style-name="ce1">
            <text:p>4654</text:p>
          </table:table-cell>
          <table:table-cell office:value-type="string" table:style-name="ce3">
            <text:p>suppor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655" table:style-name="ce1">
            <text:p>4655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656" table:style-name="ce1">
            <text:p>4656</text:p>
          </table:table-cell>
          <table:table-cell office:value-type="string" table:style-name="ce3">
            <text:p>also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657" table:style-name="ce1">
            <text:p>4657</text:p>
          </table:table-cell>
          <table:table-cell office:value-type="string" table:style-name="ce3">
            <text:p>be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658" table:style-name="ce1">
            <text:p>4658</text:p>
          </table:table-cell>
          <table:table-cell office:value-type="string" table:style-name="ce3">
            <text:p>suspend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4659" table:style-name="ce1">
            <text:p>4659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660" table:style-name="ce1">
            <text:p>4660</text:p>
          </table:table-cell>
          <table:table-cell office:value-type="string" table:style-name="ce3">
            <text:p>man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661" table:style-name="ce1">
            <text:p>4661</text:p>
          </table:table-cell>
          <table:table-cell office:value-type="string" table:style-name="ce3">
            <text:p>phon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662" table:style-name="ce1">
            <text:p>4662</text:p>
          </table:table-cell>
          <table:table-cell office:value-type="string" table:style-name="ce3">
            <text:p>lin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663" table:style-name="ce1">
            <text:p>4663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664" table:style-name="ce1">
            <text:p>4664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4665" table:style-name="ce1">
            <text:p>4665</text:p>
          </table:table-cell>
          <table:table-cell office:value-type="string" table:style-name="ce3">
            <text:p>data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666" table:style-name="ce1">
            <text:p>4666</text:p>
          </table:table-cell>
          <table:table-cell office:value-type="string" table:style-name="ce3">
            <text:p>servic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667" table:style-name="ce1">
            <text:p>4667</text:p>
          </table:table-cell>
          <table:table-cell office:value-type="string" table:style-name="ce3">
            <text:p>disable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668" table:style-name="ce1">
            <text:p>4668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669" table:style-name="ce1">
            <text:p>4669</text:p>
          </table:table-cell>
          <table:table-cell office:value-type="string" table:style-name="ce3">
            <text:p>least</text:p>
          </table:table-cell>
          <table:table-cell office:value-type="string" table:style-name="ce2">
            <text:p>JJS</text:p>
          </table:table-cell>
          <table:table-cell table:number-columns-repeated="16381"/>
        </table:table-row>
        <table:table-row table:style-name="ro1">
          <table:table-cell office:value-type="float" office:value="4670" table:style-name="ce1">
            <text:p>4670</text:p>
          </table:table-cell>
          <table:table-cell office:value-type="string" table:style-name="ce3">
            <text:p>six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4671" table:style-name="ce1">
            <text:p>4671</text:p>
          </table:table-cell>
          <table:table-cell office:value-type="string" table:style-name="ce3">
            <text:p>protest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672" table:style-name="ce1">
            <text:p>4672</text:p>
          </table:table-cell>
          <table:table-cell office:value-type="string" table:style-name="ce3">
            <text:p>were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673" table:style-name="ce1">
            <text:p>4673</text:p>
          </table:table-cell>
          <table:table-cell office:value-type="string" table:style-name="ce3">
            <text:p>kill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4674" table:style-name="ce1">
            <text:p>4674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675" table:style-name="ce1">
            <text:p>4675</text:p>
          </table:table-cell>
          <table:table-cell office:value-type="string" table:style-name="ce3">
            <text:p>som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676" table:style-name="ce1">
            <text:p>4676</text:p>
          </table:table-cell>
          <table:table-cell office:value-type="string" table:style-name="ce3">
            <text:p>repor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677" table:style-name="ce1">
            <text:p>4677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678" table:style-name="ce1">
            <text:p>4678</text:p>
          </table:table-cell>
          <table:table-cell office:value-type="string" table:style-name="ce3">
            <text:p>poli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679" table:style-name="ce1">
            <text:p>4679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680" table:style-name="ce1">
            <text:p>4680</text:p>
          </table:table-cell>
          <table:table-cell office:value-type="string" table:style-name="ce3">
            <text:p>som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681" table:style-name="ce1">
            <text:p>4681</text:p>
          </table:table-cell>
          <table:table-cell office:value-type="string" table:style-name="ce3">
            <text:p>cit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682" table:style-name="ce1">
            <text:p>4682</text:p>
          </table:table-cell>
          <table:table-cell office:value-type="string" table:style-name="ce3">
            <text:p>us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683" table:style-name="ce1">
            <text:p>4683</text:p>
          </table:table-cell>
          <table:table-cell office:value-type="string" table:style-name="ce3">
            <text:p>liv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684" table:style-name="ce1">
            <text:p>4684</text:p>
          </table:table-cell>
          <table:table-cell office:value-type="string" table:style-name="ce3">
            <text:p>ammuni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685" table:style-name="ce1">
            <text:p>4685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686" table:style-name="ce1">
            <text:p>4686</text:p>
          </table:table-cell>
          <table:table-cell office:value-type="string" table:style-name="ce3">
            <text:p>crow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687" table:style-name="ce1">
            <text:p>4687</text:p>
          </table:table-cell>
          <table:table-cell office:value-type="string" table:style-name="ce3">
            <text:p>Ove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688" table:style-name="ce1">
            <text:p>4688</text:p>
          </table:table-cell>
          <table:table-cell office:value-type="float" office:value="1000" table:style-name="ce3">
            <text:p>1000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4689" table:style-name="ce1">
            <text:p>4689</text:p>
          </table:table-cell>
          <table:table-cell office:value-type="string" table:style-name="ce3">
            <text:p>protest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690" table:style-name="ce1">
            <text:p>4690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691" table:style-name="ce1">
            <text:p>4691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4692" table:style-name="ce1">
            <text:p>4692</text:p>
          </table:table-cell>
          <table:table-cell office:value-type="string" table:style-name="ce3">
            <text:p>arres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4693" table:style-name="ce1">
            <text:p>4693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694" table:style-name="ce1">
            <text:p>4694</text:p>
          </table:table-cell>
          <table:table-cell office:value-type="string" table:style-name="ce3">
            <text:p>Egyptia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695" table:style-name="ce1">
            <text:p>4695</text:p>
          </table:table-cell>
          <table:table-cell office:value-type="string" table:style-name="ce3">
            <text:p>teleco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696" table:style-name="ce1">
            <text:p>4696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697" table:style-name="ce1">
            <text:p>4697</text:p>
          </table:table-cell>
          <table:table-cell office:value-type="string" table:style-name="ce3">
            <text:p>attempt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698" table:style-name="ce1">
            <text:p>4698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699" table:style-name="ce1">
            <text:p>4699</text:p>
          </table:table-cell>
          <table:table-cell office:value-type="string" table:style-name="ce3">
            <text:p>block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700" table:style-name="ce1">
            <text:p>4700</text:p>
          </table:table-cell>
          <table:table-cell office:value-type="string" table:style-name="ce3">
            <text:p>acc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701" table:style-name="ce1">
            <text:p>4701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702" table:style-name="ce1">
            <text:p>4702</text:p>
          </table:table-cell>
          <table:table-cell office:value-type="string" table:style-name="ce3">
            <text:p>sit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703" table:style-name="ce1">
            <text:p>4703</text:p>
          </table:table-cell>
          <table:table-cell office:value-type="string" table:style-name="ce3">
            <text:p>where</text:p>
          </table:table-cell>
          <table:table-cell office:value-type="string" table:style-name="ce2">
            <text:p>WRB</text:p>
          </table:table-cell>
          <table:table-cell table:number-columns-repeated="16381"/>
        </table:table-row>
        <table:table-row table:style-name="ro1">
          <table:table-cell office:value-type="float" office:value="4704" table:style-name="ce1">
            <text:p>4704</text:p>
          </table:table-cell>
          <table:table-cell office:value-type="string" table:style-name="ce3">
            <text:p>protest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705" table:style-name="ce1">
            <text:p>4705</text:p>
          </table:table-cell>
          <table:table-cell office:value-type="string" table:style-name="ce3">
            <text:p>can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4706" table:style-name="ce1">
            <text:p>4706</text:p>
          </table:table-cell>
          <table:table-cell office:value-type="string" table:style-name="ce3">
            <text:p>post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707" table:style-name="ce1">
            <text:p>4707</text:p>
          </table:table-cell>
          <table:table-cell office:value-type="string" table:style-name="ce3">
            <text:p>covera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708" table:style-name="ce1">
            <text:p>4708</text:p>
          </table:table-cell>
          <table:table-cell office:value-type="string" table:style-name="ce3">
            <text:p>Whil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709" table:style-name="ce1">
            <text:p>4709</text:p>
          </table:table-cell>
          <table:table-cell office:value-type="string" table:style-name="ce3">
            <text:p>few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710" table:style-name="ce1">
            <text:p>4710</text:p>
          </table:table-cell>
          <table:table-cell office:value-type="string" table:style-name="ce3">
            <text:p>people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711" table:style-name="ce1">
            <text:p>4711</text:p>
          </table:table-cell>
          <table:table-cell office:value-type="string" table:style-name="ce3">
            <text:p>will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4712" table:style-name="ce1">
            <text:p>4712</text:p>
          </table:table-cell>
          <table:table-cell office:value-type="string" table:style-name="ce3">
            <text:p>open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713" table:style-name="ce1">
            <text:p>4713</text:p>
          </table:table-cell>
          <table:table-cell office:value-type="string" table:style-name="ce3">
            <text:p>admit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714" table:style-name="ce1">
            <text:p>4714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715" table:style-name="ce1">
            <text:p>4715</text:p>
          </table:table-cell>
          <table:table-cell office:value-type="string" table:style-name="ce3">
            <text:p>lik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716" table:style-name="ce1">
            <text:p>471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717" table:style-name="ce1">
            <text:p>4717</text:p>
          </table:table-cell>
          <table:table-cell office:value-type="string" table:style-name="ce3">
            <text:p>dictatorship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718" table:style-name="ce1">
            <text:p>4718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719" table:style-name="ce1">
            <text:p>4719</text:p>
          </table:table-cell>
          <table:table-cell office:value-type="string" table:style-name="ce3">
            <text:p>Mubarak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720" table:style-name="ce1">
            <text:p>4720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721" table:style-name="ce1">
            <text:p>4721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722" table:style-name="ce1">
            <text:p>4722</text:p>
          </table:table-cell>
          <table:table-cell office:value-type="string" table:style-name="ce3">
            <text:p>one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4723" table:style-name="ce1">
            <text:p>472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724" table:style-name="ce1">
            <text:p>472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725" table:style-name="ce1">
            <text:p>4725</text:p>
          </table:table-cell>
          <table:table-cell office:value-type="string" table:style-name="ce3">
            <text:p>largest</text:p>
          </table:table-cell>
          <table:table-cell office:value-type="string" table:style-name="ce2">
            <text:p>JJS</text:p>
          </table:table-cell>
          <table:table-cell table:number-columns-repeated="16381"/>
        </table:table-row>
        <table:table-row table:style-name="ro1">
          <table:table-cell office:value-type="float" office:value="4726" table:style-name="ce1">
            <text:p>4726</text:p>
          </table:table-cell>
          <table:table-cell office:value-type="string" table:style-name="ce3">
            <text:p>recipien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727" table:style-name="ce1">
            <text:p>4727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728" table:style-name="ce1">
            <text:p>4728</text:p>
          </table:table-cell>
          <table:table-cell office:value-type="string" table:style-name="ce3">
            <text:p>U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729" table:style-name="ce1">
            <text:p>4729</text:p>
          </table:table-cell>
          <table:table-cell office:value-type="string" table:style-name="ce3">
            <text:p>ai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730" table:style-name="ce1">
            <text:p>4730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731" table:style-name="ce1">
            <text:p>4731</text:p>
          </table:table-cell>
          <table:table-cell office:value-type="string" table:style-name="ce3">
            <text:p>maintain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732" table:style-name="ce1">
            <text:p>4732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4733" table:style-name="ce1">
            <text:p>4733</text:p>
          </table:table-cell>
          <table:table-cell office:value-type="string" table:style-name="ce3">
            <text:p>pow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734" table:style-name="ce1">
            <text:p>4734</text:p>
          </table:table-cell>
          <table:table-cell office:value-type="string" table:style-name="ce3">
            <text:p>large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735" table:style-name="ce1">
            <text:p>4735</text:p>
          </table:table-cell>
          <table:table-cell office:value-type="string" table:style-name="ce3">
            <text:p>becaus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736" table:style-name="ce1">
            <text:p>473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737" table:style-name="ce1">
            <text:p>473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738" table:style-name="ce1">
            <text:p>4738</text:p>
          </table:table-cell>
          <table:table-cell office:value-type="string" table:style-name="ce3">
            <text:p>U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739" table:style-name="ce1">
            <text:p>4739</text:p>
          </table:table-cell>
          <table:table-cell office:value-type="string" table:style-name="ce3">
            <text:p>back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740" table:style-name="ce1">
            <text:p>4740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741" table:style-name="ce1">
            <text:p>4741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742" table:style-name="ce1">
            <text:p>4742</text:p>
          </table:table-cell>
          <table:table-cell office:value-type="string" table:style-name="ce3">
            <text:p>Januar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743" table:style-name="ce1">
            <text:p>4743</text:p>
          </table:table-cell>
          <table:table-cell office:value-type="string" table:style-name="ce3">
            <text:p>27th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4744" table:style-name="ce1">
            <text:p>4744</text:p>
          </table:table-cell>
          <table:table-cell office:value-type="string" table:style-name="ce3">
            <text:p>PB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745" table:style-name="ce1">
            <text:p>4745</text:p>
          </table:table-cell>
          <table:table-cell office:value-type="string" table:style-name="ce3">
            <text:p>interview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746" table:style-name="ce1">
            <text:p>4746</text:p>
          </table:table-cell>
          <table:table-cell office:value-type="string" table:style-name="ce3">
            <text:p>Vic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747" table:style-name="ce1">
            <text:p>4747</text:p>
          </table:table-cell>
          <table:table-cell office:value-type="string" table:style-name="ce3">
            <text:p>President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748" table:style-name="ce1">
            <text:p>4748</text:p>
          </table:table-cell>
          <table:table-cell office:value-type="string" table:style-name="ce3">
            <text:p>Bide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749" table:style-name="ce1">
            <text:p>4749</text:p>
          </table:table-cell>
          <table:table-cell office:value-type="string" table:style-name="ce3">
            <text:p>sai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750" table:style-name="ce1">
            <text:p>4750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751" table:style-name="ce1">
            <text:p>4751</text:p>
          </table:table-cell>
          <table:table-cell office:value-type="string" table:style-name="ce3">
            <text:p>would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4752" table:style-name="ce1">
            <text:p>4752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753" table:style-name="ce1">
            <text:p>4753</text:p>
          </table:table-cell>
          <table:table-cell office:value-type="string" table:style-name="ce3">
            <text:p>refer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754" table:style-name="ce1">
            <text:p>4754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755" table:style-name="ce1">
            <text:p>4755</text:p>
          </table:table-cell>
          <table:table-cell office:value-type="string" table:style-name="ce3">
            <text:p>Egyptia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756" table:style-name="ce1">
            <text:p>4756</text:p>
          </table:table-cell>
          <table:table-cell office:value-type="string" table:style-name="ce3">
            <text:p>President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757" table:style-name="ce1">
            <text:p>4757</text:p>
          </table:table-cell>
          <table:table-cell office:value-type="string" table:style-name="ce3">
            <text:p>Mubarak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758" table:style-name="ce1">
            <text:p>4758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759" table:style-name="ce1">
            <text:p>4759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760" table:style-name="ce1">
            <text:p>4760</text:p>
          </table:table-cell>
          <table:table-cell office:value-type="string" table:style-name="ce3">
            <text:p>dictat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761" table:style-name="ce1">
            <text:p>4761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762" table:style-name="ce1">
            <text:p>4762</text:p>
          </table:table-cell>
          <table:table-cell office:value-type="string" table:style-name="ce3">
            <text:p>instead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763" table:style-name="ce1">
            <text:p>4763</text:p>
          </table:table-cell>
          <table:table-cell office:value-type="string" table:style-name="ce3">
            <text:p>call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764" table:style-name="ce1">
            <text:p>4764</text:p>
          </table:table-cell>
          <table:table-cell office:value-type="string" table:style-name="ce3">
            <text:p>him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765" table:style-name="ce1">
            <text:p>4765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766" table:style-name="ce1">
            <text:p>4766</text:p>
          </table:table-cell>
          <table:table-cell office:value-type="string" table:style-name="ce3">
            <text:p>all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767" table:style-name="ce1">
            <text:p>4767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768" table:style-name="ce1">
            <text:p>4768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769" table:style-name="ce1">
            <text:p>4769</text:p>
          </table:table-cell>
          <table:table-cell office:value-type="string" table:style-name="ce3">
            <text:p>numb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770" table:style-name="ce1">
            <text:p>477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771" table:style-name="ce1">
            <text:p>4771</text:p>
          </table:table-cell>
          <table:table-cell office:value-type="string" table:style-name="ce3">
            <text:p>ke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772" table:style-name="ce1">
            <text:p>4772</text:p>
          </table:table-cell>
          <table:table-cell office:value-type="string" table:style-name="ce3">
            <text:p>foreig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773" table:style-name="ce1">
            <text:p>4773</text:p>
          </table:table-cell>
          <table:table-cell office:value-type="string" table:style-name="ce3">
            <text:p>polic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774" table:style-name="ce1">
            <text:p>4774</text:p>
          </table:table-cell>
          <table:table-cell office:value-type="string" table:style-name="ce3">
            <text:p>issu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775" table:style-name="ce1">
            <text:p>4775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776" table:style-name="ce1">
            <text:p>4776</text:p>
          </table:table-cell>
          <table:table-cell office:value-type="string" table:style-name="ce3">
            <text:p>yea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777" table:style-name="ce1">
            <text:p>4777</text:p>
          </table:table-cell>
          <table:table-cell office:value-type="string" table:style-name="ce3">
            <text:p>Pop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778" table:style-name="ce1">
            <text:p>4778</text:p>
          </table:table-cell>
          <table:table-cell office:value-type="string" table:style-name="ce3">
            <text:p>Franci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779" table:style-name="ce1">
            <text:p>4779</text:p>
          </table:table-cell>
          <table:table-cell office:value-type="string" table:style-name="ce3">
            <text:p>brought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780" table:style-name="ce1">
            <text:p>4780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781" table:style-name="ce1">
            <text:p>4781</text:p>
          </table:table-cell>
          <table:table-cell office:value-type="string" table:style-name="ce3">
            <text:p>litt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782" table:style-name="ce1">
            <text:p>4782</text:p>
          </table:table-cell>
          <table:table-cell office:value-type="string" table:style-name="ce3">
            <text:p>someth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783" table:style-name="ce1">
            <text:p>4783</text:p>
          </table:table-cell>
          <table:table-cell office:value-type="string" table:style-name="ce3">
            <text:p>extra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784" table:style-name="ce1">
            <text:p>4784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785" table:style-name="ce1">
            <text:p>478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786" table:style-name="ce1">
            <text:p>4786</text:p>
          </table:table-cell>
          <table:table-cell office:value-type="string" table:style-name="ce3">
            <text:p>Curi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787" table:style-name="ce1">
            <text:p>4787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788" table:style-name="ce1">
            <text:p>4788</text:p>
          </table:table-cell>
          <table:table-cell office:value-type="string" table:style-name="ce3">
            <text:p>15poi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789" table:style-name="ce1">
            <text:p>4789</text:p>
          </table:table-cell>
          <table:table-cell office:value-type="string" table:style-name="ce3">
            <text:p>catalo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790" table:style-name="ce1">
            <text:p>479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791" table:style-name="ce1">
            <text:p>4791</text:p>
          </table:table-cell>
          <table:table-cell office:value-type="string" table:style-name="ce3">
            <text:p>spirit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792" table:style-name="ce1">
            <text:p>4792</text:p>
          </table:table-cell>
          <table:table-cell office:value-type="string" table:style-name="ce3">
            <text:p>diseas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793" table:style-name="ce1">
            <text:p>4793</text:p>
          </table:table-cell>
          <table:table-cell office:value-type="string" table:style-name="ce3">
            <text:p>s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4794" table:style-name="ce1">
            <text:p>4794</text:p>
          </table:table-cell>
          <table:table-cell office:value-type="string" table:style-name="ce3">
            <text:p>among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795" table:style-name="ce1">
            <text:p>4795</text:p>
          </table:table-cell>
          <table:table-cell office:value-type="string" table:style-name="ce3">
            <text:p>leadership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796" table:style-name="ce1">
            <text:p>4796</text:p>
          </table:table-cell>
          <table:table-cell office:value-type="string" table:style-name="ce3">
            <text:p>there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797" table:style-name="ce1">
            <text:p>4797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798" table:style-name="ce1">
            <text:p>4798</text:p>
          </table:table-cell>
          <table:table-cell office:value-type="string" table:style-name="ce3">
            <text:p>how</text:p>
          </table:table-cell>
          <table:table-cell office:value-type="string" table:style-name="ce2">
            <text:p>WRB</text:p>
          </table:table-cell>
          <table:table-cell table:number-columns-repeated="16381"/>
        </table:table-row>
        <table:table-row table:style-name="ro1">
          <table:table-cell office:value-type="float" office:value="4799" table:style-name="ce1">
            <text:p>4799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800" table:style-name="ce1">
            <text:p>4800</text:p>
          </table:table-cell>
          <table:table-cell office:value-type="string" table:style-name="ce3">
            <text:p>litt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801" table:style-name="ce1">
            <text:p>4801</text:p>
          </table:table-cell>
          <table:table-cell office:value-type="string" table:style-name="ce3">
            <text:p>bi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02" table:style-name="ce1">
            <text:p>480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803" table:style-name="ce1">
            <text:p>4803</text:p>
          </table:table-cell>
          <table:table-cell office:value-type="string" table:style-name="ce3">
            <text:p>Christma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804" table:style-name="ce1">
            <text:p>4804</text:p>
          </table:table-cell>
          <table:table-cell office:value-type="string" table:style-name="ce3">
            <text:p>spiri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05" table:style-name="ce1">
            <text:p>4805</text:p>
          </table:table-cell>
          <table:table-cell office:value-type="string" table:style-name="ce3">
            <text:p>might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4806" table:style-name="ce1">
            <text:p>4806</text:p>
          </table:table-cell>
          <table:table-cell office:value-type="string" table:style-name="ce3">
            <text:p>help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807" table:style-name="ce1">
            <text:p>4807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808" table:style-name="ce1">
            <text:p>4808</text:p>
          </table:table-cell>
          <table:table-cell office:value-type="string" table:style-name="ce3">
            <text:p>mak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809" table:style-name="ce1">
            <text:p>4809</text:p>
          </table:table-cell>
          <table:table-cell office:value-type="string" table:style-name="ce3">
            <text:p>thing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810" table:style-name="ce1">
            <text:p>4810</text:p>
          </table:table-cell>
          <table:table-cell office:value-type="string" table:style-name="ce3">
            <text:p>better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811" table:style-name="ce1">
            <text:p>4811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812" table:style-name="ce1">
            <text:p>4812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813" table:style-name="ce1">
            <text:p>4813</text:p>
          </table:table-cell>
          <table:table-cell office:value-type="string" table:style-name="ce3">
            <text:p>perfec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814" table:style-name="ce1">
            <text:p>4814</text:p>
          </table:table-cell>
          <table:table-cell office:value-type="string" table:style-name="ce3">
            <text:p>analog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15" table:style-name="ce1">
            <text:p>4815</text:p>
          </table:table-cell>
          <table:table-cell office:value-type="string" table:style-name="ce3">
            <text:p>but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816" table:style-name="ce1">
            <text:p>4816</text:p>
          </table:table-cell>
          <table:table-cell office:value-type="string" table:style-name="ce3">
            <text:p>??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817" table:style-name="ce1">
            <text:p>4817</text:p>
          </table:table-cell>
          <table:table-cell office:value-type="string" table:style-name="ce3">
            <text:p>Christma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818" table:style-name="ce1">
            <text:p>4818</text:p>
          </table:table-cell>
          <table:table-cell office:value-type="string" table:style-name="ce3">
            <text:p>greet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19" table:style-name="ce1">
            <text:p>4819</text:p>
          </table:table-cell>
          <table:table-cell office:value-type="string" table:style-name="ce3">
            <text:p>Monda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820" table:style-name="ce1">
            <text:p>4820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821" table:style-name="ce1">
            <text:p>4821</text:p>
          </table:table-cell>
          <table:table-cell office:value-type="string" table:style-name="ce3">
            <text:p>rough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822" table:style-name="ce1">
            <text:p>482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823" table:style-name="ce1">
            <text:p>4823</text:p>
          </table:table-cell>
          <table:table-cell office:value-type="string" table:style-name="ce3">
            <text:p>equival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24" table:style-name="ce1">
            <text:p>482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825" table:style-name="ce1">
            <text:p>4825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826" table:style-name="ce1">
            <text:p>4826</text:p>
          </table:table-cell>
          <table:table-cell office:value-type="string" table:style-name="ce3">
            <text:p>CEO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27" table:style-name="ce1">
            <text:p>4827</text:p>
          </table:table-cell>
          <table:table-cell office:value-type="string" table:style-name="ce3">
            <text:p>send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828" table:style-name="ce1">
            <text:p>4828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4829" table:style-name="ce1">
            <text:p>4829</text:p>
          </table:table-cell>
          <table:table-cell office:value-type="string" table:style-name="ce3">
            <text:p>or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830" table:style-name="ce1">
            <text:p>4830</text:p>
          </table:table-cell>
          <table:table-cell office:value-type="string" table:style-name="ce3">
            <text:p>he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4831" table:style-name="ce1">
            <text:p>4831</text:p>
          </table:table-cell>
          <table:table-cell office:value-type="string" table:style-name="ce3">
            <text:p>top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832" table:style-name="ce1">
            <text:p>4832</text:p>
          </table:table-cell>
          <table:table-cell office:value-type="string" table:style-name="ce3">
            <text:p>executiv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833" table:style-name="ce1">
            <text:p>4833</text:p>
          </table:table-cell>
          <table:table-cell office:value-type="string" table:style-name="ce3">
            <text:p>of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834" table:style-name="ce1">
            <text:p>4834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835" table:style-name="ce1">
            <text:p>4835</text:p>
          </table:table-cell>
          <table:table-cell office:value-type="string" table:style-name="ce3">
            <text:p>Christma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836" table:style-name="ce1">
            <text:p>4836</text:p>
          </table:table-cell>
          <table:table-cell office:value-type="string" table:style-name="ce3">
            <text:p>vac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37" table:style-name="ce1">
            <text:p>4837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838" table:style-name="ce1">
            <text:p>4838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839" table:style-name="ce1">
            <text:p>4839</text:p>
          </table:table-cell>
          <table:table-cell office:value-type="string" table:style-name="ce3">
            <text:p>lis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40" table:style-name="ce1">
            <text:p>484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841" table:style-name="ce1">
            <text:p>4841</text:p>
          </table:table-cell>
          <table:table-cell office:value-type="string" table:style-name="ce3">
            <text:p>everyth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42" table:style-name="ce1">
            <text:p>4842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843" table:style-name="ce1">
            <text:p>4843</text:p>
          </table:table-cell>
          <table:table-cell office:value-type="string" table:style-name="ce3">
            <text:p>do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844" table:style-name="ce1">
            <text:p>4844</text:p>
          </table:table-cell>
          <table:table-cell office:value-type="string" table:style-name="ce3">
            <text:p>wrong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845" table:style-name="ce1">
            <text:p>4845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846" table:style-name="ce1">
            <text:p>484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847" table:style-name="ce1">
            <text:p>4847</text:p>
          </table:table-cell>
          <table:table-cell office:value-type="string" table:style-name="ce3">
            <text:p>compan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48" table:style-name="ce1">
            <text:p>4848</text:p>
          </table:table-cell>
          <table:table-cell office:value-type="string" table:style-name="ce3">
            <text:p>Merr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849" table:style-name="ce1">
            <text:p>4849</text:p>
          </table:table-cell>
          <table:table-cell office:value-type="string" table:style-name="ce3">
            <text:p>Christma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850" table:style-name="ce1">
            <text:p>485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851" table:style-name="ce1">
            <text:p>4851</text:p>
          </table:table-cell>
          <table:table-cell office:value-type="string" table:style-name="ce3">
            <text:p>lis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52" table:style-name="ce1">
            <text:p>485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853" table:style-name="ce1">
            <text:p>4853</text:p>
          </table:table-cell>
          <table:table-cell office:value-type="string" table:style-name="ce3">
            <text:p>diseas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854" table:style-name="ce1">
            <text:p>4854</text:p>
          </table:table-cell>
          <table:table-cell office:value-type="string" table:style-name="ce3">
            <text:p>includ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855" table:style-name="ce1">
            <text:p>4855</text:p>
          </table:table-cell>
          <table:table-cell office:value-type="string" table:style-name="ce3">
            <text:p>spirit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856" table:style-name="ce1">
            <text:p>4856</text:p>
          </table:table-cell>
          <table:table-cell office:value-type="string" table:style-name="ce3">
            <text:p>??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4857" table:style-name="ce1">
            <text:p>4857</text:p>
          </table:table-cell>
          <table:table-cell office:value-type="string" table:style-name="ce3">
            <text:p>spiritu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858" table:style-name="ce1">
            <text:p>4858</text:p>
          </table:table-cell>
          <table:table-cell office:value-type="string" table:style-name="ce3">
            <text:p>petrific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59" table:style-name="ce1">
            <text:p>4859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860" table:style-name="ce1">
            <text:p>4860</text:p>
          </table:table-cell>
          <table:table-cell office:value-type="string" table:style-name="ce3">
            <text:p>feel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61" table:style-name="ce1">
            <text:p>486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862" table:style-name="ce1">
            <text:p>4862</text:p>
          </table:table-cell>
          <table:table-cell office:value-type="string" table:style-name="ce3">
            <text:p>be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863" table:style-name="ce1">
            <text:p>4863</text:p>
          </table:table-cell>
          <table:table-cell office:value-type="string" table:style-name="ce3">
            <text:p>immort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864" table:style-name="ce1">
            <text:p>4864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865" table:style-name="ce1">
            <text:p>4865</text:p>
          </table:table-cell>
          <table:table-cell office:value-type="string" table:style-name="ce3">
            <text:p>funere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866" table:style-name="ce1">
            <text:p>4866</text:p>
          </table:table-cell>
          <table:table-cell office:value-type="string" table:style-name="ce3">
            <text:p>fa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67" table:style-name="ce1">
            <text:p>4867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868" table:style-name="ce1">
            <text:p>4868</text:p>
          </table:table-cell>
          <table:table-cell office:value-type="string" table:style-name="ce3">
            <text:p>concep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69" table:style-name="ce1">
            <text:p>4869</text:p>
          </table:table-cell>
          <table:table-cell office:value-type="string" table:style-name="ce3">
            <text:p>Franci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870" table:style-name="ce1">
            <text:p>4870</text:p>
          </table:table-cell>
          <table:table-cell office:value-type="string" table:style-name="ce3">
            <text:p>referr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871" table:style-name="ce1">
            <text:p>4871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872" table:style-name="ce1">
            <text:p>4872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873" table:style-name="ce1">
            <text:p>4873</text:p>
          </table:table-cell>
          <table:table-cell office:value-type="string" table:style-name="ce3">
            <text:p>mont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74" table:style-name="ce1">
            <text:p>4874</text:p>
          </table:table-cell>
          <table:table-cell office:value-type="string" table:style-name="ce3">
            <text:p>urg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875" table:style-name="ce1">
            <text:p>4875</text:p>
          </table:table-cell>
          <table:table-cell office:value-type="string" table:style-name="ce3">
            <text:p>follow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876" table:style-name="ce1">
            <text:p>4876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877" table:style-name="ce1">
            <text:p>4877</text:p>
          </table:table-cell>
          <table:table-cell office:value-type="string" table:style-name="ce3">
            <text:p>prepar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878" table:style-name="ce1">
            <text:p>4878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879" table:style-name="ce1">
            <text:p>4879</text:p>
          </table:table-cell>
          <table:table-cell office:value-type="string" table:style-name="ce3">
            <text:p>Christma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880" table:style-name="ce1">
            <text:p>4880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881" table:style-name="ce1">
            <text:p>4881</text:p>
          </table:table-cell>
          <table:table-cell office:value-type="string" table:style-name="ce3">
            <text:p>jo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82" table:style-name="ce1">
            <text:p>4882</text:p>
          </table:table-cell>
          <table:table-cell office:value-type="string" table:style-name="ce3">
            <text:p>instead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883" table:style-name="ce1">
            <text:p>488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884" table:style-name="ce1">
            <text:p>4884</text:p>
          </table:table-cell>
          <table:table-cell office:value-type="string" table:style-name="ce3">
            <text:p>dourn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85" table:style-name="ce1">
            <text:p>4885</text:p>
          </table:table-cell>
          <table:table-cell office:value-type="string" table:style-name="ce3">
            <text:p>or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886" table:style-name="ce1">
            <text:p>4886</text:p>
          </table:table-cell>
          <table:table-cell office:value-type="string" table:style-name="ce3">
            <text:p>anxie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87" table:style-name="ce1">
            <text:p>488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888" table:style-name="ce1">
            <text:p>4888</text:p>
          </table:table-cell>
          <table:table-cell office:value-type="string" table:style-name="ce3">
            <text:p>pop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89" table:style-name="ce1">
            <text:p>4889</text:p>
          </table:table-cell>
          <table:table-cell office:value-type="string" table:style-name="ce3">
            <text:p>also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890" table:style-name="ce1">
            <text:p>4890</text:p>
          </table:table-cell>
          <table:table-cell office:value-type="string" table:style-name="ce3">
            <text:p>blast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891" table:style-name="ce1">
            <text:p>4891</text:p>
          </table:table-cell>
          <table:table-cell office:value-type="string" table:style-name="ce3">
            <text:p>gossip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892" table:style-name="ce1">
            <text:p>4892</text:p>
          </table:table-cell>
          <table:table-cell office:value-type="string" table:style-name="ce3">
            <text:p>among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893" table:style-name="ce1">
            <text:p>4893</text:p>
          </table:table-cell>
          <table:table-cell office:value-type="string" table:style-name="ce3">
            <text:p>officia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894" table:style-name="ce1">
            <text:p>4894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895" table:style-name="ce1">
            <text:p>4895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896" table:style-name="ce1">
            <text:p>4896</text:p>
          </table:table-cell>
          <table:table-cell office:value-type="string" table:style-name="ce3">
            <text:p>for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897" table:style-name="ce1">
            <text:p>4897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898" table:style-name="ce1">
            <text:p>4898</text:p>
          </table:table-cell>
          <table:table-cell office:value-type="string" table:style-name="ce3">
            <text:p>satanic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899" table:style-name="ce1">
            <text:p>4899</text:p>
          </table:table-cell>
          <table:table-cell office:value-type="string" table:style-name="ce3">
            <text:p>assassin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900" table:style-name="ce1">
            <text:p>4900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901" table:style-name="ce1">
            <text:p>4901</text:p>
          </table:table-cell>
          <table:table-cell office:value-type="string" table:style-name="ce3">
            <text:p>sai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902" table:style-name="ce1">
            <text:p>4902</text:p>
          </table:table-cell>
          <table:table-cell office:value-type="string" table:style-name="ce3">
            <text:p>Sometime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903" table:style-name="ce1">
            <text:p>4903</text:p>
          </table:table-cell>
          <table:table-cell office:value-type="string" table:style-name="ce3">
            <text:p>officia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904" table:style-name="ce1">
            <text:p>490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905" table:style-name="ce1">
            <text:p>490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906" table:style-name="ce1">
            <text:p>4906</text:p>
          </table:table-cell>
          <table:table-cell office:value-type="string" table:style-name="ce3">
            <text:p>Curi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907" table:style-name="ce1">
            <text:p>4907</text:p>
          </table:table-cell>
          <table:table-cell office:value-type="string" table:style-name="ce3">
            <text:p>feel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908" table:style-name="ce1">
            <text:p>4908</text:p>
          </table:table-cell>
          <table:table-cell office:value-type="string" table:style-name="ce3">
            <text:p>themselves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909" table:style-name="ce1">
            <text:p>4909</text:p>
          </table:table-cell>
          <table:table-cell office:value-type="string" table:style-name="ce3">
            <text:p>lord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910" table:style-name="ce1">
            <text:p>491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911" table:style-name="ce1">
            <text:p>491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912" table:style-name="ce1">
            <text:p>4912</text:p>
          </table:table-cell>
          <table:table-cell office:value-type="string" table:style-name="ce3">
            <text:p>man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913" table:style-name="ce1">
            <text:p>4913</text:p>
          </table:table-cell>
          <table:table-cell office:value-type="string" table:style-name="ce3">
            <text:p>superio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914" table:style-name="ce1">
            <text:p>4914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915" table:style-name="ce1">
            <text:p>4915</text:p>
          </table:table-cell>
          <table:table-cell office:value-type="string" table:style-name="ce3">
            <text:p>everyon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916" table:style-name="ce1">
            <text:p>4916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917" table:style-name="ce1">
            <text:p>4917</text:p>
          </table:table-cell>
          <table:table-cell office:value-type="string" table:style-name="ce3">
            <text:p>everyth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918" table:style-name="ce1">
            <text:p>4918</text:p>
          </table:table-cell>
          <table:table-cell office:value-type="string" table:style-name="ce3">
            <text:p>Franci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919" table:style-name="ce1">
            <text:p>4919</text:p>
          </table:table-cell>
          <table:table-cell office:value-type="string" table:style-name="ce3">
            <text:p>hop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920" table:style-name="ce1">
            <text:p>4920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921" table:style-name="ce1">
            <text:p>492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922" table:style-name="ce1">
            <text:p>4922</text:p>
          </table:table-cell>
          <table:table-cell office:value-type="string" table:style-name="ce3">
            <text:p>Christma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923" table:style-name="ce1">
            <text:p>4923</text:p>
          </table:table-cell>
          <table:table-cell office:value-type="string" table:style-name="ce3">
            <text:p>seas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924" table:style-name="ce1">
            <text:p>4924</text:p>
          </table:table-cell>
          <table:table-cell office:value-type="string" table:style-name="ce3">
            <text:p>would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4925" table:style-name="ce1">
            <text:p>4925</text:p>
          </table:table-cell>
          <table:table-cell office:value-type="string" table:style-name="ce3">
            <text:p>help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926" table:style-name="ce1">
            <text:p>492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927" table:style-name="ce1">
            <text:p>4927</text:p>
          </table:table-cell>
          <table:table-cell office:value-type="string" table:style-name="ce3">
            <text:p>govern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928" table:style-name="ce1">
            <text:p>4928</text:p>
          </table:table-cell>
          <table:table-cell office:value-type="string" table:style-name="ce3">
            <text:p>bod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929" table:style-name="ce1">
            <text:p>4929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930" table:style-name="ce1">
            <text:p>4930</text:p>
          </table:table-cell>
          <table:table-cell office:value-type="string" table:style-name="ce3">
            <text:p>heal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931" table:style-name="ce1">
            <text:p>4931</text:p>
          </table:table-cell>
          <table:table-cell office:value-type="string" table:style-name="ce3">
            <text:p>som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932" table:style-name="ce1">
            <text:p>493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933" table:style-name="ce1">
            <text:p>4933</text:p>
          </table:table-cell>
          <table:table-cell office:value-type="string" table:style-name="ce3">
            <text:p>what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4934" table:style-name="ce1">
            <text:p>4934</text:p>
          </table:table-cell>
          <table:table-cell office:value-type="string" table:style-name="ce3">
            <text:p>ail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935" table:style-name="ce1">
            <text:p>4935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936" table:style-name="ce1">
            <text:p>493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937" table:style-name="ce1">
            <text:p>4937</text:p>
          </table:table-cell>
          <table:table-cell office:value-type="string" table:style-name="ce3">
            <text:p>Vatica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938" table:style-name="ce1">
            <text:p>4938</text:p>
          </table:table-cell>
          <table:table-cell office:value-type="string" table:style-name="ce3">
            <text:p>releas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4939" table:style-name="ce1">
            <text:p>4939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940" table:style-name="ce1">
            <text:p>4940</text:p>
          </table:table-cell>
          <table:table-cell office:value-type="string" table:style-name="ce3">
            <text:p>English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941" table:style-name="ce1">
            <text:p>4941</text:p>
          </table:table-cell>
          <table:table-cell office:value-type="string" table:style-name="ce3">
            <text:p>vers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942" table:style-name="ce1">
            <text:p>494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943" table:style-name="ce1">
            <text:p>494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944" table:style-name="ce1">
            <text:p>4944</text:p>
          </table:table-cell>
          <table:table-cell office:value-type="string" table:style-name="ce3">
            <text:p>lis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945" table:style-name="ce1">
            <text:p>4945</text:p>
          </table:table-cell>
          <table:table-cell office:value-type="string" table:style-name="ce3">
            <text:p>Som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946" table:style-name="ce1">
            <text:p>494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947" table:style-name="ce1">
            <text:p>494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948" table:style-name="ce1">
            <text:p>4948</text:p>
          </table:table-cell>
          <table:table-cell office:value-type="string" table:style-name="ce3">
            <text:p>highligh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949" table:style-name="ce1">
            <text:p>4949</text:p>
          </table:table-cell>
          <table:table-cell office:value-type="string" table:style-name="ce3">
            <text:p>or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950" table:style-name="ce1">
            <text:p>4950</text:p>
          </table:table-cell>
          <table:table-cell office:value-type="string" table:style-name="ce3">
            <text:p>lowligh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951" table:style-name="ce1">
            <text:p>4951</text:p>
          </table:table-cell>
          <table:table-cell office:value-type="string" table:style-name="ce3">
            <text:p>depend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4952" table:style-name="ce1">
            <text:p>4952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953" table:style-name="ce1">
            <text:p>4953</text:p>
          </table:table-cell>
          <table:table-cell office:value-type="string" table:style-name="ce3">
            <text:p>whethe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954" table:style-name="ce1">
            <text:p>4954</text:p>
          </table:table-cell>
          <table:table-cell office:value-type="string" table:style-name="ce3">
            <text:p>you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955" table:style-name="ce1">
            <text:p>4955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4956" table:style-name="ce1">
            <text:p>4956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957" table:style-name="ce1">
            <text:p>4957</text:p>
          </table:table-cell>
          <table:table-cell office:value-type="string" table:style-name="ce3">
            <text:p>memb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958" table:style-name="ce1">
            <text:p>4958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959" table:style-name="ce1">
            <text:p>495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960" table:style-name="ce1">
            <text:p>4960</text:p>
          </table:table-cell>
          <table:table-cell office:value-type="string" table:style-name="ce3">
            <text:p>Curi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961" table:style-name="ce1">
            <text:p>4961</text:p>
          </table:table-cell>
          <table:table-cell office:value-type="string" table:style-name="ce3">
            <text:p>or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962" table:style-name="ce1">
            <text:p>4962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963" table:style-name="ce1">
            <text:p>4963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964" table:style-name="ce1">
            <text:p>4964</text:p>
          </table:table-cell>
          <table:table-cell office:value-type="string" table:style-name="ce3">
            <text:p>feel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965" table:style-name="ce1">
            <text:p>4965</text:p>
          </table:table-cell>
          <table:table-cell office:value-type="string" table:style-name="ce3">
            <text:p>immorta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966" table:style-name="ce1">
            <text:p>4966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967" table:style-name="ce1">
            <text:p>4967</text:p>
          </table:table-cell>
          <table:table-cell office:value-type="string" table:style-name="ce3">
            <text:p>curi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968" table:style-name="ce1">
            <text:p>4968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4969" table:style-name="ce1">
            <text:p>4969</text:p>
          </table:table-cell>
          <table:table-cell office:value-type="string" table:style-name="ce3">
            <text:p>do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970" table:style-name="ce1">
            <text:p>4970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971" table:style-name="ce1">
            <text:p>4971</text:p>
          </table:table-cell>
          <table:table-cell office:value-type="string" table:style-name="ce3">
            <text:p>practic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972" table:style-name="ce1">
            <text:p>4972</text:p>
          </table:table-cell>
          <table:table-cell office:value-type="string" table:style-name="ce3">
            <text:p>do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973" table:style-name="ce1">
            <text:p>4973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974" table:style-name="ce1">
            <text:p>4974</text:p>
          </table:table-cell>
          <table:table-cell office:value-type="string" table:style-name="ce3">
            <text:p>keep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975" table:style-name="ce1">
            <text:p>4975</text:p>
          </table:table-cell>
          <table:table-cell office:value-type="string" table:style-name="ce3">
            <text:p>up</text:p>
          </table:table-cell>
          <table:table-cell office:value-type="string" table:style-name="ce2">
            <text:p>RP</text:p>
          </table:table-cell>
          <table:table-cell table:number-columns-repeated="16381"/>
        </table:table-row>
        <table:table-row table:style-name="ro1">
          <table:table-cell office:value-type="float" office:value="4976" table:style-name="ce1">
            <text:p>4976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977" table:style-name="ce1">
            <text:p>4977</text:p>
          </table:table-cell>
          <table:table-cell office:value-type="string" table:style-name="ce3">
            <text:p>dat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978" table:style-name="ce1">
            <text:p>4978</text:p>
          </table:table-cell>
          <table:table-cell office:value-type="string" table:style-name="ce3">
            <text:p>do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979" table:style-name="ce1">
            <text:p>4979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4980" table:style-name="ce1">
            <text:p>4980</text:p>
          </table:table-cell>
          <table:table-cell office:value-type="string" table:style-name="ce3">
            <text:p>try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4981" table:style-name="ce1">
            <text:p>4981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4982" table:style-name="ce1">
            <text:p>4982</text:p>
          </table:table-cell>
          <table:table-cell office:value-type="string" table:style-name="ce3">
            <text:p>bette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983" table:style-name="ce1">
            <text:p>4983</text:p>
          </table:table-cell>
          <table:table-cell office:value-type="string" table:style-name="ce3">
            <text:p>itself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4984" table:style-name="ce1">
            <text:p>4984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4985" table:style-name="ce1">
            <text:p>4985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986" table:style-name="ce1">
            <text:p>4986</text:p>
          </table:table-cell>
          <table:table-cell office:value-type="string" table:style-name="ce3">
            <text:p>infirm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4987" table:style-name="ce1">
            <text:p>4987</text:p>
          </table:table-cell>
          <table:table-cell office:value-type="string" table:style-name="ce3">
            <text:p>Bod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988" table:style-name="ce1">
            <text:p>4988</text:p>
          </table:table-cell>
          <table:table-cell office:value-type="string" table:style-name="ce3">
            <text:p>Messag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989" table:style-name="ce1">
            <text:p>4989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990" table:style-name="ce1">
            <text:p>4990</text:p>
          </table:table-cell>
          <table:table-cell office:value-type="string" table:style-name="ce3">
            <text:p>suppor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4991" table:style-name="ce1">
            <text:p>499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992" table:style-name="ce1">
            <text:p>4992</text:p>
          </table:table-cell>
          <table:table-cell office:value-type="string" table:style-name="ce3">
            <text:p>memb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4993" table:style-name="ce1">
            <text:p>4993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4994" table:style-name="ce1">
            <text:p>4994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4995" table:style-name="ce1">
            <text:p>4995</text:p>
          </table:table-cell>
          <table:table-cell office:value-type="string" table:style-name="ce3">
            <text:p>more</text:p>
          </table:table-cell>
          <table:table-cell office:value-type="string" table:style-name="ce2">
            <text:p>RBR</text:p>
          </table:table-cell>
          <table:table-cell table:number-columns-repeated="16381"/>
        </table:table-row>
        <table:table-row table:style-name="ro1">
          <table:table-cell office:value-type="float" office:value="4996" table:style-name="ce1">
            <text:p>4996</text:p>
          </table:table-cell>
          <table:table-cell office:value-type="string" table:style-name="ce3">
            <text:p>democratize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4997" table:style-name="ce1">
            <text:p>4997</text:p>
          </table:table-cell>
          <table:table-cell office:value-type="string" table:style-name="ce3">
            <text:p>Universit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4998" table:style-name="ce1">
            <text:p>4998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4999" table:style-name="ce1">
            <text:p>4999</text:p>
          </table:table-cell>
          <table:table-cell office:value-type="string" table:style-name="ce3">
            <text:p>Californi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string" table:style-name="ce3">
            <text:p>syste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001" table:style-name="ce1">
            <text:p>5001</text:p>
          </table:table-cell>
          <table:table-cell office:value-type="string" table:style-name="ce3">
            <text:p>were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002" table:style-name="ce1">
            <text:p>5002</text:p>
          </table:table-cell>
          <table:table-cell office:value-type="string" table:style-name="ce3">
            <text:p>display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003" table:style-name="ce1">
            <text:p>5003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004" table:style-name="ce1">
            <text:p>5004</text:p>
          </table:table-cell>
          <table:table-cell office:value-type="string" table:style-name="ce3">
            <text:p>individua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005" table:style-name="ce1">
            <text:p>5005</text:p>
          </table:table-cell>
          <table:table-cell office:value-type="string" table:style-name="ce3">
            <text:p>hel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006" table:style-name="ce1">
            <text:p>5006</text:p>
          </table:table-cell>
          <table:table-cell office:value-type="string" table:style-name="ce3">
            <text:p>sever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007" table:style-name="ce1">
            <text:p>5007</text:p>
          </table:table-cell>
          <table:table-cell office:value-type="string" table:style-name="ce3">
            <text:p>larg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008" table:style-name="ce1">
            <text:p>5008</text:p>
          </table:table-cell>
          <table:table-cell office:value-type="string" table:style-name="ce3">
            <text:p>colorfu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009" table:style-name="ce1">
            <text:p>5009</text:p>
          </table:table-cell>
          <table:table-cell office:value-type="string" table:style-name="ce3">
            <text:p>puppe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010" table:style-name="ce1">
            <text:p>5010</text:p>
          </table:table-cell>
          <table:table-cell office:value-type="string" table:style-name="ce3">
            <text:p>Foo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011" table:style-name="ce1">
            <text:p>5011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012" table:style-name="ce1">
            <text:p>5012</text:p>
          </table:table-cell>
          <table:table-cell office:value-type="string" table:style-name="ce3">
            <text:p>serv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013" table:style-name="ce1">
            <text:p>5013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014" table:style-name="ce1">
            <text:p>501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015" table:style-name="ce1">
            <text:p>5015</text:p>
          </table:table-cell>
          <table:table-cell office:value-type="string" table:style-name="ce3">
            <text:p>ev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016" table:style-name="ce1">
            <text:p>5016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017" table:style-name="ce1">
            <text:p>5017</text:p>
          </table:table-cell>
          <table:table-cell office:value-type="string" table:style-name="ce3">
            <text:p>dubb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018" table:style-name="ce1">
            <text:p>5018</text:p>
          </table:table-cell>
          <table:table-cell office:value-type="string" table:style-name="ce3">
            <text:p>St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019" table:style-name="ce1">
            <text:p>5019</text:p>
          </table:table-cell>
          <table:table-cell office:value-type="string" table:style-name="ce3">
            <text:p>Precari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020" table:style-name="ce1">
            <text:p>5020</text:p>
          </table:table-cell>
          <table:table-cell office:value-type="string" table:style-name="ce3">
            <text:p>s</text:p>
          </table:table-cell>
          <table:table-cell office:value-type="string" table:style-name="ce2">
            <text:p>POS</text:p>
          </table:table-cell>
          <table:table-cell table:number-columns-repeated="16381"/>
        </table:table-row>
        <table:table-row table:style-name="ro1">
          <table:table-cell office:value-type="float" office:value="5021" table:style-name="ce1">
            <text:p>5021</text:p>
          </table:table-cell>
          <table:table-cell office:value-type="string" table:style-name="ce3">
            <text:p>Picnic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022" table:style-name="ce1">
            <text:p>5022</text:p>
          </table:table-cell>
          <table:table-cell office:value-type="string" table:style-name="ce3">
            <text:p>Lecturer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023" table:style-name="ce1">
            <text:p>5023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024" table:style-name="ce1">
            <text:p>5024</text:p>
          </table:table-cell>
          <table:table-cell office:value-type="string" table:style-name="ce3">
            <text:p>trac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025" table:style-name="ce1">
            <text:p>5025</text:p>
          </table:table-cell>
          <table:table-cell office:value-type="string" table:style-name="ce3">
            <text:p>memb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026" table:style-name="ce1">
            <text:p>5026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027" table:style-name="ce1">
            <text:p>5027</text:p>
          </table:table-cell>
          <table:table-cell office:value-type="string" table:style-name="ce3">
            <text:p>say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028" table:style-name="ce1">
            <text:p>5028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029" table:style-name="ce1">
            <text:p>5029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030" table:style-name="ce1">
            <text:p>5030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031" table:style-name="ce1">
            <text:p>5031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032" table:style-name="ce1">
            <text:p>5032</text:p>
          </table:table-cell>
          <table:table-cell office:value-type="string" table:style-name="ce3">
            <text:p>trea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033" table:style-name="ce1">
            <text:p>5033</text:p>
          </table:table-cell>
          <table:table-cell office:value-type="string" table:style-name="ce3">
            <text:p>lik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034" table:style-name="ce1">
            <text:p>5034</text:p>
          </table:table-cell>
          <table:table-cell office:value-type="string" table:style-name="ce3">
            <text:p>professiona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035" table:style-name="ce1">
            <text:p>5035</text:p>
          </table:table-cell>
          <table:table-cell office:value-type="string" table:style-name="ce3">
            <text:p>even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036" table:style-name="ce1">
            <text:p>5036</text:p>
          </table:table-cell>
          <table:table-cell office:value-type="string" table:style-name="ce3">
            <text:p>thoug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037" table:style-name="ce1">
            <text:p>5037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038" table:style-name="ce1">
            <text:p>5038</text:p>
          </table:table-cell>
          <table:table-cell office:value-type="string" table:style-name="ce3">
            <text:p>teach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039" table:style-name="ce1">
            <text:p>5039</text:p>
          </table:table-cell>
          <table:table-cell office:value-type="string" table:style-name="ce3">
            <text:p>class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040" table:style-name="ce1">
            <text:p>5040</text:p>
          </table:table-cell>
          <table:table-cell office:value-type="string" table:style-name="ce3">
            <text:p>engag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041" table:style-name="ce1">
            <text:p>5041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042" table:style-name="ce1">
            <text:p>5042</text:p>
          </table:table-cell>
          <table:table-cell office:value-type="string" table:style-name="ce3">
            <text:p>writ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043" table:style-name="ce1">
            <text:p>5043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044" table:style-name="ce1">
            <text:p>5044</text:p>
          </table:table-cell>
          <table:table-cell office:value-type="string" table:style-name="ce3">
            <text:p>researc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045" table:style-name="ce1">
            <text:p>5045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046" table:style-name="ce1">
            <text:p>5046</text:p>
          </table:table-cell>
          <table:table-cell office:value-type="string" table:style-name="ce3">
            <text:p>hold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047" table:style-name="ce1">
            <text:p>5047</text:p>
          </table:table-cell>
          <table:table-cell office:value-type="string" table:style-name="ce3">
            <text:p>advance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048" table:style-name="ce1">
            <text:p>5048</text:p>
          </table:table-cell>
          <table:table-cell office:value-type="string" table:style-name="ce3">
            <text:p>degre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049" table:style-name="ce1">
            <text:p>5049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050" table:style-name="ce1">
            <text:p>5050</text:p>
          </table:table-cell>
          <table:table-cell office:value-type="string" table:style-name="ce3">
            <text:p>top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051" table:style-name="ce1">
            <text:p>5051</text:p>
          </table:table-cell>
          <table:table-cell office:value-type="string" table:style-name="ce3">
            <text:p>universit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052" table:style-name="ce1">
            <text:p>5052</text:p>
          </table:table-cell>
          <table:table-cell office:value-type="string" table:style-name="ce3">
            <text:p>Acros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053" table:style-name="ce1">
            <text:p>505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054" table:style-name="ce1">
            <text:p>5054</text:p>
          </table:table-cell>
          <table:table-cell office:value-type="string" table:style-name="ce3">
            <text:p>Universit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055" table:style-name="ce1">
            <text:p>505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056" table:style-name="ce1">
            <text:p>5056</text:p>
          </table:table-cell>
          <table:table-cell office:value-type="string" table:style-name="ce3">
            <text:p>Californi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057" table:style-name="ce1">
            <text:p>5057</text:p>
          </table:table-cell>
          <table:table-cell office:value-type="string" table:style-name="ce3">
            <text:p>syste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058" table:style-name="ce1">
            <text:p>5058</text:p>
          </table:table-cell>
          <table:table-cell office:value-type="string" table:style-name="ce3">
            <text:p>abou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059" table:style-name="ce1">
            <text:p>505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060" table:style-name="ce1">
            <text:p>5060</text:p>
          </table:table-cell>
          <table:table-cell office:value-type="string" table:style-name="ce3">
            <text:p>all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061" table:style-name="ce1">
            <text:p>5061</text:p>
          </table:table-cell>
          <table:table-cell office:value-type="string" table:style-name="ce3">
            <text:p>class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062" table:style-name="ce1">
            <text:p>5062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063" table:style-name="ce1">
            <text:p>5063</text:p>
          </table:table-cell>
          <table:table-cell office:value-type="string" table:style-name="ce3">
            <text:p>taught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064" table:style-name="ce1">
            <text:p>5064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065" table:style-name="ce1">
            <text:p>5065</text:p>
          </table:table-cell>
          <table:table-cell office:value-type="string" table:style-name="ce3">
            <text:p>Lecturer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066" table:style-name="ce1">
            <text:p>5066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067" table:style-name="ce1">
            <text:p>5067</text:p>
          </table:table-cell>
          <table:table-cell office:value-type="string" table:style-name="ce3">
            <text:p>conting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068" table:style-name="ce1">
            <text:p>5068</text:p>
          </table:table-cell>
          <table:table-cell office:value-type="string" table:style-name="ce3">
            <text:p>facul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069" table:style-name="ce1">
            <text:p>5069</text:p>
          </table:table-cell>
          <table:table-cell office:value-type="string" table:style-name="ce3">
            <text:p>memb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070" table:style-name="ce1">
            <text:p>5070</text:p>
          </table:table-cell>
          <table:table-cell office:value-type="string" table:style-name="ce3">
            <text:p>teach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071" table:style-name="ce1">
            <text:p>5071</text:p>
          </table:table-cell>
          <table:table-cell office:value-type="string" table:style-name="ce3">
            <text:p>ove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072" table:style-name="ce1">
            <text:p>5072</text:p>
          </table:table-cell>
          <table:table-cell office:value-type="string" table:style-name="ce3">
            <text:p>half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073" table:style-name="ce1">
            <text:p>507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074" table:style-name="ce1">
            <text:p>507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075" table:style-name="ce1">
            <text:p>5075</text:p>
          </table:table-cell>
          <table:table-cell office:value-type="string" table:style-name="ce3">
            <text:p>UC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076" table:style-name="ce1">
            <text:p>5076</text:p>
          </table:table-cell>
          <table:table-cell office:value-type="string" table:style-name="ce3">
            <text:p>s</text:p>
          </table:table-cell>
          <table:table-cell office:value-type="string" table:style-name="ce2">
            <text:p>POS</text:p>
          </table:table-cell>
          <table:table-cell table:number-columns-repeated="16381"/>
        </table:table-row>
        <table:table-row table:style-name="ro1">
          <table:table-cell office:value-type="float" office:value="5077" table:style-name="ce1">
            <text:p>5077</text:p>
          </table:table-cell>
          <table:table-cell office:value-type="string" table:style-name="ce3">
            <text:p>undergraduat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078" table:style-name="ce1">
            <text:p>5078</text:p>
          </table:table-cell>
          <table:table-cell office:value-type="string" table:style-name="ce3">
            <text:p>credi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079" table:style-name="ce1">
            <text:p>5079</text:p>
          </table:table-cell>
          <table:table-cell office:value-type="string" table:style-name="ce3">
            <text:p>hou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080" table:style-name="ce1">
            <text:p>5080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081" table:style-name="ce1">
            <text:p>5081</text:p>
          </table:table-cell>
          <table:table-cell office:value-type="string" table:style-name="ce3">
            <text:p>tota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082" table:style-name="ce1">
            <text:p>5082</text:p>
          </table:table-cell>
          <table:table-cell office:value-type="string" table:style-name="ce3">
            <text:p>i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083" table:style-name="ce1">
            <text:p>5083</text:p>
          </table:table-cell>
          <table:table-cell office:value-type="string" table:style-name="ce3">
            <text:p>graduat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084" table:style-name="ce1">
            <text:p>5084</text:p>
          </table:table-cell>
          <table:table-cell office:value-type="string" table:style-name="ce3">
            <text:p>stud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085" table:style-name="ce1">
            <text:p>5085</text:p>
          </table:table-cell>
          <table:table-cell office:value-type="string" table:style-name="ce3">
            <text:p>teach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086" table:style-name="ce1">
            <text:p>5086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087" table:style-name="ce1">
            <text:p>5087</text:p>
          </table:table-cell>
          <table:table-cell office:value-type="string" table:style-name="ce3">
            <text:p>includ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088" table:style-name="ce1">
            <text:p>5088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089" table:style-name="ce1">
            <text:p>508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090" table:style-name="ce1">
            <text:p>5090</text:p>
          </table:table-cell>
          <table:table-cell office:value-type="string" table:style-name="ce3">
            <text:p>equ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091" table:style-name="ce1">
            <text:p>509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092" table:style-name="ce1">
            <text:p>5092</text:p>
          </table:table-cell>
          <table:table-cell office:value-type="string" table:style-name="ce3">
            <text:p>major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093" table:style-name="ce1">
            <text:p>5093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094" table:style-name="ce1">
            <text:p>5094</text:p>
          </table:table-cell>
          <table:table-cell office:value-type="string" table:style-name="ce3">
            <text:p>Lecturer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095" table:style-name="ce1">
            <text:p>5095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096" table:style-name="ce1">
            <text:p>5096</text:p>
          </table:table-cell>
          <table:table-cell office:value-type="string" table:style-name="ce3">
            <text:p>hir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097" table:style-name="ce1">
            <text:p>5097</text:p>
          </table:table-cell>
          <table:table-cell office:value-type="string" table:style-name="ce3">
            <text:p>or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098" table:style-name="ce1">
            <text:p>5098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099" table:style-name="ce1">
            <text:p>5099</text:p>
          </table:table-cell>
          <table:table-cell office:value-type="string" table:style-name="ce3">
            <text:p>temp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100" table:style-name="ce1">
            <text:p>5100</text:p>
          </table:table-cell>
          <table:table-cell office:value-type="string" table:style-name="ce3">
            <text:p>work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101" table:style-name="ce1">
            <text:p>5101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5102" table:style-name="ce1">
            <text:p>5102</text:p>
          </table:table-cell>
          <table:table-cell office:value-type="string" table:style-name="ce3">
            <text:p>leav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103" table:style-name="ce1">
            <text:p>5103</text:p>
          </table:table-cell>
          <table:table-cell office:value-type="string" table:style-name="ce3">
            <text:p>them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104" table:style-name="ce1">
            <text:p>5104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105" table:style-name="ce1">
            <text:p>5105</text:p>
          </table:table-cell>
          <table:table-cell office:value-type="string" table:style-name="ce3">
            <text:p>no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106" table:style-name="ce1">
            <text:p>5106</text:p>
          </table:table-cell>
          <table:table-cell office:value-type="string" table:style-name="ce3">
            <text:p>job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07" table:style-name="ce1">
            <text:p>5107</text:p>
          </table:table-cell>
          <table:table-cell office:value-type="string" table:style-name="ce3">
            <text:p>secur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08" table:style-name="ce1">
            <text:p>5108</text:p>
          </table:table-cell>
          <table:table-cell office:value-type="string" table:style-name="ce3">
            <text:p>Additional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109" table:style-name="ce1">
            <text:p>5109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110" table:style-name="ce1">
            <text:p>5110</text:p>
          </table:table-cell>
          <table:table-cell office:value-type="string" table:style-name="ce3">
            <text:p>Lectur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11" table:style-name="ce1">
            <text:p>5111</text:p>
          </table:table-cell>
          <table:table-cell office:value-type="string" table:style-name="ce3">
            <text:p>s</text:p>
          </table:table-cell>
          <table:table-cell office:value-type="string" table:style-name="ce2">
            <text:p>POS</text:p>
          </table:table-cell>
          <table:table-cell table:number-columns-repeated="16381"/>
        </table:table-row>
        <table:table-row table:style-name="ro1">
          <table:table-cell office:value-type="float" office:value="5112" table:style-name="ce1">
            <text:p>5112</text:p>
          </table:table-cell>
          <table:table-cell office:value-type="string" table:style-name="ce3">
            <text:p>workloa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13" table:style-name="ce1">
            <text:p>5113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114" table:style-name="ce1">
            <text:p>5114</text:p>
          </table:table-cell>
          <table:table-cell office:value-type="string" table:style-name="ce3">
            <text:p>typical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115" table:style-name="ce1">
            <text:p>5115</text:p>
          </table:table-cell>
          <table:table-cell office:value-type="string" table:style-name="ce3">
            <text:p>twice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5116" table:style-name="ce1">
            <text:p>5116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117" table:style-name="ce1">
            <text:p>5117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118" table:style-name="ce1">
            <text:p>5118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119" table:style-name="ce1">
            <text:p>5119</text:p>
          </table:table-cell>
          <table:table-cell office:value-type="string" table:style-name="ce3">
            <text:p>tenu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20" table:style-name="ce1">
            <text:p>5120</text:p>
          </table:table-cell>
          <table:table-cell office:value-type="string" table:style-name="ce3">
            <text:p>trac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21" table:style-name="ce1">
            <text:p>5121</text:p>
          </table:table-cell>
          <table:table-cell office:value-type="string" table:style-name="ce3">
            <text:p>profess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22" table:style-name="ce1">
            <text:p>5122</text:p>
          </table:table-cell>
          <table:table-cell office:value-type="string" table:style-name="ce3">
            <text:p>ye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123" table:style-name="ce1">
            <text:p>5123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124" table:style-name="ce1">
            <text:p>5124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125" table:style-name="ce1">
            <text:p>5125</text:p>
          </table:table-cell>
          <table:table-cell office:value-type="string" table:style-name="ce3">
            <text:p>pai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126" table:style-name="ce1">
            <text:p>5126</text:p>
          </table:table-cell>
          <table:table-cell office:value-type="string" table:style-name="ce3">
            <text:p>significant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127" table:style-name="ce1">
            <text:p>5127</text:p>
          </table:table-cell>
          <table:table-cell office:value-type="string" table:style-name="ce3">
            <text:p>less</text:p>
          </table:table-cell>
          <table:table-cell office:value-type="string" table:style-name="ce2">
            <text:p>RBR</text:p>
          </table:table-cell>
          <table:table-cell table:number-columns-repeated="16381"/>
        </table:table-row>
        <table:table-row table:style-name="ro1">
          <table:table-cell office:value-type="float" office:value="5128" table:style-name="ce1">
            <text:p>5128</text:p>
          </table:table-cell>
          <table:table-cell office:value-type="string" table:style-name="ce3">
            <text:p>Man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129" table:style-name="ce1">
            <text:p>512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130" table:style-name="ce1">
            <text:p>513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131" table:style-name="ce1">
            <text:p>5131</text:p>
          </table:table-cell>
          <table:table-cell office:value-type="string" table:style-name="ce3">
            <text:p>picke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32" table:style-name="ce1">
            <text:p>5132</text:p>
          </table:table-cell>
          <table:table-cell office:value-type="string" table:style-name="ce3">
            <text:p>sig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133" table:style-name="ce1">
            <text:p>5133</text:p>
          </table:table-cell>
          <table:table-cell office:value-type="string" table:style-name="ce3">
            <text:p>display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134" table:style-name="ce1">
            <text:p>5134</text:p>
          </table:table-cell>
          <table:table-cell office:value-type="string" table:style-name="ce3">
            <text:p>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135" table:style-name="ce1">
            <text:p>513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136" table:style-name="ce1">
            <text:p>5136</text:p>
          </table:table-cell>
          <table:table-cell office:value-type="string" table:style-name="ce3">
            <text:p>picnic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37" table:style-name="ce1">
            <text:p>5137</text:p>
          </table:table-cell>
          <table:table-cell office:value-type="string" table:style-name="ce3">
            <text:p>communica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138" table:style-name="ce1">
            <text:p>5138</text:p>
          </table:table-cell>
          <table:table-cell office:value-type="string" table:style-name="ce3">
            <text:p>around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139" table:style-name="ce1">
            <text:p>513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140" table:style-name="ce1">
            <text:p>5140</text:p>
          </table:table-cell>
          <table:table-cell office:value-type="string" table:style-name="ce3">
            <text:p>them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41" table:style-name="ce1">
            <text:p>514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142" table:style-name="ce1">
            <text:p>5142</text:p>
          </table:table-cell>
          <table:table-cell office:value-type="string" table:style-name="ce3">
            <text:p>precar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43" table:style-name="ce1">
            <text:p>5143</text:p>
          </table:table-cell>
          <table:table-cell office:value-type="string" table:style-name="ce3">
            <text:p>One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5144" table:style-name="ce1">
            <text:p>5144</text:p>
          </table:table-cell>
          <table:table-cell office:value-type="string" table:style-name="ce3">
            <text:p>such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145" table:style-name="ce1">
            <text:p>5145</text:p>
          </table:table-cell>
          <table:table-cell office:value-type="string" table:style-name="ce3">
            <text:p>messa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46" table:style-name="ce1">
            <text:p>5146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147" table:style-name="ce1">
            <text:p>5147</text:p>
          </table:table-cell>
          <table:table-cell office:value-type="string" table:style-name="ce3">
            <text:p>Precariou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148" table:style-name="ce1">
            <text:p>5148</text:p>
          </table:table-cell>
          <table:table-cell office:value-type="string" table:style-name="ce3">
            <text:p>Facul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49" table:style-name="ce1">
            <text:p>5149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150" table:style-name="ce1">
            <text:p>5150</text:p>
          </table:table-cell>
          <table:table-cell office:value-type="string" table:style-name="ce3">
            <text:p>Precariou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151" table:style-name="ce1">
            <text:p>5151</text:p>
          </table:table-cell>
          <table:table-cell office:value-type="string" table:style-name="ce3">
            <text:p>Universit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152" table:style-name="ce1">
            <text:p>5152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153" table:style-name="ce1">
            <text:p>5153</text:p>
          </table:table-cell>
          <table:table-cell office:value-type="string" table:style-name="ce3">
            <text:p>emblazon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154" table:style-name="ce1">
            <text:p>5154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155" table:style-name="ce1">
            <text:p>5155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156" table:style-name="ce1">
            <text:p>5156</text:p>
          </table:table-cell>
          <table:table-cell office:value-type="string" table:style-name="ce3">
            <text:p>gol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57" table:style-name="ce1">
            <text:p>5157</text:p>
          </table:table-cell>
          <table:table-cell office:value-type="string" table:style-name="ce3">
            <text:p>fla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58" table:style-name="ce1">
            <text:p>5158</text:p>
          </table:table-cell>
          <table:table-cell office:value-type="string" table:style-name="ce3">
            <text:p>along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159" table:style-name="ce1">
            <text:p>5159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160" table:style-name="ce1">
            <text:p>516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161" table:style-name="ce1">
            <text:p>5161</text:p>
          </table:table-cell>
          <table:table-cell office:value-type="string" table:style-name="ce3">
            <text:p>stenci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62" table:style-name="ce1">
            <text:p>516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163" table:style-name="ce1">
            <text:p>5163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164" table:style-name="ce1">
            <text:p>5164</text:p>
          </table:table-cell>
          <table:table-cell office:value-type="string" table:style-name="ce3">
            <text:p>fis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65" table:style-name="ce1">
            <text:p>5165</text:p>
          </table:table-cell>
          <table:table-cell office:value-type="string" table:style-name="ce3">
            <text:p>hold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166" table:style-name="ce1">
            <text:p>5166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167" table:style-name="ce1">
            <text:p>5167</text:p>
          </table:table-cell>
          <table:table-cell office:value-type="string" table:style-name="ce3">
            <text:p>penci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68" table:style-name="ce1">
            <text:p>5168</text:p>
          </table:table-cell>
          <table:table-cell office:value-type="string" table:style-name="ce3">
            <text:p>Precarit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169" table:style-name="ce1">
            <text:p>5169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170" table:style-name="ce1">
            <text:p>5170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171" table:style-name="ce1">
            <text:p>5171</text:p>
          </table:table-cell>
          <table:table-cell office:value-type="string" table:style-name="ce3">
            <text:p>defin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172" table:style-name="ce1">
            <text:p>5172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173" table:style-name="ce1">
            <text:p>5173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174" table:style-name="ce1">
            <text:p>5174</text:p>
          </table:table-cell>
          <table:table-cell office:value-type="string" table:style-name="ce3">
            <text:p>condi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75" table:style-name="ce1">
            <text:p>517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176" table:style-name="ce1">
            <text:p>5176</text:p>
          </table:table-cell>
          <table:table-cell office:value-type="string" table:style-name="ce3">
            <text:p>instabil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77" table:style-name="ce1">
            <text:p>5177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178" table:style-name="ce1">
            <text:p>517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179" table:style-name="ce1">
            <text:p>5179</text:p>
          </table:table-cell>
          <table:table-cell office:value-type="string" table:style-name="ce3">
            <text:p>workfor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80" table:style-name="ce1">
            <text:p>5180</text:p>
          </table:table-cell>
          <table:table-cell office:value-type="string" table:style-name="ce3">
            <text:p>crea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181" table:style-name="ce1">
            <text:p>5181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182" table:style-name="ce1">
            <text:p>5182</text:p>
          </table:table-cell>
          <table:table-cell office:value-type="string" table:style-name="ce3">
            <text:p>postindustri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183" table:style-name="ce1">
            <text:p>5183</text:p>
          </table:table-cell>
          <table:table-cell office:value-type="string" table:style-name="ce3">
            <text:p>societ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184" table:style-name="ce1">
            <text:p>5184</text:p>
          </table:table-cell>
          <table:table-cell office:value-type="string" table:style-name="ce3">
            <text:p>when</text:p>
          </table:table-cell>
          <table:table-cell office:value-type="string" table:style-name="ce2">
            <text:p>WRB</text:p>
          </table:table-cell>
          <table:table-cell table:number-columns-repeated="16381"/>
        </table:table-row>
        <table:table-row table:style-name="ro1">
          <table:table-cell office:value-type="float" office:value="5185" table:style-name="ce1">
            <text:p>5185</text:p>
          </table:table-cell>
          <table:table-cell office:value-type="string" table:style-name="ce3">
            <text:p>managem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86" table:style-name="ce1">
            <text:p>5186</text:p>
          </table:table-cell>
          <table:table-cell office:value-type="string" table:style-name="ce3">
            <text:p>seek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187" table:style-name="ce1">
            <text:p>5187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5188" table:style-name="ce1">
            <text:p>5188</text:p>
          </table:table-cell>
          <table:table-cell office:value-type="string" table:style-name="ce3">
            <text:p>increas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189" table:style-name="ce1">
            <text:p>5189</text:p>
          </table:table-cell>
          <table:table-cell office:value-type="string" table:style-name="ce3">
            <text:p>it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5190" table:style-name="ce1">
            <text:p>5190</text:p>
          </table:table-cell>
          <table:table-cell office:value-type="string" table:style-name="ce3">
            <text:p>ow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191" table:style-name="ce1">
            <text:p>5191</text:p>
          </table:table-cell>
          <table:table-cell office:value-type="string" table:style-name="ce3">
            <text:p>strengt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92" table:style-name="ce1">
            <text:p>5192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193" table:style-name="ce1">
            <text:p>5193</text:p>
          </table:table-cell>
          <table:table-cell office:value-type="string" table:style-name="ce3">
            <text:p>limit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194" table:style-name="ce1">
            <text:p>5194</text:p>
          </table:table-cell>
          <table:table-cell office:value-type="string" table:style-name="ce3">
            <text:p>job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195" table:style-name="ce1">
            <text:p>5195</text:p>
          </table:table-cell>
          <table:table-cell office:value-type="string" table:style-name="ce3">
            <text:p>opportunit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196" table:style-name="ce1">
            <text:p>5196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197" table:style-name="ce1">
            <text:p>5197</text:p>
          </table:table-cell>
          <table:table-cell office:value-type="string" table:style-name="ce3">
            <text:p>temporar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198" table:style-name="ce1">
            <text:p>519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199" table:style-name="ce1">
            <text:p>5199</text:p>
          </table:table-cell>
          <table:table-cell office:value-type="string" table:style-name="ce3">
            <text:p>or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200" table:style-name="ce1">
            <text:p>5200</text:p>
          </table:table-cell>
          <table:table-cell office:value-type="string" table:style-name="ce3">
            <text:p>wor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201" table:style-name="ce1">
            <text:p>5201</text:p>
          </table:table-cell>
          <table:table-cell office:value-type="string" table:style-name="ce3">
            <text:p>Carl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202" table:style-name="ce1">
            <text:p>5202</text:p>
          </table:table-cell>
          <table:table-cell office:value-type="string" table:style-name="ce3">
            <text:p>Krawitt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203" table:style-name="ce1">
            <text:p>5203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204" table:style-name="ce1">
            <text:p>5204</text:p>
          </table:table-cell>
          <table:table-cell office:value-type="string" table:style-name="ce3">
            <text:p>watch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205" table:style-name="ce1">
            <text:p>5205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5206" table:style-name="ce1">
            <text:p>5206</text:p>
          </table:table-cell>
          <table:table-cell office:value-type="string" table:style-name="ce3">
            <text:p>s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207" table:style-name="ce1">
            <text:p>5207</text:p>
          </table:table-cell>
          <table:table-cell office:value-type="string" table:style-name="ce3">
            <text:p>Rhett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208" table:style-name="ce1">
            <text:p>5208</text:p>
          </table:table-cell>
          <table:table-cell office:value-type="string" table:style-name="ce3">
            <text:p>now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209" table:style-name="ce1">
            <text:p>5209</text:p>
          </table:table-cell>
          <table:table-cell office:value-type="float" office:value="6" table:style-name="ce3">
            <text:p>6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5210" table:style-name="ce1">
            <text:p>5210</text:p>
          </table:table-cell>
          <table:table-cell office:value-type="string" table:style-name="ce3">
            <text:p>fight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211" table:style-name="ce1">
            <text:p>5211</text:p>
          </table:table-cell>
          <table:table-cell office:value-type="string" table:style-name="ce3">
            <text:p>leukemia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212" table:style-name="ce1">
            <text:p>5212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213" table:style-name="ce1">
            <text:p>521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214" table:style-name="ce1">
            <text:p>5214</text:p>
          </table:table-cell>
          <table:table-cell office:value-type="string" table:style-name="ce3">
            <text:p>pas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215" table:style-name="ce1">
            <text:p>5215</text:p>
          </table:table-cell>
          <table:table-cell office:value-type="string" table:style-name="ce3">
            <text:p>yea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216" table:style-name="ce1">
            <text:p>5216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217" table:style-name="ce1">
            <text:p>5217</text:p>
          </table:table-cell>
          <table:table-cell office:value-type="string" table:style-name="ce3">
            <text:p>more</text:p>
          </table:table-cell>
          <table:table-cell office:value-type="string" table:style-name="ce2">
            <text:p>JJR</text:p>
          </table:table-cell>
          <table:table-cell table:number-columns-repeated="16381"/>
        </table:table-row>
        <table:table-row table:style-name="ro1">
          <table:table-cell office:value-type="float" office:value="5218" table:style-name="ce1">
            <text:p>5218</text:p>
          </table:table-cell>
          <table:table-cell office:value-type="string" table:style-name="ce3">
            <text:p>tha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219" table:style-name="ce1">
            <text:p>5219</text:p>
          </table:table-cell>
          <table:table-cell office:value-type="string" table:style-name="ce3">
            <text:p>three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5220" table:style-name="ce1">
            <text:p>522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221" table:style-name="ce1">
            <text:p>5221</text:p>
          </table:table-cell>
          <table:table-cell office:value-type="string" table:style-name="ce3">
            <text:p>thos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222" table:style-name="ce1">
            <text:p>5222</text:p>
          </table:table-cell>
          <table:table-cell office:value-type="string" table:style-name="ce3">
            <text:p>yea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223" table:style-name="ce1">
            <text:p>5223</text:p>
          </table:table-cell>
          <table:table-cell office:value-type="string" table:style-name="ce3">
            <text:p>Rhett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224" table:style-name="ce1">
            <text:p>5224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225" table:style-name="ce1">
            <text:p>5225</text:p>
          </table:table-cell>
          <table:table-cell office:value-type="string" table:style-name="ce3">
            <text:p>undergone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226" table:style-name="ce1">
            <text:p>5226</text:p>
          </table:table-cell>
          <table:table-cell office:value-type="string" table:style-name="ce3">
            <text:p>rou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227" table:style-name="ce1">
            <text:p>5227</text:p>
          </table:table-cell>
          <table:table-cell office:value-type="string" table:style-name="ce3">
            <text:p>afte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228" table:style-name="ce1">
            <text:p>5228</text:p>
          </table:table-cell>
          <table:table-cell office:value-type="string" table:style-name="ce3">
            <text:p>rou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229" table:style-name="ce1">
            <text:p>5229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230" table:style-name="ce1">
            <text:p>5230</text:p>
          </table:table-cell>
          <table:table-cell office:value-type="string" table:style-name="ce3">
            <text:p>chemotherap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231" table:style-name="ce1">
            <text:p>5231</text:p>
          </table:table-cell>
          <table:table-cell office:value-type="string" table:style-name="ce3">
            <text:p>Las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232" table:style-name="ce1">
            <text:p>5232</text:p>
          </table:table-cell>
          <table:table-cell office:value-type="string" table:style-name="ce3">
            <text:p>yea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233" table:style-name="ce1">
            <text:p>5233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234" table:style-name="ce1">
            <text:p>5234</text:p>
          </table:table-cell>
          <table:table-cell office:value-type="string" table:style-name="ce3">
            <text:p>finish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235" table:style-name="ce1">
            <text:p>5235</text:p>
          </table:table-cell>
          <table:table-cell office:value-type="string" table:style-name="ce3">
            <text:p>chemotherap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236" table:style-name="ce1">
            <text:p>5236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237" table:style-name="ce1">
            <text:p>5237</text:p>
          </table:table-cell>
          <table:table-cell office:value-type="string" table:style-name="ce3">
            <text:p>docto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238" table:style-name="ce1">
            <text:p>5238</text:p>
          </table:table-cell>
          <table:table-cell office:value-type="string" table:style-name="ce3">
            <text:p>say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239" table:style-name="ce1">
            <text:p>5239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240" table:style-name="ce1">
            <text:p>5240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241" table:style-name="ce1">
            <text:p>5241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242" table:style-name="ce1">
            <text:p>5242</text:p>
          </table:table-cell>
          <table:table-cell office:value-type="string" table:style-name="ce3">
            <text:p>remiss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243" table:style-name="ce1">
            <text:p>5243</text:p>
          </table:table-cell>
          <table:table-cell office:value-type="string" table:style-name="ce3">
            <text:p>Now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244" table:style-name="ce1">
            <text:p>5244</text:p>
          </table:table-cell>
          <table:table-cell office:value-type="string" table:style-name="ce3">
            <text:p>there</text:p>
          </table:table-cell>
          <table:table-cell office:value-type="string" table:style-name="ce2">
            <text:p>EX</text:p>
          </table:table-cell>
          <table:table-cell table:number-columns-repeated="16381"/>
        </table:table-row>
        <table:table-row table:style-name="ro1">
          <table:table-cell office:value-type="float" office:value="5245" table:style-name="ce1">
            <text:p>5245</text:p>
          </table:table-cell>
          <table:table-cell office:value-type="string" table:style-name="ce3">
            <text:p>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246" table:style-name="ce1">
            <text:p>5246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247" table:style-name="ce1">
            <text:p>5247</text:p>
          </table:table-cell>
          <table:table-cell office:value-type="string" table:style-name="ce3">
            <text:p>new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248" table:style-name="ce1">
            <text:p>5248</text:p>
          </table:table-cell>
          <table:table-cell office:value-type="string" table:style-name="ce3">
            <text:p>threa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249" table:style-name="ce1">
            <text:p>5249</text:p>
          </table:table-cell>
          <table:table-cell office:value-type="string" table:style-name="ce3">
            <text:p>one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5250" table:style-name="ce1">
            <text:p>5250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251" table:style-name="ce1">
            <text:p>525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252" table:style-name="ce1">
            <text:p>5252</text:p>
          </table:table-cell>
          <table:table-cell office:value-type="string" table:style-name="ce3">
            <text:p>famil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253" table:style-name="ce1">
            <text:p>5253</text:p>
          </table:table-cell>
          <table:table-cell office:value-type="string" table:style-name="ce3">
            <text:p>should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5254" table:style-name="ce1">
            <text:p>5254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255" table:style-name="ce1">
            <text:p>5255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256" table:style-name="ce1">
            <text:p>5256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5257" table:style-name="ce1">
            <text:p>5257</text:p>
          </table:table-cell>
          <table:table-cell office:value-type="string" table:style-name="ce3">
            <text:p>worry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258" table:style-name="ce1">
            <text:p>5258</text:p>
          </table:table-cell>
          <table:table-cell office:value-type="string" table:style-name="ce3">
            <text:p>abou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259" table:style-name="ce1">
            <text:p>5259</text:p>
          </table:table-cell>
          <table:table-cell office:value-type="string" table:style-name="ce3">
            <text:p>measl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260" table:style-name="ce1">
            <text:p>5260</text:p>
          </table:table-cell>
          <table:table-cell office:value-type="string" table:style-name="ce3">
            <text:p>Rhett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261" table:style-name="ce1">
            <text:p>5261</text:p>
          </table:table-cell>
          <table:table-cell office:value-type="string" table:style-name="ce3">
            <text:p>b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262" table:style-name="ce1">
            <text:p>5262</text:p>
          </table:table-cell>
          <table:table-cell office:value-type="string" table:style-name="ce3">
            <text:p>vaccina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263" table:style-name="ce1">
            <text:p>5263</text:p>
          </table:table-cell>
          <table:table-cell office:value-type="string" table:style-name="ce3">
            <text:p>becaus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264" table:style-name="ce1">
            <text:p>5264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5265" table:style-name="ce1">
            <text:p>5265</text:p>
          </table:table-cell>
          <table:table-cell office:value-type="string" table:style-name="ce3">
            <text:p>immun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266" table:style-name="ce1">
            <text:p>5266</text:p>
          </table:table-cell>
          <table:table-cell office:value-type="string" table:style-name="ce3">
            <text:p>syste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267" table:style-name="ce1">
            <text:p>5267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268" table:style-name="ce1">
            <text:p>5268</text:p>
          </table:table-cell>
          <table:table-cell office:value-type="string" table:style-name="ce3">
            <text:p>still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269" table:style-name="ce1">
            <text:p>5269</text:p>
          </table:table-cell>
          <table:table-cell office:value-type="string" table:style-name="ce3">
            <text:p>rebuild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270" table:style-name="ce1">
            <text:p>5270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271" table:style-name="ce1">
            <text:p>5271</text:p>
          </table:table-cell>
          <table:table-cell office:value-type="string" table:style-name="ce3">
            <text:p>may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5272" table:style-name="ce1">
            <text:p>5272</text:p>
          </table:table-cell>
          <table:table-cell office:value-type="string" table:style-name="ce3">
            <text:p>b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273" table:style-name="ce1">
            <text:p>5273</text:p>
          </table:table-cell>
          <table:table-cell office:value-type="string" table:style-name="ce3">
            <text:p>month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274" table:style-name="ce1">
            <text:p>5274</text:p>
          </table:table-cell>
          <table:table-cell office:value-type="string" table:style-name="ce3">
            <text:p>more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5275" table:style-name="ce1">
            <text:p>5275</text:p>
          </table:table-cell>
          <table:table-cell office:value-type="string" table:style-name="ce3">
            <text:p>befor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276" table:style-name="ce1">
            <text:p>5276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5277" table:style-name="ce1">
            <text:p>5277</text:p>
          </table:table-cell>
          <table:table-cell office:value-type="string" table:style-name="ce3">
            <text:p>bod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278" table:style-name="ce1">
            <text:p>5278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279" table:style-name="ce1">
            <text:p>5279</text:p>
          </table:table-cell>
          <table:table-cell office:value-type="string" table:style-name="ce3">
            <text:p>health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280" table:style-name="ce1">
            <text:p>5280</text:p>
          </table:table-cell>
          <table:table-cell office:value-type="string" table:style-name="ce3">
            <text:p>enough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281" table:style-name="ce1">
            <text:p>5281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5282" table:style-name="ce1">
            <text:p>5282</text:p>
          </table:table-cell>
          <table:table-cell office:value-type="string" table:style-name="ce3">
            <text:p>get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283" table:style-name="ce1">
            <text:p>5283</text:p>
          </table:table-cell>
          <table:table-cell office:value-type="string" table:style-name="ce3">
            <text:p>al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284" table:style-name="ce1">
            <text:p>5284</text:p>
          </table:table-cell>
          <table:table-cell office:value-type="string" table:style-name="ce3">
            <text:p>hi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5285" table:style-name="ce1">
            <text:p>5285</text:p>
          </table:table-cell>
          <table:table-cell office:value-type="string" table:style-name="ce3">
            <text:p>immuniza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286" table:style-name="ce1">
            <text:p>5286</text:p>
          </table:table-cell>
          <table:table-cell office:value-type="string" table:style-name="ce3">
            <text:p>Until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287" table:style-name="ce1">
            <text:p>5287</text:p>
          </table:table-cell>
          <table:table-cell office:value-type="string" table:style-name="ce3">
            <text:p>then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288" table:style-name="ce1">
            <text:p>5288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289" table:style-name="ce1">
            <text:p>5289</text:p>
          </table:table-cell>
          <table:table-cell office:value-type="string" table:style-name="ce3">
            <text:p>depend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290" table:style-name="ce1">
            <text:p>5290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291" table:style-name="ce1">
            <text:p>5291</text:p>
          </table:table-cell>
          <table:table-cell office:value-type="string" table:style-name="ce3">
            <text:p>everyon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292" table:style-name="ce1">
            <text:p>5292</text:p>
          </table:table-cell>
          <table:table-cell office:value-type="string" table:style-name="ce3">
            <text:p>around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293" table:style-name="ce1">
            <text:p>5293</text:p>
          </table:table-cell>
          <table:table-cell office:value-type="string" table:style-name="ce3">
            <text:p>him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294" table:style-name="ce1">
            <text:p>5294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295" table:style-name="ce1">
            <text:p>5295</text:p>
          </table:table-cell>
          <table:table-cell office:value-type="string" table:style-name="ce3">
            <text:p>protec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296" table:style-name="ce1">
            <text:p>5296</text:p>
          </table:table-cell>
          <table:table-cell office:value-type="string" table:style-name="ce3">
            <text:p>what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5297" table:style-name="ce1">
            <text:p>5297</text:p>
          </table:table-cell>
          <table:table-cell office:value-type="string" table:style-name="ce3">
            <text:p>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298" table:style-name="ce1">
            <text:p>5298</text:p>
          </table:table-cell>
          <table:table-cell office:value-type="string" table:style-name="ce3">
            <text:p>know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299" table:style-name="ce1">
            <text:p>5299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300" table:style-name="ce1">
            <text:p>5300</text:p>
          </table:table-cell>
          <table:table-cell office:value-type="string" table:style-name="ce3">
            <text:p>her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301" table:style-name="ce1">
            <text:p>5301</text:p>
          </table:table-cell>
          <table:table-cell office:value-type="string" table:style-name="ce3">
            <text:p>immun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302" table:style-name="ce1">
            <text:p>5302</text:p>
          </table:table-cell>
          <table:table-cell office:value-type="string" table:style-name="ce3">
            <text:p>But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303" table:style-name="ce1">
            <text:p>5303</text:p>
          </table:table-cell>
          <table:table-cell office:value-type="string" table:style-name="ce3">
            <text:p>Rhett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304" table:style-name="ce1">
            <text:p>5304</text:p>
          </table:table-cell>
          <table:table-cell office:value-type="string" table:style-name="ce3">
            <text:p>liv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305" table:style-name="ce1">
            <text:p>5305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306" table:style-name="ce1">
            <text:p>5306</text:p>
          </table:table-cell>
          <table:table-cell office:value-type="string" table:style-name="ce3">
            <text:p>Mari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307" table:style-name="ce1">
            <text:p>5307</text:p>
          </table:table-cell>
          <table:table-cell office:value-type="string" table:style-name="ce3">
            <text:p>Count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308" table:style-name="ce1">
            <text:p>5308</text:p>
          </table:table-cell>
          <table:table-cell office:value-type="string" table:style-name="ce3">
            <text:p>Calif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309" table:style-name="ce1">
            <text:p>5309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310" table:style-name="ce1">
            <text:p>5310</text:p>
          </table:table-cell>
          <table:table-cell office:value-type="string" table:style-name="ce3">
            <text:p>coun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312" table:style-name="ce1">
            <text:p>531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313" table:style-name="ce1">
            <text:p>5313</text:p>
          </table:table-cell>
          <table:table-cell office:value-type="string" table:style-name="ce3">
            <text:p>dubiou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314" table:style-name="ce1">
            <text:p>5314</text:p>
          </table:table-cell>
          <table:table-cell office:value-type="string" table:style-name="ce3">
            <text:p>hon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315" table:style-name="ce1">
            <text:p>531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316" table:style-name="ce1">
            <text:p>5316</text:p>
          </table:table-cell>
          <table:table-cell office:value-type="string" table:style-name="ce3">
            <text:p>hav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317" table:style-name="ce1">
            <text:p>531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318" table:style-name="ce1">
            <text:p>5318</text:p>
          </table:table-cell>
          <table:table-cell office:value-type="string" table:style-name="ce3">
            <text:p>highest</text:p>
          </table:table-cell>
          <table:table-cell office:value-type="string" table:style-name="ce2">
            <text:p>JJS</text:p>
          </table:table-cell>
          <table:table-cell table:number-columns-repeated="16381"/>
        </table:table-row>
        <table:table-row table:style-name="ro1">
          <table:table-cell office:value-type="float" office:value="5319" table:style-name="ce1">
            <text:p>5319</text:p>
          </table:table-cell>
          <table:table-cell office:value-type="string" table:style-name="ce3">
            <text:p>rat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320" table:style-name="ce1">
            <text:p>532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321" table:style-name="ce1">
            <text:p>5321</text:p>
          </table:table-cell>
          <table:table-cell office:value-type="string" table:style-name="ce3">
            <text:p>person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322" table:style-name="ce1">
            <text:p>5322</text:p>
          </table:table-cell>
          <table:table-cell office:value-type="string" table:style-name="ce3">
            <text:p>belief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323" table:style-name="ce1">
            <text:p>5323</text:p>
          </table:table-cell>
          <table:table-cell office:value-type="string" table:style-name="ce3">
            <text:p>exempt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324" table:style-name="ce1">
            <text:p>5324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325" table:style-name="ce1">
            <text:p>532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326" table:style-name="ce1">
            <text:p>5326</text:p>
          </table:table-cell>
          <table:table-cell office:value-type="string" table:style-name="ce3">
            <text:p>Ba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327" table:style-name="ce1">
            <text:p>5327</text:p>
          </table:table-cell>
          <table:table-cell office:value-type="string" table:style-name="ce3">
            <text:p>Are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328" table:style-name="ce1">
            <text:p>532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329" table:style-name="ce1">
            <text:p>5329</text:p>
          </table:table-cell>
          <table:table-cell office:value-type="string" table:style-name="ce3">
            <text:p>among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330" table:style-name="ce1">
            <text:p>533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331" table:style-name="ce1">
            <text:p>5331</text:p>
          </table:table-cell>
          <table:table-cell office:value-type="string" table:style-name="ce3">
            <text:p>highest</text:p>
          </table:table-cell>
          <table:table-cell office:value-type="string" table:style-name="ce2">
            <text:p>JJS</text:p>
          </table:table-cell>
          <table:table-cell table:number-columns-repeated="16381"/>
        </table:table-row>
        <table:table-row table:style-name="ro1">
          <table:table-cell office:value-type="float" office:value="5332" table:style-name="ce1">
            <text:p>5332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333" table:style-name="ce1">
            <text:p>533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334" table:style-name="ce1">
            <text:p>5334</text:p>
          </table:table-cell>
          <table:table-cell office:value-type="string" table:style-name="ce3">
            <text:p>stat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335" table:style-name="ce1">
            <text:p>5335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336" table:style-name="ce1">
            <text:p>5336</text:p>
          </table:table-cell>
          <table:table-cell office:value-type="string" table:style-name="ce3">
            <text:p>schoo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337" table:style-name="ce1">
            <text:p>5337</text:p>
          </table:table-cell>
          <table:table-cell office:value-type="string" table:style-name="ce3">
            <text:p>yea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338" table:style-name="ce1">
            <text:p>5338</text:p>
          </table:table-cell>
          <table:table-cell office:value-type="float" office:value="645" table:style-name="ce3">
            <text:p>645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5339" table:style-name="ce1">
            <text:p>5339</text:p>
          </table:table-cell>
          <table:table-cell office:value-type="string" table:style-name="ce3">
            <text:p>perc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340" table:style-name="ce1">
            <text:p>534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341" table:style-name="ce1">
            <text:p>5341</text:p>
          </table:table-cell>
          <table:table-cell office:value-type="string" table:style-name="ce3">
            <text:p>children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342" table:style-name="ce1">
            <text:p>5342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343" table:style-name="ce1">
            <text:p>5343</text:p>
          </table:table-cell>
          <table:table-cell office:value-type="string" table:style-name="ce3">
            <text:p>Mari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344" table:style-name="ce1">
            <text:p>5344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345" table:style-name="ce1">
            <text:p>5345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346" table:style-name="ce1">
            <text:p>5346</text:p>
          </table:table-cell>
          <table:table-cell office:value-type="string" table:style-name="ce3">
            <text:p>person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347" table:style-name="ce1">
            <text:p>5347</text:p>
          </table:table-cell>
          <table:table-cell office:value-type="string" table:style-name="ce3">
            <text:p>belief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348" table:style-name="ce1">
            <text:p>5348</text:p>
          </table:table-cell>
          <table:table-cell office:value-type="string" table:style-name="ce3">
            <text:p>exemp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349" table:style-name="ce1">
            <text:p>5349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5350" table:style-name="ce1">
            <text:p>5350</text:p>
          </table:table-cell>
          <table:table-cell office:value-type="string" table:style-name="ce3">
            <text:p>allow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351" table:style-name="ce1">
            <text:p>5351</text:p>
          </table:table-cell>
          <table:table-cell office:value-type="string" table:style-name="ce3">
            <text:p>paren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352" table:style-name="ce1">
            <text:p>5352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5353" table:style-name="ce1">
            <text:p>5353</text:p>
          </table:table-cell>
          <table:table-cell office:value-type="string" table:style-name="ce3">
            <text:p>lawful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354" table:style-name="ce1">
            <text:p>5354</text:p>
          </table:table-cell>
          <table:table-cell office:value-type="string" table:style-name="ce3">
            <text:p>send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355" table:style-name="ce1">
            <text:p>5355</text:p>
          </table:table-cell>
          <table:table-cell office:value-type="string" table:style-name="ce3">
            <text:p>thei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5356" table:style-name="ce1">
            <text:p>5356</text:p>
          </table:table-cell>
          <table:table-cell office:value-type="string" table:style-name="ce3">
            <text:p>children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357" table:style-name="ce1">
            <text:p>5357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358" table:style-name="ce1">
            <text:p>5358</text:p>
          </table:table-cell>
          <table:table-cell office:value-type="string" table:style-name="ce3">
            <text:p>schoo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359" table:style-name="ce1">
            <text:p>5359</text:p>
          </table:table-cell>
          <table:table-cell office:value-type="string" table:style-name="ce3">
            <text:p>unvaccinat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360" table:style-name="ce1">
            <text:p>5360</text:p>
          </table:table-cell>
          <table:table-cell office:value-type="string" table:style-name="ce3">
            <text:p>agains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361" table:style-name="ce1">
            <text:p>5361</text:p>
          </table:table-cell>
          <table:table-cell office:value-type="string" table:style-name="ce3">
            <text:p>communicab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362" table:style-name="ce1">
            <text:p>5362</text:p>
          </table:table-cell>
          <table:table-cell office:value-type="string" table:style-name="ce3">
            <text:p>diseas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363" table:style-name="ce1">
            <text:p>5363</text:p>
          </table:table-cell>
          <table:table-cell office:value-type="string" table:style-name="ce3">
            <text:p>lik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364" table:style-name="ce1">
            <text:p>5364</text:p>
          </table:table-cell>
          <table:table-cell office:value-type="string" table:style-name="ce3">
            <text:p>measl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365" table:style-name="ce1">
            <text:p>5365</text:p>
          </table:table-cell>
          <table:table-cell office:value-type="string" table:style-name="ce3">
            <text:p>polio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366" table:style-name="ce1">
            <text:p>5366</text:p>
          </table:table-cell>
          <table:table-cell office:value-type="string" table:style-name="ce3">
            <text:p>whoopi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367" table:style-name="ce1">
            <text:p>5367</text:p>
          </table:table-cell>
          <table:table-cell office:value-type="string" table:style-name="ce3">
            <text:p>coug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368" table:style-name="ce1">
            <text:p>536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369" table:style-name="ce1">
            <text:p>5369</text:p>
          </table:table-cell>
          <table:table-cell office:value-type="string" table:style-name="ce3">
            <text:p>more</text:p>
          </table:table-cell>
          <table:table-cell office:value-type="string" table:style-name="ce2">
            <text:p>JJR</text:p>
          </table:table-cell>
          <table:table-cell table:number-columns-repeated="16381"/>
        </table:table-row>
        <table:table-row table:style-name="ro1">
          <table:table-cell office:value-type="float" office:value="5370" table:style-name="ce1">
            <text:p>5370</text:p>
          </table:table-cell>
          <table:table-cell office:value-type="string" table:style-name="ce3">
            <text:p>Carl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371" table:style-name="ce1">
            <text:p>5371</text:p>
          </table:table-cell>
          <table:table-cell office:value-type="string" table:style-name="ce3">
            <text:p>Krawitt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372" table:style-name="ce1">
            <text:p>5372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373" table:style-name="ce1">
            <text:p>5373</text:p>
          </table:table-cell>
          <table:table-cell office:value-type="string" table:style-name="ce3">
            <text:p>ha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374" table:style-name="ce1">
            <text:p>5374</text:p>
          </table:table-cell>
          <table:table-cell office:value-type="string" table:style-name="ce3">
            <text:p>jus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375" table:style-name="ce1">
            <text:p>5375</text:p>
          </table:table-cell>
          <table:table-cell office:value-type="string" table:style-name="ce3">
            <text:p>about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5376" table:style-name="ce1">
            <text:p>5376</text:p>
          </table:table-cell>
          <table:table-cell office:value-type="string" table:style-name="ce3">
            <text:p>enough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5377" table:style-name="ce1">
            <text:p>5377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378" table:style-name="ce1">
            <text:p>5378</text:p>
          </table:table-cell>
          <table:table-cell office:value-type="string" table:style-name="ce3">
            <text:p>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379" table:style-name="ce1">
            <text:p>5379</text:p>
          </table:table-cell>
          <table:table-cell office:value-type="string" table:style-name="ce3">
            <text:p>ver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380" table:style-name="ce1">
            <text:p>5380</text:p>
          </table:table-cell>
          <table:table-cell office:value-type="string" table:style-name="ce3">
            <text:p>emotion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381" table:style-name="ce1">
            <text:p>5381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382" table:style-name="ce1">
            <text:p>5382</text:p>
          </table:table-cell>
          <table:table-cell office:value-type="string" table:style-name="ce3">
            <text:p>m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383" table:style-name="ce1">
            <text:p>5383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384" table:style-name="ce1">
            <text:p>5384</text:p>
          </table:table-cell>
          <table:table-cell office:value-type="string" table:style-name="ce3">
            <text:p>sai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385" table:style-name="ce1">
            <text:p>5385</text:p>
          </table:table-cell>
          <table:table-cell office:value-type="string" table:style-name="ce3">
            <text:p>I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386" table:style-name="ce1">
            <text:p>5386</text:p>
          </table:table-cell>
          <table:table-cell office:value-type="string" table:style-name="ce3">
            <text:p>you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387" table:style-name="ce1">
            <text:p>5387</text:p>
          </table:table-cell>
          <table:table-cell office:value-type="string" table:style-name="ce3">
            <text:p>choos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388" table:style-name="ce1">
            <text:p>5388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389" table:style-name="ce1">
            <text:p>5389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5390" table:style-name="ce1">
            <text:p>5390</text:p>
          </table:table-cell>
          <table:table-cell office:value-type="string" table:style-name="ce3">
            <text:p>immuniz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391" table:style-name="ce1">
            <text:p>5391</text:p>
          </table:table-cell>
          <table:table-cell office:value-type="string" table:style-name="ce3">
            <text:p>you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5392" table:style-name="ce1">
            <text:p>5392</text:p>
          </table:table-cell>
          <table:table-cell office:value-type="string" table:style-name="ce3">
            <text:p>ow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393" table:style-name="ce1">
            <text:p>5393</text:p>
          </table:table-cell>
          <table:table-cell office:value-type="string" table:style-name="ce3">
            <text:p>chil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394" table:style-name="ce1">
            <text:p>5394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395" table:style-name="ce1">
            <text:p>5395</text:p>
          </table:table-cell>
          <table:table-cell office:value-type="string" table:style-name="ce3">
            <text:p>you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5396" table:style-name="ce1">
            <text:p>5396</text:p>
          </table:table-cell>
          <table:table-cell office:value-type="string" table:style-name="ce3">
            <text:p>ow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397" table:style-name="ce1">
            <text:p>5397</text:p>
          </table:table-cell>
          <table:table-cell office:value-type="string" table:style-name="ce3">
            <text:p>chil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398" table:style-name="ce1">
            <text:p>5398</text:p>
          </table:table-cell>
          <table:table-cell office:value-type="string" table:style-name="ce3">
            <text:p>di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399" table:style-name="ce1">
            <text:p>5399</text:p>
          </table:table-cell>
          <table:table-cell office:value-type="string" table:style-name="ce3">
            <text:p>becaus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400" table:style-name="ce1">
            <text:p>5400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401" table:style-name="ce1">
            <text:p>5401</text:p>
          </table:table-cell>
          <table:table-cell office:value-type="string" table:style-name="ce3">
            <text:p>get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402" table:style-name="ce1">
            <text:p>5402</text:p>
          </table:table-cell>
          <table:table-cell office:value-type="string" table:style-name="ce3">
            <text:p>measl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403" table:style-name="ce1">
            <text:p>5403</text:p>
          </table:table-cell>
          <table:table-cell office:value-type="string" table:style-name="ce3">
            <text:p>OK</text:p>
          </table:table-cell>
          <table:table-cell office:value-type="string" table:style-name="ce2">
            <text:p>UH</text:p>
          </table:table-cell>
          <table:table-cell table:number-columns-repeated="16381"/>
        </table:table-row>
        <table:table-row table:style-name="ro1">
          <table:table-cell office:value-type="float" office:value="5404" table:style-name="ce1">
            <text:p>5404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405" table:style-name="ce1">
            <text:p>5405</text:p>
          </table:table-cell>
          <table:table-cell office:value-type="string" table:style-name="ce3">
            <text:p>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406" table:style-name="ce1">
            <text:p>5406</text:p>
          </table:table-cell>
          <table:table-cell office:value-type="string" table:style-name="ce3">
            <text:p>you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5407" table:style-name="ce1">
            <text:p>5407</text:p>
          </table:table-cell>
          <table:table-cell office:value-type="string" table:style-name="ce3">
            <text:p>responsibil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408" table:style-name="ce1">
            <text:p>5408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409" table:style-name="ce1">
            <text:p>5409</text:p>
          </table:table-cell>
          <table:table-cell office:value-type="string" table:style-name="ce3">
            <text:p>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410" table:style-name="ce1">
            <text:p>5410</text:p>
          </table:table-cell>
          <table:table-cell office:value-type="string" table:style-name="ce3">
            <text:p>you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5411" table:style-name="ce1">
            <text:p>5411</text:p>
          </table:table-cell>
          <table:table-cell office:value-type="string" table:style-name="ce3">
            <text:p>choi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412" table:style-name="ce1">
            <text:p>5412</text:p>
          </table:table-cell>
          <table:table-cell office:value-type="string" table:style-name="ce3">
            <text:p>But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413" table:style-name="ce1">
            <text:p>5413</text:p>
          </table:table-cell>
          <table:table-cell office:value-type="string" table:style-name="ce3">
            <text:p>i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414" table:style-name="ce1">
            <text:p>5414</text:p>
          </table:table-cell>
          <table:table-cell office:value-type="string" table:style-name="ce3">
            <text:p>you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5415" table:style-name="ce1">
            <text:p>5415</text:p>
          </table:table-cell>
          <table:table-cell office:value-type="string" table:style-name="ce3">
            <text:p>chil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416" table:style-name="ce1">
            <text:p>5416</text:p>
          </table:table-cell>
          <table:table-cell office:value-type="string" table:style-name="ce3">
            <text:p>get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417" table:style-name="ce1">
            <text:p>5417</text:p>
          </table:table-cell>
          <table:table-cell office:value-type="string" table:style-name="ce3">
            <text:p>sick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418" table:style-name="ce1">
            <text:p>5418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419" table:style-name="ce1">
            <text:p>5419</text:p>
          </table:table-cell>
          <table:table-cell office:value-type="string" table:style-name="ce3">
            <text:p>get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420" table:style-name="ce1">
            <text:p>5420</text:p>
          </table:table-cell>
          <table:table-cell office:value-type="string" table:style-name="ce3">
            <text:p>my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5421" table:style-name="ce1">
            <text:p>5421</text:p>
          </table:table-cell>
          <table:table-cell office:value-type="string" table:style-name="ce3">
            <text:p>chil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422" table:style-name="ce1">
            <text:p>5422</text:p>
          </table:table-cell>
          <table:table-cell office:value-type="string" table:style-name="ce3">
            <text:p>sick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423" table:style-name="ce1">
            <text:p>5423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424" table:style-name="ce1">
            <text:p>5424</text:p>
          </table:table-cell>
          <table:table-cell office:value-type="string" table:style-name="ce3">
            <text:p>my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5425" table:style-name="ce1">
            <text:p>5425</text:p>
          </table:table-cell>
          <table:table-cell office:value-type="string" table:style-name="ce3">
            <text:p>chil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426" table:style-name="ce1">
            <text:p>5426</text:p>
          </table:table-cell>
          <table:table-cell office:value-type="string" table:style-name="ce3">
            <text:p>di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427" table:style-name="ce1">
            <text:p>5427</text:p>
          </table:table-cell>
          <table:table-cell office:value-type="string" table:style-name="ce3">
            <text:p>then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428" table:style-name="ce1">
            <text:p>5428</text:p>
          </table:table-cell>
          <table:table-cell office:value-type="string" table:style-name="ce3">
            <text:p>you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5429" table:style-name="ce1">
            <text:p>5429</text:p>
          </table:table-cell>
          <table:table-cell office:value-type="string" table:style-name="ce3">
            <text:p>ac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430" table:style-name="ce1">
            <text:p>5430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431" table:style-name="ce1">
            <text:p>5431</text:p>
          </table:table-cell>
          <table:table-cell office:value-type="string" table:style-name="ce3">
            <text:p>harm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432" table:style-name="ce1">
            <text:p>5432</text:p>
          </table:table-cell>
          <table:table-cell office:value-type="string" table:style-name="ce3">
            <text:p>my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5433" table:style-name="ce1">
            <text:p>5433</text:p>
          </table:table-cell>
          <table:table-cell office:value-type="string" table:style-name="ce3">
            <text:p>chil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434" table:style-name="ce1">
            <text:p>5434</text:p>
          </table:table-cell>
          <table:table-cell office:value-type="string" table:style-name="ce3">
            <text:p>South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435" table:style-name="ce1">
            <text:p>5435</text:p>
          </table:table-cell>
          <table:table-cell office:value-type="string" table:style-name="ce3">
            <text:p>??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436" table:style-name="ce1">
            <text:p>5436</text:p>
          </table:table-cell>
          <table:table-cell office:value-type="string" table:style-name="ce3">
            <text:p>startup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437" table:style-name="ce1">
            <text:p>5437</text:p>
          </table:table-cell>
          <table:table-cell office:value-type="string" table:style-name="ce3">
            <text:p>cultu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438" table:style-name="ce1">
            <text:p>5438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439" table:style-name="ce1">
            <text:p>5439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440" table:style-name="ce1">
            <text:p>5440</text:p>
          </table:table-cell>
          <table:table-cell office:value-type="string" table:style-name="ce3">
            <text:p>gain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441" table:style-name="ce1">
            <text:p>5441</text:p>
          </table:table-cell>
          <table:table-cell office:value-type="string" table:style-name="ce3">
            <text:p>more</text:p>
          </table:table-cell>
          <table:table-cell office:value-type="string" table:style-name="ce2">
            <text:p>JJR</text:p>
          </table:table-cell>
          <table:table-cell table:number-columns-repeated="16381"/>
        </table:table-row>
        <table:table-row table:style-name="ro1">
          <table:table-cell office:value-type="float" office:value="5442" table:style-name="ce1">
            <text:p>5442</text:p>
          </table:table-cell>
          <table:table-cell office:value-type="string" table:style-name="ce3">
            <text:p>atten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443" table:style-name="ce1">
            <text:p>5443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444" table:style-name="ce1">
            <text:p>544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445" table:style-name="ce1">
            <text:p>5445</text:p>
          </table:table-cell>
          <table:table-cell office:value-type="string" table:style-name="ce3">
            <text:p>lat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446" table:style-name="ce1">
            <text:p>5446</text:p>
          </table:table-cell>
          <table:table-cell office:value-type="string" table:style-name="ce3">
            <text:p>Accord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447" table:style-name="ce1">
            <text:p>5447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5448" table:style-name="ce1">
            <text:p>5448</text:p>
          </table:table-cell>
          <table:table-cell office:value-type="string" table:style-name="ce3">
            <text:p>??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449" table:style-name="ce1">
            <text:p>5449</text:p>
          </table:table-cell>
          <table:table-cell office:value-type="string" table:style-name="ce3">
            <text:p>Small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450" table:style-name="ce1">
            <text:p>5450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451" table:style-name="ce1">
            <text:p>5451</text:p>
          </table:table-cell>
          <table:table-cell office:value-type="string" table:style-name="ce3">
            <text:p>Medium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452" table:style-name="ce1">
            <text:p>5452</text:p>
          </table:table-cell>
          <table:table-cell office:value-type="string" table:style-name="ce3">
            <text:p>Busines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453" table:style-name="ce1">
            <text:p>5453</text:p>
          </table:table-cell>
          <table:table-cell office:value-type="string" table:style-name="ce3">
            <text:p>Administratio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454" table:style-name="ce1">
            <text:p>545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455" table:style-name="ce1">
            <text:p>5455</text:p>
          </table:table-cell>
          <table:table-cell office:value-type="string" table:style-name="ce3">
            <text:p>numb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456" table:style-name="ce1">
            <text:p>545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457" table:style-name="ce1">
            <text:p>5457</text:p>
          </table:table-cell>
          <table:table-cell office:value-type="string" table:style-name="ce3">
            <text:p>startup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458" table:style-name="ce1">
            <text:p>5458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459" table:style-name="ce1">
            <text:p>545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460" table:style-name="ce1">
            <text:p>5460</text:p>
          </table:table-cell>
          <table:table-cell office:value-type="string" table:style-name="ce3">
            <text:p>countr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461" table:style-name="ce1">
            <text:p>5461</text:p>
          </table:table-cell>
          <table:table-cell office:value-type="string" table:style-name="ce3">
            <text:p>soar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462" table:style-name="ce1">
            <text:p>5462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5463" table:style-name="ce1">
            <text:p>5463</text:p>
          </table:table-cell>
          <table:table-cell office:value-type="string" table:style-name="ce3">
            <text:p>rough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464" table:style-name="ce1">
            <text:p>5464</text:p>
          </table:table-cell>
          <table:table-cell office:value-type="float" office:value="30000" table:style-name="ce3">
            <text:p>30000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5465" table:style-name="ce1">
            <text:p>5465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466" table:style-name="ce1">
            <text:p>546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467" table:style-name="ce1">
            <text:p>5467</text:p>
          </table:table-cell>
          <table:table-cell office:value-type="string" table:style-name="ce3">
            <text:p>Januar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468" table:style-name="ce1">
            <text:p>5468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469" table:style-name="ce1">
            <text:p>5469</text:p>
          </table:table-cell>
          <table:table-cell office:value-type="string" table:style-name="ce3">
            <text:p>yea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470" table:style-name="ce1">
            <text:p>5470</text:p>
          </table:table-cell>
          <table:table-cell office:value-type="string" table:style-name="ce3">
            <text:p>up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471" table:style-name="ce1">
            <text:p>5471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472" table:style-name="ce1">
            <text:p>5472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473" table:style-name="ce1">
            <text:p>5473</text:p>
          </table:table-cell>
          <table:table-cell office:value-type="string" table:style-name="ce3">
            <text:p>mer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474" table:style-name="ce1">
            <text:p>5474</text:p>
          </table:table-cell>
          <table:table-cell office:value-type="float" office:value="2000" table:style-name="ce3">
            <text:p>2000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5475" table:style-name="ce1">
            <text:p>5475</text:p>
          </table:table-cell>
          <table:table-cell office:value-type="string" table:style-name="ce3">
            <text:p>som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476" table:style-name="ce1">
            <text:p>5476</text:p>
          </table:table-cell>
          <table:table-cell office:value-type="float" office:value="16" table:style-name="ce3">
            <text:p>16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5477" table:style-name="ce1">
            <text:p>5477</text:p>
          </table:table-cell>
          <table:table-cell office:value-type="string" table:style-name="ce3">
            <text:p>yea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478" table:style-name="ce1">
            <text:p>5478</text:p>
          </table:table-cell>
          <table:table-cell office:value-type="string" table:style-name="ce3">
            <text:p>ago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479" table:style-name="ce1">
            <text:p>5479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480" table:style-name="ce1">
            <text:p>5480</text:p>
          </table:table-cell>
          <table:table-cell office:value-type="string" table:style-name="ce3">
            <text:p>among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481" table:style-name="ce1">
            <text:p>5481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482" table:style-name="ce1">
            <text:p>5482</text:p>
          </table:table-cell>
          <table:table-cell office:value-type="string" table:style-name="ce3">
            <text:p>group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483" table:style-name="ce1">
            <text:p>5483</text:p>
          </table:table-cell>
          <table:table-cell office:value-type="float" office:value="63" table:style-name="ce3">
            <text:p>63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5484" table:style-name="ce1">
            <text:p>5484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485" table:style-name="ce1">
            <text:p>5485</text:p>
          </table:table-cell>
          <table:table-cell office:value-type="string" table:style-name="ce3">
            <text:p>ris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486" table:style-name="ce1">
            <text:p>5486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5487" table:style-name="ce1">
            <text:p>5487</text:p>
          </table:table-cell>
          <table:table-cell office:value-type="string" table:style-name="ce3">
            <text:p>No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488" table:style-name="ce1">
            <text:p>5488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5489" table:style-name="ce1">
            <text:p>5489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490" table:style-name="ce1">
            <text:p>5490</text:p>
          </table:table-cell>
          <table:table-cell office:value-type="string" table:style-name="ce3">
            <text:p>ter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491" table:style-name="ce1">
            <text:p>549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492" table:style-name="ce1">
            <text:p>5492</text:p>
          </table:table-cell>
          <table:table-cell office:value-type="string" table:style-name="ce3">
            <text:p>marke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493" table:style-name="ce1">
            <text:p>5493</text:p>
          </table:table-cell>
          <table:table-cell office:value-type="string" table:style-name="ce3">
            <text:p>sha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494" table:style-name="ce1">
            <text:p>5494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495" table:style-name="ce1">
            <text:p>5495</text:p>
          </table:table-cell>
          <table:table-cell office:value-type="string" table:style-name="ce3">
            <text:p>thei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5496" table:style-name="ce1">
            <text:p>5496</text:p>
          </table:table-cell>
          <table:table-cell office:value-type="string" table:style-name="ce3">
            <text:p>respectiv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497" table:style-name="ce1">
            <text:p>5497</text:p>
          </table:table-cell>
          <table:table-cell office:value-type="string" table:style-name="ce3">
            <text:p>industr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498" table:style-name="ce1">
            <text:p>5498</text:p>
          </table:table-cell>
          <table:table-cell office:value-type="string" table:style-name="ce3">
            <text:p>But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499" table:style-name="ce1">
            <text:p>5499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500" table:style-name="ce1">
            <text:p>5500</text:p>
          </table:table-cell>
          <table:table-cell office:value-type="string" table:style-name="ce3">
            <text:p>spit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501" table:style-name="ce1">
            <text:p>550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502" table:style-name="ce1">
            <text:p>5502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503" table:style-name="ce1">
            <text:p>5503</text:p>
          </table:table-cell>
          <table:table-cell office:value-type="string" table:style-name="ce3">
            <text:p>growt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504" table:style-name="ce1">
            <text:p>5504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505" table:style-name="ce1">
            <text:p>550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506" table:style-name="ce1">
            <text:p>5506</text:p>
          </table:table-cell>
          <table:table-cell office:value-type="string" table:style-name="ce3">
            <text:p>??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507" table:style-name="ce1">
            <text:p>5507</text:p>
          </table:table-cell>
          <table:table-cell office:value-type="string" table:style-name="ce3">
            <text:p>ongoi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508" table:style-name="ce1">
            <text:p>5508</text:p>
          </table:table-cell>
          <table:table-cell office:value-type="string" table:style-name="ce3">
            <text:p>suppor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509" table:style-name="ce1">
            <text:p>5509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510" table:style-name="ce1">
            <text:p>5510</text:p>
          </table:table-cell>
          <table:table-cell office:value-type="string" table:style-name="ce3">
            <text:p>build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511" table:style-name="ce1">
            <text:p>5511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512" table:style-name="ce1">
            <text:p>5512</text:p>
          </table:table-cell>
          <table:table-cell office:value-type="string" table:style-name="ce3">
            <text:p>creativ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513" table:style-name="ce1">
            <text:p>5513</text:p>
          </table:table-cell>
          <table:table-cell office:value-type="string" table:style-name="ce3">
            <text:p>econom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514" table:style-name="ce1">
            <text:p>5514</text:p>
          </table:table-cell>
          <table:table-cell office:value-type="string" table:style-name="ce3">
            <text:p>one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5515" table:style-name="ce1">
            <text:p>5515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5516" table:style-name="ce1">
            <text:p>5516</text:p>
          </table:table-cell>
          <table:table-cell office:value-type="string" table:style-name="ce3">
            <text:p>favor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517" table:style-name="ce1">
            <text:p>5517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518" table:style-name="ce1">
            <text:p>5518</text:p>
          </table:table-cell>
          <table:table-cell office:value-type="string" table:style-name="ce3">
            <text:p>encourag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519" table:style-name="ce1">
            <text:p>5519</text:p>
          </table:table-cell>
          <table:table-cell office:value-type="string" table:style-name="ce3">
            <text:p>you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520" table:style-name="ce1">
            <text:p>5520</text:p>
          </table:table-cell>
          <table:table-cell office:value-type="string" table:style-name="ce3">
            <text:p>entrepreneurship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521" table:style-name="ce1">
            <text:p>5521</text:p>
          </table:table-cell>
          <table:table-cell office:value-type="string" table:style-name="ce3">
            <text:p>??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522" table:style-name="ce1">
            <text:p>5522</text:p>
          </table:table-cell>
          <table:table-cell office:value-type="string" table:style-name="ce3">
            <text:p>startup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523" table:style-name="ce1">
            <text:p>5523</text:p>
          </table:table-cell>
          <table:table-cell office:value-type="string" table:style-name="ce3">
            <text:p>cultu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524" table:style-name="ce1">
            <text:p>5524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525" table:style-name="ce1">
            <text:p>5525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526" table:style-name="ce1">
            <text:p>5526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527" table:style-name="ce1">
            <text:p>5527</text:p>
          </table:table-cell>
          <table:table-cell office:value-type="string" table:style-name="ce3">
            <text:p>advantageou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528" table:style-name="ce1">
            <text:p>5528</text:p>
          </table:table-cell>
          <table:table-cell office:value-type="string" table:style-name="ce3">
            <text:p>or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529" table:style-name="ce1">
            <text:p>5529</text:p>
          </table:table-cell>
          <table:table-cell office:value-type="string" table:style-name="ce3">
            <text:p>conduciv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530" table:style-name="ce1">
            <text:p>5530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531" table:style-name="ce1">
            <text:p>5531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532" table:style-name="ce1">
            <text:p>5532</text:p>
          </table:table-cell>
          <table:table-cell office:value-type="string" table:style-name="ce3">
            <text:p>might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5533" table:style-name="ce1">
            <text:p>5533</text:p>
          </table:table-cell>
          <table:table-cell office:value-type="string" table:style-name="ce3">
            <text:p>seem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534" table:style-name="ce1">
            <text:p>5534</text:p>
          </table:table-cell>
          <table:table-cell office:value-type="string" table:style-name="ce3">
            <text:p>Whil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535" table:style-name="ce1">
            <text:p>5535</text:p>
          </table:table-cell>
          <table:table-cell office:value-type="string" table:style-name="ce3">
            <text:p>man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536" table:style-name="ce1">
            <text:p>5536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537" table:style-name="ce1">
            <text:p>553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538" table:style-name="ce1">
            <text:p>5538</text:p>
          </table:table-cell>
          <table:table-cell office:value-type="string" table:style-name="ce3">
            <text:p>impress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539" table:style-name="ce1">
            <text:p>553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540" table:style-name="ce1">
            <text:p>5540</text:p>
          </table:table-cell>
          <table:table-cell office:value-type="string" table:style-name="ce3">
            <text:p>countr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541" table:style-name="ce1">
            <text:p>5541</text:p>
          </table:table-cell>
          <table:table-cell office:value-type="string" table:style-name="ce3">
            <text:p>s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5542" table:style-name="ce1">
            <text:p>5542</text:p>
          </table:table-cell>
          <table:table-cell office:value-type="string" table:style-name="ce3">
            <text:p>startup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543" table:style-name="ce1">
            <text:p>5543</text:p>
          </table:table-cell>
          <table:table-cell office:value-type="string" table:style-name="ce3">
            <text:p>landscap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544" table:style-name="ce1">
            <text:p>5544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545" table:style-name="ce1">
            <text:p>5545</text:p>
          </table:table-cell>
          <table:table-cell office:value-type="string" table:style-name="ce3">
            <text:p>teem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546" table:style-name="ce1">
            <text:p>5546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547" table:style-name="ce1">
            <text:p>5547</text:p>
          </table:table-cell>
          <table:table-cell office:value-type="string" table:style-name="ce3">
            <text:p>opportun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548" table:style-name="ce1">
            <text:p>5548</text:p>
          </table:table-cell>
          <table:table-cell office:value-type="string" table:style-name="ce3">
            <text:p>there</text:p>
          </table:table-cell>
          <table:table-cell office:value-type="string" table:style-name="ce2">
            <text:p>EX</text:p>
          </table:table-cell>
          <table:table-cell table:number-columns-repeated="16381"/>
        </table:table-row>
        <table:table-row table:style-name="ro1">
          <table:table-cell office:value-type="float" office:value="5549" table:style-name="ce1">
            <text:p>5549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550" table:style-name="ce1">
            <text:p>5550</text:p>
          </table:table-cell>
          <table:table-cell office:value-type="string" table:style-name="ce3">
            <text:p>som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551" table:style-name="ce1">
            <text:p>5551</text:p>
          </table:table-cell>
          <table:table-cell office:value-type="string" table:style-name="ce3">
            <text:p>who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5552" table:style-name="ce1">
            <text:p>5552</text:p>
          </table:table-cell>
          <table:table-cell office:value-type="string" table:style-name="ce3">
            <text:p>remain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553" table:style-name="ce1">
            <text:p>5553</text:p>
          </table:table-cell>
          <table:table-cell office:value-type="string" table:style-name="ce3">
            <text:p>skept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554" table:style-name="ce1">
            <text:p>555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555" table:style-name="ce1">
            <text:p>5555</text:p>
          </table:table-cell>
          <table:table-cell office:value-type="string" table:style-name="ce3">
            <text:p>its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5556" table:style-name="ce1">
            <text:p>5556</text:p>
          </table:table-cell>
          <table:table-cell office:value-type="string" table:style-name="ce3">
            <text:p>tru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557" table:style-name="ce1">
            <text:p>5557</text:p>
          </table:table-cell>
          <table:table-cell office:value-type="string" table:style-name="ce3">
            <text:p>offering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558" table:style-name="ce1">
            <text:p>5558</text:p>
          </table:table-cell>
          <table:table-cell office:value-type="string" table:style-name="ce3">
            <text:p>One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5559" table:style-name="ce1">
            <text:p>5559</text:p>
          </table:table-cell>
          <table:table-cell office:value-type="string" table:style-name="ce3">
            <text:p>such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560" table:style-name="ce1">
            <text:p>5560</text:p>
          </table:table-cell>
          <table:table-cell office:value-type="string" table:style-name="ce3">
            <text:p>entrepreneu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561" table:style-name="ce1">
            <text:p>5561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562" table:style-name="ce1">
            <text:p>5562</text:p>
          </table:table-cell>
          <table:table-cell office:value-type="string" table:style-name="ce3">
            <text:p>Ja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563" table:style-name="ce1">
            <text:p>5563</text:p>
          </table:table-cell>
          <table:table-cell office:value-type="string" table:style-name="ce3">
            <text:p>Le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564" table:style-name="ce1">
            <text:p>5564</text:p>
          </table:table-cell>
          <table:table-cell office:value-type="string" table:style-name="ce3">
            <text:p>found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565" table:style-name="ce1">
            <text:p>5565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566" table:style-name="ce1">
            <text:p>5566</text:p>
          </table:table-cell>
          <table:table-cell office:value-type="string" table:style-name="ce3">
            <text:p>CEO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567" table:style-name="ce1">
            <text:p>5567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568" table:style-name="ce1">
            <text:p>5568</text:p>
          </table:table-cell>
          <table:table-cell office:value-type="string" table:style-name="ce3">
            <text:p>Movabl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569" table:style-name="ce1">
            <text:p>5569</text:p>
          </table:table-cell>
          <table:table-cell office:value-type="string" table:style-name="ce3">
            <text:p>Ad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570" table:style-name="ce1">
            <text:p>5570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571" table:style-name="ce1">
            <text:p>5571</text:p>
          </table:table-cell>
          <table:table-cell office:value-type="string" table:style-name="ce3">
            <text:p>mobil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572" table:style-name="ce1">
            <text:p>5572</text:p>
          </table:table-cell>
          <table:table-cell office:value-type="string" table:style-name="ce3">
            <text:p>advertis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573" table:style-name="ce1">
            <text:p>5573</text:p>
          </table:table-cell>
          <table:table-cell office:value-type="string" table:style-name="ce3">
            <text:p>applic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574" table:style-name="ce1">
            <text:p>5574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575" table:style-name="ce1">
            <text:p>5575</text:p>
          </table:table-cell>
          <table:table-cell office:value-type="string" table:style-name="ce3">
            <text:p>empowers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576" table:style-name="ce1">
            <text:p>5576</text:p>
          </table:table-cell>
          <table:table-cell office:value-type="string" table:style-name="ce3">
            <text:p>spor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577" table:style-name="ce1">
            <text:p>5577</text:p>
          </table:table-cell>
          <table:table-cell office:value-type="string" table:style-name="ce3">
            <text:p>fa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578" table:style-name="ce1">
            <text:p>5578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579" table:style-name="ce1">
            <text:p>5579</text:p>
          </table:table-cell>
          <table:table-cell office:value-type="string" table:style-name="ce3">
            <text:p>al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580" table:style-name="ce1">
            <text:p>5580</text:p>
          </table:table-cell>
          <table:table-cell office:value-type="string" table:style-name="ce3">
            <text:p>ove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581" table:style-name="ce1">
            <text:p>558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582" table:style-name="ce1">
            <text:p>5582</text:p>
          </table:table-cell>
          <table:table-cell office:value-type="string" table:style-name="ce3">
            <text:p>worl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583" table:style-name="ce1">
            <text:p>5583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5584" table:style-name="ce1">
            <text:p>5584</text:p>
          </table:table-cell>
          <table:table-cell office:value-type="string" table:style-name="ce3">
            <text:p>engag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585" table:style-name="ce1">
            <text:p>5585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586" table:style-name="ce1">
            <text:p>5586</text:p>
          </table:table-cell>
          <table:table-cell office:value-type="string" table:style-name="ce3">
            <text:p>cheer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587" table:style-name="ce1">
            <text:p>5587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588" table:style-name="ce1">
            <text:p>5588</text:p>
          </table:table-cell>
          <table:table-cell office:value-type="string" table:style-name="ce3">
            <text:p>thei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5589" table:style-name="ce1">
            <text:p>5589</text:p>
          </table:table-cell>
          <table:table-cell office:value-type="string" table:style-name="ce3">
            <text:p>favorit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590" table:style-name="ce1">
            <text:p>5590</text:p>
          </table:table-cell>
          <table:table-cell office:value-type="string" table:style-name="ce3">
            <text:p>tea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591" table:style-name="ce1">
            <text:p>5591</text:p>
          </table:table-cell>
          <table:table-cell office:value-type="string" table:style-name="ce3">
            <text:p>or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592" table:style-name="ce1">
            <text:p>5592</text:p>
          </table:table-cell>
          <table:table-cell office:value-type="string" table:style-name="ce3">
            <text:p>play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593" table:style-name="ce1">
            <text:p>5593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594" table:style-name="ce1">
            <text:p>5594</text:p>
          </table:table-cell>
          <table:table-cell office:value-type="string" table:style-name="ce3">
            <text:p>re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595" table:style-name="ce1">
            <text:p>5595</text:p>
          </table:table-cell>
          <table:table-cell office:value-type="string" table:style-name="ce3">
            <text:p>tim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596" table:style-name="ce1">
            <text:p>559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597" table:style-name="ce1">
            <text:p>5597</text:p>
          </table:table-cell>
          <table:table-cell office:value-type="string" table:style-name="ce3">
            <text:p>compan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598" table:style-name="ce1">
            <text:p>5598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599" table:style-name="ce1">
            <text:p>5599</text:p>
          </table:table-cell>
          <table:table-cell office:value-type="string" table:style-name="ce3">
            <text:p>offic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600" table:style-name="ce1">
            <text:p>5600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601" table:style-name="ce1">
            <text:p>5601</text:p>
          </table:table-cell>
          <table:table-cell office:value-type="string" table:style-name="ce3">
            <text:p>Texa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602" table:style-name="ce1">
            <text:p>5602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603" table:style-name="ce1">
            <text:p>5603</text:p>
          </table:table-cell>
          <table:table-cell office:value-type="string" table:style-name="ce3">
            <text:p>Seoul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604" table:style-name="ce1">
            <text:p>5604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605" table:style-name="ce1">
            <text:p>5605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606" table:style-name="ce1">
            <text:p>5606</text:p>
          </table:table-cell>
          <table:table-cell office:value-type="string" table:style-name="ce3">
            <text:p>alread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607" table:style-name="ce1">
            <text:p>5607</text:p>
          </table:table-cell>
          <table:table-cell office:value-type="string" table:style-name="ce3">
            <text:p>begu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608" table:style-name="ce1">
            <text:p>5608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5609" table:style-name="ce1">
            <text:p>5609</text:p>
          </table:table-cell>
          <table:table-cell office:value-type="string" table:style-name="ce3">
            <text:p>expand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610" table:style-name="ce1">
            <text:p>5610</text:p>
          </table:table-cell>
          <table:table-cell office:value-type="string" table:style-name="ce3">
            <text:p>in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611" table:style-name="ce1">
            <text:p>561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612" table:style-name="ce1">
            <text:p>5612</text:p>
          </table:table-cell>
          <table:table-cell office:value-type="string" table:style-name="ce3">
            <text:p>Europea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613" table:style-name="ce1">
            <text:p>5613</text:p>
          </table:table-cell>
          <table:table-cell office:value-type="string" table:style-name="ce3">
            <text:p>marke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614" table:style-name="ce1">
            <text:p>5614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615" table:style-name="ce1">
            <text:p>5615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616" table:style-name="ce1">
            <text:p>5616</text:p>
          </table:table-cell>
          <table:table-cell office:value-type="string" table:style-name="ce3">
            <text:p>another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617" table:style-name="ce1">
            <text:p>5617</text:p>
          </table:table-cell>
          <table:table-cell office:value-type="string" table:style-name="ce3">
            <text:p>branc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618" table:style-name="ce1">
            <text:p>5618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619" table:style-name="ce1">
            <text:p>5619</text:p>
          </table:table-cell>
          <table:table-cell office:value-type="string" table:style-name="ce3">
            <text:p>German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620" table:style-name="ce1">
            <text:p>562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621" table:style-name="ce1">
            <text:p>5621</text:p>
          </table:table-cell>
          <table:table-cell office:value-type="string" table:style-name="ce3">
            <text:p>TPP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622" table:style-name="ce1">
            <text:p>5622</text:p>
          </table:table-cell>
          <table:table-cell office:value-type="string" table:style-name="ce3">
            <text:p>would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5623" table:style-name="ce1">
            <text:p>5623</text:p>
          </table:table-cell>
          <table:table-cell office:value-type="string" table:style-name="ce3">
            <text:p>creat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624" table:style-name="ce1">
            <text:p>5624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625" table:style-name="ce1">
            <text:p>5625</text:p>
          </table:table-cell>
          <table:table-cell office:value-type="string" table:style-name="ce3">
            <text:p>environm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626" table:style-name="ce1">
            <text:p>5626</text:p>
          </table:table-cell>
          <table:table-cell office:value-type="string" table:style-name="ce3">
            <text:p>hostile</text:p>
          </table:table-cell>
          <table:table-cell office:value-type="string" table:style-name="ce2">
            <text:p>??</text:p>
          </table:table-cell>
          <table:table-cell table:number-columns-repeated="16381"/>
        </table:table-row>
        <table:table-row table:style-name="ro1">
          <table:table-cell office:value-type="float" office:value="5627" table:style-name="ce1">
            <text:p>5627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5628" table:style-name="ce1">
            <text:p>5628</text:p>
          </table:table-cell>
          <table:table-cell office:value-type="string" table:style-name="ce3">
            <text:p>journalis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629" table:style-name="ce1">
            <text:p>5629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630" table:style-name="ce1">
            <text:p>5630</text:p>
          </table:table-cell>
          <table:table-cell office:value-type="string" table:style-name="ce3">
            <text:p>whistleblow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631" table:style-name="ce1">
            <text:p>5631</text:p>
          </table:table-cell>
          <table:table-cell office:value-type="string" table:style-name="ce3">
            <text:p>sai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632" table:style-name="ce1">
            <text:p>5632</text:p>
          </table:table-cell>
          <table:table-cell office:value-type="string" table:style-name="ce3">
            <text:p>polic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633" table:style-name="ce1">
            <text:p>5633</text:p>
          </table:table-cell>
          <table:table-cell office:value-type="string" table:style-name="ce3">
            <text:p>directo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634" table:style-name="ce1">
            <text:p>5634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635" table:style-name="ce1">
            <text:p>563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636" table:style-name="ce1">
            <text:p>5636</text:p>
          </table:table-cell>
          <table:table-cell office:value-type="string" table:style-name="ce3">
            <text:p>Electronic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637" table:style-name="ce1">
            <text:p>5637</text:p>
          </table:table-cell>
          <table:table-cell office:value-type="string" table:style-name="ce3">
            <text:p>Frontier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638" table:style-name="ce1">
            <text:p>5638</text:p>
          </table:table-cell>
          <table:table-cell office:value-type="string" table:style-name="ce3">
            <text:p>Foundatio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639" table:style-name="ce1">
            <text:p>5639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640" table:style-name="ce1">
            <text:p>5640</text:p>
          </table:table-cell>
          <table:table-cell office:value-type="string" table:style-name="ce3">
            <text:p>Fight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641" table:style-name="ce1">
            <text:p>5641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642" table:style-name="ce1">
            <text:p>564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643" table:style-name="ce1">
            <text:p>5643</text:p>
          </table:table-cell>
          <table:table-cell office:value-type="string" table:style-name="ce3">
            <text:p>Futur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644" table:style-name="ce1">
            <text:p>564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645" table:style-name="ce1">
            <text:p>564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646" table:style-name="ce1">
            <text:p>5646</text:p>
          </table:table-cell>
          <table:table-cell office:value-type="string" table:style-name="ce3">
            <text:p>lett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647" table:style-name="ce1">
            <text:p>5647</text:p>
          </table:table-cell>
          <table:table-cell office:value-type="string" table:style-name="ce3">
            <text:p>trad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648" table:style-name="ce1">
            <text:p>5648</text:p>
          </table:table-cell>
          <table:table-cell office:value-type="string" table:style-name="ce3">
            <text:p>secre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649" table:style-name="ce1">
            <text:p>5649</text:p>
          </table:table-cell>
          <table:table-cell office:value-type="string" table:style-name="ce3">
            <text:p>provisi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650" table:style-name="ce1">
            <text:p>5650</text:p>
          </table:table-cell>
          <table:table-cell office:value-type="string" table:style-name="ce3">
            <text:p>could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5651" table:style-name="ce1">
            <text:p>5651</text:p>
          </table:table-cell>
          <table:table-cell office:value-type="string" table:style-name="ce3">
            <text:p>mak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652" table:style-name="ce1">
            <text:p>5652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653" table:style-name="ce1">
            <text:p>5653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654" table:style-name="ce1">
            <text:p>5654</text:p>
          </table:table-cell>
          <table:table-cell office:value-type="string" table:style-name="ce3">
            <text:p>crim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655" table:style-name="ce1">
            <text:p>5655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656" table:style-name="ce1">
            <text:p>5656</text:p>
          </table:table-cell>
          <table:table-cell office:value-type="string" table:style-name="ce3">
            <text:p>people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657" table:style-name="ce1">
            <text:p>5657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5658" table:style-name="ce1">
            <text:p>5658</text:p>
          </table:table-cell>
          <table:table-cell office:value-type="string" table:style-name="ce3">
            <text:p>reveal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659" table:style-name="ce1">
            <text:p>5659</text:p>
          </table:table-cell>
          <table:table-cell office:value-type="string" table:style-name="ce3">
            <text:p>corporat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660" table:style-name="ce1">
            <text:p>5660</text:p>
          </table:table-cell>
          <table:table-cell office:value-type="string" table:style-name="ce3">
            <text:p>wrongdo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661" table:style-name="ce1">
            <text:p>5661</text:p>
          </table:table-cell>
          <table:table-cell office:value-type="string" table:style-name="ce3">
            <text:p>throug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662" table:style-name="ce1">
            <text:p>5662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663" table:style-name="ce1">
            <text:p>5663</text:p>
          </table:table-cell>
          <table:table-cell office:value-type="string" table:style-name="ce3">
            <text:p>comput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664" table:style-name="ce1">
            <text:p>5664</text:p>
          </table:table-cell>
          <table:table-cell office:value-type="string" table:style-name="ce3">
            <text:p>syste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665" table:style-name="ce1">
            <text:p>5665</text:p>
          </table:table-cell>
          <table:table-cell office:value-type="string" table:style-name="ce3">
            <text:p>say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666" table:style-name="ce1">
            <text:p>566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667" table:style-name="ce1">
            <text:p>5667</text:p>
          </table:table-cell>
          <table:table-cell office:value-type="string" table:style-name="ce3">
            <text:p>lett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668" table:style-name="ce1">
            <text:p>566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669" table:style-name="ce1">
            <text:p>5669</text:p>
          </table:table-cell>
          <table:table-cell office:value-type="string" table:style-name="ce3">
            <text:p>langua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670" table:style-name="ce1">
            <text:p>5670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671" table:style-name="ce1">
            <text:p>5671</text:p>
          </table:table-cell>
          <table:table-cell office:value-type="string" table:style-name="ce3">
            <text:p>dangerous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672" table:style-name="ce1">
            <text:p>5672</text:p>
          </table:table-cell>
          <table:table-cell office:value-type="string" table:style-name="ce3">
            <text:p>vagu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673" table:style-name="ce1">
            <text:p>5673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674" table:style-name="ce1">
            <text:p>5674</text:p>
          </table:table-cell>
          <table:table-cell office:value-type="string" table:style-name="ce3">
            <text:p>enabl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675" table:style-name="ce1">
            <text:p>5675</text:p>
          </table:table-cell>
          <table:table-cell office:value-type="string" table:style-name="ce3">
            <text:p>signator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676" table:style-name="ce1">
            <text:p>5676</text:p>
          </table:table-cell>
          <table:table-cell office:value-type="string" table:style-name="ce3">
            <text:p>countr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677" table:style-name="ce1">
            <text:p>5677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5678" table:style-name="ce1">
            <text:p>5678</text:p>
          </table:table-cell>
          <table:table-cell office:value-type="string" table:style-name="ce3">
            <text:p>enact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679" table:style-name="ce1">
            <text:p>5679</text:p>
          </table:table-cell>
          <table:table-cell office:value-type="string" table:style-name="ce3">
            <text:p>rul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680" table:style-name="ce1">
            <text:p>5680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5681" table:style-name="ce1">
            <text:p>5681</text:p>
          </table:table-cell>
          <table:table-cell office:value-type="string" table:style-name="ce3">
            <text:p>would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5682" table:style-name="ce1">
            <text:p>5682</text:p>
          </table:table-cell>
          <table:table-cell office:value-type="string" table:style-name="ce3">
            <text:p>ban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683" table:style-name="ce1">
            <text:p>5683</text:p>
          </table:table-cell>
          <table:table-cell office:value-type="string" table:style-name="ce3">
            <text:p>report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684" table:style-name="ce1">
            <text:p>5684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685" table:style-name="ce1">
            <text:p>5685</text:p>
          </table:table-cell>
          <table:table-cell office:value-type="string" table:style-name="ce3">
            <text:p>timel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686" table:style-name="ce1">
            <text:p>5686</text:p>
          </table:table-cell>
          <table:table-cell office:value-type="string" table:style-name="ce3">
            <text:p>critic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687" table:style-name="ce1">
            <text:p>5687</text:p>
          </table:table-cell>
          <table:table-cell office:value-type="string" table:style-name="ce3">
            <text:p>issu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688" table:style-name="ce1">
            <text:p>5688</text:p>
          </table:table-cell>
          <table:table-cell office:value-type="string" table:style-name="ce3">
            <text:p>affect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689" table:style-name="ce1">
            <text:p>568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690" table:style-name="ce1">
            <text:p>5690</text:p>
          </table:table-cell>
          <table:table-cell office:value-type="string" table:style-name="ce3">
            <text:p>public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691" table:style-name="ce1">
            <text:p>5691</text:p>
          </table:table-cell>
          <table:table-cell office:value-type="string" table:style-name="ce3">
            <text:p>Among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692" table:style-name="ce1">
            <text:p>569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693" table:style-name="ce1">
            <text:p>5693</text:p>
          </table:table-cell>
          <table:table-cell office:value-type="string" table:style-name="ce3">
            <text:p>signator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694" table:style-name="ce1">
            <text:p>5694</text:p>
          </table:table-cell>
          <table:table-cell office:value-type="string" table:style-name="ce3">
            <text:p>ar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695" table:style-name="ce1">
            <text:p>5695</text:p>
          </table:table-cell>
          <table:table-cell office:value-type="string" table:style-name="ce3">
            <text:p>activis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696" table:style-name="ce1">
            <text:p>5696</text:p>
          </table:table-cell>
          <table:table-cell office:value-type="string" table:style-name="ce3">
            <text:p>auth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697" table:style-name="ce1">
            <text:p>5697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698" table:style-name="ce1">
            <text:p>5698</text:p>
          </table:table-cell>
          <table:table-cell office:value-type="string" table:style-name="ce3">
            <text:p>Guardia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699" table:style-name="ce1">
            <text:p>5699</text:p>
          </table:table-cell>
          <table:table-cell office:value-type="string" table:style-name="ce3">
            <text:p>tech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700" table:style-name="ce1">
            <text:p>5700</text:p>
          </table:table-cell>
          <table:table-cell office:value-type="string" table:style-name="ce3">
            <text:p>columnis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701" table:style-name="ce1">
            <text:p>5701</text:p>
          </table:table-cell>
          <table:table-cell office:value-type="string" table:style-name="ce3">
            <text:p>Cor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702" table:style-name="ce1">
            <text:p>5702</text:p>
          </table:table-cell>
          <table:table-cell office:value-type="string" table:style-name="ce3">
            <text:p>Doctorow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703" table:style-name="ce1">
            <text:p>5703</text:p>
          </table:table-cell>
          <table:table-cell office:value-type="string" table:style-name="ce3">
            <text:p>Democraci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704" table:style-name="ce1">
            <text:p>5704</text:p>
          </table:table-cell>
          <table:table-cell office:value-type="string" table:style-name="ce3">
            <text:p>make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705" table:style-name="ce1">
            <text:p>5705</text:p>
          </table:table-cell>
          <table:table-cell office:value-type="string" table:style-name="ce3">
            <text:p>thei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5706" table:style-name="ce1">
            <text:p>5706</text:p>
          </table:table-cell>
          <table:table-cell office:value-type="string" table:style-name="ce3">
            <text:p>law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707" table:style-name="ce1">
            <text:p>5707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708" table:style-name="ce1">
            <text:p>5708</text:p>
          </table:table-cell>
          <table:table-cell office:value-type="string" table:style-name="ce3">
            <text:p>public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709" table:style-name="ce1">
            <text:p>5709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710" table:style-name="ce1">
            <text:p>5710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711" table:style-name="ce1">
            <text:p>5711</text:p>
          </table:table-cell>
          <table:table-cell office:value-type="string" table:style-name="ce3">
            <text:p>room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712" table:style-name="ce1">
            <text:p>5712</text:p>
          </table:table-cell>
          <table:table-cell office:value-type="string" table:style-name="ce3">
            <text:p>Doctorow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713" table:style-name="ce1">
            <text:p>5713</text:p>
          </table:table-cell>
          <table:table-cell office:value-type="string" table:style-name="ce3">
            <text:p>wrote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714" table:style-name="ce1">
            <text:p>5714</text:p>
          </table:table-cell>
          <table:table-cell office:value-type="string" table:style-name="ce3">
            <text:p>I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715" table:style-name="ce1">
            <text:p>5715</text:p>
          </table:table-cell>
          <table:table-cell office:value-type="string" table:style-name="ce3">
            <text:p>back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716" table:style-name="ce1">
            <text:p>5716</text:p>
          </table:table-cell>
          <table:table-cell office:value-type="string" table:style-name="ce3">
            <text:p>truly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717" table:style-name="ce1">
            <text:p>5717</text:p>
          </table:table-cell>
          <table:table-cell office:value-type="string" table:style-name="ce3">
            <text:p>believ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718" table:style-name="ce1">
            <text:p>5718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719" table:style-name="ce1">
            <text:p>5719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720" table:style-name="ce1">
            <text:p>5720</text:p>
          </table:table-cell>
          <table:table-cell office:value-type="string" table:style-name="ce3">
            <text:p>were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721" table:style-name="ce1">
            <text:p>5721</text:p>
          </table:table-cell>
          <table:table-cell office:value-type="string" table:style-name="ce3">
            <text:p>do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722" table:style-name="ce1">
            <text:p>572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723" table:style-name="ce1">
            <text:p>5723</text:p>
          </table:table-cell>
          <table:table-cell office:value-type="string" table:style-name="ce3">
            <text:p>??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724" table:style-name="ce1">
            <text:p>5724</text:p>
          </table:table-cell>
          <table:table-cell office:value-type="string" table:style-name="ce3">
            <text:p>wor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725" table:style-name="ce1">
            <text:p>5725</text:p>
          </table:table-cell>
          <table:table-cell office:value-type="string" table:style-name="ce3">
            <text:p>have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726" table:style-name="ce1">
            <text:p>5726</text:p>
          </table:table-cell>
          <table:table-cell office:value-type="string" table:style-name="ce3">
            <text:p>invi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727" table:style-name="ce1">
            <text:p>572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728" table:style-name="ce1">
            <text:p>5728</text:p>
          </table:table-cell>
          <table:table-cell office:value-type="string" table:style-name="ce3">
            <text:p>people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729" table:style-name="ce1">
            <text:p>5729</text:p>
          </table:table-cell>
          <table:table-cell office:value-type="string" table:style-name="ce3">
            <text:p>into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730" table:style-name="ce1">
            <text:p>573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731" table:style-name="ce1">
            <text:p>5731</text:p>
          </table:table-cell>
          <table:table-cell office:value-type="string" table:style-name="ce3">
            <text:p>room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732" table:style-name="ce1">
            <text:p>573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733" table:style-name="ce1">
            <text:p>5733</text:p>
          </table:table-cell>
          <table:table-cell office:value-type="string" table:style-name="ce3">
            <text:p>fac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734" table:style-name="ce1">
            <text:p>5734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735" table:style-name="ce1">
            <text:p>5735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736" table:style-name="ce1">
            <text:p>5736</text:p>
          </table:table-cell>
          <table:table-cell office:value-type="string" table:style-name="ce3">
            <text:p>went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737" table:style-name="ce1">
            <text:p>5737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5738" table:style-name="ce1">
            <text:p>5738</text:p>
          </table:table-cell>
          <table:table-cell office:value-type="string" table:style-name="ce3">
            <text:p>extrem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739" table:style-name="ce1">
            <text:p>5739</text:p>
          </table:table-cell>
          <table:table-cell office:value-type="string" table:style-name="ce3">
            <text:p>unprecedented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740" table:style-name="ce1">
            <text:p>5740</text:p>
          </table:table-cell>
          <table:table-cell office:value-type="string" table:style-name="ce3">
            <text:p>measur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741" table:style-name="ce1">
            <text:p>5741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5742" table:style-name="ce1">
            <text:p>5742</text:p>
          </table:table-cell>
          <table:table-cell office:value-type="string" table:style-name="ce3">
            <text:p>stop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743" table:style-name="ce1">
            <text:p>5743</text:p>
          </table:table-cell>
          <table:table-cell office:value-type="string" table:style-name="ce3">
            <text:p>anyon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744" table:style-name="ce1">
            <text:p>5744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745" table:style-name="ce1">
            <text:p>5745</text:p>
          </table:table-cell>
          <table:table-cell office:value-type="string" table:style-name="ce3">
            <text:p>find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746" table:style-name="ce1">
            <text:p>5746</text:p>
          </table:table-cell>
          <table:table-cell office:value-type="string" table:style-name="ce3">
            <text:p>out</text:p>
          </table:table-cell>
          <table:table-cell office:value-type="string" table:style-name="ce2">
            <text:p>RP</text:p>
          </table:table-cell>
          <table:table-cell table:number-columns-repeated="16381"/>
        </table:table-row>
        <table:table-row table:style-name="ro1">
          <table:table-cell office:value-type="float" office:value="5747" table:style-name="ce1">
            <text:p>5747</text:p>
          </table:table-cell>
          <table:table-cell office:value-type="string" table:style-name="ce3">
            <text:p>what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5748" table:style-name="ce1">
            <text:p>5748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749" table:style-name="ce1">
            <text:p>5749</text:p>
          </table:table-cell>
          <table:table-cell office:value-type="string" table:style-name="ce3">
            <text:p>go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750" table:style-name="ce1">
            <text:p>5750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751" table:style-name="ce1">
            <text:p>5751</text:p>
          </table:table-cell>
          <table:table-cell office:value-type="string" table:style-name="ce3">
            <text:p>even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752" table:style-name="ce1">
            <text:p>5752</text:p>
          </table:table-cell>
          <table:table-cell office:value-type="string" table:style-name="ce3">
            <text:p>go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753" table:style-name="ce1">
            <text:p>5753</text:p>
          </table:table-cell>
          <table:table-cell office:value-type="string" table:style-name="ce3">
            <text:p>so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754" table:style-name="ce1">
            <text:p>5754</text:p>
          </table:table-cell>
          <table:table-cell office:value-type="string" table:style-name="ce3">
            <text:p>far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755" table:style-name="ce1">
            <text:p>5755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756" table:style-name="ce1">
            <text:p>5756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5757" table:style-name="ce1">
            <text:p>5757</text:p>
          </table:table-cell>
          <table:table-cell office:value-type="string" table:style-name="ce3">
            <text:p>threaten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758" table:style-name="ce1">
            <text:p>5758</text:p>
          </table:table-cell>
          <table:table-cell office:value-type="string" table:style-name="ce3">
            <text:p>Congres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759" table:style-name="ce1">
            <text:p>5759</text:p>
          </table:table-cell>
          <table:table-cell office:value-type="string" table:style-name="ce3">
            <text:p>wit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760" table:style-name="ce1">
            <text:p>5760</text:p>
          </table:table-cell>
          <table:table-cell office:value-type="string" table:style-name="ce3">
            <text:p>jai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761" table:style-name="ce1">
            <text:p>5761</text:p>
          </table:table-cell>
          <table:table-cell office:value-type="string" table:style-name="ce3">
            <text:p>i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762" table:style-name="ce1">
            <text:p>5762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763" table:style-name="ce1">
            <text:p>5763</text:p>
          </table:table-cell>
          <table:table-cell office:value-type="string" table:style-name="ce3">
            <text:p>spoke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764" table:style-name="ce1">
            <text:p>5764</text:p>
          </table:table-cell>
          <table:table-cell office:value-type="string" table:style-name="ce3">
            <text:p>abou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765" table:style-name="ce1">
            <text:p>5765</text:p>
          </table:table-cell>
          <table:table-cell office:value-type="string" table:style-name="ce3">
            <text:p>it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766" table:style-name="ce1">
            <text:p>5766</text:p>
          </table:table-cell>
          <table:table-cell office:value-type="string" table:style-name="ce3">
            <text:p>tell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767" table:style-name="ce1">
            <text:p>5767</text:p>
          </table:table-cell>
          <table:table-cell office:value-type="string" table:style-name="ce3">
            <text:p>you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768" table:style-name="ce1">
            <text:p>5768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769" table:style-name="ce1">
            <text:p>5769</text:p>
          </table:table-cell>
          <table:table-cell office:value-type="string" table:style-name="ce3">
            <text:p>this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770" table:style-name="ce1">
            <text:p>5770</text:p>
          </table:table-cell>
          <table:table-cell office:value-type="string" table:style-name="ce3">
            <text:p>i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771" table:style-name="ce1">
            <text:p>5771</text:p>
          </table:table-cell>
          <table:table-cell office:value-type="string" table:style-name="ce3">
            <text:p>somethin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772" table:style-name="ce1">
            <text:p>5772</text:p>
          </table:table-cell>
          <table:table-cell office:value-type="string" table:style-name="ce3">
            <text:p>be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773" table:style-name="ce1">
            <text:p>5773</text:p>
          </table:table-cell>
          <table:table-cell office:value-type="string" table:style-name="ce3">
            <text:p>done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774" table:style-name="ce1">
            <text:p>5774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5775" table:style-name="ce1">
            <text:p>5775</text:p>
          </table:table-cell>
          <table:table-cell office:value-type="string" table:style-name="ce3">
            <text:p>Americans</text:p>
          </table:table-cell>
          <table:table-cell office:value-type="string" table:style-name="ce2">
            <text:p>NNPS</text:p>
          </table:table-cell>
          <table:table-cell table:number-columns-repeated="16381"/>
        </table:table-row>
        <table:table-row table:style-name="ro1">
          <table:table-cell office:value-type="float" office:value="5776" table:style-name="ce1">
            <text:p>5776</text:p>
          </table:table-cell>
          <table:table-cell office:value-type="string" table:style-name="ce3">
            <text:p>not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777" table:style-name="ce1">
            <text:p>5777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778" table:style-name="ce1">
            <text:p>5778</text:p>
          </table:table-cell>
          <table:table-cell office:value-type="string" table:style-name="ce3">
            <text:p>Americans</text:p>
          </table:table-cell>
          <table:table-cell office:value-type="string" table:style-name="ce2">
            <text:p>NNPS</text:p>
          </table:table-cell>
          <table:table-cell table:number-columns-repeated="16381"/>
        </table:table-row>
        <table:table-row table:style-name="ro1">
          <table:table-cell office:value-type="float" office:value="5779" table:style-name="ce1">
            <text:p>5779</text:p>
          </table:table-cell>
          <table:table-cell office:value-type="string" table:style-name="ce3">
            <text:p>Also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780" table:style-name="ce1">
            <text:p>5780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781" table:style-name="ce1">
            <text:p>578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782" table:style-name="ce1">
            <text:p>5782</text:p>
          </table:table-cell>
          <table:table-cell office:value-type="string" table:style-name="ce3">
            <text:p>lis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783" table:style-name="ce1">
            <text:p>5783</text:p>
          </table:table-cell>
          <table:table-cell office:value-type="string" table:style-name="ce3">
            <text:p>were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784" table:style-name="ce1">
            <text:p>5784</text:p>
          </table:table-cell>
          <table:table-cell office:value-type="string" table:style-name="ce3">
            <text:p>prominen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785" table:style-name="ce1">
            <text:p>5785</text:p>
          </table:table-cell>
          <table:table-cell office:value-type="string" table:style-name="ce3">
            <text:p>memb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786" table:style-name="ce1">
            <text:p>578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787" table:style-name="ce1">
            <text:p>578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788" table:style-name="ce1">
            <text:p>5788</text:p>
          </table:table-cell>
          <table:table-cell office:value-type="string" table:style-name="ce3">
            <text:p>open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789" table:style-name="ce1">
            <text:p>5789</text:p>
          </table:table-cell>
          <table:table-cell office:value-type="string" table:style-name="ce3">
            <text:p>sour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790" table:style-name="ce1">
            <text:p>5790</text:p>
          </table:table-cell>
          <table:table-cell office:value-type="string" table:style-name="ce3">
            <text:p>communit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791" table:style-name="ce1">
            <text:p>5791</text:p>
          </table:table-cell>
          <table:table-cell office:value-type="string" table:style-name="ce3">
            <text:p>includ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792" table:style-name="ce1">
            <text:p>5792</text:p>
          </table:table-cell>
          <table:table-cell office:value-type="string" table:style-name="ce3">
            <text:p>David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793" table:style-name="ce1">
            <text:p>5793</text:p>
          </table:table-cell>
          <table:table-cell office:value-type="string" table:style-name="ce3">
            <text:p>Heinemeier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794" table:style-name="ce1">
            <text:p>5794</text:p>
          </table:table-cell>
          <table:table-cell office:value-type="string" table:style-name="ce3">
            <text:p>Hansso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795" table:style-name="ce1">
            <text:p>5795</text:p>
          </table:table-cell>
          <table:table-cell office:value-type="string" table:style-name="ce3">
            <text:p>creato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796" table:style-name="ce1">
            <text:p>5796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797" table:style-name="ce1">
            <text:p>579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798" table:style-name="ce1">
            <text:p>5798</text:p>
          </table:table-cell>
          <table:table-cell office:value-type="string" table:style-name="ce3">
            <text:p>popular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799" table:style-name="ce1">
            <text:p>5799</text:p>
          </table:table-cell>
          <table:table-cell office:value-type="string" table:style-name="ce3">
            <text:p>Rub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800" table:style-name="ce1">
            <text:p>5800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801" table:style-name="ce1">
            <text:p>5801</text:p>
          </table:table-cell>
          <table:table-cell office:value-type="string" table:style-name="ce3">
            <text:p>Rails</text:p>
          </table:table-cell>
          <table:table-cell office:value-type="string" table:style-name="ce2">
            <text:p>NNPS</text:p>
          </table:table-cell>
          <table:table-cell table:number-columns-repeated="16381"/>
        </table:table-row>
        <table:table-row table:style-name="ro1">
          <table:table-cell office:value-type="float" office:value="5802" table:style-name="ce1">
            <text:p>5802</text:p>
          </table:table-cell>
          <table:table-cell office:value-type="string" table:style-name="ce3">
            <text:p>web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03" table:style-name="ce1">
            <text:p>5803</text:p>
          </table:table-cell>
          <table:table-cell office:value-type="string" table:style-name="ce3">
            <text:p>developm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04" table:style-name="ce1">
            <text:p>5804</text:p>
          </table:table-cell>
          <table:table-cell office:value-type="string" table:style-name="ce3">
            <text:p>framewor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05" table:style-name="ce1">
            <text:p>5805</text:p>
          </table:table-cell>
          <table:table-cell office:value-type="string" table:style-name="ce3">
            <text:p>ima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06" table:style-name="ce1">
            <text:p>5806</text:p>
          </table:table-cell>
          <table:table-cell office:value-type="string" table:style-name="ce3">
            <text:p>hosti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807" table:style-name="ce1">
            <text:p>5807</text:p>
          </table:table-cell>
          <table:table-cell office:value-type="string" table:style-name="ce3">
            <text:p>compan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08" table:style-name="ce1">
            <text:p>5808</text:p>
          </table:table-cell>
          <table:table-cell office:value-type="string" table:style-name="ce3">
            <text:p>Imgur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809" table:style-name="ce1">
            <text:p>5809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810" table:style-name="ce1">
            <text:p>5810</text:p>
          </table:table-cell>
          <table:table-cell office:value-type="string" table:style-name="ce3">
            <text:p>domai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11" table:style-name="ce1">
            <text:p>5811</text:p>
          </table:table-cell>
          <table:table-cell office:value-type="string" table:style-name="ce3">
            <text:p>nam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12" table:style-name="ce1">
            <text:p>5812</text:p>
          </table:table-cell>
          <table:table-cell office:value-type="string" table:style-name="ce3">
            <text:p>manag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13" table:style-name="ce1">
            <text:p>5813</text:p>
          </table:table-cell>
          <table:table-cell office:value-type="string" table:style-name="ce3">
            <text:p>Namecheap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814" table:style-name="ce1">
            <text:p>5814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815" table:style-name="ce1">
            <text:p>5815</text:p>
          </table:table-cell>
          <table:table-cell office:value-type="string" table:style-name="ce3">
            <text:p>hacking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816" table:style-name="ce1">
            <text:p>5816</text:p>
          </table:table-cell>
          <table:table-cell office:value-type="string" table:style-name="ce3">
            <text:p>group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17" table:style-name="ce1">
            <text:p>5817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5818" table:style-name="ce1">
            <text:p>5818</text:p>
          </table:table-cell>
          <table:table-cell office:value-type="string" table:style-name="ce3">
            <text:p>call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819" table:style-name="ce1">
            <text:p>5819</text:p>
          </table:table-cell>
          <table:table-cell office:value-type="string" table:style-name="ce3">
            <text:p>itself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820" table:style-name="ce1">
            <text:p>5820</text:p>
          </table:table-cell>
          <table:table-cell office:value-type="string" table:style-name="ce3">
            <text:p>Anonymou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821" table:style-name="ce1">
            <text:p>5821</text:p>
          </table:table-cell>
          <table:table-cell office:value-type="string" table:style-name="ce3">
            <text:p>follow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822" table:style-name="ce1">
            <text:p>5822</text:p>
          </table:table-cell>
          <table:table-cell office:value-type="string" table:style-name="ce3">
            <text:p>through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823" table:style-name="ce1">
            <text:p>5823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824" table:style-name="ce1">
            <text:p>5824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825" table:style-name="ce1">
            <text:p>5825</text:p>
          </table:table-cell>
          <table:table-cell office:value-type="string" table:style-name="ce3">
            <text:p>video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26" table:style-name="ce1">
            <text:p>5826</text:p>
          </table:table-cell>
          <table:table-cell office:value-type="string" table:style-name="ce3">
            <text:p>threa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27" table:style-name="ce1">
            <text:p>5827</text:p>
          </table:table-cell>
          <table:table-cell office:value-type="string" table:style-name="ce3">
            <text:p>reveal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828" table:style-name="ce1">
            <text:p>5828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829" table:style-name="ce1">
            <text:p>5829</text:p>
          </table:table-cell>
          <table:table-cell office:value-type="string" table:style-name="ce3">
            <text:p>nam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830" table:style-name="ce1">
            <text:p>5830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831" table:style-name="ce1">
            <text:p>5831</text:p>
          </table:table-cell>
          <table:table-cell office:value-type="string" table:style-name="ce3">
            <text:p>two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5832" table:style-name="ce1">
            <text:p>583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833" table:style-name="ce1">
            <text:p>583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834" table:style-name="ce1">
            <text:p>5834</text:p>
          </table:table-cell>
          <table:table-cell office:value-type="string" table:style-name="ce3">
            <text:p>Vineland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835" table:style-name="ce1">
            <text:p>5835</text:p>
          </table:table-cell>
          <table:table-cell office:value-type="string" table:style-name="ce3">
            <text:p>NJ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836" table:style-name="ce1">
            <text:p>5836</text:p>
          </table:table-cell>
          <table:table-cell office:value-type="string" table:style-name="ce3">
            <text:p>offic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837" table:style-name="ce1">
            <text:p>5837</text:p>
          </table:table-cell>
          <table:table-cell office:value-type="string" table:style-name="ce3">
            <text:p>involv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838" table:style-name="ce1">
            <text:p>5838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839" table:style-name="ce1">
            <text:p>5839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840" table:style-name="ce1">
            <text:p>5840</text:p>
          </table:table-cell>
          <table:table-cell office:value-type="string" table:style-name="ce3">
            <text:p>fatal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841" table:style-name="ce1">
            <text:p>5841</text:p>
          </table:table-cell>
          <table:table-cell office:value-type="string" table:style-name="ce3">
            <text:p>arres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42" table:style-name="ce1">
            <text:p>5842</text:p>
          </table:table-cell>
          <table:table-cell office:value-type="string" table:style-name="ce3">
            <text:p>last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843" table:style-name="ce1">
            <text:p>5843</text:p>
          </table:table-cell>
          <table:table-cell office:value-type="string" table:style-name="ce3">
            <text:p>week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44" table:style-name="ce1">
            <text:p>5844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845" table:style-name="ce1">
            <text:p>5845</text:p>
          </table:table-cell>
          <table:table-cell office:value-type="string" table:style-name="ce3">
            <text:p>official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846" table:style-name="ce1">
            <text:p>5846</text:p>
          </table:table-cell>
          <table:table-cell office:value-type="string" table:style-name="ce3">
            <text:p>confirm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847" table:style-name="ce1">
            <text:p>584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848" table:style-name="ce1">
            <text:p>5848</text:p>
          </table:table-cell>
          <table:table-cell office:value-type="string" table:style-name="ce3">
            <text:p>nam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849" table:style-name="ce1">
            <text:p>5849</text:p>
          </table:table-cell>
          <table:table-cell office:value-type="string" table:style-name="ce3">
            <text:p>Tuesda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850" table:style-name="ce1">
            <text:p>5850</text:p>
          </table:table-cell>
          <table:table-cell office:value-type="string" table:style-name="ce3">
            <text:p>Chief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851" table:style-name="ce1">
            <text:p>5851</text:p>
          </table:table-cell>
          <table:table-cell office:value-type="string" table:style-name="ce3">
            <text:p>Timoth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852" table:style-name="ce1">
            <text:p>5852</text:p>
          </table:table-cell>
          <table:table-cell office:value-type="string" table:style-name="ce3">
            <text:p>Codispoti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853" table:style-name="ce1">
            <text:p>5853</text:p>
          </table:table-cell>
          <table:table-cell office:value-type="string" table:style-name="ce3">
            <text:p>post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854" table:style-name="ce1">
            <text:p>5854</text:p>
          </table:table-cell>
          <table:table-cell office:value-type="string" table:style-name="ce3">
            <text:p>recording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855" table:style-name="ce1">
            <text:p>585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856" table:style-name="ce1">
            <text:p>585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857" table:style-name="ce1">
            <text:p>5857</text:p>
          </table:table-cell>
          <table:table-cell office:value-type="float" office:value="911" table:style-name="ce3">
            <text:p>911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5858" table:style-name="ce1">
            <text:p>5858</text:p>
          </table:table-cell>
          <table:table-cell office:value-type="string" table:style-name="ce3">
            <text:p>call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59" table:style-name="ce1">
            <text:p>5859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860" table:style-name="ce1">
            <text:p>5860</text:p>
          </table:table-cell>
          <table:table-cell office:value-type="string" table:style-name="ce3">
            <text:p>poli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61" table:style-name="ce1">
            <text:p>5861</text:p>
          </table:table-cell>
          <table:table-cell office:value-type="string" table:style-name="ce3">
            <text:p>dispatch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862" table:style-name="ce1">
            <text:p>5862</text:p>
          </table:table-cell>
          <table:table-cell office:value-type="string" table:style-name="ce3">
            <text:p>from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863" table:style-name="ce1">
            <text:p>586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864" table:style-name="ce1">
            <text:p>5864</text:p>
          </table:table-cell>
          <table:table-cell office:value-type="string" table:style-name="ce3">
            <text:p>arres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65" table:style-name="ce1">
            <text:p>586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866" table:style-name="ce1">
            <text:p>5866</text:p>
          </table:table-cell>
          <table:table-cell office:value-type="string" table:style-name="ce3">
            <text:p>Phillip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867" table:style-name="ce1">
            <text:p>5867</text:p>
          </table:table-cell>
          <table:table-cell office:value-type="string" table:style-name="ce3">
            <text:p>Whit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868" table:style-name="ce1">
            <text:p>5868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869" table:style-name="ce1">
            <text:p>586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870" table:style-name="ce1">
            <text:p>5870</text:p>
          </table:table-cell>
          <table:table-cell office:value-type="string" table:style-name="ce3">
            <text:p>departm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71" table:style-name="ce1">
            <text:p>5871</text:p>
          </table:table-cell>
          <table:table-cell office:value-type="string" table:style-name="ce3">
            <text:p>s</text:p>
          </table:table-cell>
          <table:table-cell office:value-type="string" table:style-name="ce2">
            <text:p>POS</text:p>
          </table:table-cell>
          <table:table-cell table:number-columns-repeated="16381"/>
        </table:table-row>
        <table:table-row table:style-name="ro1">
          <table:table-cell office:value-type="float" office:value="5872" table:style-name="ce1">
            <text:p>5872</text:p>
          </table:table-cell>
          <table:table-cell office:value-type="string" table:style-name="ce3">
            <text:p>Facebook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873" table:style-name="ce1">
            <text:p>5873</text:p>
          </table:table-cell>
          <table:table-cell office:value-type="string" table:style-name="ce3">
            <text:p>pag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74" table:style-name="ce1">
            <text:p>5874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875" table:style-name="ce1">
            <text:p>5875</text:p>
          </table:table-cell>
          <table:table-cell office:value-type="string" table:style-name="ce3">
            <text:p>lawy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76" table:style-name="ce1">
            <text:p>5876</text:p>
          </table:table-cell>
          <table:table-cell office:value-type="string" table:style-name="ce3">
            <text:p>represent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877" table:style-name="ce1">
            <text:p>587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878" table:style-name="ce1">
            <text:p>5878</text:p>
          </table:table-cell>
          <table:table-cell office:value-type="string" table:style-name="ce3">
            <text:p>three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5879" table:style-name="ce1">
            <text:p>5879</text:p>
          </table:table-cell>
          <table:table-cell office:value-type="string" table:style-name="ce3">
            <text:p>offic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880" table:style-name="ce1">
            <text:p>5880</text:p>
          </table:table-cell>
          <table:table-cell office:value-type="string" table:style-name="ce3">
            <text:p>involv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881" table:style-name="ce1">
            <text:p>5881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882" table:style-name="ce1">
            <text:p>5882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883" table:style-name="ce1">
            <text:p>5883</text:p>
          </table:table-cell>
          <table:table-cell office:value-type="string" table:style-name="ce3">
            <text:p>inciden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84" table:style-name="ce1">
            <text:p>5884</text:p>
          </table:table-cell>
          <table:table-cell office:value-type="string" table:style-name="ce3">
            <text:p>confirm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885" table:style-name="ce1">
            <text:p>5885</text:p>
          </table:table-cell>
          <table:table-cell office:value-type="string" table:style-name="ce3">
            <text:p>their</text:p>
          </table:table-cell>
          <table:table-cell office:value-type="string" table:style-name="ce2">
            <text:p>PRP$</text:p>
          </table:table-cell>
          <table:table-cell table:number-columns-repeated="16381"/>
        </table:table-row>
        <table:table-row table:style-name="ro1">
          <table:table-cell office:value-type="float" office:value="5886" table:style-name="ce1">
            <text:p>5886</text:p>
          </table:table-cell>
          <table:table-cell office:value-type="string" table:style-name="ce3">
            <text:p>nam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887" table:style-name="ce1">
            <text:p>5887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888" table:style-name="ce1">
            <text:p>5888</text:p>
          </table:table-cell>
          <table:table-cell office:value-type="string" table:style-name="ce3">
            <text:p>di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889" table:style-name="ce1">
            <text:p>588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890" table:style-name="ce1">
            <text:p>5890</text:p>
          </table:table-cell>
          <table:table-cell office:value-type="string" table:style-name="ce3">
            <text:p>chief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891" table:style-name="ce1">
            <text:p>5891</text:p>
          </table:table-cell>
          <table:table-cell office:value-type="string" table:style-name="ce3">
            <text:p>who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5892" table:style-name="ce1">
            <text:p>5892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893" table:style-name="ce1">
            <text:p>5893</text:p>
          </table:table-cell>
          <table:table-cell office:value-type="string" table:style-name="ce3">
            <text:p>ci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894" table:style-name="ce1">
            <text:p>5894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895" table:style-name="ce1">
            <text:p>5895</text:p>
          </table:table-cell>
          <table:table-cell office:value-type="string" table:style-name="ce3">
            <text:p>NJcom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896" table:style-name="ce1">
            <text:p>5896</text:p>
          </table:table-cell>
          <table:table-cell office:value-type="string" table:style-name="ce3">
            <text:p>Police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897" table:style-name="ce1">
            <text:p>5897</text:p>
          </table:table-cell>
          <table:table-cell office:value-type="string" table:style-name="ce3">
            <text:p>us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898" table:style-name="ce1">
            <text:p>5898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899" table:style-name="ce1">
            <text:p>5899</text:p>
          </table:table-cell>
          <table:table-cell office:value-type="string" table:style-name="ce3">
            <text:p>do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900" table:style-name="ce1">
            <text:p>5900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5901" table:style-name="ce1">
            <text:p>5901</text:p>
          </table:table-cell>
          <table:table-cell office:value-type="string" table:style-name="ce3">
            <text:p>restrain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902" table:style-name="ce1">
            <text:p>5902</text:p>
          </table:table-cell>
          <table:table-cell office:value-type="string" table:style-name="ce3">
            <text:p>Whit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903" table:style-name="ce1">
            <text:p>5903</text:p>
          </table:table-cell>
          <table:table-cell office:value-type="float" office:value="32" table:style-name="ce3">
            <text:p>32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5904" table:style-name="ce1">
            <text:p>5904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905" table:style-name="ce1">
            <text:p>5905</text:p>
          </table:table-cell>
          <table:table-cell office:value-type="string" table:style-name="ce3">
            <text:p>Vineland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906" table:style-name="ce1">
            <text:p>5906</text:p>
          </table:table-cell>
          <table:table-cell office:value-type="string" table:style-name="ce3">
            <text:p>afte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907" table:style-name="ce1">
            <text:p>5907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908" table:style-name="ce1">
            <text:p>5908</text:p>
          </table:table-cell>
          <table:table-cell office:value-type="string" table:style-name="ce3">
            <text:p>sai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909" table:style-name="ce1">
            <text:p>5909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910" table:style-name="ce1">
            <text:p>5910</text:p>
          </table:table-cell>
          <table:table-cell office:value-type="string" table:style-name="ce3">
            <text:p>tri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911" table:style-name="ce1">
            <text:p>5911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5912" table:style-name="ce1">
            <text:p>5912</text:p>
          </table:table-cell>
          <table:table-cell office:value-type="string" table:style-name="ce3">
            <text:p>reach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913" table:style-name="ce1">
            <text:p>5913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914" table:style-name="ce1">
            <text:p>5914</text:p>
          </table:table-cell>
          <table:table-cell office:value-type="string" table:style-name="ce3">
            <text:p>one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5915" table:style-name="ce1">
            <text:p>5915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916" table:style-name="ce1">
            <text:p>5916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917" table:style-name="ce1">
            <text:p>5917</text:p>
          </table:table-cell>
          <table:table-cell office:value-type="string" table:style-name="ce3">
            <text:p>offic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918" table:style-name="ce1">
            <text:p>5918</text:p>
          </table:table-cell>
          <table:table-cell office:value-type="string" table:style-name="ce3">
            <text:p>weapon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919" table:style-name="ce1">
            <text:p>5919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920" table:style-name="ce1">
            <text:p>5920</text:p>
          </table:table-cell>
          <table:table-cell office:value-type="string" table:style-name="ce3">
            <text:p>March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921" table:style-name="ce1">
            <text:p>5921</text:p>
          </table:table-cell>
          <table:table-cell office:value-type="float" office:value="31" table:style-name="ce3">
            <text:p>31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5922" table:style-name="ce1">
            <text:p>5922</text:p>
          </table:table-cell>
          <table:table-cell office:value-type="string" table:style-name="ce3">
            <text:p>Whit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923" table:style-name="ce1">
            <text:p>5923</text:p>
          </table:table-cell>
          <table:table-cell office:value-type="string" table:style-name="ce3">
            <text:p>s</text:p>
          </table:table-cell>
          <table:table-cell office:value-type="string" table:style-name="ce2">
            <text:p>POS</text:p>
          </table:table-cell>
          <table:table-cell table:number-columns-repeated="16381"/>
        </table:table-row>
        <table:table-row table:style-name="ro1">
          <table:table-cell office:value-type="float" office:value="5924" table:style-name="ce1">
            <text:p>5924</text:p>
          </table:table-cell>
          <table:table-cell office:value-type="string" table:style-name="ce3">
            <text:p>family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925" table:style-name="ce1">
            <text:p>5925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926" table:style-name="ce1">
            <text:p>5926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927" table:style-name="ce1">
            <text:p>5927</text:p>
          </table:table-cell>
          <table:table-cell office:value-type="string" table:style-name="ce3">
            <text:p>right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928" table:style-name="ce1">
            <text:p>5928</text:p>
          </table:table-cell>
          <table:table-cell office:value-type="string" table:style-name="ce3">
            <text:p>activist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929" table:style-name="ce1">
            <text:p>5929</text:p>
          </table:table-cell>
          <table:table-cell office:value-type="string" table:style-name="ce3">
            <text:p>cit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930" table:style-name="ce1">
            <text:p>5930</text:p>
          </table:table-cell>
          <table:table-cell office:value-type="string" table:style-name="ce3">
            <text:p>witness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931" table:style-name="ce1">
            <text:p>5931</text:p>
          </table:table-cell>
          <table:table-cell office:value-type="string" table:style-name="ce3">
            <text:p>alleg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5932" table:style-name="ce1">
            <text:p>5932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933" table:style-name="ce1">
            <text:p>5933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934" table:style-name="ce1">
            <text:p>5934</text:p>
          </table:table-cell>
          <table:table-cell office:value-type="string" table:style-name="ce3">
            <text:p>offic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935" table:style-name="ce1">
            <text:p>5935</text:p>
          </table:table-cell>
          <table:table-cell office:value-type="string" table:style-name="ce3">
            <text:p>punch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936" table:style-name="ce1">
            <text:p>5936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937" table:style-name="ce1">
            <text:p>5937</text:p>
          </table:table-cell>
          <table:table-cell office:value-type="string" table:style-name="ce3">
            <text:p>beat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938" table:style-name="ce1">
            <text:p>5938</text:p>
          </table:table-cell>
          <table:table-cell office:value-type="string" table:style-name="ce3">
            <text:p>Whit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939" table:style-name="ce1">
            <text:p>5939</text:p>
          </table:table-cell>
          <table:table-cell office:value-type="string" table:style-name="ce3">
            <text:p>before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940" table:style-name="ce1">
            <text:p>5940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941" table:style-name="ce1">
            <text:p>5941</text:p>
          </table:table-cell>
          <table:table-cell office:value-type="string" table:style-name="ce3">
            <text:p>was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942" table:style-name="ce1">
            <text:p>5942</text:p>
          </table:table-cell>
          <table:table-cell office:value-type="string" table:style-name="ce3">
            <text:p>plac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943" table:style-name="ce1">
            <text:p>5943</text:p>
          </table:table-cell>
          <table:table-cell office:value-type="string" table:style-name="ce3">
            <text:p>i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944" table:style-name="ce1">
            <text:p>5944</text:p>
          </table:table-cell>
          <table:table-cell office:value-type="string" table:style-name="ce3">
            <text:p>an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945" table:style-name="ce1">
            <text:p>5945</text:p>
          </table:table-cell>
          <table:table-cell office:value-type="string" table:style-name="ce3">
            <text:p>ambulan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946" table:style-name="ce1">
            <text:p>5946</text:p>
          </table:table-cell>
          <table:table-cell office:value-type="string" table:style-name="ce3">
            <text:p>for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947" table:style-name="ce1">
            <text:p>5947</text:p>
          </table:table-cell>
          <table:table-cell office:value-type="string" table:style-name="ce3">
            <text:p>respiratory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5948" table:style-name="ce1">
            <text:p>5948</text:p>
          </table:table-cell>
          <table:table-cell office:value-type="string" table:style-name="ce3">
            <text:p>distress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949" table:style-name="ce1">
            <text:p>5949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950" table:style-name="ce1">
            <text:p>5950</text:p>
          </table:table-cell>
          <table:table-cell office:value-type="string" table:style-name="ce3">
            <text:p>also</text:p>
          </table:table-cell>
          <table:table-cell office:value-type="string" table:style-name="ce2">
            <text:p>RB</text:p>
          </table:table-cell>
          <table:table-cell table:number-columns-repeated="16381"/>
        </table:table-row>
        <table:table-row table:style-name="ro1">
          <table:table-cell office:value-type="float" office:value="5951" table:style-name="ce1">
            <text:p>5951</text:p>
          </table:table-cell>
          <table:table-cell office:value-type="string" table:style-name="ce3">
            <text:p>point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952" table:style-name="ce1">
            <text:p>5952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5953" table:style-name="ce1">
            <text:p>5953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954" table:style-name="ce1">
            <text:p>5954</text:p>
          </table:table-cell>
          <table:table-cell office:value-type="string" table:style-name="ce3">
            <text:p>bystander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955" table:style-name="ce1">
            <text:p>5955</text:p>
          </table:table-cell>
          <table:table-cell office:value-type="string" table:style-name="ce3">
            <text:p>s</text:p>
          </table:table-cell>
          <table:table-cell office:value-type="string" table:style-name="ce2">
            <text:p>POS</text:p>
          </table:table-cell>
          <table:table-cell table:number-columns-repeated="16381"/>
        </table:table-row>
        <table:table-row table:style-name="ro1">
          <table:table-cell office:value-type="float" office:value="5956" table:style-name="ce1">
            <text:p>5956</text:p>
          </table:table-cell>
          <table:table-cell office:value-type="string" table:style-name="ce3">
            <text:p>cellphon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957" table:style-name="ce1">
            <text:p>5957</text:p>
          </table:table-cell>
          <table:table-cell office:value-type="string" table:style-name="ce3">
            <text:p>video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958" table:style-name="ce1">
            <text:p>5958</text:p>
          </table:table-cell>
          <table:table-cell office:value-type="string" table:style-name="ce3">
            <text:p>which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5959" table:style-name="ce1">
            <text:p>5959</text:p>
          </table:table-cell>
          <table:table-cell office:value-type="string" table:style-name="ce3">
            <text:p>they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960" table:style-name="ce1">
            <text:p>5960</text:p>
          </table:table-cell>
          <table:table-cell office:value-type="string" table:style-name="ce3">
            <text:p>say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961" table:style-name="ce1">
            <text:p>5961</text:p>
          </table:table-cell>
          <table:table-cell office:value-type="string" table:style-name="ce3">
            <text:p>shows</text:p>
          </table:table-cell>
          <table:table-cell office:value-type="string" table:style-name="ce2">
            <text:p>VBP</text:p>
          </table:table-cell>
          <table:table-cell table:number-columns-repeated="16381"/>
        </table:table-row>
        <table:table-row table:style-name="ro1">
          <table:table-cell office:value-type="float" office:value="5962" table:style-name="ce1">
            <text:p>5962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963" table:style-name="ce1">
            <text:p>5963</text:p>
          </table:table-cell>
          <table:table-cell office:value-type="string" table:style-name="ce3">
            <text:p>poli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964" table:style-name="ce1">
            <text:p>5964</text:p>
          </table:table-cell>
          <table:table-cell office:value-type="string" table:style-name="ce3">
            <text:p>dog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965" table:style-name="ce1">
            <text:p>5965</text:p>
          </table:table-cell>
          <table:table-cell office:value-type="string" table:style-name="ce3">
            <text:p>bit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5966" table:style-name="ce1">
            <text:p>5966</text:p>
          </table:table-cell>
          <table:table-cell office:value-type="string" table:style-name="ce3">
            <text:p>Whit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967" table:style-name="ce1">
            <text:p>5967</text:p>
          </table:table-cell>
          <table:table-cell office:value-type="string" table:style-name="ce3">
            <text:p>as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968" table:style-name="ce1">
            <text:p>5968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5969" table:style-name="ce1">
            <text:p>5969</text:p>
          </table:table-cell>
          <table:table-cell office:value-type="string" table:style-name="ce3">
            <text:p>lie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970" table:style-name="ce1">
            <text:p>5970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971" table:style-name="ce1">
            <text:p>5971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972" table:style-name="ce1">
            <text:p>5972</text:p>
          </table:table-cell>
          <table:table-cell office:value-type="string" table:style-name="ce3">
            <text:p>ground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973" table:style-name="ce1">
            <text:p>5973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974" table:style-name="ce1">
            <text:p>5974</text:p>
          </table:table-cell>
          <table:table-cell office:value-type="string" table:style-name="ce3">
            <text:p>Tuesda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975" table:style-name="ce1">
            <text:p>597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976" table:style-name="ce1">
            <text:p>5976</text:p>
          </table:table-cell>
          <table:table-cell office:value-type="string" table:style-name="ce3">
            <text:p>nam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977" table:style-name="ce1">
            <text:p>5977</text:p>
          </table:table-cell>
          <table:table-cell office:value-type="string" table:style-name="ce3">
            <text:p>hom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978" table:style-name="ce1">
            <text:p>5978</text:p>
          </table:table-cell>
          <table:table-cell office:value-type="string" table:style-name="ce3">
            <text:p>address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979" table:style-name="ce1">
            <text:p>5979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980" table:style-name="ce1">
            <text:p>5980</text:p>
          </table:table-cell>
          <table:table-cell office:value-type="string" table:style-name="ce3">
            <text:p>phon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981" table:style-name="ce1">
            <text:p>5981</text:p>
          </table:table-cell>
          <table:table-cell office:value-type="string" table:style-name="ce3">
            <text:p>numb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982" table:style-name="ce1">
            <text:p>5982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983" table:style-name="ce1">
            <text:p>5983</text:p>
          </table:table-cell>
          <table:table-cell office:value-type="string" table:style-name="ce3">
            <text:p>Offic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5984" table:style-name="ce1">
            <text:p>5984</text:p>
          </table:table-cell>
          <table:table-cell office:value-type="string" table:style-name="ce3">
            <text:p>Loui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985" table:style-name="ce1">
            <text:p>5985</text:p>
          </table:table-cell>
          <table:table-cell office:value-type="string" table:style-name="ce3">
            <text:p>Platania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986" table:style-name="ce1">
            <text:p>5986</text:p>
          </table:table-cell>
          <table:table-cell office:value-type="string" table:style-name="ce3">
            <text:p>and</text:p>
          </table:table-cell>
          <table:table-cell office:value-type="string" table:style-name="ce2">
            <text:p>CC</text:p>
          </table:table-cell>
          <table:table-cell table:number-columns-repeated="16381"/>
        </table:table-row>
        <table:table-row table:style-name="ro1">
          <table:table-cell office:value-type="float" office:value="5987" table:style-name="ce1">
            <text:p>5987</text:p>
          </table:table-cell>
          <table:table-cell office:value-type="string" table:style-name="ce3">
            <text:p>Jeffrey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988" table:style-name="ce1">
            <text:p>5988</text:p>
          </table:table-cell>
          <table:table-cell office:value-type="string" table:style-name="ce3">
            <text:p>Travaline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5989" table:style-name="ce1">
            <text:p>5989</text:p>
          </table:table-cell>
          <table:table-cell office:value-type="string" table:style-name="ce3">
            <text:p>were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5990" table:style-name="ce1">
            <text:p>5990</text:p>
          </table:table-cell>
          <table:table-cell office:value-type="string" table:style-name="ce3">
            <text:p>post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991" table:style-name="ce1">
            <text:p>5991</text:p>
          </table:table-cell>
          <table:table-cell office:value-type="string" table:style-name="ce3">
            <text:p>on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992" table:style-name="ce1">
            <text:p>5992</text:p>
          </table:table-cell>
          <table:table-cell office:value-type="string" table:style-name="ce3">
            <text:p>a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5993" table:style-name="ce1">
            <text:p>5993</text:p>
          </table:table-cell>
          <table:table-cell office:value-type="string" table:style-name="ce3">
            <text:p>websit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5994" table:style-name="ce1">
            <text:p>5994</text:p>
          </table:table-cell>
          <table:table-cell office:value-type="string" table:style-name="ce3">
            <text:p>that</text:p>
          </table:table-cell>
          <table:table-cell office:value-type="string" table:style-name="ce2">
            <text:p>WDT</text:p>
          </table:table-cell>
          <table:table-cell table:number-columns-repeated="16381"/>
        </table:table-row>
        <table:table-row table:style-name="ro1">
          <table:table-cell office:value-type="float" office:value="5995" table:style-name="ce1">
            <text:p>5995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5996" table:style-name="ce1">
            <text:p>5996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997" table:style-name="ce1">
            <text:p>5997</text:p>
          </table:table-cell>
          <table:table-cell office:value-type="string" table:style-name="ce3">
            <text:p>us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5998" table:style-name="ce1">
            <text:p>5998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5999" table:style-name="ce1">
            <text:p>5999</text:p>
          </table:table-cell>
          <table:table-cell office:value-type="string" table:style-name="ce3">
            <text:p>Anonymou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6000" table:style-name="ce1">
            <text:p>6000</text:p>
          </table:table-cell>
          <table:table-cell office:value-type="string" table:style-name="ce3">
            <text:p>hack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6001" table:style-name="ce1">
            <text:p>6001</text:p>
          </table:table-cell>
          <table:table-cell office:value-type="string" table:style-name="ce3">
            <text:p>Stuart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6002" table:style-name="ce1">
            <text:p>6002</text:p>
          </table:table-cell>
          <table:table-cell office:value-type="string" table:style-name="ce3">
            <text:p>Alterman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6003" table:style-name="ce1">
            <text:p>6003</text:p>
          </table:table-cell>
          <table:table-cell office:value-type="string" table:style-name="ce3">
            <text:p>who</text:p>
          </table:table-cell>
          <table:table-cell office:value-type="string" table:style-name="ce2">
            <text:p>WP</text:p>
          </table:table-cell>
          <table:table-cell table:number-columns-repeated="16381"/>
        </table:table-row>
        <table:table-row table:style-name="ro1">
          <table:table-cell office:value-type="float" office:value="6004" table:style-name="ce1">
            <text:p>6004</text:p>
          </table:table-cell>
          <table:table-cell office:value-type="string" table:style-name="ce3">
            <text:p>sai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6005" table:style-name="ce1">
            <text:p>6005</text:p>
          </table:table-cell>
          <table:table-cell office:value-type="string" table:style-name="ce3">
            <text:p>he</text:p>
          </table:table-cell>
          <table:table-cell office:value-type="string" table:style-name="ce2">
            <text:p>PRP</text:p>
          </table:table-cell>
          <table:table-cell table:number-columns-repeated="16381"/>
        </table:table-row>
        <table:table-row table:style-name="ro1">
          <table:table-cell office:value-type="float" office:value="6006" table:style-name="ce1">
            <text:p>6006</text:p>
          </table:table-cell>
          <table:table-cell office:value-type="string" table:style-name="ce3">
            <text:p>has</text:p>
          </table:table-cell>
          <table:table-cell office:value-type="string" table:style-name="ce2">
            <text:p>VBZ</text:p>
          </table:table-cell>
          <table:table-cell table:number-columns-repeated="16381"/>
        </table:table-row>
        <table:table-row table:style-name="ro1">
          <table:table-cell office:value-type="float" office:value="6007" table:style-name="ce1">
            <text:p>6007</text:p>
          </table:table-cell>
          <table:table-cell office:value-type="string" table:style-name="ce3">
            <text:p>been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6008" table:style-name="ce1">
            <text:p>6008</text:p>
          </table:table-cell>
          <table:table-cell office:value-type="string" table:style-name="ce3">
            <text:p>hir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6009" table:style-name="ce1">
            <text:p>6009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6010" table:style-name="ce1">
            <text:p>6010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6011" table:style-name="ce1">
            <text:p>6011</text:p>
          </table:table-cell>
          <table:table-cell office:value-type="string" table:style-name="ce3">
            <text:p>polic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012" table:style-name="ce1">
            <text:p>6012</text:p>
          </table:table-cell>
          <table:table-cell office:value-type="string" table:style-name="ce3">
            <text:p>un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013" table:style-name="ce1">
            <text:p>6013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6014" table:style-name="ce1">
            <text:p>6014</text:p>
          </table:table-cell>
          <table:table-cell office:value-type="string" table:style-name="ce3">
            <text:p>represent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6015" table:style-name="ce1">
            <text:p>6015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6016" table:style-name="ce1">
            <text:p>6016</text:p>
          </table:table-cell>
          <table:table-cell office:value-type="string" table:style-name="ce3">
            <text:p>three</text:p>
          </table:table-cell>
          <table:table-cell office:value-type="string" table:style-name="ce2">
            <text:p>CD</text:p>
          </table:table-cell>
          <table:table-cell table:number-columns-repeated="16381"/>
        </table:table-row>
        <table:table-row table:style-name="ro1">
          <table:table-cell office:value-type="float" office:value="6017" table:style-name="ce1">
            <text:p>6017</text:p>
          </table:table-cell>
          <table:table-cell office:value-type="string" table:style-name="ce3">
            <text:p>officer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6018" table:style-name="ce1">
            <text:p>6018</text:p>
          </table:table-cell>
          <table:table-cell office:value-type="string" table:style-name="ce3">
            <text:p>called</text:p>
          </table:table-cell>
          <table:table-cell office:value-type="string" table:style-name="ce2">
            <text:p>VBD</text:p>
          </table:table-cell>
          <table:table-cell table:number-columns-repeated="16381"/>
        </table:table-row>
        <table:table-row table:style-name="ro1">
          <table:table-cell office:value-type="float" office:value="6019" table:style-name="ce1">
            <text:p>6019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6020" table:style-name="ce1">
            <text:p>6020</text:p>
          </table:table-cell>
          <table:table-cell office:value-type="string" table:style-name="ce3">
            <text:p>release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021" table:style-name="ce1">
            <text:p>6021</text:p>
          </table:table-cell>
          <table:table-cell office:value-type="string" table:style-name="ce3">
            <text:p>of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6022" table:style-name="ce1">
            <text:p>6022</text:p>
          </table:table-cell>
          <table:table-cell office:value-type="string" table:style-name="ce3">
            <text:p>names</text:p>
          </table:table-cell>
          <table:table-cell office:value-type="string" table:style-name="ce2">
            <text:p>NNS</text:p>
          </table:table-cell>
          <table:table-cell table:number-columns-repeated="16381"/>
        </table:table-row>
        <table:table-row table:style-name="ro1">
          <table:table-cell office:value-type="float" office:value="6023" table:style-name="ce1">
            <text:p>6023</text:p>
          </table:table-cell>
          <table:table-cell office:value-type="string" table:style-name="ce3">
            <text:p>by</text:p>
          </table:table-cell>
          <table:table-cell office:value-type="string" table:style-name="ce2">
            <text:p>IN</text:p>
          </table:table-cell>
          <table:table-cell table:number-columns-repeated="16381"/>
        </table:table-row>
        <table:table-row table:style-name="ro1">
          <table:table-cell office:value-type="float" office:value="6024" table:style-name="ce1">
            <text:p>6024</text:p>
          </table:table-cell>
          <table:table-cell office:value-type="string" table:style-name="ce3">
            <text:p>Anonymous</text:p>
          </table:table-cell>
          <table:table-cell office:value-type="string" table:style-name="ce2">
            <text:p>NNP</text:p>
          </table:table-cell>
          <table:table-cell table:number-columns-repeated="16381"/>
        </table:table-row>
        <table:table-row table:style-name="ro1">
          <table:table-cell office:value-type="float" office:value="6025" table:style-name="ce1">
            <text:p>6025</text:p>
          </table:table-cell>
          <table:table-cell office:value-type="string" table:style-name="ce3">
            <text:p>unfortunate</text:p>
          </table:table-cell>
          <table:table-cell office:value-type="string" table:style-name="ce2">
            <text:p>JJ</text:p>
          </table:table-cell>
          <table:table-cell table:number-columns-repeated="16381"/>
        </table:table-row>
        <table:table-row table:style-name="ro1">
          <table:table-cell office:value-type="float" office:value="6026" table:style-name="ce1">
            <text:p>6026</text:p>
          </table:table-cell>
          <table:table-cell office:value-type="string" table:style-name="ce3">
            <text:p>saying</text:p>
          </table:table-cell>
          <table:table-cell office:value-type="string" table:style-name="ce2">
            <text:p>VBG</text:p>
          </table:table-cell>
          <table:table-cell table:number-columns-repeated="16381"/>
        </table:table-row>
        <table:table-row table:style-name="ro1">
          <table:table-cell office:value-type="float" office:value="6027" table:style-name="ce1">
            <text:p>6027</text:p>
          </table:table-cell>
          <table:table-cell office:value-type="string" table:style-name="ce3">
            <text:p>the</text:p>
          </table:table-cell>
          <table:table-cell office:value-type="string" table:style-name="ce2">
            <text:p>DT</text:p>
          </table:table-cell>
          <table:table-cell table:number-columns-repeated="16381"/>
        </table:table-row>
        <table:table-row table:style-name="ro1">
          <table:table-cell office:value-type="float" office:value="6028" table:style-name="ce1">
            <text:p>6028</text:p>
          </table:table-cell>
          <table:table-cell office:value-type="string" table:style-name="ce3">
            <text:p>investigation</text:p>
          </table:table-cell>
          <table:table-cell office:value-type="string" table:style-name="ce2">
            <text:p>NN</text:p>
          </table:table-cell>
          <table:table-cell table:number-columns-repeated="16381"/>
        </table:table-row>
        <table:table-row table:style-name="ro1">
          <table:table-cell office:value-type="float" office:value="6029" table:style-name="ce1">
            <text:p>6029</text:p>
          </table:table-cell>
          <table:table-cell office:value-type="string" table:style-name="ce3">
            <text:p>should</text:p>
          </table:table-cell>
          <table:table-cell office:value-type="string" table:style-name="ce2">
            <text:p>MD</text:p>
          </table:table-cell>
          <table:table-cell table:number-columns-repeated="16381"/>
        </table:table-row>
        <table:table-row table:style-name="ro1">
          <table:table-cell office:value-type="float" office:value="6030" table:style-name="ce1">
            <text:p>6030</text:p>
          </table:table-cell>
          <table:table-cell office:value-type="string" table:style-name="ce3">
            <text:p>be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6031" table:style-name="ce1">
            <text:p>6031</text:p>
          </table:table-cell>
          <table:table-cell office:value-type="string" table:style-name="ce3">
            <text:p>allowed</text:p>
          </table:table-cell>
          <table:table-cell office:value-type="string" table:style-name="ce2">
            <text:p>VBN</text:p>
          </table:table-cell>
          <table:table-cell table:number-columns-repeated="16381"/>
        </table:table-row>
        <table:table-row table:style-name="ro1">
          <table:table-cell office:value-type="float" office:value="6032" table:style-name="ce1">
            <text:p>6032</text:p>
          </table:table-cell>
          <table:table-cell office:value-type="string" table:style-name="ce3">
            <text:p>to</text:p>
          </table:table-cell>
          <table:table-cell office:value-type="string" table:style-name="ce2">
            <text:p>TO</text:p>
          </table:table-cell>
          <table:table-cell table:number-columns-repeated="16381"/>
        </table:table-row>
        <table:table-row table:style-name="ro1">
          <table:table-cell office:value-type="float" office:value="6033" table:style-name="ce1">
            <text:p>6033</text:p>
          </table:table-cell>
          <table:table-cell office:value-type="string" table:style-name="ce3">
            <text:p>play</text:p>
          </table:table-cell>
          <table:table-cell office:value-type="string" table:style-name="ce2">
            <text:p>VB</text:p>
          </table:table-cell>
          <table:table-cell table:number-columns-repeated="16381"/>
        </table:table-row>
        <table:table-row table:style-name="ro1">
          <table:table-cell office:value-type="float" office:value="6034" table:style-name="ce1">
            <text:p>6034</text:p>
          </table:table-cell>
          <table:table-cell office:value-type="string" table:style-name="ce3">
            <text:p>out</text:p>
          </table:table-cell>
          <table:table-cell office:value-type="string" table:style-name="ce2">
            <text:p>RP</text:p>
          </table:table-cell>
          <table:table-cell table:number-columns-repeated="16381"/>
        </table:table-row>
        <table:table-row table:number-rows-repeated="1042541" table:style-name="ro1">
          <table:table-cell/>
          <table:table-cell table:style-name="ce3"/>
          <table:table-cell table:style-name="ce2"/>
          <table:table-cell table:number-columns-repeated="16381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able-cell-properties fo:background-color="#FFFF00"/>
    </style: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pencer</meta:initial-creator>
    <dc:creator>Spencer</dc:creator>
    <meta:creation-date>2017-05-25T15:15:00Z</meta:creation-date>
    <dc:date>2017-05-25T17:57:41Z</dc:date>
  </office:meta>
</office:document-meta>
</file>